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34.66mm"/>
    </style:style>
    <style:style style:name="co4" style:family="table-column">
      <style:table-column-properties fo:break-before="auto" style:column-width="12.61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35.21mm"/>
    </style:style>
    <style:style style:name="co8" style:family="table-column">
      <style:table-column-properties fo:break-before="auto" style:column-width="41.47mm"/>
    </style:style>
    <style:style style:name="co9" style:family="table-column">
      <style:table-column-properties fo:break-before="auto" style:column-width="32.7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3"/>
    <style:style style:name="ce3" style:family="table-cell" style:parent-style-name="Default" style:data-style-name="N114"/>
    <style:style style:name="ce4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new_results_vgg13vgg19_more_threshol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9" table:default-cell-style-name="Default"/>
        <table:table-row table:style-name="ro1">
          <table:table-cell/>
          <table:table-cell office:value-type="string" calcext:value-type="string">
            <text:p>dataset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cs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intrinsic_dimensions</text:p>
          </table:table-cell>
          <table:table-cell office:value-type="string" calcext:value-type="string">
            <text:p>featurespace_dimension</text:p>
          </table:table-cell>
          <table:table-cell office:value-type="string" calcext:value-type="string">
            <text:p>sat_avg</text:p>
          </table:table-cell>
          <table:table-cell/>
          <table:table-cell office:value-type="string" calcext:value-type="string">
            <text:p>n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ifar10</text:p>
          </table:table-cell>
          <table:table-cell office:value-type="float" office:value="0.00298627843856812" calcext:value-type="float">
            <text:p>0.002986278438568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thresh</text:p>
          </table:table-cell>
          <table:table-cell office:value-type="string" calcext:value-type="string">
            <text:p>mean diff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d dev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P&gt;.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far10</text:p>
          </table:table-cell>
          <table:table-cell office:value-type="float" office:value="0.00296278498619795" calcext:value-type="float">
            <text:p>0.002962784986198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2" calcext:value-type="float">
            <text:p>2442</text:p>
          </table:table-cell>
          <table:table-cell office:value-type="float" office:value="3200" calcext:value-type="float">
            <text:p>3200</text:p>
          </table:table-cell>
          <table:table-cell office:value-type="float" office:value="82.2443181818182" calcext:value-type="float">
            <text:p>82.2443181818182</text:p>
          </table:table-cell>
          <table:table-cell/>
          <table:table-cell office:value-type="string" calcext:value-type="string">
            <text:p>T-significance</text:p>
          </table:table-cell>
          <table:table-cell table:formula="of:=[.F2]" office:value-type="float" office:value="3" calcext:value-type="float">
            <text:p>3</text:p>
          </table:table-cell>
          <table:table-cell table:formula="of:=SUM(([.E2]-[.E2])+([.E27]-[.E27])+([.E52]-[.E52])+([.E77]-[.E77])+([.E102]-[.E102])+([.E127]-[.E127])+([.E152]-[.E152])+([.E177]-[.E177])+([.E202]-[.E202])+([.E227]-[.E227])+([.E252]-[.E252])+([.E277]-[.E277])+([.E302]-[.E302])+([.E327]-[.E327])+([.E352]-[.E352])+([.E377]-[.E377])+([.E402]-[.E402])+([.E427]-[.E427])+([.E452]-[.E452])+([.E477]-[.E477])+([.E502]-[.E502])+([.E527]-[.E527])+([.E552]-[.E552])+([.E577]-[.E577])+([.E602]-[.E602])+([.E627]-[.E627]))/([.K2]-1)" office:value-type="float" office:value="0" calcext:value-type="float">
            <text:p>0</text:p>
          </table:table-cell>
          <table:table-cell table:formula="of:=SUM(POWER([.M3]-([.E2]-[.E2]);2)+POWER([.M3]-([.E27]-[.E27]);2)+POWER([.M3]-([.E52]-[.E52]);2)+POWER([.M3]-([.E77]-[.E77]);2)+POWER([.M3]-([.E102]-[.E102]);2)+POWER([.M3]-([.E127]-[.E127]);2)+POWER([.M3]-([.E152]-[.E152]);2)+POWER([.M3]-([.E177]-[.E177]);2)+POWER([.M3]-([.E202]-[.E202]);2)+POWER([.M3]-([.E227]-[.E227]);2)+POWER([.M3]-([.E252]-[.E252]);2)+POWER([.M3]-([.E277]-[.E277]);2)+POWER([.M3]-([.E302]-[.E302]);2)+POWER([.M3]-([.E327]-[.E327]);2)+POWER([.M3]-([.E352]-[.E352]);2)+POWER([.M3]-([.E377]-[.E377]);2)+POWER([.M3]-([.E402]-[.E402]);2)+POWER([.M3]-([.E427]-[.E427]);2)+POWER([.M3]-([.E452]-[.E452]);2)+POWER([.M3]-([.E477]-[.E477]);2)+POWER([.M3]-([.E502]-[.E502]);2)+POWER([.M3]-([.E527]-[.E527]);2)+POWER([.M3]-([.E552]-[.E552]);2)+POWER([.M3]-([.E577]-[.E577]);2)+POWER([.M3]-([.E602]-[.E602]);2)+POWER([.M3]-([.E627]-[.E627]);2))/([.K2]-1)" office:value-type="float" office:value="0" calcext:value-type="float">
            <text:p>0</text:p>
          </table:table-cell>
          <table:table-cell table:style-name="ce4" table:formula="of:=SQRT([.N3])" office:value-type="float" office:value="0" calcext:value-type="float">
            <text:p>0.0000</text:p>
          </table:table-cell>
          <table:table-cell table:style-name="ce4" table:formula="of:=[.O3]/SQRT([.K$2])" office:value-type="float" office:value="0" calcext:value-type="float">
            <text:p>0.0000</text:p>
          </table:table-cell>
          <table:table-cell table:style-name="ce4" table:formula="of:=[.M3]/[.P3]" office:value-type="string" office:string-value="" calcext:value-type="error">
            <text:p>#DIV/0!</text:p>
          </table:table-cell>
          <table:table-cell table:formula="of:=IF(ABS([.Q3])&gt;[.K$4];&quot;YES&quot;;&quot;NO&quot;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ifar10</text:p>
          </table:table-cell>
          <table:table-cell office:value-type="float" office:value="0.00295248169153929" calcext:value-type="float">
            <text:p>0.002952481691539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7" calcext:value-type="float">
            <text:p>2257</text:p>
          </table:table-cell>
          <table:table-cell office:value-type="float" office:value="3200" calcext:value-type="float">
            <text:p>3200</text:p>
          </table:table-cell>
          <table:table-cell office:value-type="float" office:value="77.1129181818182" calcext:value-type="float">
            <text:p>77.1129181818182</text:p>
          </table:table-cell>
          <table:table-cell/>
          <table:table-cell office:value-type="float" office:value="2.779" calcext:value-type="float">
            <text:p>2.779</text:p>
          </table:table-cell>
          <table:table-cell table:formula="of:=[.F3]" office:value-type="float" office:value="0.9999" calcext:value-type="float">
            <text:p>0.9999</text:p>
          </table:table-cell>
          <table:table-cell table:style-name="ce1" table:formula="of:=SUM(([.E2]-[.E3])+([.E27]-[.E28])+([.E52]-[.E53])+([.E77]-[.E78])+([.E102]-[.E103])+([.E127]-[.E128])+([.E152]-[.E153])+([.E177]-[.E178])+([.E202]-[.E203])+([.E227]-[.E228])+([.E252]-[.E253])+([.E277]-[.E278])+([.E302]-[.E303])+([.E327]-[.E328])+([.E352]-[.E353])+([.E377]-[.E378])+([.E402]-[.E403])+([.E427]-[.E428])+([.E452]-[.E453])+([.E477]-[.E478])+([.E502]-[.E503])+([.E527]-[.E528])+([.E552]-[.E553])+([.E577]-[.E578])+([.E602]-[.E603])+([.E627]-[.E628]))/([.K2]-1)" office:value-type="float" office:value="-0.000408" calcext:value-type="float">
            <text:p>-0.0004080</text:p>
          </table:table-cell>
          <table:table-cell table:style-name="ce3" table:formula="of:=SUM(POWER([.M4]-([.E2]-[.E3]);2)+POWER([.M4]-([.E27]-[.E28]);2)+POWER([.M4]-([.E52]-[.E53]);2)+POWER([.M4]-([.E77]-[.E78]);2)+POWER([.M4]-([.E102]-[.E103]);2)+POWER([.M4]-([.E127]-[.E128]);2)+POWER([.M4]-([.E152]-[.E153]);2)+POWER([.M4]-([.E177]-[.E178]);2)+POWER([.M4]-([.E202]-[.E203]);2)+POWER([.M4]-([.E227]-[.E228]);2)+POWER([.M4]-([.E252]-[.E253]);2)+POWER([.M4]-([.E277]-[.E278]);2)+POWER([.M4]-([.E302]-[.E303]);2)+POWER([.M4]-([.E327]-[.E328]);2)+POWER([.M4]-([.E352]-[.E353]);2)+POWER([.M4]-([.E377]-[.E378]);2)+POWER([.M4]-([.E402]-[.E403]);2)+POWER([.M4]-([.E427]-[.E428]);2)+POWER([.M4]-([.E452]-[.E453]);2)+POWER([.M4]-([.E477]-[.E478]);2)+POWER([.M4]-([.E502]-[.E503]);2)+POWER([.M4]-([.E527]-[.E528]);2)+POWER([.M4]-([.E552]-[.E553]);2)+POWER([.M4]-([.E577]-[.E578]);2)+POWER([.M4]-([.E602]-[.E603]);2)+POWER([.M4]-([.E627]-[.E628]);2))/([.K2]-1)" office:value-type="float" office:value="0.000000685794560000015" calcext:value-type="float">
            <text:p>0.00000</text:p>
          </table:table-cell>
          <table:table-cell table:style-name="ce4" table:formula="of:=SQRT([.N4])" office:value-type="float" office:value="0.000828127139997244" calcext:value-type="float">
            <text:p>0.0008</text:p>
          </table:table-cell>
          <table:table-cell table:style-name="ce4" table:formula="of:=[.O4]/SQRT([.K$2])" office:value-type="float" office:value="0.000162409094099297" calcext:value-type="float">
            <text:p>0.0002</text:p>
          </table:table-cell>
          <table:table-cell table:style-name="ce4" table:formula="of:=[.M4]/[.P4]" office:value-type="float" office:value="-2.51217459381029" calcext:value-type="float">
            <text:p>-2.5122</text:p>
          </table:table-cell>
          <table:table-cell table:formula="of:=IF(ABS([.Q4])&gt;[.K$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ifar10</text:p>
          </table:table-cell>
          <table:table-cell office:value-type="float" office:value="0.00293745963871479" calcext:value-type="float">
            <text:p>0.002937459638715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3.9524181818182" calcext:value-type="float">
            <text:p>73.9524181818182</text:p>
          </table:table-cell>
          <table:table-cell table:number-columns-repeated="2"/>
          <table:table-cell table:formula="of:=[.F4]" office:value-type="float" office:value="0.9998" calcext:value-type="float">
            <text:p>0.9998</text:p>
          </table:table-cell>
          <table:table-cell table:style-name="ce1" table:formula="of:=SUM(([.E2]-[.E4])+([.E27]-[.E29])+([.E52]-[.E54])+([.E77]-[.E79])+([.E102]-[.E104])+([.E127]-[.E129])+([.E152]-[.E154])+([.E177]-[.E179])+([.E202]-[.E204])+([.E227]-[.E229])+([.E252]-[.E254])+([.E277]-[.E279])+([.E302]-[.E304])+([.E327]-[.E329])+([.E352]-[.E354])+([.E377]-[.E379])+([.E402]-[.E404])+([.E427]-[.E429])+([.E452]-[.E454])+([.E477]-[.E479])+([.E502]-[.E504])+([.E527]-[.E529])+([.E552]-[.E554])+([.E577]-[.E579])+([.E602]-[.E604])+([.E627]-[.E629]))/([.K2]-1)" office:value-type="float" office:value="-0.000503999999999998" calcext:value-type="float">
            <text:p>-0.0005040</text:p>
          </table:table-cell>
          <table:table-cell table:style-name="ce3" table:formula="of:=SUM(POWER([.M5]-([.E2]-[.E4]);2)+POWER([.M5]-([.E27]-[.E29]);2)+POWER([.M5]-([.E52]-[.E54]);2)+POWER([.M5]-([.E77]-[.E79]);2)+POWER([.M5]-([.E102]-[.E104]);2)+POWER([.M5]-([.E127]-[.E129]);2)+POWER([.M5]-([.E152]-[.E154]);2)+POWER([.M5]-([.E177]-[.E179]);2)+POWER([.M5]-([.E202]-[.E204]);2)+POWER([.M5]-([.E227]-[.E229]);2)+POWER([.M5]-([.E252]-[.E254]);2)+POWER([.M5]-([.E277]-[.E279]);2)+POWER([.M5]-([.E302]-[.E304]);2)+POWER([.M5]-([.E327]-[.E329]);2)+POWER([.M5]-([.E352]-[.E354]);2)+POWER([.M5]-([.E377]-[.E379]);2)+POWER([.M5]-([.E402]-[.E404]);2)+POWER([.M5]-([.E427]-[.E429]);2)+POWER([.M5]-([.E452]-[.E454]);2)+POWER([.M5]-([.E477]-[.E479]);2)+POWER([.M5]-([.E502]-[.E504]);2)+POWER([.M5]-([.E527]-[.E529]);2)+POWER([.M5]-([.E552]-[.E554]);2)+POWER([.M5]-([.E577]-[.E579]);2)+POWER([.M5]-([.E602]-[.E604]);2)+POWER([.M5]-([.E627]-[.E629]);2))/([.K2]-1)" office:value-type="float" office:value="0.000000776144640000021" calcext:value-type="float">
            <text:p>0.00000</text:p>
          </table:table-cell>
          <table:table-cell table:style-name="ce4" table:formula="of:=SQRT([.N5])" office:value-type="float" office:value="0.000880990715047566" calcext:value-type="float">
            <text:p>0.0009</text:p>
          </table:table-cell>
          <table:table-cell table:style-name="ce4" table:formula="of:=[.O5]/SQRT([.K$2])" office:value-type="float" office:value="0.000172776494127754" calcext:value-type="float">
            <text:p>0.0002</text:p>
          </table:table-cell>
          <table:table-cell table:style-name="ce4" table:formula="of:=[.M5]/[.P5]" office:value-type="float" office:value="-2.91706347292434" calcext:value-type="float">
            <text:p>-2.9171</text:p>
          </table:table-cell>
          <table:table-cell table:formula="of:=IF(ABS([.Q5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ifar10</text:p>
          </table:table-cell>
          <table:table-cell office:value-type="float" office:value="0.0029196140691638" calcext:value-type="float">
            <text:p>0.002919614069164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6" calcext:value-type="float">
            <text:p>2066</text:p>
          </table:table-cell>
          <table:table-cell office:value-type="float" office:value="3200" calcext:value-type="float">
            <text:p>3200</text:p>
          </table:table-cell>
          <table:table-cell office:value-type="float" office:value="71.3955909090909" calcext:value-type="float">
            <text:p>71.3955909090909</text:p>
          </table:table-cell>
          <table:table-cell table:number-columns-repeated="2"/>
          <table:table-cell table:formula="of:=[.F5]" office:value-type="float" office:value="0.9997" calcext:value-type="float">
            <text:p>0.9997</text:p>
          </table:table-cell>
          <table:table-cell table:style-name="ce2" table:formula="of:=SUM(([.E2]-[.E5])+([.E27]-[.E30])+([.E52]-[.E55])+([.E77]-[.E80])+([.E102]-[.E105])+([.E127]-[.E130])+([.E152]-[.E155])+([.E177]-[.E180])+([.E202]-[.E205])+([.E227]-[.E230])+([.E252]-[.E255])+([.E277]-[.E280])+([.E302]-[.E305])+([.E327]-[.E330])+([.E352]-[.E355])+([.E377]-[.E380])+([.E402]-[.E405])+([.E427]-[.E430])+([.E452]-[.E455])+([.E477]-[.E480])+([.E502]-[.E505])+([.E527]-[.E530])+([.E552]-[.E555])+([.E577]-[.E580])+([.E602]-[.E605])+([.E627]-[.E630]))/([.K2]-1)" office:value-type="float" office:value="-0.00101999999999999" calcext:value-type="float">
            <text:p>-0.001020</text:p>
          </table:table-cell>
          <table:table-cell table:style-name="ce3" table:formula="of:=SUM(POWER([.M6]-([.E2]-[.E5]);2)+POWER([.M6]-([.E27]-[.E30]);2)+POWER([.M6]-([.E52]-[.E55]);2)+POWER([.M6]-([.E77]-[.E80]);2)+POWER([.M6]-([.E102]-[.E105]);2)+POWER([.M6]-([.E127]-[.E130]);2)+POWER([.M6]-([.E152]-[.E155]);2)+POWER([.M6]-([.E177]-[.E180]);2)+POWER([.M6]-([.E202]-[.E205]);2)+POWER([.M6]-([.E227]-[.E230]);2)+POWER([.M6]-([.E252]-[.E255]);2)+POWER([.M6]-([.E277]-[.E280]);2)+POWER([.M6]-([.E302]-[.E305]);2)+POWER([.M6]-([.E327]-[.E330]);2)+POWER([.M6]-([.E352]-[.E355]);2)+POWER([.M6]-([.E377]-[.E380]);2)+POWER([.M6]-([.E402]-[.E405]);2)+POWER([.M6]-([.E427]-[.E430]);2)+POWER([.M6]-([.E452]-[.E455]);2)+POWER([.M6]-([.E477]-[.E480]);2)+POWER([.M6]-([.E502]-[.E505]);2)+POWER([.M6]-([.E527]-[.E530]);2)+POWER([.M6]-([.E552]-[.E555]);2)+POWER([.M6]-([.E577]-[.E580]);2)+POWER([.M6]-([.E602]-[.E605]);2)+POWER([.M6]-([.E627]-[.E630]);2))/([.K2]-1)" office:value-type="float" office:value="0.000000904815999999986" calcext:value-type="float">
            <text:p>0.00000</text:p>
          </table:table-cell>
          <table:table-cell table:style-name="ce4" table:formula="of:=SQRT([.N6])" office:value-type="float" office:value="0.000951218166353012" calcext:value-type="float">
            <text:p>0.0010</text:p>
          </table:table-cell>
          <table:table-cell table:style-name="ce4" table:formula="of:=[.O6]/SQRT([.K$2])" office:value-type="float" office:value="0.000186549230458383" calcext:value-type="float">
            <text:p>0.0002</text:p>
          </table:table-cell>
          <table:table-cell table:style-name="ce4" table:formula="of:=[.M6]/[.P6]" office:value-type="float" office:value="-5.46772558371684" calcext:value-type="float">
            <text:p>-5.4677</text:p>
          </table:table-cell>
          <table:table-cell table:formula="of:=IF(ABS([.Q6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ar10</text:p>
          </table:table-cell>
          <table:table-cell office:value-type="float" office:value="0.00291678329855204" calcext:value-type="float">
            <text:p>0.002916783298552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office:value-type="float" office:value="69.3714454545455" calcext:value-type="float">
            <text:p>69.3714454545455</text:p>
          </table:table-cell>
          <table:table-cell table:number-columns-repeated="2"/>
          <table:table-cell table:formula="of:=[.F6]" office:value-type="float" office:value="0.9996" calcext:value-type="float">
            <text:p>0.9996</text:p>
          </table:table-cell>
          <table:table-cell table:style-name="ce2" table:formula="of:=SUM(([.E2]-[.E6])+([.E27]-[.E31])+([.E52]-[.E56])+([.E77]-[.E81])+([.E102]-[.E106])+([.E127]-[.E131])+([.E152]-[.E156])+([.E177]-[.E181])+([.E202]-[.E206])+([.E227]-[.E231])+([.E252]-[.E256])+([.E277]-[.E281])+([.E302]-[.E306])+([.E327]-[.E331])+([.E352]-[.E356])+([.E377]-[.E381])+([.E402]-[.E406])+([.E427]-[.E431])+([.E452]-[.E456])+([.E477]-[.E481])+([.E502]-[.E506])+([.E527]-[.E531])+([.E552]-[.E556])+([.E577]-[.E581])+([.E602]-[.E606])+([.E627]-[.E631]))/([.K2]-1)" office:value-type="float" office:value="-0.000979999999999999" calcext:value-type="float">
            <text:p>-0.000980</text:p>
          </table:table-cell>
          <table:table-cell table:style-name="ce3" table:formula="of:=SUM(POWER([.M7]-([.E2]-[.E6]);2)+POWER([.M7]-([.E27]-[.E31]);2)+POWER([.M7]-([.E52]-[.E56]);2)+POWER([.M7]-([.E77]-[.E81]);2)+POWER([.M7]-([.E102]-[.E106]);2)+POWER([.M7]-([.E127]-[.E131]);2)+POWER([.M7]-([.E152]-[.E156]);2)+POWER([.M7]-([.E177]-[.E181]);2)+POWER([.M7]-([.E202]-[.E206]);2)+POWER([.M7]-([.E227]-[.E231]);2)+POWER([.M7]-([.E252]-[.E256]);2)+POWER([.M7]-([.E277]-[.E281]);2)+POWER([.M7]-([.E302]-[.E306]);2)+POWER([.M7]-([.E327]-[.E331]);2)+POWER([.M7]-([.E352]-[.E356]);2)+POWER([.M7]-([.E377]-[.E381]);2)+POWER([.M7]-([.E402]-[.E406]);2)+POWER([.M7]-([.E427]-[.E431]);2)+POWER([.M7]-([.E452]-[.E456]);2)+POWER([.M7]-([.E477]-[.E481]);2)+POWER([.M7]-([.E502]-[.E506]);2)+POWER([.M7]-([.E527]-[.E531]);2)+POWER([.M7]-([.E552]-[.E556]);2)+POWER([.M7]-([.E577]-[.E581]);2)+POWER([.M7]-([.E602]-[.E606]);2)+POWER([.M7]-([.E627]-[.E631]);2))/([.K2]-1)" office:value-type="float" office:value="0.000000954415999999994" calcext:value-type="float">
            <text:p>0.00000</text:p>
          </table:table-cell>
          <table:table-cell table:style-name="ce4" table:formula="of:=SQRT([.N7])" office:value-type="float" office:value="0.000976942168196252" calcext:value-type="float">
            <text:p>0.0010</text:p>
          </table:table-cell>
          <table:table-cell table:style-name="ce4" table:formula="of:=[.O7]/SQRT([.K$2])" office:value-type="float" office:value="0.000191594122280167" calcext:value-type="float">
            <text:p>0.0002</text:p>
          </table:table-cell>
          <table:table-cell table:style-name="ce4" table:formula="of:=[.M7]/[.P7]" office:value-type="float" office:value="-5.11497945937481" calcext:value-type="float">
            <text:p>-5.1150</text:p>
          </table:table-cell>
          <table:table-cell table:formula="of:=IF(ABS([.Q7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far10</text:p>
          </table:table-cell>
          <table:table-cell office:value-type="float" office:value="0.00291743265092373" calcext:value-type="float">
            <text:p>0.002917432650924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7.7734363636364" calcext:value-type="float">
            <text:p>67.7734363636364</text:p>
          </table:table-cell>
          <table:table-cell table:number-columns-repeated="2"/>
          <table:table-cell table:formula="of:=[.F7]" office:value-type="float" office:value="0.9995" calcext:value-type="float">
            <text:p>0.9995</text:p>
          </table:table-cell>
          <table:table-cell table:style-name="ce2" table:formula="of:=SUM(([.E2]-[.E7])+([.E27]-[.E32])+([.E52]-[.E57])+([.E77]-[.E82])+([.E102]-[.E107])+([.E127]-[.E132])+([.E152]-[.E157])+([.E177]-[.E182])+([.E202]-[.E207])+([.E227]-[.E232])+([.E252]-[.E257])+([.E277]-[.E282])+([.E302]-[.E307])+([.E327]-[.E332])+([.E352]-[.E357])+([.E377]-[.E382])+([.E402]-[.E407])+([.E427]-[.E432])+([.E452]-[.E457])+([.E477]-[.E482])+([.E502]-[.E507])+([.E527]-[.E532])+([.E552]-[.E557])+([.E577]-[.E582])+([.E602]-[.E607])+([.E627]-[.E632]))/([.K2]-1)" office:value-type="float" office:value="-0.001116" calcext:value-type="float">
            <text:p>-0.001116</text:p>
          </table:table-cell>
          <table:table-cell table:style-name="ce3" table:formula="of:=SUM(POWER([.M8]-([.E2]-[.E7]);2)+POWER([.M8]-([.E27]-[.E32]);2)+POWER([.M8]-([.E52]-[.E57]);2)+POWER([.M8]-([.E77]-[.E82]);2)+POWER([.M8]-([.E102]-[.E107]);2)+POWER([.M8]-([.E127]-[.E132]);2)+POWER([.M8]-([.E152]-[.E157]);2)+POWER([.M8]-([.E177]-[.E182]);2)+POWER([.M8]-([.E202]-[.E207]);2)+POWER([.M8]-([.E227]-[.E232]);2)+POWER([.M8]-([.E252]-[.E257]);2)+POWER([.M8]-([.E277]-[.E282]);2)+POWER([.M8]-([.E302]-[.E307]);2)+POWER([.M8]-([.E327]-[.E332]);2)+POWER([.M8]-([.E352]-[.E357]);2)+POWER([.M8]-([.E377]-[.E382]);2)+POWER([.M8]-([.E402]-[.E407]);2)+POWER([.M8]-([.E427]-[.E432]);2)+POWER([.M8]-([.E452]-[.E457]);2)+POWER([.M8]-([.E477]-[.E482]);2)+POWER([.M8]-([.E502]-[.E507]);2)+POWER([.M8]-([.E527]-[.E532]);2)+POWER([.M8]-([.E552]-[.E557]);2)+POWER([.M8]-([.E577]-[.E582]);2)+POWER([.M8]-([.E602]-[.E607]);2)+POWER([.M8]-([.E627]-[.E632]);2))/([.K2]-1)" office:value-type="float" office:value="0.00000100476224" calcext:value-type="float">
            <text:p>0.00000</text:p>
          </table:table-cell>
          <table:table-cell table:style-name="ce4" table:formula="of:=SQRT([.N8])" office:value-type="float" office:value="0.00100237829186391" calcext:value-type="float">
            <text:p>0.0010</text:p>
          </table:table-cell>
          <table:table-cell table:style-name="ce4" table:formula="of:=[.O8]/SQRT([.K$2])" office:value-type="float" office:value="0.000196582556546764" calcext:value-type="float">
            <text:p>0.0002</text:p>
          </table:table-cell>
          <table:table-cell table:style-name="ce4" table:formula="of:=[.M8]/[.P8]" office:value-type="float" office:value="-5.67700420425919" calcext:value-type="float">
            <text:p>-5.6770</text:p>
          </table:table-cell>
          <table:table-cell table:formula="of:=IF(ABS([.Q8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ifar10</text:p>
          </table:table-cell>
          <table:table-cell office:value-type="float" office:value="0.00292126320451498" calcext:value-type="float">
            <text:p>0.002921263204515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2" calcext:value-type="float">
            <text:p>1902</text:p>
          </table:table-cell>
          <table:table-cell office:value-type="float" office:value="3200" calcext:value-type="float">
            <text:p>3200</text:p>
          </table:table-cell>
          <table:table-cell office:value-type="float" office:value="66.1399272727273" calcext:value-type="float">
            <text:p>66.1399272727273</text:p>
          </table:table-cell>
          <table:table-cell table:number-columns-repeated="2"/>
          <table:table-cell table:formula="of:=[.F8]" office:value-type="float" office:value="0.9994" calcext:value-type="float">
            <text:p>0.9994</text:p>
          </table:table-cell>
          <table:table-cell table:style-name="ce2" table:formula="of:=SUM(([.E2]-[.E8])+([.E27]-[.E33])+([.E52]-[.E58])+([.E77]-[.E83])+([.E102]-[.E108])+([.E127]-[.E133])+([.E152]-[.E158])+([.E177]-[.E183])+([.E202]-[.E208])+([.E227]-[.E233])+([.E252]-[.E258])+([.E277]-[.E283])+([.E302]-[.E308])+([.E327]-[.E333])+([.E352]-[.E358])+([.E377]-[.E383])+([.E402]-[.E408])+([.E427]-[.E433])+([.E452]-[.E458])+([.E477]-[.E483])+([.E502]-[.E508])+([.E527]-[.E533])+([.E552]-[.E558])+([.E577]-[.E583])+([.E602]-[.E608])+([.E627]-[.E633]))/([.K2]-1)" office:value-type="float" office:value="-0.00122399999999999" calcext:value-type="float">
            <text:p>-0.001224</text:p>
          </table:table-cell>
          <table:table-cell table:style-name="ce1" table:formula="of:=SUM(POWER([.M9]-([.E2]-[.E8]);2)+POWER([.M9]-([.E27]-[.E33]);2)+POWER([.M9]-([.E52]-[.E58]);2)+POWER([.M9]-([.E77]-[.E83]);2)+POWER([.M9]-([.E102]-[.E108]);2)+POWER([.M9]-([.E127]-[.E133]);2)+POWER([.M9]-([.E152]-[.E158]);2)+POWER([.M9]-([.E177]-[.E183]);2)+POWER([.M9]-([.E202]-[.E208]);2)+POWER([.M9]-([.E227]-[.E233]);2)+POWER([.M9]-([.E252]-[.E258]);2)+POWER([.M9]-([.E277]-[.E283]);2)+POWER([.M9]-([.E302]-[.E308]);2)+POWER([.M9]-([.E327]-[.E333]);2)+POWER([.M9]-([.E352]-[.E358]);2)+POWER([.M9]-([.E377]-[.E383]);2)+POWER([.M9]-([.E402]-[.E408]);2)+POWER([.M9]-([.E427]-[.E433]);2)+POWER([.M9]-([.E452]-[.E458]);2)+POWER([.M9]-([.E477]-[.E483]);2)+POWER([.M9]-([.E502]-[.E508]);2)+POWER([.M9]-([.E527]-[.E533]);2)+POWER([.M9]-([.E552]-[.E558]);2)+POWER([.M9]-([.E577]-[.E583]);2)+POWER([.M9]-([.E602]-[.E608]);2)+POWER([.M9]-([.E627]-[.E633]);2))/([.K2]-1)" office:value-type="float" office:value="0.00000149615104" calcext:value-type="float">
            <text:p>0.0000015</text:p>
          </table:table-cell>
          <table:table-cell table:style-name="ce4" table:formula="of:=SQRT([.N9])" office:value-type="float" office:value="0.00122317253075762" calcext:value-type="float">
            <text:p>0.0012</text:p>
          </table:table-cell>
          <table:table-cell table:style-name="ce4" table:formula="of:=[.O9]/SQRT([.K$2])" office:value-type="float" office:value="0.000239883869339376" calcext:value-type="float">
            <text:p>0.0002</text:p>
          </table:table-cell>
          <table:table-cell table:style-name="ce4" table:formula="of:=[.M9]/[.P9]" office:value-type="float" office:value="-5.10246897121846" calcext:value-type="float">
            <text:p>-5.1025</text:p>
          </table:table-cell>
          <table:table-cell table:formula="of:=IF(ABS([.Q9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ifar10</text:p>
          </table:table-cell>
          <table:table-cell office:value-type="float" office:value="0.00290115978270769" calcext:value-type="float">
            <text:p>0.002901159782708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9" calcext:value-type="float">
            <text:p>1859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545454546" calcext:value-type="float">
            <text:p>64.7194545454546</text:p>
          </table:table-cell>
          <table:table-cell table:number-columns-repeated="2"/>
          <table:table-cell table:formula="of:=[.F9]" office:value-type="float" office:value="0.9993" calcext:value-type="float">
            <text:p>0.9993</text:p>
          </table:table-cell>
          <table:table-cell table:style-name="ce2" table:formula="of:=SUM(([.E2]-[.E9])+([.E27]-[.E34])+([.E52]-[.E59])+([.E77]-[.E84])+([.E102]-[.E109])+([.E127]-[.E134])+([.E152]-[.E159])+([.E177]-[.E184])+([.E202]-[.E209])+([.E227]-[.E234])+([.E252]-[.E259])+([.E277]-[.E284])+([.E302]-[.E309])+([.E327]-[.E334])+([.E352]-[.E359])+([.E377]-[.E384])+([.E402]-[.E409])+([.E427]-[.E434])+([.E452]-[.E459])+([.E477]-[.E484])+([.E502]-[.E509])+([.E527]-[.E534])+([.E552]-[.E559])+([.E577]-[.E584])+([.E602]-[.E609])+([.E627]-[.E634]))/([.K2]-1)" office:value-type="float" office:value="-0.00122399999999999" calcext:value-type="float">
            <text:p>-0.001224</text:p>
          </table:table-cell>
          <table:table-cell table:style-name="ce1" table:formula="of:=SUM(POWER([.M10]-([.E2]-[.E9]);2)+POWER([.M10]-([.E27]-[.E34]);2)+POWER([.M10]-([.E52]-[.E59]);2)+POWER([.M10]-([.E77]-[.E84]);2)+POWER([.M10]-([.E102]-[.E109]);2)+POWER([.M10]-([.E127]-[.E134]);2)+POWER([.M10]-([.E152]-[.E159]);2)+POWER([.M10]-([.E177]-[.E184]);2)+POWER([.M10]-([.E202]-[.E209]);2)+POWER([.M10]-([.E227]-[.E234]);2)+POWER([.M10]-([.E252]-[.E259]);2)+POWER([.M10]-([.E277]-[.E284]);2)+POWER([.M10]-([.E302]-[.E309]);2)+POWER([.M10]-([.E327]-[.E334]);2)+POWER([.M10]-([.E352]-[.E359]);2)+POWER([.M10]-([.E377]-[.E384]);2)+POWER([.M10]-([.E402]-[.E409]);2)+POWER([.M10]-([.E427]-[.E434]);2)+POWER([.M10]-([.E452]-[.E459]);2)+POWER([.M10]-([.E477]-[.E484]);2)+POWER([.M10]-([.E502]-[.E509]);2)+POWER([.M10]-([.E527]-[.E534]);2)+POWER([.M10]-([.E552]-[.E559]);2)+POWER([.M10]-([.E577]-[.E584]);2)+POWER([.M10]-([.E602]-[.E609]);2)+POWER([.M10]-([.E627]-[.E634]);2))/([.K2]-1)" office:value-type="float" office:value="0.00000154335104000001" calcext:value-type="float">
            <text:p>0.0000015</text:p>
          </table:table-cell>
          <table:table-cell table:style-name="ce4" table:formula="of:=SQRT([.N10])" office:value-type="float" office:value="0.00124231680339598" calcext:value-type="float">
            <text:p>0.0012</text:p>
          </table:table-cell>
          <table:table-cell table:style-name="ce4" table:formula="of:=[.O10]/SQRT([.K$2])" office:value-type="float" office:value="0.000243638370099243" calcext:value-type="float">
            <text:p>0.0002</text:p>
          </table:table-cell>
          <table:table-cell table:style-name="ce4" table:formula="of:=[.M10]/[.P10]" office:value-type="float" office:value="-5.02383922327757" calcext:value-type="float">
            <text:p>-5.0238</text:p>
          </table:table-cell>
          <table:table-cell table:formula="of:=IF(ABS([.Q10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ifar10</text:p>
          </table:table-cell>
          <table:table-cell office:value-type="float" office:value="0.00289318441450596" calcext:value-type="float">
            <text:p>0.002893184414506</text:p>
          </table:table-cell>
          <table:table-cell office:value-type="string" calcext:value-type="string">
            <text:p>VGG13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4" calcext:value-type="float">
            <text:p>1824</text:p>
          </table:table-cell>
          <table:table-cell office:value-type="float" office:value="3200" calcext:value-type="float">
            <text:p>3200</text:p>
          </table:table-cell>
          <table:table-cell office:value-type="float" office:value="63.6541090909091" calcext:value-type="float">
            <text:p>63.6541090909091</text:p>
          </table:table-cell>
          <table:table-cell table:number-columns-repeated="2"/>
          <table:table-cell table:formula="of:=[.F10]" office:value-type="float" office:value="0.9992" calcext:value-type="float">
            <text:p>0.9992</text:p>
          </table:table-cell>
          <table:table-cell table:style-name="ce2" table:formula="of:=SUM(([.E2]-[.E10])+([.E27]-[.E35])+([.E52]-[.E60])+([.E77]-[.E85])+([.E102]-[.E110])+([.E127]-[.E135])+([.E152]-[.E160])+([.E177]-[.E185])+([.E202]-[.E210])+([.E227]-[.E235])+([.E252]-[.E260])+([.E277]-[.E285])+([.E302]-[.E310])+([.E327]-[.E335])+([.E352]-[.E360])+([.E377]-[.E385])+([.E402]-[.E410])+([.E427]-[.E435])+([.E452]-[.E460])+([.E477]-[.E485])+([.E502]-[.E510])+([.E527]-[.E535])+([.E552]-[.E560])+([.E577]-[.E585])+([.E602]-[.E610])+([.E627]-[.E635]))/([.K2]-1)" office:value-type="float" office:value="-0.001368" calcext:value-type="float">
            <text:p>-0.001368</text:p>
          </table:table-cell>
          <table:table-cell table:style-name="ce1" table:formula="of:=SUM(POWER([.M11]-([.E2]-[.E10]);2)+POWER([.M11]-([.E27]-[.E35]);2)+POWER([.M11]-([.E52]-[.E60]);2)+POWER([.M11]-([.E77]-[.E85]);2)+POWER([.M11]-([.E102]-[.E110]);2)+POWER([.M11]-([.E127]-[.E135]);2)+POWER([.M11]-([.E152]-[.E160]);2)+POWER([.M11]-([.E177]-[.E185]);2)+POWER([.M11]-([.E202]-[.E210]);2)+POWER([.M11]-([.E227]-[.E235]);2)+POWER([.M11]-([.E252]-[.E260]);2)+POWER([.M11]-([.E277]-[.E285]);2)+POWER([.M11]-([.E302]-[.E310]);2)+POWER([.M11]-([.E327]-[.E335]);2)+POWER([.M11]-([.E352]-[.E360]);2)+POWER([.M11]-([.E377]-[.E385]);2)+POWER([.M11]-([.E402]-[.E410]);2)+POWER([.M11]-([.E427]-[.E435]);2)+POWER([.M11]-([.E452]-[.E460]);2)+POWER([.M11]-([.E477]-[.E485]);2)+POWER([.M11]-([.E502]-[.E510]);2)+POWER([.M11]-([.E527]-[.E535]);2)+POWER([.M11]-([.E552]-[.E560]);2)+POWER([.M11]-([.E577]-[.E585]);2)+POWER([.M11]-([.E602]-[.E610]);2)+POWER([.M11]-([.E627]-[.E635]);2))/([.K2]-1)" office:value-type="float" office:value="0.00000168823295999999" calcext:value-type="float">
            <text:p>0.0000017</text:p>
          </table:table-cell>
          <table:table-cell table:style-name="ce4" table:formula="of:=SQRT([.N11])" office:value-type="float" office:value="0.00129932019148476" calcext:value-type="float">
            <text:p>0.0013</text:p>
          </table:table-cell>
          <table:table-cell table:style-name="ce4" table:formula="of:=[.O11]/SQRT([.K$2])" office:value-type="float" office:value="0.000254817654260996" calcext:value-type="float">
            <text:p>0.0003</text:p>
          </table:table-cell>
          <table:table-cell table:style-name="ce4" table:formula="of:=[.M11]/[.P11]" office:value-type="float" office:value="-5.368544828526" calcext:value-type="float">
            <text:p>-5.3685</text:p>
          </table:table-cell>
          <table:table-cell table:formula="of:=IF(ABS([.Q11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ifar10</text:p>
          </table:table-cell>
          <table:table-cell office:value-type="float" office:value="0.00288073924034834" calcext:value-type="float">
            <text:p>0.002880739240348</text:p>
          </table:table-cell>
          <table:table-cell office:value-type="string" calcext:value-type="string">
            <text:p>VGG1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7" calcext:value-type="float">
            <text:p>1787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181818182" calcext:value-type="float">
            <text:p>62.3757181818182</text:p>
          </table:table-cell>
          <table:table-cell table:number-columns-repeated="2"/>
          <table:table-cell table:formula="of:=[.F11]" office:value-type="float" office:value="0.9991" calcext:value-type="float">
            <text:p>0.9991</text:p>
          </table:table-cell>
          <table:table-cell table:style-name="ce2" table:formula="of:=SUM(([.E2]-[.E11])+([.E27]-[.E36])+([.E52]-[.E61])+([.E77]-[.E86])+([.E102]-[.E111])+([.E127]-[.E136])+([.E152]-[.E161])+([.E177]-[.E186])+([.E202]-[.E211])+([.E227]-[.E236])+([.E252]-[.E261])+([.E277]-[.E286])+([.E302]-[.E311])+([.E327]-[.E336])+([.E352]-[.E361])+([.E377]-[.E386])+([.E402]-[.E411])+([.E427]-[.E436])+([.E452]-[.E461])+([.E477]-[.E486])+([.E502]-[.E511])+([.E527]-[.E536])+([.E552]-[.E561])+([.E577]-[.E586])+([.E602]-[.E611])+([.E627]-[.E636]))/([.K2]-1)" office:value-type="float" office:value="-0.001648" calcext:value-type="float">
            <text:p>-0.001648</text:p>
          </table:table-cell>
          <table:table-cell table:style-name="ce1" table:formula="of:=SUM(POWER([.M12]-([.E2]-[.E11]);2)+POWER([.M12]-([.E27]-[.E36]);2)+POWER([.M12]-([.E52]-[.E61]);2)+POWER([.M12]-([.E77]-[.E86]);2)+POWER([.M12]-([.E102]-[.E111]);2)+POWER([.M12]-([.E127]-[.E136]);2)+POWER([.M12]-([.E152]-[.E161]);2)+POWER([.M12]-([.E177]-[.E186]);2)+POWER([.M12]-([.E202]-[.E211]);2)+POWER([.M12]-([.E227]-[.E236]);2)+POWER([.M12]-([.E252]-[.E261]);2)+POWER([.M12]-([.E277]-[.E286]);2)+POWER([.M12]-([.E302]-[.E311]);2)+POWER([.M12]-([.E327]-[.E336]);2)+POWER([.M12]-([.E352]-[.E361]);2)+POWER([.M12]-([.E377]-[.E386]);2)+POWER([.M12]-([.E402]-[.E411]);2)+POWER([.M12]-([.E427]-[.E436]);2)+POWER([.M12]-([.E452]-[.E461]);2)+POWER([.M12]-([.E477]-[.E486]);2)+POWER([.M12]-([.E502]-[.E511]);2)+POWER([.M12]-([.E527]-[.E536]);2)+POWER([.M12]-([.E552]-[.E561]);2)+POWER([.M12]-([.E577]-[.E586]);2)+POWER([.M12]-([.E602]-[.E611]);2)+POWER([.M12]-([.E627]-[.E636]);2))/([.K2]-1)" office:value-type="float" office:value="0.00000218153216000001" calcext:value-type="float">
            <text:p>0.0000022</text:p>
          </table:table-cell>
          <table:table-cell table:style-name="ce4" table:formula="of:=SQRT([.N12])" office:value-type="float" office:value="0.00147700106973557" calcext:value-type="float">
            <text:p>0.0015</text:p>
          </table:table-cell>
          <table:table-cell table:style-name="ce4" table:formula="of:=[.O12]/SQRT([.K$2])" office:value-type="float" office:value="0.000289663741391503" calcext:value-type="float">
            <text:p>0.0003</text:p>
          </table:table-cell>
          <table:table-cell table:style-name="ce4" table:formula="of:=[.M12]/[.P12]" office:value-type="float" office:value="-5.68935549918414" calcext:value-type="float">
            <text:p>-5.6894</text:p>
          </table:table-cell>
          <table:table-cell table:formula="of:=IF(ABS([.Q12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ifar10</text:p>
          </table:table-cell>
          <table:table-cell office:value-type="float" office:value="0.00284173118472099" calcext:value-type="float">
            <text:p>0.002841731184721</text:p>
          </table:table-cell>
          <table:table-cell office:value-type="string" calcext:value-type="string">
            <text:p>VGG1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4.6519727272727" calcext:value-type="float">
            <text:p>54.6519727272727</text:p>
          </table:table-cell>
          <table:table-cell table:number-columns-repeated="2"/>
          <table:table-cell table:formula="of:=[.F12]" office:value-type="float" office:value="0.999" calcext:value-type="float">
            <text:p>0.999</text:p>
          </table:table-cell>
          <table:table-cell table:style-name="ce2" table:formula="of:=SUM(([.E2]-[.E12])+([.E27]-[.E37])+([.E52]-[.E62])+([.E77]-[.E87])+([.E102]-[.E112])+([.E127]-[.E137])+([.E152]-[.E162])+([.E177]-[.E187])+([.E202]-[.E212])+([.E227]-[.E237])+([.E252]-[.E262])+([.E277]-[.E287])+([.E302]-[.E312])+([.E327]-[.E337])+([.E352]-[.E362])+([.E377]-[.E387])+([.E402]-[.E412])+([.E427]-[.E437])+([.E452]-[.E462])+([.E477]-[.E487])+([.E502]-[.E512])+([.E527]-[.E537])+([.E552]-[.E562])+([.E577]-[.E587])+([.E602]-[.E612])+([.E627]-[.E637]))/([.K2]-1)" office:value-type="float" office:value="-0.00180799999999999" calcext:value-type="float">
            <text:p>-0.001808</text:p>
          </table:table-cell>
          <table:table-cell table:style-name="ce1" table:formula="of:=SUM(POWER([.M13]-([.E2]-[.E12]);2)+POWER([.M13]-([.E27]-[.E37]);2)+POWER([.M13]-([.E52]-[.E62]);2)+POWER([.M13]-([.E77]-[.E87]);2)+POWER([.M13]-([.E102]-[.E112]);2)+POWER([.M13]-([.E127]-[.E137]);2)+POWER([.M13]-([.E152]-[.E162]);2)+POWER([.M13]-([.E177]-[.E187]);2)+POWER([.M13]-([.E202]-[.E212]);2)+POWER([.M13]-([.E227]-[.E237]);2)+POWER([.M13]-([.E252]-[.E262]);2)+POWER([.M13]-([.E277]-[.E287]);2)+POWER([.M13]-([.E302]-[.E312]);2)+POWER([.M13]-([.E327]-[.E337]);2)+POWER([.M13]-([.E352]-[.E362]);2)+POWER([.M13]-([.E377]-[.E387]);2)+POWER([.M13]-([.E402]-[.E412]);2)+POWER([.M13]-([.E427]-[.E437]);2)+POWER([.M13]-([.E452]-[.E462]);2)+POWER([.M13]-([.E477]-[.E487]);2)+POWER([.M13]-([.E502]-[.E512]);2)+POWER([.M13]-([.E527]-[.E537]);2)+POWER([.M13]-([.E552]-[.E562]);2)+POWER([.M13]-([.E577]-[.E587]);2)+POWER([.M13]-([.E602]-[.E612]);2)+POWER([.M13]-([.E627]-[.E637]);2))/([.K2]-1)" office:value-type="float" office:value="0.00000260029055999996" calcext:value-type="float">
            <text:p>0.0000026</text:p>
          </table:table-cell>
          <table:table-cell table:style-name="ce4" table:formula="of:=SQRT([.N13])" office:value-type="float" office:value="0.00161254164597382" calcext:value-type="float">
            <text:p>0.0016</text:p>
          </table:table-cell>
          <table:table-cell table:style-name="ce4" table:formula="of:=[.O13]/SQRT([.K$2])" office:value-type="float" office:value="0.000316245435357751" calcext:value-type="float">
            <text:p>0.0003</text:p>
          </table:table-cell>
          <table:table-cell table:style-name="ce4" table:formula="of:=[.M13]/[.P13]" office:value-type="float" office:value="-5.71707856574973" calcext:value-type="float">
            <text:p>-5.7171</text:p>
          </table:table-cell>
          <table:table-cell table:formula="of:=IF(ABS([.Q13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ifar10</text:p>
          </table:table-cell>
          <table:table-cell office:value-type="float" office:value="0.0028708379805088" calcext:value-type="float">
            <text:p>0.002870837980509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9" calcext:value-type="float">
            <text:p>1309</text:p>
          </table:table-cell>
          <table:table-cell office:value-type="float" office:value="3200" calcext:value-type="float">
            <text:p>3200</text:p>
          </table:table-cell>
          <table:table-cell office:value-type="float" office:value="46.6619272727273" calcext:value-type="float">
            <text:p>46.6619272727273</text:p>
          </table:table-cell>
          <table:table-cell table:number-columns-repeated="2"/>
          <table:table-cell table:formula="of:=[.F13]" office:value-type="float" office:value="0.998" calcext:value-type="float">
            <text:p>0.998</text:p>
          </table:table-cell>
          <table:table-cell table:style-name="ce2" table:formula="of:=SUM(([.E2]-[.E13])+([.E27]-[.E38])+([.E52]-[.E63])+([.E77]-[.E88])+([.E102]-[.E113])+([.E127]-[.E138])+([.E152]-[.E163])+([.E177]-[.E188])+([.E202]-[.E213])+([.E227]-[.E238])+([.E252]-[.E263])+([.E277]-[.E288])+([.E302]-[.E313])+([.E327]-[.E338])+([.E352]-[.E363])+([.E377]-[.E388])+([.E402]-[.E413])+([.E427]-[.E438])+([.E452]-[.E463])+([.E477]-[.E488])+([.E502]-[.E513])+([.E527]-[.E538])+([.E552]-[.E563])+([.E577]-[.E588])+([.E602]-[.E613])+([.E627]-[.E638]))/([.K2]-1)" office:value-type="float" office:value="-0.00173599999999999" calcext:value-type="float">
            <text:p>-0.001736</text:p>
          </table:table-cell>
          <table:table-cell table:style-name="ce1" table:formula="of:=SUM(POWER([.M14]-([.E2]-[.E13]);2)+POWER([.M14]-([.E27]-[.E38]);2)+POWER([.M14]-([.E52]-[.E63]);2)+POWER([.M14]-([.E77]-[.E88]);2)+POWER([.M14]-([.E102]-[.E113]);2)+POWER([.M14]-([.E127]-[.E138]);2)+POWER([.M14]-([.E152]-[.E163]);2)+POWER([.M14]-([.E177]-[.E188]);2)+POWER([.M14]-([.E202]-[.E213]);2)+POWER([.M14]-([.E227]-[.E238]);2)+POWER([.M14]-([.E252]-[.E263]);2)+POWER([.M14]-([.E277]-[.E288]);2)+POWER([.M14]-([.E302]-[.E313]);2)+POWER([.M14]-([.E327]-[.E338]);2)+POWER([.M14]-([.E352]-[.E363]);2)+POWER([.M14]-([.E377]-[.E388]);2)+POWER([.M14]-([.E402]-[.E413]);2)+POWER([.M14]-([.E427]-[.E438]);2)+POWER([.M14]-([.E452]-[.E463]);2)+POWER([.M14]-([.E477]-[.E488]);2)+POWER([.M14]-([.E502]-[.E513]);2)+POWER([.M14]-([.E527]-[.E538]);2)+POWER([.M14]-([.E552]-[.E563]);2)+POWER([.M14]-([.E577]-[.E588]);2)+POWER([.M14]-([.E602]-[.E613]);2)+POWER([.M14]-([.E627]-[.E638]);2))/([.K2]-1)" office:value-type="float" office:value="0.00000472525183999995" calcext:value-type="float">
            <text:p>0.0000047</text:p>
          </table:table-cell>
          <table:table-cell table:style-name="ce4" table:formula="of:=SQRT([.N14])" office:value-type="float" office:value="0.00217376443986002" calcext:value-type="float">
            <text:p>0.0022</text:p>
          </table:table-cell>
          <table:table-cell table:style-name="ce4" table:formula="of:=[.O14]/SQRT([.K$2])" office:value-type="float" office:value="0.000426310280646167" calcext:value-type="float">
            <text:p>0.0004</text:p>
          </table:table-cell>
          <table:table-cell table:style-name="ce4" table:formula="of:=[.M14]/[.P14]" office:value-type="float" office:value="-4.07215138553239" calcext:value-type="float">
            <text:p>-4.0722</text:p>
          </table:table-cell>
          <table:table-cell table:formula="of:=IF(ABS([.Q14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ifar10</text:p>
          </table:table-cell>
          <table:table-cell office:value-type="float" office:value="0.00298513916432858" calcext:value-type="float">
            <text:p>0.002985139164329</text:p>
          </table:table-cell>
          <table:table-cell office:value-type="string" calcext:value-type="string">
            <text:p>VGG1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4" calcext:value-type="float">
            <text:p>0.994</text:p>
          </table:table-cell>
          <table:table-cell office:value-type="float" office:value="1150" calcext:value-type="float">
            <text:p>1150</text:p>
          </table:table-cell>
          <table:table-cell office:value-type="float" office:value="3200" calcext:value-type="float">
            <text:p>3200</text:p>
          </table:table-cell>
          <table:table-cell office:value-type="float" office:value="41.2464454545455" calcext:value-type="float">
            <text:p>41.2464454545455</text:p>
          </table:table-cell>
          <table:table-cell table:number-columns-repeated="2"/>
          <table:table-cell table:formula="of:=[.F14]" office:value-type="float" office:value="0.996" calcext:value-type="float">
            <text:p>0.996</text:p>
          </table:table-cell>
          <table:table-cell table:style-name="ce2" table:formula="of:=SUM(([.E2]-[.E14])+([.E27]-[.E39])+([.E52]-[.E64])+([.E77]-[.E89])+([.E102]-[.E114])+([.E127]-[.E139])+([.E152]-[.E164])+([.E177]-[.E189])+([.E202]-[.E214])+([.E227]-[.E239])+([.E252]-[.E264])+([.E277]-[.E289])+([.E302]-[.E314])+([.E327]-[.E339])+([.E352]-[.E364])+([.E377]-[.E389])+([.E402]-[.E414])+([.E427]-[.E439])+([.E452]-[.E464])+([.E477]-[.E489])+([.E502]-[.E514])+([.E527]-[.E539])+([.E552]-[.E564])+([.E577]-[.E589])+([.E602]-[.E614])+([.E627]-[.E639]))/([.K2]-1)" office:value-type="float" office:value="-0.000564000000000009" calcext:value-type="float">
            <text:p>-0.000564</text:p>
          </table:table-cell>
          <table:table-cell table:style-name="ce1" table:formula="of:=SUM(POWER([.M15]-([.E2]-[.E14]);2)+POWER([.M15]-([.E27]-[.E39]);2)+POWER([.M15]-([.E52]-[.E64]);2)+POWER([.M15]-([.E77]-[.E89]);2)+POWER([.M15]-([.E102]-[.E114]);2)+POWER([.M15]-([.E127]-[.E139]);2)+POWER([.M15]-([.E152]-[.E164]);2)+POWER([.M15]-([.E177]-[.E189]);2)+POWER([.M15]-([.E202]-[.E214]);2)+POWER([.M15]-([.E227]-[.E239]);2)+POWER([.M15]-([.E252]-[.E264]);2)+POWER([.M15]-([.E277]-[.E289]);2)+POWER([.M15]-([.E302]-[.E314]);2)+POWER([.M15]-([.E327]-[.E339]);2)+POWER([.M15]-([.E352]-[.E364]);2)+POWER([.M15]-([.E377]-[.E389]);2)+POWER([.M15]-([.E402]-[.E414]);2)+POWER([.M15]-([.E427]-[.E439]);2)+POWER([.M15]-([.E452]-[.E464]);2)+POWER([.M15]-([.E477]-[.E489]);2)+POWER([.M15]-([.E502]-[.E514]);2)+POWER([.M15]-([.E527]-[.E539]);2)+POWER([.M15]-([.E552]-[.E564]);2)+POWER([.M15]-([.E577]-[.E589]);2)+POWER([.M15]-([.E602]-[.E614]);2)+POWER([.M15]-([.E627]-[.E639]);2))/([.K2]-1)" office:value-type="float" office:value="0.00000923022784000001" calcext:value-type="float">
            <text:p>0.0000092</text:p>
          </table:table-cell>
          <table:table-cell table:style-name="ce4" table:formula="of:=SQRT([.N15])" office:value-type="float" office:value="0.00303812900318601" calcext:value-type="float">
            <text:p>0.0030</text:p>
          </table:table-cell>
          <table:table-cell table:style-name="ce4" table:formula="of:=[.O15]/SQRT([.K$2])" office:value-type="float" office:value="0.000595826118156064" calcext:value-type="float">
            <text:p>0.0006</text:p>
          </table:table-cell>
          <table:table-cell table:style-name="ce4" table:formula="of:=[.M15]/[.P15]" office:value-type="float" office:value="-0.946584889137541" calcext:value-type="float">
            <text:p>-0.9466</text:p>
          </table:table-cell>
          <table:table-cell table:formula="of:=IF(ABS([.Q15])&gt;[.K$4];&quot;YES&quot;;&quot;NO&quot;)" office:value-type="string" office:string-value="NO" calcext:value-type="string">
            <text:p>N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ifar10</text:p>
          </table:table-cell>
          <table:table-cell office:value-type="float" office:value="0.00312133465111256" calcext:value-type="float">
            <text:p>0.003121334651113</text:p>
          </table:table-cell>
          <table:table-cell office:value-type="string" calcext:value-type="string">
            <text:p>VGG1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5355181818182" calcext:value-type="float">
            <text:p>37.5355181818182</text:p>
          </table:table-cell>
          <table:table-cell table:number-columns-repeated="2"/>
          <table:table-cell table:formula="of:=[.F15]" office:value-type="float" office:value="0.994" calcext:value-type="float">
            <text:p>0.994</text:p>
          </table:table-cell>
          <table:table-cell table:style-name="ce2" table:formula="of:=SUM(([.E2]-[.E15])+([.E27]-[.E40])+([.E52]-[.E65])+([.E77]-[.E90])+([.E102]-[.E115])+([.E127]-[.E140])+([.E152]-[.E165])+([.E177]-[.E190])+([.E202]-[.E215])+([.E227]-[.E240])+([.E252]-[.E265])+([.E277]-[.E290])+([.E302]-[.E315])+([.E327]-[.E340])+([.E352]-[.E365])+([.E377]-[.E390])+([.E402]-[.E415])+([.E427]-[.E440])+([.E452]-[.E465])+([.E477]-[.E490])+([.E502]-[.E515])+([.E527]-[.E540])+([.E552]-[.E565])+([.E577]-[.E590])+([.E602]-[.E615])+([.E627]-[.E640]))/([.K2]-1)" office:value-type="float" office:value="0.003888" calcext:value-type="float">
            <text:p>0.003888</text:p>
          </table:table-cell>
          <table:table-cell table:style-name="ce1" table:formula="of:=SUM(POWER([.M16]-([.E2]-[.E15]);2)+POWER([.M16]-([.E27]-[.E40]);2)+POWER([.M16]-([.E52]-[.E65]);2)+POWER([.M16]-([.E77]-[.E90]);2)+POWER([.M16]-([.E102]-[.E115]);2)+POWER([.M16]-([.E127]-[.E140]);2)+POWER([.M16]-([.E152]-[.E165]);2)+POWER([.M16]-([.E177]-[.E190]);2)+POWER([.M16]-([.E202]-[.E215]);2)+POWER([.M16]-([.E227]-[.E240]);2)+POWER([.M16]-([.E252]-[.E265]);2)+POWER([.M16]-([.E277]-[.E290]);2)+POWER([.M16]-([.E302]-[.E315]);2)+POWER([.M16]-([.E327]-[.E340]);2)+POWER([.M16]-([.E352]-[.E365]);2)+POWER([.M16]-([.E377]-[.E390]);2)+POWER([.M16]-([.E402]-[.E415]);2)+POWER([.M16]-([.E427]-[.E440]);2)+POWER([.M16]-([.E452]-[.E465]);2)+POWER([.M16]-([.E477]-[.E490]);2)+POWER([.M16]-([.E502]-[.E515]);2)+POWER([.M16]-([.E527]-[.E540]);2)+POWER([.M16]-([.E552]-[.E565]);2)+POWER([.M16]-([.E577]-[.E590]);2)+POWER([.M16]-([.E602]-[.E615]);2)+POWER([.M16]-([.E627]-[.E640]);2))/([.K2]-1)" office:value-type="float" office:value="0.0000183505177600001" calcext:value-type="float">
            <text:p>0.0000184</text:p>
          </table:table-cell>
          <table:table-cell table:style-name="ce4" table:formula="of:=SQRT([.N16])" office:value-type="float" office:value="0.00428375043157279" calcext:value-type="float">
            <text:p>0.0043</text:p>
          </table:table-cell>
          <table:table-cell table:style-name="ce4" table:formula="of:=[.O16]/SQRT([.K$2])" office:value-type="float" office:value="0.000840112578536584" calcext:value-type="float">
            <text:p>0.0008</text:p>
          </table:table-cell>
          <table:table-cell table:style-name="ce4" table:formula="of:=[.M16]/[.P16]" office:value-type="float" office:value="4.62795118098651" calcext:value-type="float">
            <text:p>4.6280</text:p>
          </table:table-cell>
          <table:table-cell table:formula="of:=IF(ABS([.Q16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ifar10</text:p>
          </table:table-cell>
          <table:table-cell office:value-type="float" office:value="0.00318472944945097" calcext:value-type="float">
            <text:p>0.003184729449451</text:p>
          </table:table-cell>
          <table:table-cell office:value-type="string" calcext:value-type="string">
            <text:p>VGG1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413454545455" calcext:value-type="float">
            <text:p>34.6413454545455</text:p>
          </table:table-cell>
          <table:table-cell table:number-columns-repeated="2"/>
          <table:table-cell table:formula="of:=[.F16]" office:value-type="float" office:value="0.992" calcext:value-type="float">
            <text:p>0.992</text:p>
          </table:table-cell>
          <table:table-cell table:style-name="ce2" table:formula="of:=SUM(([.E2]-[.E16])+([.E27]-[.E41])+([.E52]-[.E66])+([.E77]-[.E91])+([.E102]-[.E116])+([.E127]-[.E141])+([.E152]-[.E166])+([.E177]-[.E191])+([.E202]-[.E216])+([.E227]-[.E241])+([.E252]-[.E266])+([.E277]-[.E291])+([.E302]-[.E316])+([.E327]-[.E341])+([.E352]-[.E366])+([.E377]-[.E391])+([.E402]-[.E416])+([.E427]-[.E441])+([.E452]-[.E466])+([.E477]-[.E491])+([.E502]-[.E516])+([.E527]-[.E541])+([.E552]-[.E566])+([.E577]-[.E591])+([.E602]-[.E616])+([.E627]-[.E641]))/([.K2]-1)" office:value-type="float" office:value="0.009972" calcext:value-type="float">
            <text:p>0.009972</text:p>
          </table:table-cell>
          <table:table-cell table:style-name="ce1" table:formula="of:=SUM(POWER([.M17]-([.E2]-[.E16]);2)+POWER([.M17]-([.E27]-[.E41]);2)+POWER([.M17]-([.E52]-[.E66]);2)+POWER([.M17]-([.E77]-[.E91]);2)+POWER([.M17]-([.E102]-[.E116]);2)+POWER([.M17]-([.E127]-[.E141]);2)+POWER([.M17]-([.E152]-[.E166]);2)+POWER([.M17]-([.E177]-[.E191]);2)+POWER([.M17]-([.E202]-[.E216]);2)+POWER([.M17]-([.E227]-[.E241]);2)+POWER([.M17]-([.E252]-[.E266]);2)+POWER([.M17]-([.E277]-[.E291]);2)+POWER([.M17]-([.E302]-[.E316]);2)+POWER([.M17]-([.E327]-[.E341]);2)+POWER([.M17]-([.E352]-[.E366]);2)+POWER([.M17]-([.E377]-[.E391]);2)+POWER([.M17]-([.E402]-[.E416]);2)+POWER([.M17]-([.E427]-[.E441]);2)+POWER([.M17]-([.E452]-[.E466]);2)+POWER([.M17]-([.E477]-[.E491]);2)+POWER([.M17]-([.E502]-[.E516]);2)+POWER([.M17]-([.E527]-[.E541]);2)+POWER([.M17]-([.E552]-[.E566]);2)+POWER([.M17]-([.E577]-[.E591]);2)+POWER([.M17]-([.E602]-[.E616]);2)+POWER([.M17]-([.E627]-[.E641]);2))/([.K2]-1)" office:value-type="float" office:value="0.0000383700473599999" calcext:value-type="float">
            <text:p>0.0000384</text:p>
          </table:table-cell>
          <table:table-cell table:style-name="ce4" table:formula="of:=SQRT([.N17])" office:value-type="float" office:value="0.0061943560892154" calcext:value-type="float">
            <text:p>0.0062</text:p>
          </table:table-cell>
          <table:table-cell table:style-name="ce4" table:formula="of:=[.O17]/SQRT([.K$2])" office:value-type="float" office:value="0.0012148131758866" calcext:value-type="float">
            <text:p>0.0012</text:p>
          </table:table-cell>
          <table:table-cell table:style-name="ce4" table:formula="of:=[.M17]/[.P17]" office:value-type="float" office:value="8.20866961104714" calcext:value-type="float">
            <text:p>8.2087</text:p>
          </table:table-cell>
          <table:table-cell table:formula="of:=IF(ABS([.Q17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ifar10</text:p>
          </table:table-cell>
          <table:table-cell office:value-type="float" office:value="0.00630691420435905" calcext:value-type="float">
            <text:p>0.006306914204359</text:p>
          </table:table-cell>
          <table:table-cell office:value-type="string" calcext:value-type="string">
            <text:p>VGG13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98" calcext:value-type="float">
            <text:p>0.98</text:p>
          </table:table-cell>
          <table:table-cell office:value-type="float" office:value="679" calcext:value-type="float">
            <text:p>679</text:p>
          </table:table-cell>
          <table:table-cell office:value-type="float" office:value="3200" calcext:value-type="float">
            <text:p>3200</text:p>
          </table:table-cell>
          <table:table-cell office:value-type="float" office:value="25.4971545454545" calcext:value-type="float">
            <text:p>25.4971545454545</text:p>
          </table:table-cell>
          <table:table-cell table:number-columns-repeated="2"/>
          <table:table-cell table:formula="of:=[.F17]" office:value-type="float" office:value="0.99" calcext:value-type="float">
            <text:p>0.99</text:p>
          </table:table-cell>
          <table:table-cell table:style-name="ce3" table:formula="of:=SUM(([.E2]-[.E17])+([.E27]-[.E42])+([.E52]-[.E67])+([.E77]-[.E92])+([.E102]-[.E117])+([.E127]-[.E142])+([.E152]-[.E167])+([.E177]-[.E192])+([.E202]-[.E217])+([.E227]-[.E242])+([.E252]-[.E267])+([.E277]-[.E292])+([.E302]-[.E317])+([.E327]-[.E342])+([.E352]-[.E367])+([.E377]-[.E392])+([.E402]-[.E417])+([.E427]-[.E442])+([.E452]-[.E467])+([.E477]-[.E492])+([.E502]-[.E517])+([.E527]-[.E542])+([.E552]-[.E567])+([.E577]-[.E592])+([.E602]-[.E617])+([.E627]-[.E642]))/([.K2]-1)" office:value-type="float" office:value="0.018472" calcext:value-type="float">
            <text:p>0.01847</text:p>
          </table:table-cell>
          <table:table-cell table:style-name="ce1" table:formula="of:=SUM(POWER([.M18]-([.E2]-[.E17]);2)+POWER([.M18]-([.E27]-[.E42]);2)+POWER([.M18]-([.E52]-[.E67]);2)+POWER([.M18]-([.E77]-[.E92]);2)+POWER([.M18]-([.E102]-[.E117]);2)+POWER([.M18]-([.E127]-[.E142]);2)+POWER([.M18]-([.E152]-[.E167]);2)+POWER([.M18]-([.E177]-[.E192]);2)+POWER([.M18]-([.E202]-[.E217]);2)+POWER([.M18]-([.E227]-[.E242]);2)+POWER([.M18]-([.E252]-[.E267]);2)+POWER([.M18]-([.E277]-[.E292]);2)+POWER([.M18]-([.E302]-[.E317]);2)+POWER([.M18]-([.E327]-[.E342]);2)+POWER([.M18]-([.E352]-[.E367]);2)+POWER([.M18]-([.E377]-[.E392]);2)+POWER([.M18]-([.E402]-[.E417]);2)+POWER([.M18]-([.E427]-[.E442]);2)+POWER([.M18]-([.E452]-[.E467]);2)+POWER([.M18]-([.E477]-[.E492]);2)+POWER([.M18]-([.E502]-[.E517]);2)+POWER([.M18]-([.E527]-[.E542]);2)+POWER([.M18]-([.E552]-[.E567]);2)+POWER([.M18]-([.E577]-[.E592]);2)+POWER([.M18]-([.E602]-[.E617]);2)+POWER([.M18]-([.E627]-[.E642]);2))/([.K2]-1)" office:value-type="float" office:value="0.00018455060736" calcext:value-type="float">
            <text:p>0.0001846</text:p>
          </table:table-cell>
          <table:table-cell table:style-name="ce4" table:formula="of:=SQRT([.N18])" office:value-type="float" office:value="0.0135849404621441" calcext:value-type="float">
            <text:p>0.0136</text:p>
          </table:table-cell>
          <table:table-cell table:style-name="ce4" table:formula="of:=[.O18]/SQRT([.K$2])" office:value-type="float" office:value="0.00266422601951804" calcext:value-type="float">
            <text:p>0.0027</text:p>
          </table:table-cell>
          <table:table-cell table:style-name="ce4" table:formula="of:=[.M18]/[.P18]" office:value-type="float" office:value="6.93334569389935" calcext:value-type="float">
            <text:p>6.9333</text:p>
          </table:table-cell>
          <table:table-cell table:formula="of:=IF(ABS([.Q18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ifar10</text:p>
          </table:table-cell>
          <table:table-cell office:value-type="float" office:value="0.00831083627939224" calcext:value-type="float">
            <text:p>0.008310836279392</text:p>
          </table:table-cell>
          <table:table-cell office:value-type="string" calcext:value-type="string">
            <text:p>VGG1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7" calcext:value-type="float">
            <text:p>0.97</text:p>
          </table:table-cell>
          <table:table-cell office:value-type="float" office:value="544" calcext:value-type="float">
            <text:p>544</text:p>
          </table:table-cell>
          <table:table-cell office:value-type="float" office:value="3200" calcext:value-type="float">
            <text:p>3200</text:p>
          </table:table-cell>
          <table:table-cell office:value-type="float" office:value="20.8629272727273" calcext:value-type="float">
            <text:p>20.8629272727273</text:p>
          </table:table-cell>
          <table:table-cell table:number-columns-repeated="2"/>
          <table:table-cell table:formula="of:=[.F18]" office:value-type="float" office:value="0.98" calcext:value-type="float">
            <text:p>0.98</text:p>
          </table:table-cell>
          <table:table-cell table:style-name="ce3" table:formula="of:=SUM(([.E2]-[.E18])+([.E27]-[.E43])+([.E52]-[.E68])+([.E77]-[.E93])+([.E102]-[.E118])+([.E127]-[.E143])+([.E152]-[.E168])+([.E177]-[.E193])+([.E202]-[.E218])+([.E227]-[.E243])+([.E252]-[.E268])+([.E277]-[.E293])+([.E302]-[.E318])+([.E327]-[.E343])+([.E352]-[.E368])+([.E377]-[.E393])+([.E402]-[.E418])+([.E427]-[.E443])+([.E452]-[.E468])+([.E477]-[.E493])+([.E502]-[.E518])+([.E527]-[.E543])+([.E552]-[.E568])+([.E577]-[.E593])+([.E602]-[.E618])+([.E627]-[.E643]))/([.K2]-1)" office:value-type="float" office:value="0.116764" calcext:value-type="float">
            <text:p>0.11676</text:p>
          </table:table-cell>
          <table:table-cell table:style-name="ce1" table:formula="of:=SUM(POWER([.M19]-([.E2]-[.E18]);2)+POWER([.M19]-([.E27]-[.E43]);2)+POWER([.M19]-([.E52]-[.E68]);2)+POWER([.M19]-([.E77]-[.E93]);2)+POWER([.M19]-([.E102]-[.E118]);2)+POWER([.M19]-([.E127]-[.E143]);2)+POWER([.M19]-([.E152]-[.E168]);2)+POWER([.M19]-([.E177]-[.E193]);2)+POWER([.M19]-([.E202]-[.E218]);2)+POWER([.M19]-([.E227]-[.E243]);2)+POWER([.M19]-([.E252]-[.E268]);2)+POWER([.M19]-([.E277]-[.E293]);2)+POWER([.M19]-([.E302]-[.E318]);2)+POWER([.M19]-([.E327]-[.E343]);2)+POWER([.M19]-([.E352]-[.E368]);2)+POWER([.M19]-([.E377]-[.E393]);2)+POWER([.M19]-([.E402]-[.E418]);2)+POWER([.M19]-([.E427]-[.E443]);2)+POWER([.M19]-([.E452]-[.E468]);2)+POWER([.M19]-([.E477]-[.E493]);2)+POWER([.M19]-([.E502]-[.E518]);2)+POWER([.M19]-([.E527]-[.E543]);2)+POWER([.M19]-([.E552]-[.E568]);2)+POWER([.M19]-([.E577]-[.E593]);2)+POWER([.M19]-([.E602]-[.E618]);2)+POWER([.M19]-([.E627]-[.E643]);2))/([.K2]-1)" office:value-type="float" office:value="0.00143851477184" calcext:value-type="float">
            <text:p>0.0014385</text:p>
          </table:table-cell>
          <table:table-cell table:style-name="ce4" table:formula="of:=SQRT([.N19])" office:value-type="float" office:value="0.0379277572740598" calcext:value-type="float">
            <text:p>0.0379</text:p>
          </table:table-cell>
          <table:table-cell table:style-name="ce4" table:formula="of:=[.O19]/SQRT([.K$2])" office:value-type="float" office:value="0.00743824517104776" calcext:value-type="float">
            <text:p>0.0074</text:p>
          </table:table-cell>
          <table:table-cell table:style-name="ce4" table:formula="of:=[.M19]/[.P19]" office:value-type="float" office:value="15.6977885663794" calcext:value-type="float">
            <text:p>15.6978</text:p>
          </table:table-cell>
          <table:table-cell table:formula="of:=IF(ABS([.Q19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far10</text:p>
          </table:table-cell>
          <table:table-cell office:value-type="float" office:value="0.0152608004927635" calcext:value-type="float">
            <text:p>0.015260800492764</text:p>
          </table:table-cell>
          <table:table-cell office:value-type="string" calcext:value-type="string">
            <text:p>VGG13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5958727272727" calcext:value-type="float">
            <text:p>17.5958727272727</text:p>
          </table:table-cell>
          <table:table-cell table:number-columns-repeated="2"/>
          <table:table-cell table:formula="of:=[.F19]" office:value-type="float" office:value="0.97" calcext:value-type="float">
            <text:p>0.97</text:p>
          </table:table-cell>
          <table:table-cell table:style-name="ce4" table:formula="of:=SUM(([.E2]-[.E19])+([.E27]-[.E44])+([.E52]-[.E69])+([.E77]-[.E94])+([.E102]-[.E119])+([.E127]-[.E144])+([.E152]-[.E169])+([.E177]-[.E194])+([.E202]-[.E219])+([.E227]-[.E244])+([.E252]-[.E269])+([.E277]-[.E294])+([.E302]-[.E319])+([.E327]-[.E344])+([.E352]-[.E369])+([.E377]-[.E394])+([.E402]-[.E419])+([.E427]-[.E444])+([.E452]-[.E469])+([.E477]-[.E494])+([.E502]-[.E519])+([.E527]-[.E544])+([.E552]-[.E569])+([.E577]-[.E594])+([.E602]-[.E619])+([.E627]-[.E644]))/([.K2]-1)" office:value-type="float" office:value="0.234392" calcext:value-type="float">
            <text:p>0.2344</text:p>
          </table:table-cell>
          <table:table-cell table:style-name="ce3" table:formula="of:=SUM(POWER([.M20]-([.E2]-[.E19]);2)+POWER([.M20]-([.E27]-[.E44]);2)+POWER([.M20]-([.E52]-[.E69]);2)+POWER([.M20]-([.E77]-[.E94]);2)+POWER([.M20]-([.E102]-[.E119]);2)+POWER([.M20]-([.E127]-[.E144]);2)+POWER([.M20]-([.E152]-[.E169]);2)+POWER([.M20]-([.E177]-[.E194]);2)+POWER([.M20]-([.E202]-[.E219]);2)+POWER([.M20]-([.E227]-[.E244]);2)+POWER([.M20]-([.E252]-[.E269]);2)+POWER([.M20]-([.E277]-[.E294]);2)+POWER([.M20]-([.E302]-[.E319]);2)+POWER([.M20]-([.E327]-[.E344]);2)+POWER([.M20]-([.E352]-[.E369]);2)+POWER([.M20]-([.E377]-[.E394]);2)+POWER([.M20]-([.E402]-[.E419]);2)+POWER([.M20]-([.E427]-[.E444]);2)+POWER([.M20]-([.E452]-[.E469]);2)+POWER([.M20]-([.E477]-[.E494]);2)+POWER([.M20]-([.E502]-[.E519]);2)+POWER([.M20]-([.E527]-[.E544]);2)+POWER([.M20]-([.E552]-[.E569]);2)+POWER([.M20]-([.E577]-[.E594]);2)+POWER([.M20]-([.E602]-[.E619]);2)+POWER([.M20]-([.E627]-[.E644]);2))/([.K2]-1)" office:value-type="float" office:value="0.00342955152256" calcext:value-type="float">
            <text:p>0.00343</text:p>
          </table:table-cell>
          <table:table-cell table:style-name="ce4" table:formula="of:=SQRT([.N20])" office:value-type="float" office:value="0.0585623729246007" calcext:value-type="float">
            <text:p>0.0586</text:p>
          </table:table-cell>
          <table:table-cell table:style-name="ce4" table:formula="of:=[.O20]/SQRT([.K$2])" office:value-type="float" office:value="0.0114850262424937" calcext:value-type="float">
            <text:p>0.0115</text:p>
          </table:table-cell>
          <table:table-cell table:style-name="ce4" table:formula="of:=[.M20]/[.P20]" office:value-type="float" office:value="20.4084862368679" calcext:value-type="float">
            <text:p>20.4085</text:p>
          </table:table-cell>
          <table:table-cell table:formula="of:=IF(ABS([.Q20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ifar10</text:p>
          </table:table-cell>
          <table:table-cell office:value-type="float" office:value="0.0182190628767014" calcext:value-type="float">
            <text:p>0.018219062876701</text:p>
          </table:table-cell>
          <table:table-cell office:value-type="string" calcext:value-type="string">
            <text:p>VGG1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95" calcext:value-type="float">
            <text:p>0.95</text:p>
          </table:table-cell>
          <table:table-cell office:value-type="float" office:value="393" calcext:value-type="float">
            <text:p>393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2"/>
          <table:table-cell table:formula="of:=[.F20]" office:value-type="float" office:value="0.96" calcext:value-type="float">
            <text:p>0.96</text:p>
          </table:table-cell>
          <table:table-cell table:style-name="ce4" table:formula="of:=SUM(([.E2]-[.E20])+([.E27]-[.E45])+([.E52]-[.E70])+([.E77]-[.E95])+([.E102]-[.E120])+([.E127]-[.E145])+([.E152]-[.E170])+([.E177]-[.E195])+([.E202]-[.E220])+([.E227]-[.E245])+([.E252]-[.E270])+([.E277]-[.E295])+([.E302]-[.E320])+([.E327]-[.E345])+([.E352]-[.E370])+([.E377]-[.E395])+([.E402]-[.E420])+([.E427]-[.E445])+([.E452]-[.E470])+([.E477]-[.E495])+([.E502]-[.E520])+([.E527]-[.E545])+([.E552]-[.E570])+([.E577]-[.E595])+([.E602]-[.E620])+([.E627]-[.E645]))/([.K2]-1)" office:value-type="float" office:value="0.499508" calcext:value-type="float">
            <text:p>0.4995</text:p>
          </table:table-cell>
          <table:table-cell table:style-name="ce3" table:formula="of:=SUM(POWER([.M21]-([.E2]-[.E20]);2)+POWER([.M21]-([.E27]-[.E45]);2)+POWER([.M21]-([.E52]-[.E70]);2)+POWER([.M21]-([.E77]-[.E95]);2)+POWER([.M21]-([.E102]-[.E120]);2)+POWER([.M21]-([.E127]-[.E145]);2)+POWER([.M21]-([.E152]-[.E170]);2)+POWER([.M21]-([.E177]-[.E195]);2)+POWER([.M21]-([.E202]-[.E220]);2)+POWER([.M21]-([.E227]-[.E245]);2)+POWER([.M21]-([.E252]-[.E270]);2)+POWER([.M21]-([.E277]-[.E295]);2)+POWER([.M21]-([.E302]-[.E320]);2)+POWER([.M21]-([.E327]-[.E345]);2)+POWER([.M21]-([.E352]-[.E370]);2)+POWER([.M21]-([.E377]-[.E395]);2)+POWER([.M21]-([.E402]-[.E420]);2)+POWER([.M21]-([.E427]-[.E445]);2)+POWER([.M21]-([.E452]-[.E470]);2)+POWER([.M21]-([.E477]-[.E495]);2)+POWER([.M21]-([.E502]-[.E520]);2)+POWER([.M21]-([.E527]-[.E545]);2)+POWER([.M21]-([.E552]-[.E570]);2)+POWER([.M21]-([.E577]-[.E595]);2)+POWER([.M21]-([.E602]-[.E620]);2)+POWER([.M21]-([.E627]-[.E645]);2))/([.K2]-1)" office:value-type="float" office:value="0.01083059521856" calcext:value-type="float">
            <text:p>0.01083</text:p>
          </table:table-cell>
          <table:table-cell table:style-name="ce4" table:formula="of:=SQRT([.N21])" office:value-type="float" office:value="0.104070145664162" calcext:value-type="float">
            <text:p>0.1041</text:p>
          </table:table-cell>
          <table:table-cell table:style-name="ce4" table:formula="of:=[.O21]/SQRT([.K$2])" office:value-type="float" office:value="0.0204098347509234" calcext:value-type="float">
            <text:p>0.0204</text:p>
          </table:table-cell>
          <table:table-cell table:style-name="ce4" table:formula="of:=[.M21]/[.P21]" office:value-type="float" office:value="24.4738875202016" calcext:value-type="float">
            <text:p>24.4739</text:p>
          </table:table-cell>
          <table:table-cell table:formula="of:=IF(ABS([.Q21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ifar10</text:p>
          </table:table-cell>
          <table:table-cell office:value-type="float" office:value="0.0189181553840637" calcext:value-type="float">
            <text:p>0.018918155384064</text:p>
          </table:table-cell>
          <table:table-cell office:value-type="string" calcext:value-type="string">
            <text:p>VGG1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727272727" calcext:value-type="float">
            <text:p>13.5120727272727</text:p>
          </table:table-cell>
          <table:table-cell table:number-columns-repeated="2"/>
          <table:table-cell table:formula="of:=[.F21]" office:value-type="float" office:value="0.95" calcext:value-type="float">
            <text:p>0.95</text:p>
          </table:table-cell>
          <table:table-cell table:style-name="ce4" table:formula="of:=SUM(([.E2]-[.E21])+([.E27]-[.E46])+([.E52]-[.E71])+([.E77]-[.E96])+([.E102]-[.E121])+([.E127]-[.E146])+([.E152]-[.E171])+([.E177]-[.E196])+([.E202]-[.E221])+([.E227]-[.E246])+([.E252]-[.E271])+([.E277]-[.E296])+([.E302]-[.E321])+([.E327]-[.E346])+([.E352]-[.E371])+([.E377]-[.E396])+([.E402]-[.E421])+([.E427]-[.E446])+([.E452]-[.E471])+([.E477]-[.E496])+([.E502]-[.E521])+([.E527]-[.E546])+([.E552]-[.E571])+([.E577]-[.E596])+([.E602]-[.E621])+([.E627]-[.E646]))/([.K2]-1)" office:value-type="float" office:value="0.730744" calcext:value-type="float">
            <text:p>0.7307</text:p>
          </table:table-cell>
          <table:table-cell table:style-name="ce4" table:formula="of:=SUM(POWER([.M22]-([.E2]-[.E21]);2)+POWER([.M22]-([.E27]-[.E46]);2)+POWER([.M22]-([.E52]-[.E71]);2)+POWER([.M22]-([.E77]-[.E96]);2)+POWER([.M22]-([.E102]-[.E121]);2)+POWER([.M22]-([.E127]-[.E146]);2)+POWER([.M22]-([.E152]-[.E171]);2)+POWER([.M22]-([.E177]-[.E196]);2)+POWER([.M22]-([.E202]-[.E221]);2)+POWER([.M22]-([.E227]-[.E246]);2)+POWER([.M22]-([.E252]-[.E271]);2)+POWER([.M22]-([.E277]-[.E296]);2)+POWER([.M22]-([.E302]-[.E321]);2)+POWER([.M22]-([.E327]-[.E346]);2)+POWER([.M22]-([.E352]-[.E371]);2)+POWER([.M22]-([.E377]-[.E396]);2)+POWER([.M22]-([.E402]-[.E421]);2)+POWER([.M22]-([.E427]-[.E446]);2)+POWER([.M22]-([.E452]-[.E471]);2)+POWER([.M22]-([.E477]-[.E496]);2)+POWER([.M22]-([.E502]-[.E521]);2)+POWER([.M22]-([.E527]-[.E546]);2)+POWER([.M22]-([.E552]-[.E571]);2)+POWER([.M22]-([.E577]-[.E596]);2)+POWER([.M22]-([.E602]-[.E621]);2)+POWER([.M22]-([.E627]-[.E646]);2))/([.K2]-1)" office:value-type="float" office:value="0.00217601660544" calcext:value-type="float">
            <text:p>0.0022</text:p>
          </table:table-cell>
          <table:table-cell table:style-name="ce4" table:formula="of:=SQRT([.N22])" office:value-type="float" office:value="0.0466477931465145" calcext:value-type="float">
            <text:p>0.0466</text:p>
          </table:table-cell>
          <table:table-cell table:style-name="ce4" table:formula="of:=[.O22]/SQRT([.K$2])" office:value-type="float" office:value="0.00914838490461989" calcext:value-type="float">
            <text:p>0.0091</text:p>
          </table:table-cell>
          <table:table-cell table:style-name="ce4" table:formula="of:=[.M22]/[.P22]" office:value-type="float" office:value="79.8768315520894" calcext:value-type="float">
            <text:p>79.8768</text:p>
          </table:table-cell>
          <table:table-cell table:formula="of:=IF(ABS([.Q22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ifar10</text:p>
          </table:table-cell>
          <table:table-cell office:value-type="float" office:value="0.0195263392686844" calcext:value-type="float">
            <text:p>0.019526339268684</text:p>
          </table:table-cell>
          <table:table-cell office:value-type="string" calcext:value-type="string">
            <text:p>VGG13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93" calcext:value-type="float">
            <text:p>0.93</text:p>
          </table:table-cell>
          <table:table-cell office:value-type="float" office:value="308" calcext:value-type="float">
            <text:p>308</text:p>
          </table:table-cell>
          <table:table-cell office:value-type="float" office:value="3200" calcext:value-type="float">
            <text:p>3200</text:p>
          </table:table-cell>
          <table:table-cell office:value-type="float" office:value="12.2159090909091" calcext:value-type="float">
            <text:p>12.2159090909091</text:p>
          </table:table-cell>
          <table:table-cell table:number-columns-repeated="2"/>
          <table:table-cell table:formula="of:=[.F22]" office:value-type="float" office:value="0.94" calcext:value-type="float">
            <text:p>0.94</text:p>
          </table:table-cell>
          <table:table-cell table:style-name="ce4" table:formula="of:=SUM(([.E2]-[.E22])+([.E27]-[.E47])+([.E52]-[.E72])+([.E77]-[.E97])+([.E102]-[.E122])+([.E127]-[.E147])+([.E152]-[.E172])+([.E177]-[.E197])+([.E202]-[.E222])+([.E227]-[.E247])+([.E252]-[.E272])+([.E277]-[.E297])+([.E302]-[.E322])+([.E327]-[.E347])+([.E352]-[.E372])+([.E377]-[.E397])+([.E402]-[.E422])+([.E427]-[.E447])+([.E452]-[.E472])+([.E477]-[.E497])+([.E502]-[.E522])+([.E527]-[.E547])+([.E552]-[.E572])+([.E577]-[.E597])+([.E602]-[.E622])+([.E627]-[.E647]))/([.K2]-1)" office:value-type="float" office:value="0.783724" calcext:value-type="float">
            <text:p>0.7837</text:p>
          </table:table-cell>
          <table:table-cell table:style-name="ce4" table:formula="of:=SUM(POWER([.M23]-([.E2]-[.E22]);2)+POWER([.M23]-([.E27]-[.E47]);2)+POWER([.M23]-([.E52]-[.E72]);2)+POWER([.M23]-([.E77]-[.E97]);2)+POWER([.M23]-([.E102]-[.E122]);2)+POWER([.M23]-([.E127]-[.E147]);2)+POWER([.M23]-([.E152]-[.E172]);2)+POWER([.M23]-([.E177]-[.E197]);2)+POWER([.M23]-([.E202]-[.E222]);2)+POWER([.M23]-([.E227]-[.E247]);2)+POWER([.M23]-([.E252]-[.E272]);2)+POWER([.M23]-([.E277]-[.E297]);2)+POWER([.M23]-([.E302]-[.E322]);2)+POWER([.M23]-([.E327]-[.E347]);2)+POWER([.M23]-([.E352]-[.E372]);2)+POWER([.M23]-([.E377]-[.E397]);2)+POWER([.M23]-([.E402]-[.E422]);2)+POWER([.M23]-([.E427]-[.E447]);2)+POWER([.M23]-([.E452]-[.E472]);2)+POWER([.M23]-([.E477]-[.E497]);2)+POWER([.M23]-([.E502]-[.E522]);2)+POWER([.M23]-([.E527]-[.E547]);2)+POWER([.M23]-([.E552]-[.E572]);2)+POWER([.M23]-([.E577]-[.E597]);2)+POWER([.M23]-([.E602]-[.E622]);2)+POWER([.M23]-([.E627]-[.E647]);2))/([.K2]-1)" office:value-type="float" office:value="0.00146062375104" calcext:value-type="float">
            <text:p>0.0015</text:p>
          </table:table-cell>
          <table:table-cell table:style-name="ce4" table:formula="of:=SQRT([.N23])" office:value-type="float" office:value="0.038218107632901" calcext:value-type="float">
            <text:p>0.0382</text:p>
          </table:table-cell>
          <table:table-cell table:style-name="ce4" table:formula="of:=[.O23]/SQRT([.K$2])" office:value-type="float" office:value="0.00749518756125967" calcext:value-type="float">
            <text:p>0.0075</text:p>
          </table:table-cell>
          <table:table-cell table:style-name="ce4" table:formula="of:=[.M23]/[.P23]" office:value-type="float" office:value="104.563627473558" calcext:value-type="float">
            <text:p>104.5636</text:p>
          </table:table-cell>
          <table:table-cell table:formula="of:=IF(ABS([.Q23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ifar10</text:p>
          </table:table-cell>
          <table:table-cell office:value-type="float" office:value="0.0205677439928055" calcext:value-type="float">
            <text:p>0.020567743992806</text:p>
          </table:table-cell>
          <table:table-cell office:value-type="string" calcext:value-type="string">
            <text:p>VGG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92" calcext:value-type="float">
            <text:p>0.92</text:p>
          </table:table-cell>
          <table:table-cell office:value-type="float" office:value="278" calcext:value-type="float">
            <text:p>278</text:p>
          </table:table-cell>
          <table:table-cell office:value-type="float" office:value="3200" calcext:value-type="float">
            <text:p>3200</text:p>
          </table:table-cell>
          <table:table-cell office:value-type="float" office:value="11.0972909090909" calcext:value-type="float">
            <text:p>11.0972909090909</text:p>
          </table:table-cell>
          <table:table-cell table:number-columns-repeated="2"/>
          <table:table-cell table:formula="of:=[.F23]" office:value-type="float" office:value="0.93" calcext:value-type="float">
            <text:p>0.93</text:p>
          </table:table-cell>
          <table:table-cell table:style-name="ce4" table:formula="of:=SUM(([.E2]-[.E23])+([.E27]-[.E48])+([.E52]-[.E73])+([.E77]-[.E98])+([.E102]-[.E123])+([.E127]-[.E148])+([.E152]-[.E173])+([.E177]-[.E198])+([.E202]-[.E223])+([.E227]-[.E248])+([.E252]-[.E273])+([.E277]-[.E298])+([.E302]-[.E323])+([.E327]-[.E348])+([.E352]-[.E373])+([.E377]-[.E398])+([.E402]-[.E423])+([.E427]-[.E448])+([.E452]-[.E473])+([.E477]-[.E498])+([.E502]-[.E523])+([.E527]-[.E548])+([.E552]-[.E573])+([.E577]-[.E598])+([.E602]-[.E623])+([.E627]-[.E648]))/([.K2]-1)" office:value-type="float" office:value="0.796024" calcext:value-type="float">
            <text:p>0.7960</text:p>
          </table:table-cell>
          <table:table-cell table:style-name="ce4" table:formula="of:=SUM(POWER([.M24]-([.E2]-[.E23]);2)+POWER([.M24]-([.E27]-[.E48]);2)+POWER([.M24]-([.E52]-[.E73]);2)+POWER([.M24]-([.E77]-[.E98]);2)+POWER([.M24]-([.E102]-[.E123]);2)+POWER([.M24]-([.E127]-[.E148]);2)+POWER([.M24]-([.E152]-[.E173]);2)+POWER([.M24]-([.E177]-[.E198]);2)+POWER([.M24]-([.E202]-[.E223]);2)+POWER([.M24]-([.E227]-[.E248]);2)+POWER([.M24]-([.E252]-[.E273]);2)+POWER([.M24]-([.E277]-[.E298]);2)+POWER([.M24]-([.E302]-[.E323]);2)+POWER([.M24]-([.E327]-[.E348]);2)+POWER([.M24]-([.E352]-[.E373]);2)+POWER([.M24]-([.E377]-[.E398]);2)+POWER([.M24]-([.E402]-[.E423]);2)+POWER([.M24]-([.E427]-[.E448]);2)+POWER([.M24]-([.E452]-[.E473]);2)+POWER([.M24]-([.E477]-[.E498]);2)+POWER([.M24]-([.E502]-[.E523]);2)+POWER([.M24]-([.E527]-[.E548]);2)+POWER([.M24]-([.E552]-[.E573]);2)+POWER([.M24]-([.E577]-[.E598]);2)+POWER([.M24]-([.E602]-[.E623]);2)+POWER([.M24]-([.E627]-[.E648]);2))/([.K2]-1)" office:value-type="float" office:value="0.00138357096704001" calcext:value-type="float">
            <text:p>0.0014</text:p>
          </table:table-cell>
          <table:table-cell table:style-name="ce4" table:formula="of:=SQRT([.N24])" office:value-type="float" office:value="0.0371963837898257" calcext:value-type="float">
            <text:p>0.0372</text:p>
          </table:table-cell>
          <table:table-cell table:style-name="ce4" table:formula="of:=[.O24]/SQRT([.K$2])" office:value-type="float" office:value="0.00729481102997722" calcext:value-type="float">
            <text:p>0.0073</text:p>
          </table:table-cell>
          <table:table-cell table:style-name="ce4" table:formula="of:=[.M24]/[.P24]" office:value-type="float" office:value="109.121949386876" calcext:value-type="float">
            <text:p>109.1219</text:p>
          </table:table-cell>
          <table:table-cell table:formula="of:=IF(ABS([.Q24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ifar10</text:p>
          </table:table-cell>
          <table:table-cell office:value-type="float" office:value="0.021645358300209" calcext:value-type="float">
            <text:p>0.021645358300209</text:p>
          </table:table-cell>
          <table:table-cell office:value-type="string" calcext:value-type="string">
            <text:p>VGG1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2"/>
          <table:table-cell table:formula="of:=[.F24]" office:value-type="float" office:value="0.92" calcext:value-type="float">
            <text:p>0.92</text:p>
          </table:table-cell>
          <table:table-cell table:style-name="ce4" table:formula="of:=SUM(([.E2]-[.E24])+([.E27]-[.E49])+([.E52]-[.E74])+([.E77]-[.E99])+([.E102]-[.E124])+([.E127]-[.E149])+([.E152]-[.E174])+([.E177]-[.E199])+([.E202]-[.E224])+([.E227]-[.E249])+([.E252]-[.E274])+([.E277]-[.E299])+([.E302]-[.E324])+([.E327]-[.E349])+([.E352]-[.E374])+([.E377]-[.E399])+([.E402]-[.E424])+([.E427]-[.E449])+([.E452]-[.E474])+([.E477]-[.E499])+([.E502]-[.E524])+([.E527]-[.E549])+([.E552]-[.E574])+([.E577]-[.E599])+([.E602]-[.E624])+([.E627]-[.E649]))/([.K2]-1)" office:value-type="float" office:value="0.809628" calcext:value-type="float">
            <text:p>0.8096</text:p>
          </table:table-cell>
          <table:table-cell table:style-name="ce4" table:formula="of:=SUM(POWER([.M25]-([.E2]-[.E24]);2)+POWER([.M25]-([.E27]-[.E49]);2)+POWER([.M25]-([.E52]-[.E74]);2)+POWER([.M25]-([.E77]-[.E99]);2)+POWER([.M25]-([.E102]-[.E124]);2)+POWER([.M25]-([.E127]-[.E149]);2)+POWER([.M25]-([.E152]-[.E174]);2)+POWER([.M25]-([.E177]-[.E199]);2)+POWER([.M25]-([.E202]-[.E224]);2)+POWER([.M25]-([.E227]-[.E249]);2)+POWER([.M25]-([.E252]-[.E274]);2)+POWER([.M25]-([.E277]-[.E299]);2)+POWER([.M25]-([.E302]-[.E324]);2)+POWER([.M25]-([.E327]-[.E349]);2)+POWER([.M25]-([.E352]-[.E374]);2)+POWER([.M25]-([.E377]-[.E399]);2)+POWER([.M25]-([.E402]-[.E424]);2)+POWER([.M25]-([.E427]-[.E449]);2)+POWER([.M25]-([.E452]-[.E474]);2)+POWER([.M25]-([.E477]-[.E499]);2)+POWER([.M25]-([.E502]-[.E524]);2)+POWER([.M25]-([.E527]-[.E549]);2)+POWER([.M25]-([.E552]-[.E574]);2)+POWER([.M25]-([.E577]-[.E599]);2)+POWER([.M25]-([.E602]-[.E624]);2)+POWER([.M25]-([.E627]-[.E649]);2))/([.K2]-1)" office:value-type="float" office:value="0.00127821555136" calcext:value-type="float">
            <text:p>0.0013</text:p>
          </table:table-cell>
          <table:table-cell table:style-name="ce4" table:formula="of:=SQRT([.N25])" office:value-type="float" office:value="0.0357521405143804" calcext:value-type="float">
            <text:p>0.0358</text:p>
          </table:table-cell>
          <table:table-cell table:style-name="ce4" table:formula="of:=[.O25]/SQRT([.K$2])" office:value-type="float" office:value="0.00701157162059757" calcext:value-type="float">
            <text:p>0.0070</text:p>
          </table:table-cell>
          <table:table-cell table:style-name="ce4" table:formula="of:=[.M25]/[.P25]" office:value-type="float" office:value="115.470260279677" calcext:value-type="float">
            <text:p>115.4703</text:p>
          </table:table-cell>
          <table:table-cell table:formula="of:=IF(ABS([.Q25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ifar10</text:p>
          </table:table-cell>
          <table:table-cell office:value-type="float" office:value="0.0223305217981339" calcext:value-type="float">
            <text:p>0.022330521798134</text:p>
          </table:table-cell>
          <table:table-cell office:value-type="string" calcext:value-type="string">
            <text:p>VGG13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2727272727" calcext:value-type="float">
            <text:p>9.16192727272727</text:p>
          </table:table-cell>
          <table:table-cell table:number-columns-repeated="2"/>
          <table:table-cell table:formula="of:=[.F25]" office:value-type="float" office:value="0.91" calcext:value-type="float">
            <text:p>0.91</text:p>
          </table:table-cell>
          <table:table-cell table:style-name="ce4" table:formula="of:=SUM(([.E2]-[.E25])+([.E27]-[.E50])+([.E52]-[.E75])+([.E77]-[.E100])+([.E102]-[.E125])+([.E127]-[.E150])+([.E152]-[.E175])+([.E177]-[.E200])+([.E202]-[.E225])+([.E227]-[.E250])+([.E252]-[.E275])+([.E277]-[.E300])+([.E302]-[.E325])+([.E327]-[.E350])+([.E352]-[.E375])+([.E377]-[.E400])+([.E402]-[.E425])+([.E427]-[.E450])+([.E452]-[.E475])+([.E477]-[.E500])+([.E502]-[.E525])+([.E527]-[.E550])+([.E552]-[.E575])+([.E577]-[.E600])+([.E602]-[.E625])+([.E627]-[.E650]))/([.K2]-1)" office:value-type="float" office:value="0.818188" calcext:value-type="float">
            <text:p>0.8182</text:p>
          </table:table-cell>
          <table:table-cell table:style-name="ce4" table:formula="of:=SUM(POWER([.M26]-([.E2]-[.E25]);2)+POWER([.M26]-([.E27]-[.E50]);2)+POWER([.M26]-([.E52]-[.E75]);2)+POWER([.M26]-([.E77]-[.E100]);2)+POWER([.M26]-([.E102]-[.E125]);2)+POWER([.M26]-([.E127]-[.E150]);2)+POWER([.M26]-([.E152]-[.E175]);2)+POWER([.M26]-([.E177]-[.E200]);2)+POWER([.M26]-([.E202]-[.E225]);2)+POWER([.M26]-([.E227]-[.E250]);2)+POWER([.M26]-([.E252]-[.E275]);2)+POWER([.M26]-([.E277]-[.E300]);2)+POWER([.M26]-([.E302]-[.E325]);2)+POWER([.M26]-([.E327]-[.E350]);2)+POWER([.M26]-([.E352]-[.E375]);2)+POWER([.M26]-([.E377]-[.E400]);2)+POWER([.M26]-([.E402]-[.E425]);2)+POWER([.M26]-([.E427]-[.E450]);2)+POWER([.M26]-([.E452]-[.E475]);2)+POWER([.M26]-([.E477]-[.E500]);2)+POWER([.M26]-([.E502]-[.E525]);2)+POWER([.M26]-([.E527]-[.E550]);2)+POWER([.M26]-([.E552]-[.E575]);2)+POWER([.M26]-([.E577]-[.E600]);2)+POWER([.M26]-([.E602]-[.E625]);2)+POWER([.M26]-([.E627]-[.E650]);2))/([.K2]-1)" office:value-type="float" office:value="0.00123557638976001" calcext:value-type="float">
            <text:p>0.0012</text:p>
          </table:table-cell>
          <table:table-cell table:style-name="ce4" table:formula="of:=SQRT([.N26])" office:value-type="float" office:value="0.0351507665600625" calcext:value-type="float">
            <text:p>0.0352</text:p>
          </table:table-cell>
          <table:table-cell table:style-name="ce4" table:formula="of:=[.O26]/SQRT([.K$2])" office:value-type="float" office:value="0.00689363248490397" calcext:value-type="float">
            <text:p>0.0069</text:p>
          </table:table-cell>
          <table:table-cell table:style-name="ce4" table:formula="of:=[.M26]/[.P26]" office:value-type="float" office:value="118.687499194613" calcext:value-type="float">
            <text:p>118.6875</text:p>
          </table:table-cell>
          <table:table-cell table:formula="of:=IF(ABS([.Q26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ifar10</text:p>
          </table:table-cell>
          <table:table-cell office:value-type="float" office:value="0.00286687040477991" calcext:value-type="float">
            <text:p>0.0028668704047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table:formula="of:=[.F26]" office:value-type="float" office:value="0.9" calcext:value-type="float">
            <text:p>0.9</text:p>
          </table:table-cell>
          <table:table-cell table:style-name="ce4" table:formula="of:=SUM(([.E2]-[.E26])+([.E27]-[.E51])+([.E52]-[.E76])+([.E77]-[.E101])+([.E102]-[.E126])+([.E127]-[.E151])+([.E152]-[.E176])+([.E177]-[.E201])+([.E202]-[.E226])+([.E227]-[.E251])+([.E252]-[.E276])+([.E277]-[.E301])+([.E302]-[.E326])+([.E327]-[.E351])+([.E352]-[.E376])+([.E377]-[.E401])+([.E402]-[.E426])+([.E427]-[.E451])+([.E452]-[.E476])+([.E477]-[.E501])+([.E502]-[.E526])+([.E527]-[.E551])+([.E552]-[.E576])+([.E577]-[.E601])+([.E602]-[.E626])+([.E627]-[.E651]))/([.K2]-1)" office:value-type="float" office:value="0.824576" calcext:value-type="float">
            <text:p>0.8246</text:p>
          </table:table-cell>
          <table:table-cell table:style-name="ce4" table:formula="of:=SUM(POWER([.M27]-([.E2]-[.E26]);2)+POWER([.M27]-([.E27]-[.E51]);2)+POWER([.M27]-([.E52]-[.E76]);2)+POWER([.M27]-([.E77]-[.E101]);2)+POWER([.M27]-([.E102]-[.E126]);2)+POWER([.M27]-([.E127]-[.E151]);2)+POWER([.M27]-([.E152]-[.E176]);2)+POWER([.M27]-([.E177]-[.E201]);2)+POWER([.M27]-([.E202]-[.E226]);2)+POWER([.M27]-([.E227]-[.E251]);2)+POWER([.M27]-([.E252]-[.E276]);2)+POWER([.M27]-([.E277]-[.E301]);2)+POWER([.M27]-([.E302]-[.E326]);2)+POWER([.M27]-([.E327]-[.E351]);2)+POWER([.M27]-([.E352]-[.E376]);2)+POWER([.M27]-([.E377]-[.E401]);2)+POWER([.M27]-([.E402]-[.E426]);2)+POWER([.M27]-([.E427]-[.E451]);2)+POWER([.M27]-([.E452]-[.E476]);2)+POWER([.M27]-([.E477]-[.E501]);2)+POWER([.M27]-([.E502]-[.E526]);2)+POWER([.M27]-([.E527]-[.E551]);2)+POWER([.M27]-([.E552]-[.E576]);2)+POWER([.M27]-([.E577]-[.E601]);2)+POWER([.M27]-([.E602]-[.E626]);2)+POWER([.M27]-([.E627]-[.E651]);2))/([.K2]-1)" office:value-type="float" office:value="0.00118318101504" calcext:value-type="float">
            <text:p>0.0012</text:p>
          </table:table-cell>
          <table:table-cell table:style-name="ce4" table:formula="of:=SQRT([.N27])" office:value-type="float" office:value="0.0343973983760399" calcext:value-type="float">
            <text:p>0.0344</text:p>
          </table:table-cell>
          <table:table-cell table:style-name="ce4" table:formula="of:=[.O27]/SQRT([.K$2])" office:value-type="float" office:value="0.0067458848283174" calcext:value-type="float">
            <text:p>0.0067</text:p>
          </table:table-cell>
          <table:table-cell table:style-name="ce4" table:formula="of:=[.M27]/[.P27]" office:value-type="float" office:value="122.23392794058" calcext:value-type="float">
            <text:p>122.2339</text:p>
          </table:table-cell>
          <table:table-cell table:formula="of:=IF(ABS([.Q27])&gt;[.K$4];&quot;YES&quot;;&quot;NO&quot;)" office:value-type="string" office:string-value="YES" calcext:value-type="string">
            <text:p>YE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ifar10</text:p>
          </table:table-cell>
          <table:table-cell office:value-type="float" office:value="0.00285785316377878" calcext:value-type="float">
            <text:p>0.002857853163779</text:p>
          </table:table-cell>
          <table:table-cell office:value-type="string" calcext:value-type="string">
            <text:p>VGG13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6" calcext:value-type="float">
            <text:p>2436</text:p>
          </table:table-cell>
          <table:table-cell office:value-type="float" office:value="3200" calcext:value-type="float">
            <text:p>3200</text:p>
          </table:table-cell>
          <table:table-cell office:value-type="float" office:value="82.1022545454546" calcext:value-type="float">
            <text:p>82.1022545454546</text:p>
          </table:table-cell>
          <table:table-cell table:number-columns-repeated="3"/>
          <table:table-cell table:style-name="ce4" table:number-columns-repeated="5"/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ifar10</text:p>
          </table:table-cell>
          <table:table-cell office:value-type="float" office:value="0.00284377001672983" calcext:value-type="float">
            <text:p>0.00284377001673</text:p>
          </table:table-cell>
          <table:table-cell office:value-type="string" calcext:value-type="string">
            <text:p>VGG13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3" calcext:value-type="float">
            <text:p>2253</text:p>
          </table:table-cell>
          <table:table-cell office:value-type="float" office:value="3200" calcext:value-type="float">
            <text:p>3200</text:p>
          </table:table-cell>
          <table:table-cell office:value-type="float" office:value="77.0596545454545" calcext:value-type="float">
            <text:p>77.0596545454545</text:p>
          </table:table-cell>
          <table:table-cell table:number-columns-repeated="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ifar10</text:p>
          </table:table-cell>
          <table:table-cell office:value-type="float" office:value="0.00284047300666571" calcext:value-type="float">
            <text:p>0.002840473006666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4" calcext:value-type="float">
            <text:p>2144</text:p>
          </table:table-cell>
          <table:table-cell office:value-type="float" office:value="3200" calcext:value-type="float">
            <text:p>3200</text:p>
          </table:table-cell>
          <table:table-cell office:value-type="float" office:value="73.8458818181818" calcext:value-type="float">
            <text:p>73.8458818181818</text:p>
          </table:table-cell>
          <table:table-cell table:number-columns-repeated="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ifar10</text:p>
          </table:table-cell>
          <table:table-cell office:value-type="float" office:value="0.00284250496476889" calcext:value-type="float">
            <text:p>0.002842504964769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2" calcext:value-type="float">
            <text:p>2062</text:p>
          </table:table-cell>
          <table:table-cell office:value-type="float" office:value="3200" calcext:value-type="float">
            <text:p>3200</text:p>
          </table:table-cell>
          <table:table-cell office:value-type="float" office:value="71.4311090909091" calcext:value-type="float">
            <text:p>71.4311090909091</text:p>
          </table:table-cell>
          <table:table-cell table:number-columns-repeated="2"/>
          <table:table-cell table:formula="of:=[.L2]" office:value-type="string" office:string-value="thresh" calcext:value-type="string">
            <text:p>thresh</text:p>
          </table:table-cell>
          <table:table-cell table:formula="of:=[.M2]" office:value-type="string" office:string-value="mean diff" calcext:value-type="string">
            <text:p>mean diff</text:p>
          </table:table-cell>
          <table:table-cell table:formula="of:=[.O2]" office:value-type="string" office:string-value="std dev" calcext:value-type="string">
            <text:p>std dev</text:p>
          </table:table-cell>
          <table:table-cell table:formula="of:=[.Q2]" office:value-type="string" office:string-value="t" calcext:value-type="string">
            <text:p>t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ifar10</text:p>
          </table:table-cell>
          <table:table-cell office:value-type="float" office:value="0.00284747132062912" calcext:value-type="float">
            <text:p>0.002847471320629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7" calcext:value-type="float">
            <text:p>1997</text:p>
          </table:table-cell>
          <table:table-cell office:value-type="float" office:value="3200" calcext:value-type="float">
            <text:p>3200</text:p>
          </table:table-cell>
          <table:table-cell office:value-type="float" office:value="69.2116363636364" calcext:value-type="float">
            <text:p>69.2116363636364</text:p>
          </table:table-cell>
          <table:table-cell table:number-columns-repeated="2"/>
          <table:table-cell table:formula="of:=[.L3]" office:value-type="float" office:value="3" calcext:value-type="float">
            <text:p>3</text:p>
          </table:table-cell>
          <table:table-cell table:style-name="ce4" table:formula="of:=[.M3]" office:value-type="float" office:value="0" calcext:value-type="float">
            <text:p>0.0000</text:p>
          </table:table-cell>
          <table:table-cell table:formula="of:=[.O3]" office:value-type="float" office:value="0" calcext:value-type="float">
            <text:p>0</text:p>
          </table:table-cell>
          <table:table-cell table:formula="of:=[.Q3]" office:value-type="string" office:string-value="" calcext:value-type="error">
            <text:p>#DIV/0!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ifar10</text:p>
          </table:table-cell>
          <table:table-cell office:value-type="float" office:value="0.00283365913629532" calcext:value-type="float">
            <text:p>0.002833659136295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2" calcext:value-type="float">
            <text:p>1942</text:p>
          </table:table-cell>
          <table:table-cell office:value-type="float" office:value="3200" calcext:value-type="float">
            <text:p>3200</text:p>
          </table:table-cell>
          <table:table-cell office:value-type="float" office:value="67.3828" calcext:value-type="float">
            <text:p>67.3828</text:p>
          </table:table-cell>
          <table:table-cell table:number-columns-repeated="2"/>
          <table:table-cell table:formula="of:=[.L4]" office:value-type="float" office:value="0.9999" calcext:value-type="float">
            <text:p>0.9999</text:p>
          </table:table-cell>
          <table:table-cell table:style-name="ce4" table:formula="of:=[.M4]" office:value-type="float" office:value="-0.000408" calcext:value-type="float">
            <text:p>-0.0004</text:p>
          </table:table-cell>
          <table:table-cell table:style-name="ce4" table:formula="of:=[.O4]" office:value-type="float" office:value="0.000828127139997244" calcext:value-type="float">
            <text:p>0.0008</text:p>
          </table:table-cell>
          <table:table-cell table:style-name="ce4" table:formula="of:=[.Q4]" office:value-type="float" office:value="-2.51217459381029" calcext:value-type="float">
            <text:p>-2.5122</text:p>
          </table:table-cell>
          <table:table-cell table:style-name="ce4" table:formula="of:=[.R4]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ifar10</text:p>
          </table:table-cell>
          <table:table-cell office:value-type="float" office:value="0.00283973517566919" calcext:value-type="float">
            <text:p>0.002839735175669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6" calcext:value-type="float">
            <text:p>1896</text:p>
          </table:table-cell>
          <table:table-cell office:value-type="float" office:value="3200" calcext:value-type="float">
            <text:p>3200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2"/>
          <table:table-cell table:formula="of:=[.L5]" office:value-type="float" office:value="0.9998" calcext:value-type="float">
            <text:p>0.9998</text:p>
          </table:table-cell>
          <table:table-cell table:style-name="ce4" table:formula="of:=[.M5]" office:value-type="float" office:value="-0.000503999999999998" calcext:value-type="float">
            <text:p>-0.0005</text:p>
          </table:table-cell>
          <table:table-cell table:style-name="ce4" table:formula="of:=[.O5]" office:value-type="float" office:value="0.000880990715047566" calcext:value-type="float">
            <text:p>0.0009</text:p>
          </table:table-cell>
          <table:table-cell table:style-name="ce4" table:formula="of:=[.Q5]" office:value-type="float" office:value="-2.91706347292434" calcext:value-type="float">
            <text:p>-2.9171</text:p>
          </table:table-cell>
          <table:table-cell table:style-name="ce4" table:formula="of:=[.R5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ifar10</text:p>
          </table:table-cell>
          <table:table-cell office:value-type="float" office:value="0.00283240169882774" calcext:value-type="float">
            <text:p>0.002832401698828</text:p>
          </table:table-cell>
          <table:table-cell office:value-type="string" calcext:value-type="string">
            <text:p>VGG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4" calcext:value-type="float">
            <text:p>1854</text:p>
          </table:table-cell>
          <table:table-cell office:value-type="float" office:value="3200" calcext:value-type="float">
            <text:p>3200</text:p>
          </table:table-cell>
          <table:table-cell office:value-type="float" office:value="64.5596545454545" calcext:value-type="float">
            <text:p>64.5596545454545</text:p>
          </table:table-cell>
          <table:table-cell table:number-columns-repeated="2"/>
          <table:table-cell table:formula="of:=[.L13]" office:value-type="float" office:value="0.999" calcext:value-type="float">
            <text:p>0.999</text:p>
          </table:table-cell>
          <table:table-cell table:style-name="ce4" table:formula="of:=[.M13]" office:value-type="float" office:value="-0.00180799999999999" calcext:value-type="float">
            <text:p>-0.0018</text:p>
          </table:table-cell>
          <table:table-cell table:style-name="ce4" table:formula="of:=[.O13]" office:value-type="float" office:value="0.00161254164597382" calcext:value-type="float">
            <text:p>0.0016</text:p>
          </table:table-cell>
          <table:table-cell table:style-name="ce4" table:formula="of:=[.Q13]" office:value-type="float" office:value="-5.71707856574973" calcext:value-type="float">
            <text:p>-5.7171</text:p>
          </table:table-cell>
          <table:table-cell table:style-name="ce4" table:formula="of:=[.R13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ifar10</text:p>
          </table:table-cell>
          <table:table-cell office:value-type="float" office:value="0.00280120337605476" calcext:value-type="float">
            <text:p>0.002801203376055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4" calcext:value-type="float">
            <text:p>1814</text:p>
          </table:table-cell>
          <table:table-cell office:value-type="float" office:value="3200" calcext:value-type="float">
            <text:p>3200</text:p>
          </table:table-cell>
          <table:table-cell office:value-type="float" office:value="63.2102181818182" calcext:value-type="float">
            <text:p>63.2102181818182</text:p>
          </table:table-cell>
          <table:table-cell table:number-columns-repeated="2"/>
          <table:table-cell table:formula="of:=[.L14]" office:value-type="float" office:value="0.998" calcext:value-type="float">
            <text:p>0.998</text:p>
          </table:table-cell>
          <table:table-cell table:style-name="ce4" table:formula="of:=[.M14]" office:value-type="float" office:value="-0.00173599999999999" calcext:value-type="float">
            <text:p>-0.0017</text:p>
          </table:table-cell>
          <table:table-cell table:style-name="ce4" table:formula="of:=[.O14]" office:value-type="float" office:value="0.00217376443986002" calcext:value-type="float">
            <text:p>0.0022</text:p>
          </table:table-cell>
          <table:table-cell table:style-name="ce4" table:formula="of:=[.Q14]" office:value-type="float" office:value="-4.07215138553239" calcext:value-type="float">
            <text:p>-4.0722</text:p>
          </table:table-cell>
          <table:table-cell table:style-name="ce4" table:formula="of:=[.R14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ifar10</text:p>
          </table:table-cell>
          <table:table-cell office:value-type="float" office:value="0.00279974437206984" calcext:value-type="float">
            <text:p>0.00279974437207</text:p>
          </table:table-cell>
          <table:table-cell office:value-type="string" calcext:value-type="string">
            <text:p>VGG1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4" calcext:value-type="float">
            <text:p>1784</text:p>
          </table:table-cell>
          <table:table-cell office:value-type="float" office:value="3200" calcext:value-type="float">
            <text:p>3200</text:p>
          </table:table-cell>
          <table:table-cell office:value-type="float" office:value="62.3224363636364" calcext:value-type="float">
            <text:p>62.3224363636364</text:p>
          </table:table-cell>
          <table:table-cell table:number-columns-repeated="2"/>
          <table:table-cell table:formula="of:=[.L15]" office:value-type="float" office:value="0.996" calcext:value-type="float">
            <text:p>0.996</text:p>
          </table:table-cell>
          <table:table-cell table:style-name="ce4" table:formula="of:=[.M15]" office:value-type="float" office:value="-0.000564000000000009" calcext:value-type="float">
            <text:p>-0.0006</text:p>
          </table:table-cell>
          <table:table-cell table:style-name="ce4" table:formula="of:=[.O15]" office:value-type="float" office:value="0.00303812900318601" calcext:value-type="float">
            <text:p>0.0030</text:p>
          </table:table-cell>
          <table:table-cell table:style-name="ce4" table:formula="of:=[.Q15]" office:value-type="float" office:value="-0.946584889137541" calcext:value-type="float">
            <text:p>-0.9466</text:p>
          </table:table-cell>
          <table:table-cell table:style-name="ce4" table:formula="of:=[.R15]" office:value-type="string" office:string-value="NO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ifar10</text:p>
          </table:table-cell>
          <table:table-cell office:value-type="float" office:value="0.00270629436373711" calcext:value-type="float">
            <text:p>0.002706294363737</text:p>
          </table:table-cell>
          <table:table-cell office:value-type="string" calcext:value-type="string">
            <text:p>VGG1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98" calcext:value-type="float">
            <text:p>0.998</text:p>
          </table:table-cell>
          <table:table-cell office:value-type="float" office:value="1544" calcext:value-type="float">
            <text:p>1544</text:p>
          </table:table-cell>
          <table:table-cell office:value-type="float" office:value="3200" calcext:value-type="float">
            <text:p>3200</text:p>
          </table:table-cell>
          <table:table-cell office:value-type="float" office:value="54.4034090909091" calcext:value-type="float">
            <text:p>54.4034090909091</text:p>
          </table:table-cell>
          <table:table-cell table:number-columns-repeated="2"/>
          <table:table-cell table:formula="of:=[.L16]" office:value-type="float" office:value="0.994" calcext:value-type="float">
            <text:p>0.994</text:p>
          </table:table-cell>
          <table:table-cell table:style-name="ce4" table:formula="of:=[.M16]" office:value-type="float" office:value="0.003888" calcext:value-type="float">
            <text:p>0.0039</text:p>
          </table:table-cell>
          <table:table-cell table:style-name="ce4" table:formula="of:=[.O16]" office:value-type="float" office:value="0.00428375043157279" calcext:value-type="float">
            <text:p>0.0043</text:p>
          </table:table-cell>
          <table:table-cell table:style-name="ce4" table:formula="of:=[.Q16]" office:value-type="float" office:value="4.62795118098651" calcext:value-type="float">
            <text:p>4.6280</text:p>
          </table:table-cell>
          <table:table-cell table:style-name="ce4" table:formula="of:=[.R16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ifar10</text:p>
          </table:table-cell>
          <table:table-cell office:value-type="float" office:value="0.00265301067084074" calcext:value-type="float">
            <text:p>0.002653010670841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6" calcext:value-type="float">
            <text:p>0.996</text:p>
          </table:table-cell>
          <table:table-cell office:value-type="float" office:value="1296" calcext:value-type="float">
            <text:p>1296</text:p>
          </table:table-cell>
          <table:table-cell office:value-type="float" office:value="3200" calcext:value-type="float">
            <text:p>3200</text:p>
          </table:table-cell>
          <table:table-cell office:value-type="float" office:value="46.2358" calcext:value-type="float">
            <text:p>46.2358</text:p>
          </table:table-cell>
          <table:table-cell table:number-columns-repeated="2"/>
          <table:table-cell table:formula="of:=[.L18]" office:value-type="float" office:value="0.99" calcext:value-type="float">
            <text:p>0.99</text:p>
          </table:table-cell>
          <table:table-cell table:style-name="ce4" table:formula="of:=[.M18]" office:value-type="float" office:value="0.018472" calcext:value-type="float">
            <text:p>0.0185</text:p>
          </table:table-cell>
          <table:table-cell table:style-name="ce4" table:formula="of:=[.O18]" office:value-type="float" office:value="0.0135849404621441" calcext:value-type="float">
            <text:p>0.0136</text:p>
          </table:table-cell>
          <table:table-cell table:style-name="ce4" table:formula="of:=[.Q18]" office:value-type="float" office:value="6.93334569389935" calcext:value-type="float">
            <text:p>6.9333</text:p>
          </table:table-cell>
          <table:table-cell table:style-name="ce4" table:formula="of:=[.R18]" office:value-type="string" office:string-value="YES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ifar10</text:p>
          </table:table-cell>
          <table:table-cell office:value-type="float" office:value="0.00262341955155134" calcext:value-type="float">
            <text:p>0.002623419551551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4" calcext:value-type="float">
            <text:p>0.994</text:p>
          </table:table-cell>
          <table:table-cell office:value-type="float" office:value="1141" calcext:value-type="float">
            <text:p>1141</text:p>
          </table:table-cell>
          <table:table-cell office:value-type="float" office:value="3200" calcext:value-type="float">
            <text:p>3200</text:p>
          </table:table-cell>
          <table:table-cell office:value-type="float" office:value="41.1044090909091" calcext:value-type="float">
            <text:p>41.1044090909091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ifar10</text:p>
          </table:table-cell>
          <table:table-cell office:value-type="float" office:value="0.00264562026411295" calcext:value-type="float">
            <text:p>0.002645620264113</text:p>
          </table:table-cell>
          <table:table-cell office:value-type="string" calcext:value-type="string">
            <text:p>VGG1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1626272727273" calcext:value-type="float">
            <text:p>37.1626272727273</text:p>
          </table:table-cell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far10</text:p>
          </table:table-cell>
          <table:table-cell office:value-type="float" office:value="0.00271914321482182" calcext:value-type="float">
            <text:p>0.002719143214822</text:p>
          </table:table-cell>
          <table:table-cell office:value-type="string" calcext:value-type="string">
            <text:p>VGG1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2507" calcext:value-type="float">
            <text:p>34.2507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ifar10</text:p>
          </table:table-cell>
          <table:table-cell office:value-type="float" office:value="0.0048966535359621" calcext:value-type="float">
            <text:p>0.004896653535962</text:p>
          </table:table-cell>
          <table:table-cell office:value-type="string" calcext:value-type="string">
            <text:p>VGG13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98" calcext:value-type="float">
            <text:p>0.98</text:p>
          </table:table-cell>
          <table:table-cell office:value-type="float" office:value="676" calcext:value-type="float">
            <text:p>676</text:p>
          </table:table-cell>
          <table:table-cell office:value-type="float" office:value="3200" calcext:value-type="float">
            <text:p>3200</text:p>
          </table:table-cell>
          <table:table-cell office:value-type="float" office:value="25.4083727272727" calcext:value-type="float">
            <text:p>25.4083727272727</text:p>
          </table:table-cell>
          <table:table-cell table:number-columns-repeated="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ifar10</text:p>
          </table:table-cell>
          <table:table-cell office:value-type="float" office:value="0.00690670448541641" calcext:value-type="float">
            <text:p>0.006906704485416</text:p>
          </table:table-cell>
          <table:table-cell office:value-type="string" calcext:value-type="string">
            <text:p>VGG1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545454545" calcext:value-type="float">
            <text:p>20.8984545454545</text:p>
          </table:table-cell>
          <table:table-cell table:number-columns-repeated="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ifar10</text:p>
          </table:table-cell>
          <table:table-cell office:value-type="float" office:value="0.0124035058021545" calcext:value-type="float">
            <text:p>0.012403505802155</text:p>
          </table:table-cell>
          <table:table-cell office:value-type="string" calcext:value-type="string">
            <text:p>VGG13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96" calcext:value-type="float">
            <text:p>0.96</text:p>
          </table:table-cell>
          <table:table-cell office:value-type="float" office:value="453" calcext:value-type="float">
            <text:p>453</text:p>
          </table:table-cell>
          <table:table-cell office:value-type="float" office:value="3200" calcext:value-type="float">
            <text:p>3200</text:p>
          </table:table-cell>
          <table:table-cell office:value-type="float" office:value="17.4893454545455" calcext:value-type="float">
            <text:p>17.4893454545455</text:p>
          </table:table-cell>
          <table:table-cell table:number-columns-repeated="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ifar10</text:p>
          </table:table-cell>
          <table:table-cell office:value-type="float" office:value="0.0164638442158699" calcext:value-type="float">
            <text:p>0.01646384421587</text:p>
          </table:table-cell>
          <table:table-cell office:value-type="string" calcext:value-type="string">
            <text:p>VGG13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054" calcext:value-type="float">
            <text:p>15.3054</text:p>
          </table:table-cell>
          <table:table-cell table:number-columns-repeated="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ifar10</text:p>
          </table:table-cell>
          <table:table-cell office:value-type="float" office:value="0.0174158601999283" calcext:value-type="float">
            <text:p>0.017415860199928</text:p>
          </table:table-cell>
          <table:table-cell office:value-type="string" calcext:value-type="string">
            <text:p>VGG13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653363636364" calcext:value-type="float">
            <text:p>13.5653363636364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ifar10</text:p>
          </table:table-cell>
          <table:table-cell office:value-type="float" office:value="0.0177315929174423" calcext:value-type="float">
            <text:p>0.017731592917442</text:p>
          </table:table-cell>
          <table:table-cell office:value-type="string" calcext:value-type="string">
            <text:p>VGG13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2514090909091" calcext:value-type="float">
            <text:p>12.2514090909091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ifar10</text:p>
          </table:table-cell>
          <table:table-cell office:value-type="float" office:value="0.0181511417150497" calcext:value-type="float">
            <text:p>0.01815114171505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2038272727273" calcext:value-type="float">
            <text:p>11.2038272727273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far10</text:p>
          </table:table-cell>
          <table:table-cell office:value-type="float" office:value="0.0197781682252884" calcext:value-type="float">
            <text:p>0.019778168225288</text:p>
          </table:table-cell>
          <table:table-cell office:value-type="string" calcext:value-type="string">
            <text:p>VGG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1207363636364" calcext:value-type="float">
            <text:p>10.1207363636364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ifar10</text:p>
          </table:table-cell>
          <table:table-cell office:value-type="float" office:value="0.0202826132059097" calcext:value-type="float">
            <text:p>0.02028261320591</text:p>
          </table:table-cell>
          <table:table-cell office:value-type="string" calcext:value-type="string">
            <text:p>VGG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3949090909091" calcext:value-type="float">
            <text:p>9.33949090909091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ifar10</text:p>
          </table:table-cell>
          <table:table-cell office:value-type="float" office:value="0.00324366601705551" calcext:value-type="float">
            <text:p>0.003243666017056</text:p>
          </table:table-cell>
          <table:table-cell office:value-type="string" calcext:value-type="string">
            <text:p>VGG13</text:p>
          </table:table-cell>
          <table:table-cell office:value-type="float" office:value="0.891" calcext:value-type="float">
            <text:p>0.8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ifar10</text:p>
          </table:table-cell>
          <table:table-cell office:value-type="float" office:value="0.00322232415229082" calcext:value-type="float">
            <text:p>0.003222324152291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22" calcext:value-type="float">
            <text:p>2422</text:p>
          </table:table-cell>
          <table:table-cell office:value-type="float" office:value="3200" calcext:value-type="float">
            <text:p>3200</text:p>
          </table:table-cell>
          <table:table-cell office:value-type="float" office:value="81.8181727272727" calcext:value-type="float">
            <text:p>81.8181727272727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ifar10</text:p>
          </table:table-cell>
          <table:table-cell office:value-type="float" office:value="0.00321163776516914" calcext:value-type="float">
            <text:p>0.003211637765169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2" calcext:value-type="float">
            <text:p>2242</text:p>
          </table:table-cell>
          <table:table-cell office:value-type="float" office:value="3200" calcext:value-type="float">
            <text:p>3200</text:p>
          </table:table-cell>
          <table:table-cell office:value-type="float" office:value="77.0241545454545" calcext:value-type="float">
            <text:p>77.0241545454545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ifar10</text:p>
          </table:table-cell>
          <table:table-cell office:value-type="float" office:value="0.0032100090354681" calcext:value-type="float">
            <text:p>0.003210009035468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5" calcext:value-type="float">
            <text:p>2135</text:p>
          </table:table-cell>
          <table:table-cell office:value-type="float" office:value="3200" calcext:value-type="float">
            <text:p>3200</text:p>
          </table:table-cell>
          <table:table-cell office:value-type="float" office:value="73.7393454545455" calcext:value-type="float">
            <text:p>73.7393454545455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ifar10</text:p>
          </table:table-cell>
          <table:table-cell office:value-type="float" office:value="0.003209830917418" calcext:value-type="float">
            <text:p>0.003209830917418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6" calcext:value-type="float">
            <text:p>2056</text:p>
          </table:table-cell>
          <table:table-cell office:value-type="float" office:value="3200" calcext:value-type="float">
            <text:p>3200</text:p>
          </table:table-cell>
          <table:table-cell office:value-type="float" office:value="71.3601" calcext:value-type="float">
            <text:p>71.3601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ifar10</text:p>
          </table:table-cell>
          <table:table-cell office:value-type="float" office:value="0.00319924860596657" calcext:value-type="float">
            <text:p>0.003199248605967</text:p>
          </table:table-cell>
          <table:table-cell office:value-type="string" calcext:value-type="string">
            <text:p>VGG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1" calcext:value-type="float">
            <text:p>1991</text:p>
          </table:table-cell>
          <table:table-cell office:value-type="float" office:value="3200" calcext:value-type="float">
            <text:p>3200</text:p>
          </table:table-cell>
          <table:table-cell office:value-type="float" office:value="69.3181818181818" calcext:value-type="float">
            <text:p>69.3181818181818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ifar10</text:p>
          </table:table-cell>
          <table:table-cell office:value-type="float" office:value="0.00319635424017906" calcext:value-type="float">
            <text:p>0.003196354240179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7" calcext:value-type="float">
            <text:p>1937</text:p>
          </table:table-cell>
          <table:table-cell office:value-type="float" office:value="3200" calcext:value-type="float">
            <text:p>3200</text:p>
          </table:table-cell>
          <table:table-cell office:value-type="float" office:value="67.5248454545455" calcext:value-type="float">
            <text:p>67.524845454545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ifar10</text:p>
          </table:table-cell>
          <table:table-cell office:value-type="float" office:value="0.00319456835389137" calcext:value-type="float">
            <text:p>0.003194568353891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1" calcext:value-type="float">
            <text:p>1891</text:p>
          </table:table-cell>
          <table:table-cell office:value-type="float" office:value="3200" calcext:value-type="float">
            <text:p>3200</text:p>
          </table:table-cell>
          <table:table-cell office:value-type="float" office:value="66.0866545454545" calcext:value-type="float">
            <text:p>66.0866545454545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ifar10</text:p>
          </table:table-cell>
          <table:table-cell office:value-type="float" office:value="0.00319270701110363" calcext:value-type="float">
            <text:p>0.003192707011104</text:p>
          </table:table-cell>
          <table:table-cell office:value-type="string" calcext:value-type="string">
            <text:p>VGG13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0" calcext:value-type="float">
            <text:p>1850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454545455" calcext:value-type="float">
            <text:p>64.7194454545455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ifar10</text:p>
          </table:table-cell>
          <table:table-cell office:value-type="float" office:value="0.0031849053144455" calcext:value-type="float">
            <text:p>0.003184905314446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1" calcext:value-type="float">
            <text:p>1811</text:p>
          </table:table-cell>
          <table:table-cell office:value-type="float" office:value="3200" calcext:value-type="float">
            <text:p>3200</text:p>
          </table:table-cell>
          <table:table-cell office:value-type="float" office:value="63.4410545454545" calcext:value-type="float">
            <text:p>63.4410545454545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ifar10</text:p>
          </table:table-cell>
          <table:table-cell office:value-type="float" office:value="0.00318544460535049" calcext:value-type="float">
            <text:p>0.00318544460535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" calcext:value-type="float">
            <text:p>0.999</text:p>
          </table:table-cell>
          <table:table-cell office:value-type="float" office:value="1778" calcext:value-type="float">
            <text:p>1778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090909091" calcext:value-type="float">
            <text:p>62.3757090909091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ifar10</text:p>
          </table:table-cell>
          <table:table-cell office:value-type="float" office:value="0.00310760922878981" calcext:value-type="float">
            <text:p>0.00310760922879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8" calcext:value-type="float">
            <text:p>0.998</text:p>
          </table:table-cell>
          <table:table-cell office:value-type="float" office:value="1545" calcext:value-type="float">
            <text:p>1545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ifar10</text:p>
          </table:table-cell>
          <table:table-cell office:value-type="float" office:value="0.00297312382161617" calcext:value-type="float">
            <text:p>0.002973123821616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6" calcext:value-type="float">
            <text:p>0.996</text:p>
          </table:table-cell>
          <table:table-cell office:value-type="float" office:value="1298" calcext:value-type="float">
            <text:p>1298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ifar10</text:p>
          </table:table-cell>
          <table:table-cell office:value-type="float" office:value="0.00290215166956186" calcext:value-type="float">
            <text:p>0.002902151669562</text:p>
          </table:table-cell>
          <table:table-cell office:value-type="string" calcext:value-type="string">
            <text:p>VGG13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2" calcext:value-type="float">
            <text:p>1142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ifar10</text:p>
          </table:table-cell>
          <table:table-cell office:value-type="float" office:value="0.00302848226130009" calcext:value-type="float">
            <text:p>0.0030284822613</text:p>
          </table:table-cell>
          <table:table-cell office:value-type="string" calcext:value-type="string">
            <text:p>VGG1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3756909090909" calcext:value-type="float">
            <text:p>37.3756909090909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ifar10</text:p>
          </table:table-cell>
          <table:table-cell office:value-type="float" office:value="0.00308163420855999" calcext:value-type="float">
            <text:p>0.00308163420856</text:p>
          </table:table-cell>
          <table:table-cell office:value-type="string" calcext:value-type="string">
            <text:p>VGG1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4105272727273" calcext:value-type="float">
            <text:p>34.4105272727273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ifar10</text:p>
          </table:table-cell>
          <table:table-cell office:value-type="float" office:value="0.00456607062518597" calcext:value-type="float">
            <text:p>0.004566070625186</text:p>
          </table:table-cell>
          <table:table-cell office:value-type="string" calcext:value-type="string">
            <text:p>VGG1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4438818181818" calcext:value-type="float">
            <text:p>25.4438818181818</text:p>
          </table:table-cell>
          <table:table-cell table:number-columns-repeated="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ifar10</text:p>
          </table:table-cell>
          <table:table-cell office:value-type="float" office:value="0.0071008818268776" calcext:value-type="float">
            <text:p>0.007100881826878</text:p>
          </table:table-cell>
          <table:table-cell office:value-type="string" calcext:value-type="string">
            <text:p>VGG13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97" calcext:value-type="float">
            <text:p>0.97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20.7563909090909" calcext:value-type="float">
            <text:p>20.7563909090909</text:p>
          </table:table-cell>
          <table:table-cell table:number-columns-repeated="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ifar10</text:p>
          </table:table-cell>
          <table:table-cell office:value-type="float" office:value="0.0142464028954506" calcext:value-type="float">
            <text:p>0.014246402895451</text:p>
          </table:table-cell>
          <table:table-cell office:value-type="string" calcext:value-type="string">
            <text:p>VGG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314" calcext:value-type="float">
            <text:p>17.6314</text:p>
          </table:table-cell>
          <table:table-cell table:number-columns-repeated="9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ifar10</text:p>
          </table:table-cell>
          <table:table-cell office:value-type="float" office:value="0.0193352649688721" calcext:value-type="float">
            <text:p>0.019335264968872</text:p>
          </table:table-cell>
          <table:table-cell office:value-type="string" calcext:value-type="string">
            <text:p>VGG1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95" calcext:value-type="float">
            <text:p>0.95</text:p>
          </table:table-cell>
          <table:table-cell office:value-type="float" office:value="389" calcext:value-type="float">
            <text:p>389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ifar10</text:p>
          </table:table-cell>
          <table:table-cell office:value-type="float" office:value="0.0220060064077377" calcext:value-type="float">
            <text:p>0.022006006407738</text:p>
          </table:table-cell>
          <table:table-cell office:value-type="string" calcext:value-type="string">
            <text:p>VGG1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055363636364" calcext:value-type="float">
            <text:p>13.4055363636364</text:p>
          </table:table-cell>
          <table:table-cell table:number-columns-repeated="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ifar10</text:p>
          </table:table-cell>
          <table:table-cell office:value-type="float" office:value="0.0227882620334625" calcext:value-type="float">
            <text:p>0.022788262033463</text:p>
          </table:table-cell>
          <table:table-cell office:value-type="string" calcext:value-type="string">
            <text:p>VGG1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363636364" calcext:value-type="float">
            <text:p>12.1981363636364</text:p>
          </table:table-cell>
          <table:table-cell table:number-columns-repeated="9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ifar10</text:p>
          </table:table-cell>
          <table:table-cell office:value-type="float" office:value="0.0239169923782349" calcext:value-type="float">
            <text:p>0.023916992378235</text:p>
          </table:table-cell>
          <table:table-cell office:value-type="string" calcext:value-type="string">
            <text:p>VGG13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92" calcext:value-type="float">
            <text:p>0.92</text:p>
          </table:table-cell>
          <table:table-cell office:value-type="float" office:value="276" calcext:value-type="float">
            <text:p>276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9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ifar10</text:p>
          </table:table-cell>
          <table:table-cell office:value-type="float" office:value="0.0243366387367248" calcext:value-type="float">
            <text:p>0.024336638736725</text:p>
          </table:table-cell>
          <table:table-cell office:value-type="string" calcext:value-type="string">
            <text:p>VGG13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1" calcext:value-type="float">
            <text:p>0.91</text:p>
          </table:table-cell>
          <table:table-cell office:value-type="float" office:value="252" calcext:value-type="float">
            <text:p>252</text:p>
          </table:table-cell>
          <table:table-cell office:value-type="float" office:value="3200" calcext:value-type="float">
            <text:p>3200</text:p>
          </table:table-cell>
          <table:table-cell office:value-type="float" office:value="10.1384818181818" calcext:value-type="float">
            <text:p>10.1384818181818</text:p>
          </table:table-cell>
          <table:table-cell table:number-columns-repeated="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ifar10</text:p>
          </table:table-cell>
          <table:table-cell office:value-type="float" office:value="0.0260595798492432" calcext:value-type="float">
            <text:p>0.026059579849243</text:p>
          </table:table-cell>
          <table:table-cell office:value-type="string" calcext:value-type="string">
            <text:p>VGG13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ifar10</text:p>
          </table:table-cell>
          <table:table-cell office:value-type="float" office:value="0.00264426085613668" calcext:value-type="float">
            <text:p>0.002644260856137</text:p>
          </table:table-cell>
          <table:table-cell office:value-type="string" calcext:value-type="string">
            <text:p>VGG13</text:p>
          </table:table-cell>
          <table:table-cell office:value-type="float" office:value="0.9064" calcext:value-type="float">
            <text:p>0.9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ifar10</text:p>
          </table:table-cell>
          <table:table-cell office:value-type="float" office:value="0.00264116574116051" calcext:value-type="float">
            <text:p>0.002641165741161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7" calcext:value-type="float">
            <text:p>2417</text:p>
          </table:table-cell>
          <table:table-cell office:value-type="float" office:value="3200" calcext:value-type="float">
            <text:p>3200</text:p>
          </table:table-cell>
          <table:table-cell office:value-type="float" office:value="81.7471454545455" calcext:value-type="float">
            <text:p>81.7471454545455</text:p>
          </table:table-cell>
          <table:table-cell table:number-columns-repeated="9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ifar10</text:p>
          </table:table-cell>
          <table:table-cell office:value-type="float" office:value="0.00262607354074717" calcext:value-type="float">
            <text:p>0.002626073540747</text:p>
          </table:table-cell>
          <table:table-cell office:value-type="string" calcext:value-type="string">
            <text:p>VGG13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4" calcext:value-type="float">
            <text:p>2234</text:p>
          </table:table-cell>
          <table:table-cell office:value-type="float" office:value="3200" calcext:value-type="float">
            <text:p>3200</text:p>
          </table:table-cell>
          <table:table-cell office:value-type="float" office:value="76.7045363636364" calcext:value-type="float">
            <text:p>76.7045363636364</text:p>
          </table:table-cell>
          <table:table-cell table:number-columns-repeated="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ifar10</text:p>
          </table:table-cell>
          <table:table-cell office:value-type="float" office:value="0.00261493150703609" calcext:value-type="float">
            <text:p>0.002614931507036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9" calcext:value-type="float">
            <text:p>2129</text:p>
          </table:table-cell>
          <table:table-cell office:value-type="float" office:value="3200" calcext:value-type="float">
            <text:p>3200</text:p>
          </table:table-cell>
          <table:table-cell office:value-type="float" office:value="73.5617909090909" calcext:value-type="float">
            <text:p>73.5617909090909</text:p>
          </table:table-cell>
          <table:table-cell table:number-columns-repeated="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ifar10</text:p>
          </table:table-cell>
          <table:table-cell office:value-type="float" office:value="0.00261581813916564" calcext:value-type="float">
            <text:p>0.002615818139166</text:p>
          </table:table-cell>
          <table:table-cell office:value-type="string" calcext:value-type="string">
            <text:p>VGG1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1" calcext:value-type="float">
            <text:p>2051</text:p>
          </table:table-cell>
          <table:table-cell office:value-type="float" office:value="3200" calcext:value-type="float">
            <text:p>3200</text:p>
          </table:table-cell>
          <table:table-cell office:value-type="float" office:value="71.1647727272727" calcext:value-type="float">
            <text:p>71.1647727272727</text:p>
          </table:table-cell>
          <table:table-cell table:number-columns-repeated="9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ifar10</text:p>
          </table:table-cell>
          <table:table-cell office:value-type="float" office:value="0.00261416429542005" calcext:value-type="float">
            <text:p>0.00261416429542</text:p>
          </table:table-cell>
          <table:table-cell office:value-type="string" calcext:value-type="string">
            <text:p>VGG13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9" calcext:value-type="float">
            <text:p>1989</text:p>
          </table:table-cell>
          <table:table-cell office:value-type="float" office:value="3200" calcext:value-type="float">
            <text:p>3200</text:p>
          </table:table-cell>
          <table:table-cell office:value-type="float" office:value="69.1938818181818" calcext:value-type="float">
            <text:p>69.1938818181818</text:p>
          </table:table-cell>
          <table:table-cell table:number-columns-repeated="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ifar10</text:p>
          </table:table-cell>
          <table:table-cell office:value-type="float" office:value="0.0026045791245997" calcext:value-type="float">
            <text:p>0.0026045791246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5" calcext:value-type="float">
            <text:p>1935</text:p>
          </table:table-cell>
          <table:table-cell office:value-type="float" office:value="3200" calcext:value-type="float">
            <text:p>3200</text:p>
          </table:table-cell>
          <table:table-cell office:value-type="float" office:value="67.4360818181818" calcext:value-type="float">
            <text:p>67.4360818181818</text:p>
          </table:table-cell>
          <table:table-cell table:number-columns-repeated="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ifar10</text:p>
          </table:table-cell>
          <table:table-cell office:value-type="float" office:value="0.00260649396069348" calcext:value-type="float">
            <text:p>0.002606493960693</text:p>
          </table:table-cell>
          <table:table-cell office:value-type="string" calcext:value-type="string">
            <text:p>VGG1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9268545454546" calcext:value-type="float">
            <text:p>65.9268545454546</text:p>
          </table:table-cell>
          <table:table-cell table:number-columns-repeated="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ifar10</text:p>
          </table:table-cell>
          <table:table-cell office:value-type="float" office:value="0.0026033311702311" calcext:value-type="float">
            <text:p>0.002603331170231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9" calcext:value-type="float">
            <text:p>1849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363636364" calcext:value-type="float">
            <text:p>64.6484363636364</text:p>
          </table:table-cell>
          <table:table-cell table:number-columns-repeated="9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ifar10</text:p>
          </table:table-cell>
          <table:table-cell office:value-type="float" office:value="0.0025954264882952" calcext:value-type="float">
            <text:p>0.002595426488295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0" calcext:value-type="float">
            <text:p>1810</text:p>
          </table:table-cell>
          <table:table-cell office:value-type="float" office:value="3200" calcext:value-type="float">
            <text:p>3200</text:p>
          </table:table-cell>
          <table:table-cell office:value-type="float" office:value="63.3167454545455" calcext:value-type="float">
            <text:p>63.3167454545455</text:p>
          </table:table-cell>
          <table:table-cell table:number-columns-repeated="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ifar10</text:p>
          </table:table-cell>
          <table:table-cell office:value-type="float" office:value="0.0025893928963691" calcext:value-type="float">
            <text:p>0.002589392896369</text:p>
          </table:table-cell>
          <table:table-cell office:value-type="string" calcext:value-type="string">
            <text:p>VGG1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99" calcext:value-type="float">
            <text:p>0.999</text:p>
          </table:table-cell>
          <table:table-cell office:value-type="float" office:value="1779" calcext:value-type="float">
            <text:p>1779</text:p>
          </table:table-cell>
          <table:table-cell office:value-type="float" office:value="3200" calcext:value-type="float">
            <text:p>3200</text:p>
          </table:table-cell>
          <table:table-cell office:value-type="float" office:value="62.3401818181818" calcext:value-type="float">
            <text:p>62.3401818181818</text:p>
          </table:table-cell>
          <table:table-cell table:number-columns-repeated="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ifar10</text:p>
          </table:table-cell>
          <table:table-cell office:value-type="float" office:value="0.00257445875480771" calcext:value-type="float">
            <text:p>0.002574458754808</text:p>
          </table:table-cell>
          <table:table-cell office:value-type="string" calcext:value-type="string">
            <text:p>VGG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98" calcext:value-type="float">
            <text:p>0.998</text:p>
          </table:table-cell>
          <table:table-cell office:value-type="float" office:value="1547" calcext:value-type="float">
            <text:p>1547</text:p>
          </table:table-cell>
          <table:table-cell office:value-type="float" office:value="3200" calcext:value-type="float">
            <text:p>3200</text:p>
          </table:table-cell>
          <table:table-cell office:value-type="float" office:value="54.6342272727273" calcext:value-type="float">
            <text:p>54.6342272727273</text:p>
          </table:table-cell>
          <table:table-cell table:number-columns-repeated="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ifar10</text:p>
          </table:table-cell>
          <table:table-cell office:value-type="float" office:value="0.00256812513358891" calcext:value-type="float">
            <text:p>0.002568125133589</text:p>
          </table:table-cell>
          <table:table-cell office:value-type="string" calcext:value-type="string">
            <text:p>VGG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ifar10</text:p>
          </table:table-cell>
          <table:table-cell office:value-type="float" office:value="0.00278625269010663" calcext:value-type="float">
            <text:p>0.002786252690107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1754272727273" calcext:value-type="float">
            <text:p>41.1754272727273</text:p>
          </table:table-cell>
          <table:table-cell table:number-columns-repeated="9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ifar10</text:p>
          </table:table-cell>
          <table:table-cell office:value-type="float" office:value="0.00305602719187737" calcext:value-type="float">
            <text:p>0.003056027191877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2" calcext:value-type="float">
            <text:p>0.992</text:p>
          </table:table-cell>
          <table:table-cell office:value-type="float" office:value="1027" calcext:value-type="float">
            <text:p>1027</text:p>
          </table:table-cell>
          <table:table-cell office:value-type="float" office:value="3200" calcext:value-type="float">
            <text:p>3200</text:p>
          </table:table-cell>
          <table:table-cell office:value-type="float" office:value="37.2869272727273" calcext:value-type="float">
            <text:p>37.2869272727273</text:p>
          </table:table-cell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ifar10</text:p>
          </table:table-cell>
          <table:table-cell office:value-type="float" office:value="0.00392343936562538" calcext:value-type="float">
            <text:p>0.003923439365625</text:p>
          </table:table-cell>
          <table:table-cell office:value-type="string" calcext:value-type="string">
            <text:p>VGG1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99" calcext:value-type="float">
            <text:p>0.99</text:p>
          </table:table-cell>
          <table:table-cell office:value-type="float" office:value="938" calcext:value-type="float">
            <text:p>938</text:p>
          </table:table-cell>
          <table:table-cell office:value-type="float" office:value="3200" calcext:value-type="float">
            <text:p>3200</text:p>
          </table:table-cell>
          <table:table-cell office:value-type="float" office:value="34.375" calcext:value-type="float">
            <text:p>34.375</text:p>
          </table:table-cell>
          <table:table-cell table:number-columns-repeated="9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ifar10</text:p>
          </table:table-cell>
          <table:table-cell office:value-type="float" office:value="0.00646278898119927" calcext:value-type="float">
            <text:p>0.006462788981199</text:p>
          </table:table-cell>
          <table:table-cell office:value-type="string" calcext:value-type="string">
            <text:p>VGG1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98" calcext:value-type="float">
            <text:p>0.98</text:p>
          </table:table-cell>
          <table:table-cell office:value-type="float" office:value="673" calcext:value-type="float">
            <text:p>673</text:p>
          </table:table-cell>
          <table:table-cell office:value-type="float" office:value="3200" calcext:value-type="float">
            <text:p>3200</text:p>
          </table:table-cell>
          <table:table-cell office:value-type="float" office:value="25.3728727272727" calcext:value-type="float">
            <text:p>25.3728727272727</text:p>
          </table:table-cell>
          <table:table-cell table:number-columns-repeated="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ifar10</text:p>
          </table:table-cell>
          <table:table-cell office:value-type="float" office:value="0.0102598783731461" calcext:value-type="float">
            <text:p>0.010259878373146</text:p>
          </table:table-cell>
          <table:table-cell office:value-type="string" calcext:value-type="string">
            <text:p>VGG13</text:p>
          </table:table-cell>
          <table:table-cell office:value-type="float" office:value="0.5662" calcext:value-type="float">
            <text:p>0.5662</text:p>
          </table:table-cell>
          <table:table-cell office:value-type="float" office:value="0.97" calcext:value-type="float">
            <text:p>0.97</text:p>
          </table:table-cell>
          <table:table-cell office:value-type="float" office:value="536" calcext:value-type="float">
            <text:p>536</text:p>
          </table:table-cell>
          <table:table-cell office:value-type="float" office:value="3200" calcext:value-type="float">
            <text:p>3200</text:p>
          </table:table-cell>
          <table:table-cell office:value-type="float" office:value="20.4545545454545" calcext:value-type="float">
            <text:p>20.4545545454545</text:p>
          </table:table-cell>
          <table:table-cell table:number-columns-repeated="9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ifar10</text:p>
          </table:table-cell>
          <table:table-cell office:value-type="float" office:value="0.0163746582627296" calcext:value-type="float">
            <text:p>0.01637465826273</text:p>
          </table:table-cell>
          <table:table-cell office:value-type="string" calcext:value-type="string">
            <text:p>VGG1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96" calcext:value-type="float">
            <text:p>0.96</text:p>
          </table:table-cell>
          <table:table-cell office:value-type="float" office:value="450" calcext:value-type="float">
            <text:p>450</text:p>
          </table:table-cell>
          <table:table-cell office:value-type="float" office:value="3200" calcext:value-type="float">
            <text:p>3200</text:p>
          </table:table-cell>
          <table:table-cell office:value-type="float" office:value="17.4360818181818" calcext:value-type="float">
            <text:p>17.4360818181818</text:p>
          </table:table-cell>
          <table:table-cell table:number-columns-repeated="9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ifar10</text:p>
          </table:table-cell>
          <table:table-cell office:value-type="float" office:value="0.0195483020782471" calcext:value-type="float">
            <text:p>0.019548302078247</text:p>
          </table:table-cell>
          <table:table-cell office:value-type="string" calcext:value-type="string">
            <text:p>VGG1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278545454545" calcext:value-type="float">
            <text:p>15.1278545454545</text:p>
          </table:table-cell>
          <table:table-cell table:number-columns-repeated="9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ifar10</text:p>
          </table:table-cell>
          <table:table-cell office:value-type="float" office:value="0.0197511821985245" calcext:value-type="float">
            <text:p>0.019751182198525</text:p>
          </table:table-cell>
          <table:table-cell office:value-type="string" calcext:value-type="string">
            <text:p>VGG13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588090909091" calcext:value-type="float">
            <text:p>13.4588090909091</text:p>
          </table:table-cell>
          <table:table-cell table:number-columns-repeated="9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ifar10</text:p>
          </table:table-cell>
          <table:table-cell office:value-type="float" office:value="0.0208432083129883" calcext:value-type="float">
            <text:p>0.020843208312988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3" calcext:value-type="float">
            <text:p>0.93</text:p>
          </table:table-cell>
          <table:table-cell office:value-type="float" office:value="305" calcext:value-type="float">
            <text:p>305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ifar10</text:p>
          </table:table-cell>
          <table:table-cell office:value-type="float" office:value="0.0217663867235184" calcext:value-type="float">
            <text:p>0.021766386723518</text:p>
          </table:table-cell>
          <table:table-cell office:value-type="string" calcext:value-type="string">
            <text:p>VGG1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1505636363636" calcext:value-type="float">
            <text:p>11.1505636363636</text:p>
          </table:table-cell>
          <table:table-cell table:number-columns-repeated="9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ifar10</text:p>
          </table:table-cell>
          <table:table-cell office:value-type="float" office:value="0.0228490261554718" calcext:value-type="float">
            <text:p>0.022849026155472</text:p>
          </table:table-cell>
          <table:table-cell office:value-type="string" calcext:value-type="string">
            <text:p>VGG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1" calcext:value-type="float">
            <text:p>0.91</text:p>
          </table:table-cell>
          <table:table-cell office:value-type="float" office:value="251" calcext:value-type="float">
            <text:p>251</text:p>
          </table:table-cell>
          <table:table-cell office:value-type="float" office:value="3200" calcext:value-type="float">
            <text:p>3200</text:p>
          </table:table-cell>
          <table:table-cell office:value-type="float" office:value="10.0142090909091" calcext:value-type="float">
            <text:p>10.0142090909091</text:p>
          </table:table-cell>
          <table:table-cell table:number-columns-repeated="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ifar10</text:p>
          </table:table-cell>
          <table:table-cell office:value-type="float" office:value="0.0242563185214996" calcext:value-type="float">
            <text:p>0.0242563185215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ifar10</text:p>
          </table:table-cell>
          <table:table-cell office:value-type="float" office:value="0.00268206550329924" calcext:value-type="float">
            <text:p>0.002682065503299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ifar10</text:p>
          </table:table-cell>
          <table:table-cell office:value-type="float" office:value="0.00267549993246794" calcext:value-type="float">
            <text:p>0.002675499932468</text:p>
          </table:table-cell>
          <table:table-cell office:value-type="string" calcext:value-type="string">
            <text:p>VGG1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1" calcext:value-type="float">
            <text:p>2431</text:p>
          </table:table-cell>
          <table:table-cell office:value-type="float" office:value="3200" calcext:value-type="float">
            <text:p>3200</text:p>
          </table:table-cell>
          <table:table-cell office:value-type="float" office:value="82.049" calcext:value-type="float">
            <text:p>82.049</text:p>
          </table:table-cell>
          <table:table-cell table:number-columns-repeated="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ifar10</text:p>
          </table:table-cell>
          <table:table-cell office:value-type="float" office:value="0.00266632481068373" calcext:value-type="float">
            <text:p>0.002666324810684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1" calcext:value-type="float">
            <text:p>2251</text:p>
          </table:table-cell>
          <table:table-cell office:value-type="float" office:value="3200" calcext:value-type="float">
            <text:p>3200</text:p>
          </table:table-cell>
          <table:table-cell office:value-type="float" office:value="77.2017" calcext:value-type="float">
            <text:p>77.2017</text:p>
          </table:table-cell>
          <table:table-cell table:number-columns-repeated="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ifar10</text:p>
          </table:table-cell>
          <table:table-cell office:value-type="float" office:value="0.00265301329791546" calcext:value-type="float">
            <text:p>0.002653013297915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2" calcext:value-type="float">
            <text:p>2142</text:p>
          </table:table-cell>
          <table:table-cell office:value-type="float" office:value="3200" calcext:value-type="float">
            <text:p>3200</text:p>
          </table:table-cell>
          <table:table-cell office:value-type="float" office:value="73.9701727272727" calcext:value-type="float">
            <text:p>73.9701727272727</text:p>
          </table:table-cell>
          <table:table-cell table:number-columns-repeated="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ifar10</text:p>
          </table:table-cell>
          <table:table-cell office:value-type="float" office:value="0.00264895077496767" calcext:value-type="float">
            <text:p>0.002648950774968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1" calcext:value-type="float">
            <text:p>2061</text:p>
          </table:table-cell>
          <table:table-cell office:value-type="float" office:value="3200" calcext:value-type="float">
            <text:p>3200</text:p>
          </table:table-cell>
          <table:table-cell office:value-type="float" office:value="71.3423272727273" calcext:value-type="float">
            <text:p>71.3423272727273</text:p>
          </table:table-cell>
          <table:table-cell table:number-columns-repeated="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ifar10</text:p>
          </table:table-cell>
          <table:table-cell office:value-type="float" office:value="0.00264568309038878" calcext:value-type="float">
            <text:p>0.002645683090389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0" calcext:value-type="float">
            <text:p>2000</text:p>
          </table:table-cell>
          <table:table-cell office:value-type="float" office:value="3200" calcext:value-type="float">
            <text:p>3200</text:p>
          </table:table-cell>
          <table:table-cell office:value-type="float" office:value="69.5312454545454" calcext:value-type="float">
            <text:p>69.5312454545454</text:p>
          </table:table-cell>
          <table:table-cell table:number-columns-repeated="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ifar10</text:p>
          </table:table-cell>
          <table:table-cell office:value-type="float" office:value="0.00265474913716316" calcext:value-type="float">
            <text:p>0.002654749137163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8" calcext:value-type="float">
            <text:p>1948</text:p>
          </table:table-cell>
          <table:table-cell office:value-type="float" office:value="3200" calcext:value-type="float">
            <text:p>3200</text:p>
          </table:table-cell>
          <table:table-cell office:value-type="float" office:value="67.8089363636364" calcext:value-type="float">
            <text:p>67.8089363636364</text:p>
          </table:table-cell>
          <table:table-cell table:number-columns-repeated="9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ifar10</text:p>
          </table:table-cell>
          <table:table-cell office:value-type="float" office:value="0.00264949754178524" calcext:value-type="float">
            <text:p>0.002649497541785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3529909090909" calcext:value-type="float">
            <text:p>66.3529909090909</text:p>
          </table:table-cell>
          <table:table-cell table:number-columns-repeated="9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ifar10</text:p>
          </table:table-cell>
          <table:table-cell office:value-type="float" office:value="0.00264192912727594" calcext:value-type="float">
            <text:p>0.002641929127276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4.9325272727273" calcext:value-type="float">
            <text:p>64.9325272727273</text:p>
          </table:table-cell>
          <table:table-cell table:number-columns-repeated="9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ifar10</text:p>
          </table:table-cell>
          <table:table-cell office:value-type="float" office:value="0.00264374941885471" calcext:value-type="float">
            <text:p>0.002643749418855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5" calcext:value-type="float">
            <text:p>1825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727272727" calcext:value-type="float">
            <text:p>63.7428727272727</text:p>
          </table:table-cell>
          <table:table-cell table:number-columns-repeated="9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ifar10</text:p>
          </table:table-cell>
          <table:table-cell office:value-type="float" office:value="0.00261265792548656" calcext:value-type="float">
            <text:p>0.002612657925487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4822454545455" calcext:value-type="float">
            <text:p>62.4822454545455</text:p>
          </table:table-cell>
          <table:table-cell table:number-columns-repeated="9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ifar10</text:p>
          </table:table-cell>
          <table:table-cell office:value-type="float" office:value="0.00255468487888575" calcext:value-type="float">
            <text:p>0.002554684878886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8" calcext:value-type="float">
            <text:p>0.998</text:p>
          </table:table-cell>
          <table:table-cell office:value-type="float" office:value="1560" calcext:value-type="float">
            <text:p>1560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ifar10</text:p>
          </table:table-cell>
          <table:table-cell office:value-type="float" office:value="0.00248830761015415" calcext:value-type="float">
            <text:p>0.002488307610154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454545455" calcext:value-type="float">
            <text:p>46.5376454545455</text:p>
          </table:table-cell>
          <table:table-cell table:number-columns-repeated="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ifar10</text:p>
          </table:table-cell>
          <table:table-cell office:value-type="float" office:value="0.00246500400006771" calcext:value-type="float">
            <text:p>0.002465004000068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5" calcext:value-type="float">
            <text:p>1155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9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ifar10</text:p>
          </table:table-cell>
          <table:table-cell office:value-type="float" office:value="0.00253886004090309" calcext:value-type="float">
            <text:p>0.002538860040903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2" calcext:value-type="float">
            <text:p>0.992</text:p>
          </table:table-cell>
          <table:table-cell office:value-type="float" office:value="1039" calcext:value-type="float">
            <text:p>1039</text:p>
          </table:table-cell>
          <table:table-cell office:value-type="float" office:value="3200" calcext:value-type="float">
            <text:p>3200</text:p>
          </table:table-cell>
          <table:table-cell office:value-type="float" office:value="37.5532727272727" calcext:value-type="float">
            <text:p>37.5532727272727</text:p>
          </table:table-cell>
          <table:table-cell table:number-columns-repeated="9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ifar10</text:p>
          </table:table-cell>
          <table:table-cell office:value-type="float" office:value="0.00266887141913176" calcext:value-type="float">
            <text:p>0.002668871419132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" calcext:value-type="float">
            <text:p>0.99</text:p>
          </table:table-cell>
          <table:table-cell office:value-type="float" office:value="949" calcext:value-type="float">
            <text:p>949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9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ifar10</text:p>
          </table:table-cell>
          <table:table-cell office:value-type="float" office:value="0.00524960007667542" calcext:value-type="float">
            <text:p>0.005249600076675</text:p>
          </table:table-cell>
          <table:table-cell office:value-type="string" calcext:value-type="string">
            <text:p>VGG13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98" calcext:value-type="float">
            <text:p>0.98</text:p>
          </table:table-cell>
          <table:table-cell office:value-type="float" office:value="686" calcext:value-type="float">
            <text:p>686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9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ifar10</text:p>
          </table:table-cell>
          <table:table-cell office:value-type="float" office:value="0.00800180200338364" calcext:value-type="float">
            <text:p>0.008001802003384</text:p>
          </table:table-cell>
          <table:table-cell office:value-type="string" calcext:value-type="string">
            <text:p>VGG13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97" calcext:value-type="float">
            <text:p>0.97</text:p>
          </table:table-cell>
          <table:table-cell office:value-type="float" office:value="547" calcext:value-type="float">
            <text:p>547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9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ifar10</text:p>
          </table:table-cell>
          <table:table-cell office:value-type="float" office:value="0.0130754536151886" calcext:value-type="float">
            <text:p>0.013075453615189</text:p>
          </table:table-cell>
          <table:table-cell office:value-type="string" calcext:value-type="string">
            <text:p>VGG13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ifar10</text:p>
          </table:table-cell>
          <table:table-cell office:value-type="float" office:value="0.0173332880973816" calcext:value-type="float">
            <text:p>0.017333288097382</text:p>
          </table:table-cell>
          <table:table-cell office:value-type="string" calcext:value-type="string">
            <text:p>VGG1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3586636363636" calcext:value-type="float">
            <text:p>15.3586636363636</text:p>
          </table:table-cell>
          <table:table-cell table:number-columns-repeated="9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ifar10</text:p>
          </table:table-cell>
          <table:table-cell office:value-type="float" office:value="0.0192902670383453" calcext:value-type="float">
            <text:p>0.019290267038345</text:p>
          </table:table-cell>
          <table:table-cell office:value-type="string" calcext:value-type="string">
            <text:p>VGG13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606545454545" calcext:value-type="float">
            <text:p>13.7606545454545</text:p>
          </table:table-cell>
          <table:table-cell table:number-columns-repeated="9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ifar10</text:p>
          </table:table-cell>
          <table:table-cell office:value-type="float" office:value="0.0201402151584625" calcext:value-type="float">
            <text:p>0.020140215158463</text:p>
          </table:table-cell>
          <table:table-cell office:value-type="string" calcext:value-type="string">
            <text:p>VGG1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545454545" calcext:value-type="float">
            <text:p>12.3934545454545</text:p>
          </table:table-cell>
          <table:table-cell table:number-columns-repeated="9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ifar10</text:p>
          </table:table-cell>
          <table:table-cell office:value-type="float" office:value="0.0211460649728775" calcext:value-type="float">
            <text:p>0.021146064972878</text:p>
          </table:table-cell>
          <table:table-cell office:value-type="string" calcext:value-type="string">
            <text:p>VGG1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281272727273" calcext:value-type="float">
            <text:p>11.3281272727273</text:p>
          </table:table-cell>
          <table:table-cell table:number-columns-repeated="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ifar10</text:p>
          </table:table-cell>
          <table:table-cell office:value-type="float" office:value="0.0225343899488449" calcext:value-type="float">
            <text:p>0.022534389948845</text:p>
          </table:table-cell>
          <table:table-cell office:value-type="string" calcext:value-type="string">
            <text:p>VGG13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727272727" calcext:value-type="float">
            <text:p>10.2272727272727</text:p>
          </table:table-cell>
          <table:table-cell table:number-columns-repeated="9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ifar10</text:p>
          </table:table-cell>
          <table:table-cell office:value-type="float" office:value="0.0232355166196823" calcext:value-type="float">
            <text:p>0.023235516619682</text:p>
          </table:table-cell>
          <table:table-cell office:value-type="string" calcext:value-type="string">
            <text:p>VGG1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" calcext:value-type="float">
            <text:p>9.4105</text:p>
          </table:table-cell>
          <table:table-cell table:number-columns-repeated="9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ifar10</text:p>
          </table:table-cell>
          <table:table-cell office:value-type="float" office:value="0.00264609093368053" calcext:value-type="float">
            <text:p>0.002646090933681</text:p>
          </table:table-cell>
          <table:table-cell office:value-type="string" calcext:value-type="string">
            <text:p>VGG13</text:p>
          </table:table-cell>
          <table:table-cell office:value-type="float" office:value="0.8966" calcext:value-type="float">
            <text:p>0.89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ifar10</text:p>
          </table:table-cell>
          <table:table-cell office:value-type="float" office:value="0.00262817493230104" calcext:value-type="float">
            <text:p>0.002628174932301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4" calcext:value-type="float">
            <text:p>2444</text:p>
          </table:table-cell>
          <table:table-cell office:value-type="float" office:value="3200" calcext:value-type="float">
            <text:p>3200</text:p>
          </table:table-cell>
          <table:table-cell office:value-type="float" office:value="82.6882090909091" calcext:value-type="float">
            <text:p>82.6882090909091</text:p>
          </table:table-cell>
          <table:table-cell table:number-columns-repeated="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ifar10</text:p>
          </table:table-cell>
          <table:table-cell office:value-type="float" office:value="0.00261911026090384" calcext:value-type="float">
            <text:p>0.002619110260904</text:p>
          </table:table-cell>
          <table:table-cell office:value-type="string" calcext:value-type="string">
            <text:p>VGG13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8" calcext:value-type="float">
            <text:p>2258</text:p>
          </table:table-cell>
          <table:table-cell office:value-type="float" office:value="3200" calcext:value-type="float">
            <text:p>3200</text:p>
          </table:table-cell>
          <table:table-cell office:value-type="float" office:value="77.6988545454546" calcext:value-type="float">
            <text:p>77.6988545454546</text:p>
          </table:table-cell>
          <table:table-cell table:number-columns-repeated="9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ifar10</text:p>
          </table:table-cell>
          <table:table-cell office:value-type="float" office:value="0.00261206287294626" calcext:value-type="float">
            <text:p>0.002612062872946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1" calcext:value-type="float">
            <text:p>2141</text:p>
          </table:table-cell>
          <table:table-cell office:value-type="float" office:value="3200" calcext:value-type="float">
            <text:p>3200</text:p>
          </table:table-cell>
          <table:table-cell office:value-type="float" office:value="74.3252818181818" calcext:value-type="float">
            <text:p>74.3252818181818</text:p>
          </table:table-cell>
          <table:table-cell table:number-columns-repeated="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ifar10</text:p>
          </table:table-cell>
          <table:table-cell office:value-type="float" office:value="0.00261211122721434" calcext:value-type="float">
            <text:p>0.002612111227214</text:p>
          </table:table-cell>
          <table:table-cell office:value-type="string" calcext:value-type="string">
            <text:p>VGG13</text:p>
          </table:table-cell>
          <table:table-cell office:value-type="float" office:value="0.8982" calcext:value-type="float">
            <text:p>0.898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7" calcext:value-type="float">
            <text:p>2057</text:p>
          </table:table-cell>
          <table:table-cell office:value-type="float" office:value="3200" calcext:value-type="float">
            <text:p>3200</text:p>
          </table:table-cell>
          <table:table-cell office:value-type="float" office:value="71.7862272727273" calcext:value-type="float">
            <text:p>71.7862272727273</text:p>
          </table:table-cell>
          <table:table-cell table:number-columns-repeated="9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ifar10</text:p>
          </table:table-cell>
          <table:table-cell office:value-type="float" office:value="0.00260647937953472" calcext:value-type="float">
            <text:p>0.002606479379535</text:p>
          </table:table-cell>
          <table:table-cell office:value-type="string" calcext:value-type="string">
            <text:p>VGG1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9" calcext:value-type="float">
            <text:p>1989</text:p>
          </table:table-cell>
          <table:table-cell office:value-type="float" office:value="3200" calcext:value-type="float">
            <text:p>3200</text:p>
          </table:table-cell>
          <table:table-cell office:value-type="float" office:value="69.8153272727273" calcext:value-type="float">
            <text:p>69.8153272727273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ifar10</text:p>
          </table:table-cell>
          <table:table-cell office:value-type="float" office:value="0.0026042273953557" calcext:value-type="float">
            <text:p>0.002604227395356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2" calcext:value-type="float">
            <text:p>1932</text:p>
          </table:table-cell>
          <table:table-cell office:value-type="float" office:value="3200" calcext:value-type="float">
            <text:p>3200</text:p>
          </table:table-cell>
          <table:table-cell office:value-type="float" office:value="68.0220090909091" calcext:value-type="float">
            <text:p>68.0220090909091</text:p>
          </table:table-cell>
          <table:table-cell table:number-columns-repeated="9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ifar10</text:p>
          </table:table-cell>
          <table:table-cell office:value-type="float" office:value="0.00259926248788834" calcext:value-type="float">
            <text:p>0.002599262487888</text:p>
          </table:table-cell>
          <table:table-cell office:value-type="string" calcext:value-type="string">
            <text:p>VGG13</text:p>
          </table:table-cell>
          <table:table-cell office:value-type="float" office:value="0.9002" calcext:value-type="float">
            <text:p>0.900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4" calcext:value-type="float">
            <text:p>1884</text:p>
          </table:table-cell>
          <table:table-cell office:value-type="float" office:value="3200" calcext:value-type="float">
            <text:p>3200</text:p>
          </table:table-cell>
          <table:table-cell office:value-type="float" office:value="66.4950272727273" calcext:value-type="float">
            <text:p>66.4950272727273</text:p>
          </table:table-cell>
          <table:table-cell table:number-columns-repeated="9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ifar10</text:p>
          </table:table-cell>
          <table:table-cell office:value-type="float" office:value="0.00259128928482533" calcext:value-type="float">
            <text:p>0.002591289284825</text:p>
          </table:table-cell>
          <table:table-cell office:value-type="string" calcext:value-type="string">
            <text:p>VGG1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37" calcext:value-type="float">
            <text:p>1837</text:p>
          </table:table-cell>
          <table:table-cell office:value-type="float" office:value="3200" calcext:value-type="float">
            <text:p>3200</text:p>
          </table:table-cell>
          <table:table-cell office:value-type="float" office:value="65.0390727272727" calcext:value-type="float">
            <text:p>65.0390727272727</text:p>
          </table:table-cell>
          <table:table-cell table:number-columns-repeated="9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ifar10</text:p>
          </table:table-cell>
          <table:table-cell office:value-type="float" office:value="0.00258507148772478" calcext:value-type="float">
            <text:p>0.002585071487725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795" calcext:value-type="float">
            <text:p>1795</text:p>
          </table:table-cell>
          <table:table-cell office:value-type="float" office:value="3200" calcext:value-type="float">
            <text:p>3200</text:p>
          </table:table-cell>
          <table:table-cell office:value-type="float" office:value="63.6541272727273" calcext:value-type="float">
            <text:p>63.6541272727273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ifar10</text:p>
          </table:table-cell>
          <table:table-cell office:value-type="float" office:value="0.00258658429533243" calcext:value-type="float">
            <text:p>0.002586584295332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" calcext:value-type="float">
            <text:p>0.999</text:p>
          </table:table-cell>
          <table:table-cell office:value-type="float" office:value="1760" calcext:value-type="float">
            <text:p>1760</text:p>
          </table:table-cell>
          <table:table-cell office:value-type="float" office:value="3200" calcext:value-type="float">
            <text:p>3200</text:p>
          </table:table-cell>
          <table:table-cell office:value-type="float" office:value="62.5" calcext:value-type="float">
            <text:p>62.5</text:p>
          </table:table-cell>
          <table:table-cell table:number-columns-repeated="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ifar10</text:p>
          </table:table-cell>
          <table:table-cell office:value-type="float" office:value="0.00254668089747429" calcext:value-type="float">
            <text:p>0.002546680897474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8" calcext:value-type="float">
            <text:p>0.998</text:p>
          </table:table-cell>
          <table:table-cell office:value-type="float" office:value="1507" calcext:value-type="float">
            <text:p>1507</text:p>
          </table:table-cell>
          <table:table-cell office:value-type="float" office:value="3200" calcext:value-type="float">
            <text:p>3200</text:p>
          </table:table-cell>
          <table:table-cell office:value-type="float" office:value="54.2791181818182" calcext:value-type="float">
            <text:p>54.2791181818182</text:p>
          </table:table-cell>
          <table:table-cell table:number-columns-repeated="9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ifar10</text:p>
          </table:table-cell>
          <table:table-cell office:value-type="float" office:value="0.00254556977748871" calcext:value-type="float">
            <text:p>0.002545569777489</text:p>
          </table:table-cell>
          <table:table-cell office:value-type="string" calcext:value-type="string">
            <text:p>VGG1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96" calcext:value-type="float">
            <text:p>0.996</text:p>
          </table:table-cell>
          <table:table-cell office:value-type="float" office:value="1245" calcext:value-type="float">
            <text:p>1245</text:p>
          </table:table-cell>
          <table:table-cell office:value-type="float" office:value="3200" calcext:value-type="float">
            <text:p>3200</text:p>
          </table:table-cell>
          <table:table-cell office:value-type="float" office:value="45.7919" calcext:value-type="float">
            <text:p>45.7919</text:p>
          </table:table-cell>
          <table:table-cell table:number-columns-repeated="9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ifar10</text:p>
          </table:table-cell>
          <table:table-cell office:value-type="float" office:value="0.00255681560784578" calcext:value-type="float">
            <text:p>0.002556815607846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083" calcext:value-type="float">
            <text:p>1083</text:p>
          </table:table-cell>
          <table:table-cell office:value-type="float" office:value="3200" calcext:value-type="float">
            <text:p>3200</text:p>
          </table:table-cell>
          <table:table-cell office:value-type="float" office:value="40.3586636363636" calcext:value-type="float">
            <text:p>40.3586636363636</text:p>
          </table:table-cell>
          <table:table-cell table:number-columns-repeated="9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ifar10</text:p>
          </table:table-cell>
          <table:table-cell office:value-type="float" office:value="0.00263705403506756" calcext:value-type="float">
            <text:p>0.002637054035068</text:p>
          </table:table-cell>
          <table:table-cell office:value-type="string" calcext:value-type="string">
            <text:p>VGG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2" calcext:value-type="float">
            <text:p>0.992</text:p>
          </table:table-cell>
          <table:table-cell office:value-type="float" office:value="968" calcext:value-type="float">
            <text:p>968</text:p>
          </table:table-cell>
          <table:table-cell office:value-type="float" office:value="3200" calcext:value-type="float">
            <text:p>3200</text:p>
          </table:table-cell>
          <table:table-cell office:value-type="float" office:value="36.4701727272727" calcext:value-type="float">
            <text:p>36.4701727272727</text:p>
          </table:table-cell>
          <table:table-cell table:number-columns-repeated="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ifar10</text:p>
          </table:table-cell>
          <table:table-cell office:value-type="float" office:value="0.00277299895137548" calcext:value-type="float">
            <text:p>0.002772998951375</text:p>
          </table:table-cell>
          <table:table-cell office:value-type="string" calcext:value-type="string">
            <text:p>VGG13</text:p>
          </table:table-cell>
          <table:table-cell office:value-type="float" office:value="0.88" calcext:value-type="float">
            <text:p>0.88</text:p>
          </table:table-cell>
          <table:table-cell office:value-type="float" office:value="0.99" calcext:value-type="float">
            <text:p>0.99</text:p>
          </table:table-cell>
          <table:table-cell office:value-type="float" office:value="883" calcext:value-type="float">
            <text:p>883</text:p>
          </table:table-cell>
          <table:table-cell office:value-type="float" office:value="3200" calcext:value-type="float">
            <text:p>3200</text:p>
          </table:table-cell>
          <table:table-cell office:value-type="float" office:value="33.6470181818182" calcext:value-type="float">
            <text:p>33.6470181818182</text:p>
          </table:table-cell>
          <table:table-cell table:number-columns-repeated="9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ifar10</text:p>
          </table:table-cell>
          <table:table-cell office:value-type="float" office:value="0.00365471639633179" calcext:value-type="float">
            <text:p>0.003654716396332</text:p>
          </table:table-cell>
          <table:table-cell office:value-type="string" calcext:value-type="string">
            <text:p>VGG13</text:p>
          </table:table-cell>
          <table:table-cell office:value-type="float" office:value="0.8462" calcext:value-type="float">
            <text:p>0.8462</text:p>
          </table:table-cell>
          <table:table-cell office:value-type="float" office:value="0.98" calcext:value-type="float">
            <text:p>0.98</text:p>
          </table:table-cell>
          <table:table-cell office:value-type="float" office:value="635" calcext:value-type="float">
            <text:p>635</text:p>
          </table:table-cell>
          <table:table-cell office:value-type="float" office:value="3200" calcext:value-type="float">
            <text:p>3200</text:p>
          </table:table-cell>
          <table:table-cell office:value-type="float" office:value="24.9644909090909" calcext:value-type="float">
            <text:p>24.9644909090909</text:p>
          </table:table-cell>
          <table:table-cell table:number-columns-repeated="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ifar10</text:p>
          </table:table-cell>
          <table:table-cell office:value-type="float" office:value="0.0070269350707531" calcext:value-type="float">
            <text:p>0.007026935070753</text:p>
          </table:table-cell>
          <table:table-cell office:value-type="string" calcext:value-type="string">
            <text:p>VGG13</text:p>
          </table:table-cell>
          <table:table-cell office:value-type="float" office:value="0.709" calcext:value-type="float">
            <text:p>0.709</text:p>
          </table:table-cell>
          <table:table-cell office:value-type="float" office:value="0.97" calcext:value-type="float">
            <text:p>0.97</text:p>
          </table:table-cell>
          <table:table-cell office:value-type="float" office:value="508" calcext:value-type="float">
            <text:p>508</text:p>
          </table:table-cell>
          <table:table-cell office:value-type="float" office:value="3200" calcext:value-type="float">
            <text:p>3200</text:p>
          </table:table-cell>
          <table:table-cell office:value-type="float" office:value="20.1704545454545" calcext:value-type="float">
            <text:p>20.1704545454545</text:p>
          </table:table-cell>
          <table:table-cell table:number-columns-repeated="9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ifar10</text:p>
          </table:table-cell>
          <table:table-cell office:value-type="float" office:value="0.0116991320967674" calcext:value-type="float">
            <text:p>0.011699132096767</text:p>
          </table:table-cell>
          <table:table-cell office:value-type="string" calcext:value-type="string">
            <text:p>VGG13</text:p>
          </table:table-cell>
          <table:table-cell office:value-type="float" office:value="0.4822" calcext:value-type="float">
            <text:p>0.4822</text:p>
          </table:table-cell>
          <table:table-cell office:value-type="float" office:value="0.96" calcext:value-type="float">
            <text:p>0.96</text:p>
          </table:table-cell>
          <table:table-cell office:value-type="float" office:value="426" calcext:value-type="float">
            <text:p>426</text:p>
          </table:table-cell>
          <table:table-cell office:value-type="float" office:value="3200" calcext:value-type="float">
            <text:p>3200</text:p>
          </table:table-cell>
          <table:table-cell office:value-type="float" office:value="17.1697363636364" calcext:value-type="float">
            <text:p>17.1697363636364</text:p>
          </table:table-cell>
          <table:table-cell table:number-columns-repeated="9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ifar10</text:p>
          </table:table-cell>
          <table:table-cell office:value-type="float" office:value="0.0164619599699974" calcext:value-type="float">
            <text:p>0.016461959969997</text:p>
          </table:table-cell>
          <table:table-cell office:value-type="string" calcext:value-type="string">
            <text:p>VGG13</text:p>
          </table:table-cell>
          <table:table-cell office:value-type="float" office:value="0.2364" calcext:value-type="float">
            <text:p>0.2364</text:p>
          </table:table-cell>
          <table:table-cell office:value-type="float" office:value="0.95" calcext:value-type="float">
            <text:p>0.95</text:p>
          </table:table-cell>
          <table:table-cell office:value-type="float" office:value="369" calcext:value-type="float">
            <text:p>369</text:p>
          </table:table-cell>
          <table:table-cell office:value-type="float" office:value="3200" calcext:value-type="float">
            <text:p>3200</text:p>
          </table:table-cell>
          <table:table-cell office:value-type="float" office:value="14.9680454545455" calcext:value-type="float">
            <text:p>14.9680454545455</text:p>
          </table:table-cell>
          <table:table-cell table:number-columns-repeated="9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ifar10</text:p>
          </table:table-cell>
          <table:table-cell office:value-type="float" office:value="0.0175373633384705" calcext:value-type="float">
            <text:p>0.017537363338471</text:p>
          </table:table-cell>
          <table:table-cell office:value-type="string" calcext:value-type="string">
            <text:p>VGG13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94" calcext:value-type="float">
            <text:p>0.94</text:p>
          </table:table-cell>
          <table:table-cell office:value-type="float" office:value="323" calcext:value-type="float">
            <text:p>323</text:p>
          </table:table-cell>
          <table:table-cell office:value-type="float" office:value="3200" calcext:value-type="float">
            <text:p>3200</text:p>
          </table:table-cell>
          <table:table-cell office:value-type="float" office:value="13.0859454545455" calcext:value-type="float">
            <text:p>13.0859454545455</text:p>
          </table:table-cell>
          <table:table-cell table:number-columns-repeated="9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ifar10</text:p>
          </table:table-cell>
          <table:table-cell office:value-type="float" office:value="0.0178034611701965" calcext:value-type="float">
            <text:p>0.017803461170197</text:p>
          </table:table-cell>
          <table:table-cell office:value-type="string" calcext:value-type="string">
            <text:p>VGG13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93" calcext:value-type="float">
            <text:p>0.93</text:p>
          </table:table-cell>
          <table:table-cell office:value-type="float" office:value="292" calcext:value-type="float">
            <text:p>292</text:p>
          </table:table-cell>
          <table:table-cell office:value-type="float" office:value="3200" calcext:value-type="float">
            <text:p>3200</text:p>
          </table:table-cell>
          <table:table-cell office:value-type="float" office:value="11.8963" calcext:value-type="float">
            <text:p>11.8963</text:p>
          </table:table-cell>
          <table:table-cell table:number-columns-repeated="9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ifar10</text:p>
          </table:table-cell>
          <table:table-cell office:value-type="float" office:value="0.0180646766901016" calcext:value-type="float">
            <text:p>0.018064676690102</text:p>
          </table:table-cell>
          <table:table-cell office:value-type="string" calcext:value-type="string">
            <text:p>VGG13</text:p>
          </table:table-cell>
          <table:table-cell office:value-type="float" office:value="0.1476" calcext:value-type="float">
            <text:p>0.1476</text:p>
          </table:table-cell>
          <table:table-cell office:value-type="float" office:value="0.92" calcext:value-type="float">
            <text:p>0.92</text:p>
          </table:table-cell>
          <table:table-cell office:value-type="float" office:value="263" calcext:value-type="float">
            <text:p>263</text:p>
          </table:table-cell>
          <table:table-cell office:value-type="float" office:value="3200" calcext:value-type="float">
            <text:p>3200</text:p>
          </table:table-cell>
          <table:table-cell office:value-type="float" office:value="10.8131909090909" calcext:value-type="float">
            <text:p>10.8131909090909</text:p>
          </table:table-cell>
          <table:table-cell table:number-columns-repeated="9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ifar10</text:p>
          </table:table-cell>
          <table:table-cell office:value-type="float" office:value="0.0183970132350922" calcext:value-type="float">
            <text:p>0.018397013235092</text:p>
          </table:table-cell>
          <table:table-cell office:value-type="string" calcext:value-type="string">
            <text:p>VGG13</text:p>
          </table:table-cell>
          <table:table-cell office:value-type="float" office:value="0.1304" calcext:value-type="float">
            <text:p>0.1304</text:p>
          </table:table-cell>
          <table:table-cell office:value-type="float" office:value="0.91" calcext:value-type="float">
            <text:p>0.91</text:p>
          </table:table-cell>
          <table:table-cell office:value-type="float" office:value="241" calcext:value-type="float">
            <text:p>241</text:p>
          </table:table-cell>
          <table:table-cell office:value-type="float" office:value="3200" calcext:value-type="float">
            <text:p>3200</text:p>
          </table:table-cell>
          <table:table-cell office:value-type="float" office:value="9.94318181818182" calcext:value-type="float">
            <text:p>9.94318181818182</text:p>
          </table:table-cell>
          <table:table-cell table:number-columns-repeated="9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ifar10</text:p>
          </table:table-cell>
          <table:table-cell office:value-type="float" office:value="0.0190243849992752" calcext:value-type="float">
            <text:p>0.019024384999275</text:p>
          </table:table-cell>
          <table:table-cell office:value-type="string" calcext:value-type="string">
            <text:p>VGG13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" calcext:value-type="float">
            <text:p>0.9</text:p>
          </table:table-cell>
          <table:table-cell office:value-type="float" office:value="221" calcext:value-type="float">
            <text:p>221</text:p>
          </table:table-cell>
          <table:table-cell office:value-type="float" office:value="3200" calcext:value-type="float">
            <text:p>3200</text:p>
          </table:table-cell>
          <table:table-cell office:value-type="float" office:value="9.12640909090909" calcext:value-type="float">
            <text:p>9.12640909090909</text:p>
          </table:table-cell>
          <table:table-cell table:number-columns-repeated="9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ifar10</text:p>
          </table:table-cell>
          <table:table-cell office:value-type="float" office:value="0.00298627882897854" calcext:value-type="float">
            <text:p>0.002986278828979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ifar10</text:p>
          </table:table-cell>
          <table:table-cell office:value-type="float" office:value="0.00296278516054153" calcext:value-type="float">
            <text:p>0.002962785160542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2" calcext:value-type="float">
            <text:p>2442</text:p>
          </table:table-cell>
          <table:table-cell office:value-type="float" office:value="3200" calcext:value-type="float">
            <text:p>3200</text:p>
          </table:table-cell>
          <table:table-cell office:value-type="float" office:value="82.2443181818182" calcext:value-type="float">
            <text:p>82.2443181818182</text:p>
          </table:table-cell>
          <table:table-cell table:number-columns-repeated="9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ifar10</text:p>
          </table:table-cell>
          <table:table-cell office:value-type="float" office:value="0.00295248206108808" calcext:value-type="float">
            <text:p>0.002952482061088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7" calcext:value-type="float">
            <text:p>2257</text:p>
          </table:table-cell>
          <table:table-cell office:value-type="float" office:value="3200" calcext:value-type="float">
            <text:p>3200</text:p>
          </table:table-cell>
          <table:table-cell office:value-type="float" office:value="77.1129181818182" calcext:value-type="float">
            <text:p>77.1129181818182</text:p>
          </table:table-cell>
          <table:table-cell table:number-columns-repeated="9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ifar10</text:p>
          </table:table-cell>
          <table:table-cell office:value-type="float" office:value="0.00293745948821306" calcext:value-type="float">
            <text:p>0.002937459488213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3.9524181818182" calcext:value-type="float">
            <text:p>73.9524181818182</text:p>
          </table:table-cell>
          <table:table-cell table:number-columns-repeated="9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ifar10</text:p>
          </table:table-cell>
          <table:table-cell office:value-type="float" office:value="0.00291961440145969" calcext:value-type="float">
            <text:p>0.00291961440146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6" calcext:value-type="float">
            <text:p>2066</text:p>
          </table:table-cell>
          <table:table-cell office:value-type="float" office:value="3200" calcext:value-type="float">
            <text:p>3200</text:p>
          </table:table-cell>
          <table:table-cell office:value-type="float" office:value="71.3955909090909" calcext:value-type="float">
            <text:p>71.3955909090909</text:p>
          </table:table-cell>
          <table:table-cell table:number-columns-repeated="9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ifar10</text:p>
          </table:table-cell>
          <table:table-cell office:value-type="float" office:value="0.00291678360998631" calcext:value-type="float">
            <text:p>0.002916783609986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office:value-type="float" office:value="69.3714454545455" calcext:value-type="float">
            <text:p>69.3714454545455</text:p>
          </table:table-cell>
          <table:table-cell table:number-columns-repeated="9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ifar10</text:p>
          </table:table-cell>
          <table:table-cell office:value-type="float" office:value="0.00291743254214525" calcext:value-type="float">
            <text:p>0.002917432542145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7.7734363636364" calcext:value-type="float">
            <text:p>67.7734363636364</text:p>
          </table:table-cell>
          <table:table-cell table:number-columns-repeated="9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ifar10</text:p>
          </table:table-cell>
          <table:table-cell office:value-type="float" office:value="0.00292126335054636" calcext:value-type="float">
            <text:p>0.002921263350546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2" calcext:value-type="float">
            <text:p>1902</text:p>
          </table:table-cell>
          <table:table-cell office:value-type="float" office:value="3200" calcext:value-type="float">
            <text:p>3200</text:p>
          </table:table-cell>
          <table:table-cell office:value-type="float" office:value="66.1399272727273" calcext:value-type="float">
            <text:p>66.1399272727273</text:p>
          </table:table-cell>
          <table:table-cell table:number-columns-repeated="9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ifar10</text:p>
          </table:table-cell>
          <table:table-cell office:value-type="float" office:value="0.00290115965902805" calcext:value-type="float">
            <text:p>0.002901159659028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9" calcext:value-type="float">
            <text:p>1859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545454546" calcext:value-type="float">
            <text:p>64.7194545454546</text:p>
          </table:table-cell>
          <table:table-cell table:number-columns-repeated="9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ifar10</text:p>
          </table:table-cell>
          <table:table-cell office:value-type="float" office:value="0.00289318459630012" calcext:value-type="float">
            <text:p>0.0028931845963</text:p>
          </table:table-cell>
          <table:table-cell office:value-type="string" calcext:value-type="string">
            <text:p>VGG13</text:p>
          </table:table-cell>
          <table:table-cell office:value-type="float" office:value="0.8994" calcext:value-type="float">
            <text:p>0.899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4" calcext:value-type="float">
            <text:p>1824</text:p>
          </table:table-cell>
          <table:table-cell office:value-type="float" office:value="3200" calcext:value-type="float">
            <text:p>3200</text:p>
          </table:table-cell>
          <table:table-cell office:value-type="float" office:value="63.6541090909091" calcext:value-type="float">
            <text:p>63.6541090909091</text:p>
          </table:table-cell>
          <table:table-cell table:number-columns-repeated="9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ifar10</text:p>
          </table:table-cell>
          <table:table-cell office:value-type="float" office:value="0.00288073885887861" calcext:value-type="float">
            <text:p>0.002880738858879</text:p>
          </table:table-cell>
          <table:table-cell office:value-type="string" calcext:value-type="string">
            <text:p>VGG13</text:p>
          </table:table-cell>
          <table:table-cell office:value-type="float" office:value="0.9003" calcext:value-type="float">
            <text:p>0.90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7" calcext:value-type="float">
            <text:p>1787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181818182" calcext:value-type="float">
            <text:p>62.3757181818182</text:p>
          </table:table-cell>
          <table:table-cell table:number-columns-repeated="9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ifar10</text:p>
          </table:table-cell>
          <table:table-cell office:value-type="float" office:value="0.00284173144698143" calcext:value-type="float">
            <text:p>0.002841731446981</text:p>
          </table:table-cell>
          <table:table-cell office:value-type="string" calcext:value-type="string">
            <text:p>VGG13</text:p>
          </table:table-cell>
          <table:table-cell office:value-type="float" office:value="0.8993" calcext:value-type="float">
            <text:p>0.8993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4.6519727272727" calcext:value-type="float">
            <text:p>54.6519727272727</text:p>
          </table:table-cell>
          <table:table-cell table:number-columns-repeated="9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ifar10</text:p>
          </table:table-cell>
          <table:table-cell office:value-type="float" office:value="0.00287083774060011" calcext:value-type="float">
            <text:p>0.0028708377406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9" calcext:value-type="float">
            <text:p>1309</text:p>
          </table:table-cell>
          <table:table-cell office:value-type="float" office:value="3200" calcext:value-type="float">
            <text:p>3200</text:p>
          </table:table-cell>
          <table:table-cell office:value-type="float" office:value="46.6619272727273" calcext:value-type="float">
            <text:p>46.6619272727273</text:p>
          </table:table-cell>
          <table:table-cell table:number-columns-repeated="9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ifar10</text:p>
          </table:table-cell>
          <table:table-cell office:value-type="float" office:value="0.00298513904213905" calcext:value-type="float">
            <text:p>0.002985139042139</text:p>
          </table:table-cell>
          <table:table-cell office:value-type="string" calcext:value-type="string">
            <text:p>VGG1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4" calcext:value-type="float">
            <text:p>0.994</text:p>
          </table:table-cell>
          <table:table-cell office:value-type="float" office:value="1150" calcext:value-type="float">
            <text:p>1150</text:p>
          </table:table-cell>
          <table:table-cell office:value-type="float" office:value="3200" calcext:value-type="float">
            <text:p>3200</text:p>
          </table:table-cell>
          <table:table-cell office:value-type="float" office:value="41.2464454545455" calcext:value-type="float">
            <text:p>41.2464454545455</text:p>
          </table:table-cell>
          <table:table-cell table:number-columns-repeated="9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ifar10</text:p>
          </table:table-cell>
          <table:table-cell office:value-type="float" office:value="0.00312133481502533" calcext:value-type="float">
            <text:p>0.003121334815025</text:p>
          </table:table-cell>
          <table:table-cell office:value-type="string" calcext:value-type="string">
            <text:p>VGG13</text:p>
          </table:table-cell>
          <table:table-cell office:value-type="float" office:value="0.8807" calcext:value-type="float">
            <text:p>0.880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5355181818182" calcext:value-type="float">
            <text:p>37.5355181818182</text:p>
          </table:table-cell>
          <table:table-cell table:number-columns-repeated="9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ifar10</text:p>
          </table:table-cell>
          <table:table-cell office:value-type="float" office:value="0.0031847293227911" calcext:value-type="float">
            <text:p>0.003184729322791</text:p>
          </table:table-cell>
          <table:table-cell office:value-type="string" calcext:value-type="string">
            <text:p>VGG13</text:p>
          </table:table-cell>
          <table:table-cell office:value-type="float" office:value="0.8779" calcext:value-type="float">
            <text:p>0.8779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413454545455" calcext:value-type="float">
            <text:p>34.6413454545455</text:p>
          </table:table-cell>
          <table:table-cell table:number-columns-repeated="9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ifar10</text:p>
          </table:table-cell>
          <table:table-cell office:value-type="float" office:value="0.00630691409707069" calcext:value-type="float">
            <text:p>0.006306914097071</text:p>
          </table:table-cell>
          <table:table-cell office:value-type="string" calcext:value-type="string">
            <text:p>VGG13</text:p>
          </table:table-cell>
          <table:table-cell office:value-type="float" office:value="0.7371" calcext:value-type="float">
            <text:p>0.7371</text:p>
          </table:table-cell>
          <table:table-cell office:value-type="float" office:value="0.98" calcext:value-type="float">
            <text:p>0.98</text:p>
          </table:table-cell>
          <table:table-cell office:value-type="float" office:value="679" calcext:value-type="float">
            <text:p>679</text:p>
          </table:table-cell>
          <table:table-cell office:value-type="float" office:value="3200" calcext:value-type="float">
            <text:p>3200</text:p>
          </table:table-cell>
          <table:table-cell office:value-type="float" office:value="25.4971545454545" calcext:value-type="float">
            <text:p>25.4971545454545</text:p>
          </table:table-cell>
          <table:table-cell table:number-columns-repeated="9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ifar10</text:p>
          </table:table-cell>
          <table:table-cell office:value-type="float" office:value="0.00831083629131317" calcext:value-type="float">
            <text:p>0.008310836291313</text:p>
          </table:table-cell>
          <table:table-cell office:value-type="string" calcext:value-type="string">
            <text:p>VGG13</text:p>
          </table:table-cell>
          <table:table-cell office:value-type="float" office:value="0.6365" calcext:value-type="float">
            <text:p>0.6365</text:p>
          </table:table-cell>
          <table:table-cell office:value-type="float" office:value="0.97" calcext:value-type="float">
            <text:p>0.97</text:p>
          </table:table-cell>
          <table:table-cell office:value-type="float" office:value="544" calcext:value-type="float">
            <text:p>544</text:p>
          </table:table-cell>
          <table:table-cell office:value-type="float" office:value="3200" calcext:value-type="float">
            <text:p>3200</text:p>
          </table:table-cell>
          <table:table-cell office:value-type="float" office:value="20.8629272727273" calcext:value-type="float">
            <text:p>20.8629272727273</text:p>
          </table:table-cell>
          <table:table-cell table:number-columns-repeated="9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ifar10</text:p>
          </table:table-cell>
          <table:table-cell office:value-type="float" office:value="0.0152608003497124" calcext:value-type="float">
            <text:p>0.015260800349712</text:p>
          </table:table-cell>
          <table:table-cell office:value-type="string" calcext:value-type="string">
            <text:p>VGG13</text:p>
          </table:table-cell>
          <table:table-cell office:value-type="float" office:value="0.3107" calcext:value-type="float">
            <text:p>0.3107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5958727272727" calcext:value-type="float">
            <text:p>17.5958727272727</text:p>
          </table:table-cell>
          <table:table-cell table:number-columns-repeated="9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ifar10</text:p>
          </table:table-cell>
          <table:table-cell office:value-type="float" office:value="0.0182190628290176" calcext:value-type="float">
            <text:p>0.018219062829018</text:p>
          </table:table-cell>
          <table:table-cell office:value-type="string" calcext:value-type="string">
            <text:p>VGG13</text:p>
          </table:table-cell>
          <table:table-cell office:value-type="float" office:value="0.1876" calcext:value-type="float">
            <text:p>0.1876</text:p>
          </table:table-cell>
          <table:table-cell office:value-type="float" office:value="0.95" calcext:value-type="float">
            <text:p>0.95</text:p>
          </table:table-cell>
          <table:table-cell office:value-type="float" office:value="393" calcext:value-type="float">
            <text:p>393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9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ifar10</text:p>
          </table:table-cell>
          <table:table-cell office:value-type="float" office:value="0.0189181557178497" calcext:value-type="float">
            <text:p>0.01891815571785</text:p>
          </table:table-cell>
          <table:table-cell office:value-type="string" calcext:value-type="string">
            <text:p>VGG13</text:p>
          </table:table-cell>
          <table:table-cell office:value-type="float" office:value="0.165" calcext:value-type="float">
            <text:p>0.16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727272727" calcext:value-type="float">
            <text:p>13.5120727272727</text:p>
          </table:table-cell>
          <table:table-cell table:number-columns-repeated="9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ifar10</text:p>
          </table:table-cell>
          <table:table-cell office:value-type="float" office:value="0.0195263392448425" calcext:value-type="float">
            <text:p>0.019526339244843</text:p>
          </table:table-cell>
          <table:table-cell office:value-type="string" calcext:value-type="string">
            <text:p>VGG13</text:p>
          </table:table-cell>
          <table:table-cell office:value-type="float" office:value="0.1578" calcext:value-type="float">
            <text:p>0.1578</text:p>
          </table:table-cell>
          <table:table-cell office:value-type="float" office:value="0.93" calcext:value-type="float">
            <text:p>0.93</text:p>
          </table:table-cell>
          <table:table-cell office:value-type="float" office:value="308" calcext:value-type="float">
            <text:p>308</text:p>
          </table:table-cell>
          <table:table-cell office:value-type="float" office:value="3200" calcext:value-type="float">
            <text:p>3200</text:p>
          </table:table-cell>
          <table:table-cell office:value-type="float" office:value="12.2159090909091" calcext:value-type="float">
            <text:p>12.2159090909091</text:p>
          </table:table-cell>
          <table:table-cell table:number-columns-repeated="9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ifar10</text:p>
          </table:table-cell>
          <table:table-cell office:value-type="float" office:value="0.0205677439451218" calcext:value-type="float">
            <text:p>0.020567743945122</text:p>
          </table:table-cell>
          <table:table-cell office:value-type="string" calcext:value-type="string">
            <text:p>VGG13</text:p>
          </table:table-cell>
          <table:table-cell office:value-type="float" office:value="0.131" calcext:value-type="float">
            <text:p>0.131</text:p>
          </table:table-cell>
          <table:table-cell office:value-type="float" office:value="0.92" calcext:value-type="float">
            <text:p>0.92</text:p>
          </table:table-cell>
          <table:table-cell office:value-type="float" office:value="278" calcext:value-type="float">
            <text:p>278</text:p>
          </table:table-cell>
          <table:table-cell office:value-type="float" office:value="3200" calcext:value-type="float">
            <text:p>3200</text:p>
          </table:table-cell>
          <table:table-cell office:value-type="float" office:value="11.0972909090909" calcext:value-type="float">
            <text:p>11.0972909090909</text:p>
          </table:table-cell>
          <table:table-cell table:number-columns-repeated="9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ifar10</text:p>
          </table:table-cell>
          <table:table-cell office:value-type="float" office:value="0.02164535779953" calcext:value-type="float">
            <text:p>0.02164535779953</text:p>
          </table:table-cell>
          <table:table-cell office:value-type="string" calcext:value-type="string">
            <text:p>VGG13</text:p>
          </table:table-cell>
          <table:table-cell office:value-type="float" office:value="0.1133" calcext:value-type="float">
            <text:p>0.113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9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ifar10</text:p>
          </table:table-cell>
          <table:table-cell office:value-type="float" office:value="0.0223305218219757" calcext:value-type="float">
            <text:p>0.022330521821976</text:p>
          </table:table-cell>
          <table:table-cell office:value-type="string" calcext:value-type="string">
            <text:p>VGG13</text:p>
          </table:table-cell>
          <table:table-cell office:value-type="float" office:value="0.1024" calcext:value-type="float">
            <text:p>0.102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2727272727" calcext:value-type="float">
            <text:p>9.16192727272727</text:p>
          </table:table-cell>
          <table:table-cell table:number-columns-repeated="9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ifar10</text:p>
          </table:table-cell>
          <table:table-cell office:value-type="float" office:value="0.00286687038093805" calcext:value-type="float">
            <text:p>0.00286687038093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ifar10</text:p>
          </table:table-cell>
          <table:table-cell office:value-type="float" office:value="0.00285785349905491" calcext:value-type="float">
            <text:p>0.002857853499055</text:p>
          </table:table-cell>
          <table:table-cell office:value-type="string" calcext:value-type="string">
            <text:p>VGG13</text:p>
          </table:table-cell>
          <table:table-cell office:value-type="float" office:value="0.9001" calcext:value-type="float">
            <text:p>0.90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6" calcext:value-type="float">
            <text:p>2436</text:p>
          </table:table-cell>
          <table:table-cell office:value-type="float" office:value="3200" calcext:value-type="float">
            <text:p>3200</text:p>
          </table:table-cell>
          <table:table-cell office:value-type="float" office:value="82.1022545454546" calcext:value-type="float">
            <text:p>82.1022545454546</text:p>
          </table:table-cell>
          <table:table-cell table:number-columns-repeated="9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ifar10</text:p>
          </table:table-cell>
          <table:table-cell office:value-type="float" office:value="0.00284376974999905" calcext:value-type="float">
            <text:p>0.002843769749999</text:p>
          </table:table-cell>
          <table:table-cell office:value-type="string" calcext:value-type="string">
            <text:p>VGG13</text:p>
          </table:table-cell>
          <table:table-cell office:value-type="float" office:value="0.9009" calcext:value-type="float">
            <text:p>0.900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3" calcext:value-type="float">
            <text:p>2253</text:p>
          </table:table-cell>
          <table:table-cell office:value-type="float" office:value="3200" calcext:value-type="float">
            <text:p>3200</text:p>
          </table:table-cell>
          <table:table-cell office:value-type="float" office:value="77.0596545454545" calcext:value-type="float">
            <text:p>77.0596545454545</text:p>
          </table:table-cell>
          <table:table-cell table:number-columns-repeated="9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ifar10</text:p>
          </table:table-cell>
          <table:table-cell office:value-type="float" office:value="0.00284047331213951" calcext:value-type="float">
            <text:p>0.00284047331214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4" calcext:value-type="float">
            <text:p>2144</text:p>
          </table:table-cell>
          <table:table-cell office:value-type="float" office:value="3200" calcext:value-type="float">
            <text:p>3200</text:p>
          </table:table-cell>
          <table:table-cell office:value-type="float" office:value="73.8458818181818" calcext:value-type="float">
            <text:p>73.8458818181818</text:p>
          </table:table-cell>
          <table:table-cell table:number-columns-repeated="9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ifar10</text:p>
          </table:table-cell>
          <table:table-cell office:value-type="float" office:value="0.00284250520318746" calcext:value-type="float">
            <text:p>0.002842505203187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2" calcext:value-type="float">
            <text:p>2062</text:p>
          </table:table-cell>
          <table:table-cell office:value-type="float" office:value="3200" calcext:value-type="float">
            <text:p>3200</text:p>
          </table:table-cell>
          <table:table-cell office:value-type="float" office:value="71.4311090909091" calcext:value-type="float">
            <text:p>71.4311090909091</text:p>
          </table:table-cell>
          <table:table-cell table:number-columns-repeated="9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ifar10</text:p>
          </table:table-cell>
          <table:table-cell office:value-type="float" office:value="0.00284747134745121" calcext:value-type="float">
            <text:p>0.002847471347451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7" calcext:value-type="float">
            <text:p>1997</text:p>
          </table:table-cell>
          <table:table-cell office:value-type="float" office:value="3200" calcext:value-type="float">
            <text:p>3200</text:p>
          </table:table-cell>
          <table:table-cell office:value-type="float" office:value="69.2116363636364" calcext:value-type="float">
            <text:p>69.2116363636364</text:p>
          </table:table-cell>
          <table:table-cell table:number-columns-repeated="9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ifar10</text:p>
          </table:table-cell>
          <table:table-cell office:value-type="float" office:value="0.00283365917056799" calcext:value-type="float">
            <text:p>0.002833659170568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2" calcext:value-type="float">
            <text:p>1942</text:p>
          </table:table-cell>
          <table:table-cell office:value-type="float" office:value="3200" calcext:value-type="float">
            <text:p>3200</text:p>
          </table:table-cell>
          <table:table-cell office:value-type="float" office:value="67.3828" calcext:value-type="float">
            <text:p>67.3828</text:p>
          </table:table-cell>
          <table:table-cell table:number-columns-repeated="9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ifar10</text:p>
          </table:table-cell>
          <table:table-cell office:value-type="float" office:value="0.00283973525315523" calcext:value-type="float">
            <text:p>0.002839735253155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6" calcext:value-type="float">
            <text:p>1896</text:p>
          </table:table-cell>
          <table:table-cell office:value-type="float" office:value="3200" calcext:value-type="float">
            <text:p>3200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9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ifar10</text:p>
          </table:table-cell>
          <table:table-cell office:value-type="float" office:value="0.00283240157067776" calcext:value-type="float">
            <text:p>0.002832401570678</text:p>
          </table:table-cell>
          <table:table-cell office:value-type="string" calcext:value-type="string">
            <text:p>VGG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4" calcext:value-type="float">
            <text:p>1854</text:p>
          </table:table-cell>
          <table:table-cell office:value-type="float" office:value="3200" calcext:value-type="float">
            <text:p>3200</text:p>
          </table:table-cell>
          <table:table-cell office:value-type="float" office:value="64.5596545454545" calcext:value-type="float">
            <text:p>64.5596545454545</text:p>
          </table:table-cell>
          <table:table-cell table:number-columns-repeated="9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ifar10</text:p>
          </table:table-cell>
          <table:table-cell office:value-type="float" office:value="0.0028012035638094" calcext:value-type="float">
            <text:p>0.002801203563809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4" calcext:value-type="float">
            <text:p>1814</text:p>
          </table:table-cell>
          <table:table-cell office:value-type="float" office:value="3200" calcext:value-type="float">
            <text:p>3200</text:p>
          </table:table-cell>
          <table:table-cell office:value-type="float" office:value="63.2102181818182" calcext:value-type="float">
            <text:p>63.2102181818182</text:p>
          </table:table-cell>
          <table:table-cell table:number-columns-repeated="9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ifar10</text:p>
          </table:table-cell>
          <table:table-cell office:value-type="float" office:value="0.00279974399954081" calcext:value-type="float">
            <text:p>0.002799743999541</text:p>
          </table:table-cell>
          <table:table-cell office:value-type="string" calcext:value-type="string">
            <text:p>VGG1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4" calcext:value-type="float">
            <text:p>1784</text:p>
          </table:table-cell>
          <table:table-cell office:value-type="float" office:value="3200" calcext:value-type="float">
            <text:p>3200</text:p>
          </table:table-cell>
          <table:table-cell office:value-type="float" office:value="62.3224363636364" calcext:value-type="float">
            <text:p>62.3224363636364</text:p>
          </table:table-cell>
          <table:table-cell table:number-columns-repeated="9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ifar10</text:p>
          </table:table-cell>
          <table:table-cell office:value-type="float" office:value="0.00270629418194294" calcext:value-type="float">
            <text:p>0.002706294181943</text:p>
          </table:table-cell>
          <table:table-cell office:value-type="string" calcext:value-type="string">
            <text:p>VGG13</text:p>
          </table:table-cell>
          <table:table-cell office:value-type="float" office:value="0.9038" calcext:value-type="float">
            <text:p>0.9038</text:p>
          </table:table-cell>
          <table:table-cell office:value-type="float" office:value="0.998" calcext:value-type="float">
            <text:p>0.998</text:p>
          </table:table-cell>
          <table:table-cell office:value-type="float" office:value="1544" calcext:value-type="float">
            <text:p>1544</text:p>
          </table:table-cell>
          <table:table-cell office:value-type="float" office:value="3200" calcext:value-type="float">
            <text:p>3200</text:p>
          </table:table-cell>
          <table:table-cell office:value-type="float" office:value="54.4034090909091" calcext:value-type="float">
            <text:p>54.4034090909091</text:p>
          </table:table-cell>
          <table:table-cell table:number-columns-repeated="9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ifar10</text:p>
          </table:table-cell>
          <table:table-cell office:value-type="float" office:value="0.00265301056057215" calcext:value-type="float">
            <text:p>0.002653010560572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6" calcext:value-type="float">
            <text:p>0.996</text:p>
          </table:table-cell>
          <table:table-cell office:value-type="float" office:value="1296" calcext:value-type="float">
            <text:p>1296</text:p>
          </table:table-cell>
          <table:table-cell office:value-type="float" office:value="3200" calcext:value-type="float">
            <text:p>3200</text:p>
          </table:table-cell>
          <table:table-cell office:value-type="float" office:value="46.2358" calcext:value-type="float">
            <text:p>46.2358</text:p>
          </table:table-cell>
          <table:table-cell table:number-columns-repeated="9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ifar10</text:p>
          </table:table-cell>
          <table:table-cell office:value-type="float" office:value="0.00262341985404491" calcext:value-type="float">
            <text:p>0.002623419854045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4" calcext:value-type="float">
            <text:p>0.994</text:p>
          </table:table-cell>
          <table:table-cell office:value-type="float" office:value="1141" calcext:value-type="float">
            <text:p>1141</text:p>
          </table:table-cell>
          <table:table-cell office:value-type="float" office:value="3200" calcext:value-type="float">
            <text:p>3200</text:p>
          </table:table-cell>
          <table:table-cell office:value-type="float" office:value="41.1044090909091" calcext:value-type="float">
            <text:p>41.1044090909091</text:p>
          </table:table-cell>
          <table:table-cell table:number-columns-repeated="9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ifar10</text:p>
          </table:table-cell>
          <table:table-cell office:value-type="float" office:value="0.00264562024921179" calcext:value-type="float">
            <text:p>0.002645620249212</text:p>
          </table:table-cell>
          <table:table-cell office:value-type="string" calcext:value-type="string">
            <text:p>VGG1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1626272727273" calcext:value-type="float">
            <text:p>37.1626272727273</text:p>
          </table:table-cell>
          <table:table-cell table:number-columns-repeated="9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ifar10</text:p>
          </table:table-cell>
          <table:table-cell office:value-type="float" office:value="0.00271914326697588" calcext:value-type="float">
            <text:p>0.002719143266976</text:p>
          </table:table-cell>
          <table:table-cell office:value-type="string" calcext:value-type="string">
            <text:p>VGG13</text:p>
          </table:table-cell>
          <table:table-cell office:value-type="float" office:value="0.8905" calcext:value-type="float">
            <text:p>0.890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2507" calcext:value-type="float">
            <text:p>34.2507</text:p>
          </table:table-cell>
          <table:table-cell table:number-columns-repeated="9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ifar10</text:p>
          </table:table-cell>
          <table:table-cell office:value-type="float" office:value="0.00489665348231792" calcext:value-type="float">
            <text:p>0.004896653482318</text:p>
          </table:table-cell>
          <table:table-cell office:value-type="string" calcext:value-type="string">
            <text:p>VGG13</text:p>
          </table:table-cell>
          <table:table-cell office:value-type="float" office:value="0.7973" calcext:value-type="float">
            <text:p>0.7973</text:p>
          </table:table-cell>
          <table:table-cell office:value-type="float" office:value="0.98" calcext:value-type="float">
            <text:p>0.98</text:p>
          </table:table-cell>
          <table:table-cell office:value-type="float" office:value="676" calcext:value-type="float">
            <text:p>676</text:p>
          </table:table-cell>
          <table:table-cell office:value-type="float" office:value="3200" calcext:value-type="float">
            <text:p>3200</text:p>
          </table:table-cell>
          <table:table-cell office:value-type="float" office:value="25.4083727272727" calcext:value-type="float">
            <text:p>25.4083727272727</text:p>
          </table:table-cell>
          <table:table-cell table:number-columns-repeated="9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ifar10</text:p>
          </table:table-cell>
          <table:table-cell office:value-type="float" office:value="0.00690670416355133" calcext:value-type="float">
            <text:p>0.006906704163551</text:p>
          </table:table-cell>
          <table:table-cell office:value-type="string" calcext:value-type="string">
            <text:p>VGG13</text:p>
          </table:table-cell>
          <table:table-cell office:value-type="float" office:value="0.7077" calcext:value-type="float">
            <text:p>0.7077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545454545" calcext:value-type="float">
            <text:p>20.8984545454545</text:p>
          </table:table-cell>
          <table:table-cell table:number-columns-repeated="9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ifar10</text:p>
          </table:table-cell>
          <table:table-cell office:value-type="float" office:value="0.0124035055756569" calcext:value-type="float">
            <text:p>0.012403505575657</text:p>
          </table:table-cell>
          <table:table-cell office:value-type="string" calcext:value-type="string">
            <text:p>VGG13</text:p>
          </table:table-cell>
          <table:table-cell office:value-type="float" office:value="0.4941" calcext:value-type="float">
            <text:p>0.4941</text:p>
          </table:table-cell>
          <table:table-cell office:value-type="float" office:value="0.96" calcext:value-type="float">
            <text:p>0.96</text:p>
          </table:table-cell>
          <table:table-cell office:value-type="float" office:value="453" calcext:value-type="float">
            <text:p>453</text:p>
          </table:table-cell>
          <table:table-cell office:value-type="float" office:value="3200" calcext:value-type="float">
            <text:p>3200</text:p>
          </table:table-cell>
          <table:table-cell office:value-type="float" office:value="17.4893454545455" calcext:value-type="float">
            <text:p>17.4893454545455</text:p>
          </table:table-cell>
          <table:table-cell table:number-columns-repeated="9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ifar10</text:p>
          </table:table-cell>
          <table:table-cell office:value-type="float" office:value="0.0164638441324234" calcext:value-type="float">
            <text:p>0.016463844132423</text:p>
          </table:table-cell>
          <table:table-cell office:value-type="string" calcext:value-type="string">
            <text:p>VGG13</text:p>
          </table:table-cell>
          <table:table-cell office:value-type="float" office:value="0.2203" calcext:value-type="float">
            <text:p>0.2203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054" calcext:value-type="float">
            <text:p>15.3054</text:p>
          </table:table-cell>
          <table:table-cell table:number-columns-repeated="9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ifar10</text:p>
          </table:table-cell>
          <table:table-cell office:value-type="float" office:value="0.0174158602714539" calcext:value-type="float">
            <text:p>0.017415860271454</text:p>
          </table:table-cell>
          <table:table-cell office:value-type="string" calcext:value-type="string">
            <text:p>VGG13</text:p>
          </table:table-cell>
          <table:table-cell office:value-type="float" office:value="0.1615" calcext:value-type="float">
            <text:p>0.161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653363636364" calcext:value-type="float">
            <text:p>13.5653363636364</text:p>
          </table:table-cell>
          <table:table-cell table:number-columns-repeated="9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ifar10</text:p>
          </table:table-cell>
          <table:table-cell office:value-type="float" office:value="0.0177315926790237" calcext:value-type="float">
            <text:p>0.017731592679024</text:p>
          </table:table-cell>
          <table:table-cell office:value-type="string" calcext:value-type="string">
            <text:p>VGG13</text:p>
          </table:table-cell>
          <table:table-cell office:value-type="float" office:value="0.1447" calcext:value-type="float">
            <text:p>0.1447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2514090909091" calcext:value-type="float">
            <text:p>12.2514090909091</text:p>
          </table:table-cell>
          <table:table-cell table:number-columns-repeated="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ifar10</text:p>
          </table:table-cell>
          <table:table-cell office:value-type="float" office:value="0.0181511413812637" calcext:value-type="float">
            <text:p>0.018151141381264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2038272727273" calcext:value-type="float">
            <text:p>11.2038272727273</text:p>
          </table:table-cell>
          <table:table-cell table:number-columns-repeated="9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ifar10</text:p>
          </table:table-cell>
          <table:table-cell office:value-type="float" office:value="0.019778167963028" calcext:value-type="float">
            <text:p>0.019778167963028</text:p>
          </table:table-cell>
          <table:table-cell office:value-type="string" calcext:value-type="string">
            <text:p>VGG13</text:p>
          </table:table-cell>
          <table:table-cell office:value-type="float" office:value="0.101" calcext:value-type="float">
            <text:p>0.101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1207363636364" calcext:value-type="float">
            <text:p>10.1207363636364</text:p>
          </table:table-cell>
          <table:table-cell table:number-columns-repeated="9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ifar10</text:p>
          </table:table-cell>
          <table:table-cell office:value-type="float" office:value="0.0202826132774353" calcext:value-type="float">
            <text:p>0.020282613277435</text:p>
          </table:table-cell>
          <table:table-cell office:value-type="string" calcext:value-type="string">
            <text:p>VGG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3949090909091" calcext:value-type="float">
            <text:p>9.33949090909091</text:p>
          </table:table-cell>
          <table:table-cell table:number-columns-repeated="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ifar10</text:p>
          </table:table-cell>
          <table:table-cell office:value-type="float" office:value="0.00324366618394852" calcext:value-type="float">
            <text:p>0.003243666183949</text:p>
          </table:table-cell>
          <table:table-cell office:value-type="string" calcext:value-type="string">
            <text:p>VGG13</text:p>
          </table:table-cell>
          <table:table-cell office:value-type="float" office:value="0.891" calcext:value-type="float">
            <text:p>0.89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ifar10</text:p>
          </table:table-cell>
          <table:table-cell office:value-type="float" office:value="0.00322232401221991" calcext:value-type="float">
            <text:p>0.00322232401222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22" calcext:value-type="float">
            <text:p>2422</text:p>
          </table:table-cell>
          <table:table-cell office:value-type="float" office:value="3200" calcext:value-type="float">
            <text:p>3200</text:p>
          </table:table-cell>
          <table:table-cell office:value-type="float" office:value="81.8181727272727" calcext:value-type="float">
            <text:p>81.8181727272727</text:p>
          </table:table-cell>
          <table:table-cell table:number-columns-repeated="9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ifar10</text:p>
          </table:table-cell>
          <table:table-cell office:value-type="float" office:value="0.00321163790524006" calcext:value-type="float">
            <text:p>0.00321163790524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2" calcext:value-type="float">
            <text:p>2242</text:p>
          </table:table-cell>
          <table:table-cell office:value-type="float" office:value="3200" calcext:value-type="float">
            <text:p>3200</text:p>
          </table:table-cell>
          <table:table-cell office:value-type="float" office:value="77.0241545454545" calcext:value-type="float">
            <text:p>77.0241545454545</text:p>
          </table:table-cell>
          <table:table-cell table:number-columns-repeated="9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ifar10</text:p>
          </table:table-cell>
          <table:table-cell office:value-type="float" office:value="0.00321000886261463" calcext:value-type="float">
            <text:p>0.003210008862615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5" calcext:value-type="float">
            <text:p>2135</text:p>
          </table:table-cell>
          <table:table-cell office:value-type="float" office:value="3200" calcext:value-type="float">
            <text:p>3200</text:p>
          </table:table-cell>
          <table:table-cell office:value-type="float" office:value="73.7393454545455" calcext:value-type="float">
            <text:p>73.7393454545455</text:p>
          </table:table-cell>
          <table:table-cell table:number-columns-repeated="9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ifar10</text:p>
          </table:table-cell>
          <table:table-cell office:value-type="float" office:value="0.00320983061492443" calcext:value-type="float">
            <text:p>0.003209830614924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6" calcext:value-type="float">
            <text:p>2056</text:p>
          </table:table-cell>
          <table:table-cell office:value-type="float" office:value="3200" calcext:value-type="float">
            <text:p>3200</text:p>
          </table:table-cell>
          <table:table-cell office:value-type="float" office:value="71.3601" calcext:value-type="float">
            <text:p>71.3601</text:p>
          </table:table-cell>
          <table:table-cell table:number-columns-repeated="9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ifar10</text:p>
          </table:table-cell>
          <table:table-cell office:value-type="float" office:value="0.00319924851953983" calcext:value-type="float">
            <text:p>0.00319924851954</text:p>
          </table:table-cell>
          <table:table-cell office:value-type="string" calcext:value-type="string">
            <text:p>VGG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1" calcext:value-type="float">
            <text:p>1991</text:p>
          </table:table-cell>
          <table:table-cell office:value-type="float" office:value="3200" calcext:value-type="float">
            <text:p>3200</text:p>
          </table:table-cell>
          <table:table-cell office:value-type="float" office:value="69.3181818181818" calcext:value-type="float">
            <text:p>69.3181818181818</text:p>
          </table:table-cell>
          <table:table-cell table:number-columns-repeated="9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ifar10</text:p>
          </table:table-cell>
          <table:table-cell office:value-type="float" office:value="0.0031963543727994" calcext:value-type="float">
            <text:p>0.003196354372799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7" calcext:value-type="float">
            <text:p>1937</text:p>
          </table:table-cell>
          <table:table-cell office:value-type="float" office:value="3200" calcext:value-type="float">
            <text:p>3200</text:p>
          </table:table-cell>
          <table:table-cell office:value-type="float" office:value="67.5248454545455" calcext:value-type="float">
            <text:p>67.5248454545455</text:p>
          </table:table-cell>
          <table:table-cell table:number-columns-repeated="9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ifar10</text:p>
          </table:table-cell>
          <table:table-cell office:value-type="float" office:value="0.00319456873089075" calcext:value-type="float">
            <text:p>0.003194568730891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1" calcext:value-type="float">
            <text:p>1891</text:p>
          </table:table-cell>
          <table:table-cell office:value-type="float" office:value="3200" calcext:value-type="float">
            <text:p>3200</text:p>
          </table:table-cell>
          <table:table-cell office:value-type="float" office:value="66.0866545454545" calcext:value-type="float">
            <text:p>66.0866545454545</text:p>
          </table:table-cell>
          <table:table-cell table:number-columns-repeated="9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ifar10</text:p>
          </table:table-cell>
          <table:table-cell office:value-type="float" office:value="0.00319270694553852" calcext:value-type="float">
            <text:p>0.003192706945539</text:p>
          </table:table-cell>
          <table:table-cell office:value-type="string" calcext:value-type="string">
            <text:p>VGG13</text:p>
          </table:table-cell>
          <table:table-cell office:value-type="float" office:value="0.8926" calcext:value-type="float">
            <text:p>0.892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0" calcext:value-type="float">
            <text:p>1850</text:p>
          </table:table-cell>
          <table:table-cell office:value-type="float" office:value="3200" calcext:value-type="float">
            <text:p>3200</text:p>
          </table:table-cell>
          <table:table-cell office:value-type="float" office:value="64.7194454545455" calcext:value-type="float">
            <text:p>64.7194454545455</text:p>
          </table:table-cell>
          <table:table-cell table:number-columns-repeated="9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ifar10</text:p>
          </table:table-cell>
          <table:table-cell office:value-type="float" office:value="0.00318490526229143" calcext:value-type="float">
            <text:p>0.003184905262291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1" calcext:value-type="float">
            <text:p>1811</text:p>
          </table:table-cell>
          <table:table-cell office:value-type="float" office:value="3200" calcext:value-type="float">
            <text:p>3200</text:p>
          </table:table-cell>
          <table:table-cell office:value-type="float" office:value="63.4410545454545" calcext:value-type="float">
            <text:p>63.4410545454545</text:p>
          </table:table-cell>
          <table:table-cell table:number-columns-repeated="9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ifar10</text:p>
          </table:table-cell>
          <table:table-cell office:value-type="float" office:value="0.00318544456213713" calcext:value-type="float">
            <text:p>0.003185444562137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9" calcext:value-type="float">
            <text:p>0.999</text:p>
          </table:table-cell>
          <table:table-cell office:value-type="float" office:value="1778" calcext:value-type="float">
            <text:p>1778</text:p>
          </table:table-cell>
          <table:table-cell office:value-type="float" office:value="3200" calcext:value-type="float">
            <text:p>3200</text:p>
          </table:table-cell>
          <table:table-cell office:value-type="float" office:value="62.3757090909091" calcext:value-type="float">
            <text:p>62.3757090909091</text:p>
          </table:table-cell>
          <table:table-cell table:number-columns-repeated="9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ifar10</text:p>
          </table:table-cell>
          <table:table-cell office:value-type="float" office:value="0.00310760919004679" calcext:value-type="float">
            <text:p>0.003107609190047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8" calcext:value-type="float">
            <text:p>0.998</text:p>
          </table:table-cell>
          <table:table-cell office:value-type="float" office:value="1545" calcext:value-type="float">
            <text:p>1545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ifar10</text:p>
          </table:table-cell>
          <table:table-cell office:value-type="float" office:value="0.00297312409579754" calcext:value-type="float">
            <text:p>0.002973124095798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6" calcext:value-type="float">
            <text:p>0.996</text:p>
          </table:table-cell>
          <table:table-cell office:value-type="float" office:value="1298" calcext:value-type="float">
            <text:p>1298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ifar10</text:p>
          </table:table-cell>
          <table:table-cell office:value-type="float" office:value="0.00290215198546648" calcext:value-type="float">
            <text:p>0.002902151985466</text:p>
          </table:table-cell>
          <table:table-cell office:value-type="string" calcext:value-type="string">
            <text:p>VGG13</text:p>
          </table:table-cell>
          <table:table-cell office:value-type="float" office:value="0.8914" calcext:value-type="float">
            <text:p>0.891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2" calcext:value-type="float">
            <text:p>1142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9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ifar10</text:p>
          </table:table-cell>
          <table:table-cell office:value-type="float" office:value="0.00302848239243031" calcext:value-type="float">
            <text:p>0.00302848239243</text:p>
          </table:table-cell>
          <table:table-cell office:value-type="string" calcext:value-type="string">
            <text:p>VGG13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992" calcext:value-type="float">
            <text:p>0.992</text:p>
          </table:table-cell>
          <table:table-cell office:value-type="float" office:value="1025" calcext:value-type="float">
            <text:p>1025</text:p>
          </table:table-cell>
          <table:table-cell office:value-type="float" office:value="3200" calcext:value-type="float">
            <text:p>3200</text:p>
          </table:table-cell>
          <table:table-cell office:value-type="float" office:value="37.3756909090909" calcext:value-type="float">
            <text:p>37.3756909090909</text:p>
          </table:table-cell>
          <table:table-cell table:number-columns-repeated="9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ifar10</text:p>
          </table:table-cell>
          <table:table-cell office:value-type="float" office:value="0.00308163438290358" calcext:value-type="float">
            <text:p>0.003081634382904</text:p>
          </table:table-cell>
          <table:table-cell office:value-type="string" calcext:value-type="string">
            <text:p>VGG13</text:p>
          </table:table-cell>
          <table:table-cell office:value-type="float" office:value="0.8785" calcext:value-type="float">
            <text:p>0.878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4105272727273" calcext:value-type="float">
            <text:p>34.4105272727273</text:p>
          </table:table-cell>
          <table:table-cell table:number-columns-repeated="9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ifar10</text:p>
          </table:table-cell>
          <table:table-cell office:value-type="float" office:value="0.00456607092618942" calcext:value-type="float">
            <text:p>0.004566070926189</text:p>
          </table:table-cell>
          <table:table-cell office:value-type="string" calcext:value-type="string">
            <text:p>VGG13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4438818181818" calcext:value-type="float">
            <text:p>25.4438818181818</text:p>
          </table:table-cell>
          <table:table-cell table:number-columns-repeated="9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ifar10</text:p>
          </table:table-cell>
          <table:table-cell office:value-type="float" office:value="0.00710088148713112" calcext:value-type="float">
            <text:p>0.007100881487131</text:p>
          </table:table-cell>
          <table:table-cell office:value-type="string" calcext:value-type="string">
            <text:p>VGG13</text:p>
          </table:table-cell>
          <table:table-cell office:value-type="float" office:value="0.7079" calcext:value-type="float">
            <text:p>0.7079</text:p>
          </table:table-cell>
          <table:table-cell office:value-type="float" office:value="0.97" calcext:value-type="float">
            <text:p>0.97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20.7563909090909" calcext:value-type="float">
            <text:p>20.7563909090909</text:p>
          </table:table-cell>
          <table:table-cell table:number-columns-repeated="9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ifar10</text:p>
          </table:table-cell>
          <table:table-cell office:value-type="float" office:value="0.0142464025855064" calcext:value-type="float">
            <text:p>0.014246402585506</text:p>
          </table:table-cell>
          <table:table-cell office:value-type="string" calcext:value-type="string">
            <text:p>VGG13</text:p>
          </table:table-cell>
          <table:table-cell office:value-type="float" office:value="0.386" calcext:value-type="float">
            <text:p>0.386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314" calcext:value-type="float">
            <text:p>17.6314</text:p>
          </table:table-cell>
          <table:table-cell table:number-columns-repeated="9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ifar10</text:p>
          </table:table-cell>
          <table:table-cell office:value-type="float" office:value="0.0193352645635605" calcext:value-type="float">
            <text:p>0.019335264563561</text:p>
          </table:table-cell>
          <table:table-cell office:value-type="string" calcext:value-type="string">
            <text:p>VGG13</text:p>
          </table:table-cell>
          <table:table-cell office:value-type="float" office:value="0.1953" calcext:value-type="float">
            <text:p>0.1953</text:p>
          </table:table-cell>
          <table:table-cell office:value-type="float" office:value="0.95" calcext:value-type="float">
            <text:p>0.95</text:p>
          </table:table-cell>
          <table:table-cell office:value-type="float" office:value="389" calcext:value-type="float">
            <text:p>389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9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ifar10</text:p>
          </table:table-cell>
          <table:table-cell office:value-type="float" office:value="0.0220060058355331" calcext:value-type="float">
            <text:p>0.022006005835533</text:p>
          </table:table-cell>
          <table:table-cell office:value-type="string" calcext:value-type="string">
            <text:p>VGG13</text:p>
          </table:table-cell>
          <table:table-cell office:value-type="float" office:value="0.1621" calcext:value-type="float">
            <text:p>0.1621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055363636364" calcext:value-type="float">
            <text:p>13.4055363636364</text:p>
          </table:table-cell>
          <table:table-cell table:number-columns-repeated="9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ifar10</text:p>
          </table:table-cell>
          <table:table-cell office:value-type="float" office:value="0.0227882612943649" calcext:value-type="float">
            <text:p>0.022788261294365</text:p>
          </table:table-cell>
          <table:table-cell office:value-type="string" calcext:value-type="string">
            <text:p>VGG13</text:p>
          </table:table-cell>
          <table:table-cell office:value-type="float" office:value="0.1466" calcext:value-type="float">
            <text:p>0.1466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363636364" calcext:value-type="float">
            <text:p>12.1981363636364</text:p>
          </table:table-cell>
          <table:table-cell table:number-columns-repeated="9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ifar10</text:p>
          </table:table-cell>
          <table:table-cell office:value-type="float" office:value="0.0239169914960861" calcext:value-type="float">
            <text:p>0.023916991496086</text:p>
          </table:table-cell>
          <table:table-cell office:value-type="string" calcext:value-type="string">
            <text:p>VGG13</text:p>
          </table:table-cell>
          <table:table-cell office:value-type="float" office:value="0.1346" calcext:value-type="float">
            <text:p>0.1346</text:p>
          </table:table-cell>
          <table:table-cell office:value-type="float" office:value="0.92" calcext:value-type="float">
            <text:p>0.92</text:p>
          </table:table-cell>
          <table:table-cell office:value-type="float" office:value="276" calcext:value-type="float">
            <text:p>276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9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ifar10</text:p>
          </table:table-cell>
          <table:table-cell office:value-type="float" office:value="0.024336638212204" calcext:value-type="float">
            <text:p>0.024336638212204</text:p>
          </table:table-cell>
          <table:table-cell office:value-type="string" calcext:value-type="string">
            <text:p>VGG13</text:p>
          </table:table-cell>
          <table:table-cell office:value-type="float" office:value="0.1292" calcext:value-type="float">
            <text:p>0.1292</text:p>
          </table:table-cell>
          <table:table-cell office:value-type="float" office:value="0.91" calcext:value-type="float">
            <text:p>0.91</text:p>
          </table:table-cell>
          <table:table-cell office:value-type="float" office:value="252" calcext:value-type="float">
            <text:p>252</text:p>
          </table:table-cell>
          <table:table-cell office:value-type="float" office:value="3200" calcext:value-type="float">
            <text:p>3200</text:p>
          </table:table-cell>
          <table:table-cell office:value-type="float" office:value="10.1384818181818" calcext:value-type="float">
            <text:p>10.1384818181818</text:p>
          </table:table-cell>
          <table:table-cell table:number-columns-repeated="9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ifar10</text:p>
          </table:table-cell>
          <table:table-cell office:value-type="float" office:value="0.0260595791101456" calcext:value-type="float">
            <text:p>0.026059579110146</text:p>
          </table:table-cell>
          <table:table-cell office:value-type="string" calcext:value-type="string">
            <text:p>VGG13</text:p>
          </table:table-cell>
          <table:table-cell office:value-type="float" office:value="0.1212" calcext:value-type="float">
            <text:p>0.1212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ifar10</text:p>
          </table:table-cell>
          <table:table-cell office:value-type="float" office:value="0.00264426094517112" calcext:value-type="float">
            <text:p>0.002644260945171</text:p>
          </table:table-cell>
          <table:table-cell office:value-type="string" calcext:value-type="string">
            <text:p>VGG13</text:p>
          </table:table-cell>
          <table:table-cell office:value-type="float" office:value="0.9064" calcext:value-type="float">
            <text:p>0.906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ifar10</text:p>
          </table:table-cell>
          <table:table-cell office:value-type="float" office:value="0.0026411657538265" calcext:value-type="float">
            <text:p>0.002641165753827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7" calcext:value-type="float">
            <text:p>2417</text:p>
          </table:table-cell>
          <table:table-cell office:value-type="float" office:value="3200" calcext:value-type="float">
            <text:p>3200</text:p>
          </table:table-cell>
          <table:table-cell office:value-type="float" office:value="81.7471454545455" calcext:value-type="float">
            <text:p>81.7471454545455</text:p>
          </table:table-cell>
          <table:table-cell table:number-columns-repeated="9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ifar10</text:p>
          </table:table-cell>
          <table:table-cell office:value-type="float" office:value="0.00262607371844351" calcext:value-type="float">
            <text:p>0.002626073718444</text:p>
          </table:table-cell>
          <table:table-cell office:value-type="string" calcext:value-type="string">
            <text:p>VGG13</text:p>
          </table:table-cell>
          <table:table-cell office:value-type="float" office:value="0.9076" calcext:value-type="float">
            <text:p>0.907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4" calcext:value-type="float">
            <text:p>2234</text:p>
          </table:table-cell>
          <table:table-cell office:value-type="float" office:value="3200" calcext:value-type="float">
            <text:p>3200</text:p>
          </table:table-cell>
          <table:table-cell office:value-type="float" office:value="76.7045363636364" calcext:value-type="float">
            <text:p>76.7045363636364</text:p>
          </table:table-cell>
          <table:table-cell table:number-columns-repeated="9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ifar10</text:p>
          </table:table-cell>
          <table:table-cell office:value-type="float" office:value="0.00261493132188916" calcext:value-type="float">
            <text:p>0.002614931321889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9" calcext:value-type="float">
            <text:p>2129</text:p>
          </table:table-cell>
          <table:table-cell office:value-type="float" office:value="3200" calcext:value-type="float">
            <text:p>3200</text:p>
          </table:table-cell>
          <table:table-cell office:value-type="float" office:value="73.5617909090909" calcext:value-type="float">
            <text:p>73.5617909090909</text:p>
          </table:table-cell>
          <table:table-cell table:number-columns-repeated="9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ifar10</text:p>
          </table:table-cell>
          <table:table-cell office:value-type="float" office:value="0.00261581779308617" calcext:value-type="float">
            <text:p>0.002615817793086</text:p>
          </table:table-cell>
          <table:table-cell office:value-type="string" calcext:value-type="string">
            <text:p>VGG13</text:p>
          </table:table-cell>
          <table:table-cell office:value-type="float" office:value="0.9085" calcext:value-type="float">
            <text:p>0.908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1" calcext:value-type="float">
            <text:p>2051</text:p>
          </table:table-cell>
          <table:table-cell office:value-type="float" office:value="3200" calcext:value-type="float">
            <text:p>3200</text:p>
          </table:table-cell>
          <table:table-cell office:value-type="float" office:value="71.1647727272727" calcext:value-type="float">
            <text:p>71.1647727272727</text:p>
          </table:table-cell>
          <table:table-cell table:number-columns-repeated="9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ifar10</text:p>
          </table:table-cell>
          <table:table-cell office:value-type="float" office:value="0.00261416447795928" calcext:value-type="float">
            <text:p>0.002614164477959</text:p>
          </table:table-cell>
          <table:table-cell office:value-type="string" calcext:value-type="string">
            <text:p>VGG13</text:p>
          </table:table-cell>
          <table:table-cell office:value-type="float" office:value="0.9087" calcext:value-type="float">
            <text:p>0.908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9" calcext:value-type="float">
            <text:p>1989</text:p>
          </table:table-cell>
          <table:table-cell office:value-type="float" office:value="3200" calcext:value-type="float">
            <text:p>3200</text:p>
          </table:table-cell>
          <table:table-cell office:value-type="float" office:value="69.1938818181818" calcext:value-type="float">
            <text:p>69.1938818181818</text:p>
          </table:table-cell>
          <table:table-cell table:number-columns-repeated="9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ifar10</text:p>
          </table:table-cell>
          <table:table-cell office:value-type="float" office:value="0.00260457959249616" calcext:value-type="float">
            <text:p>0.002604579592496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5" calcext:value-type="float">
            <text:p>1935</text:p>
          </table:table-cell>
          <table:table-cell office:value-type="float" office:value="3200" calcext:value-type="float">
            <text:p>3200</text:p>
          </table:table-cell>
          <table:table-cell office:value-type="float" office:value="67.4360818181818" calcext:value-type="float">
            <text:p>67.4360818181818</text:p>
          </table:table-cell>
          <table:table-cell table:number-columns-repeated="9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ifar10</text:p>
          </table:table-cell>
          <table:table-cell office:value-type="float" office:value="0.00260649400390685" calcext:value-type="float">
            <text:p>0.002606494003907</text:p>
          </table:table-cell>
          <table:table-cell office:value-type="string" calcext:value-type="string">
            <text:p>VGG13</text:p>
          </table:table-cell>
          <table:table-cell office:value-type="float" office:value="0.9079" calcext:value-type="float">
            <text:p>0.907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9268545454546" calcext:value-type="float">
            <text:p>65.9268545454546</text:p>
          </table:table-cell>
          <table:table-cell table:number-columns-repeated="9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ifar10</text:p>
          </table:table-cell>
          <table:table-cell office:value-type="float" office:value="0.0026033309224993" calcext:value-type="float">
            <text:p>0.002603330922499</text:p>
          </table:table-cell>
          <table:table-cell office:value-type="string" calcext:value-type="string">
            <text:p>VGG13</text:p>
          </table:table-cell>
          <table:table-cell office:value-type="float" office:value="0.9083" calcext:value-type="float">
            <text:p>0.908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9" calcext:value-type="float">
            <text:p>1849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363636364" calcext:value-type="float">
            <text:p>64.6484363636364</text:p>
          </table:table-cell>
          <table:table-cell table:number-columns-repeated="9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ifar10</text:p>
          </table:table-cell>
          <table:table-cell office:value-type="float" office:value="0.00259542609192431" calcext:value-type="float">
            <text:p>0.002595426091924</text:p>
          </table:table-cell>
          <table:table-cell office:value-type="string" calcext:value-type="string">
            <text:p>VGG13</text:p>
          </table:table-cell>
          <table:table-cell office:value-type="float" office:value="0.909" calcext:value-type="float">
            <text:p>0.90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0" calcext:value-type="float">
            <text:p>1810</text:p>
          </table:table-cell>
          <table:table-cell office:value-type="float" office:value="3200" calcext:value-type="float">
            <text:p>3200</text:p>
          </table:table-cell>
          <table:table-cell office:value-type="float" office:value="63.3167454545455" calcext:value-type="float">
            <text:p>63.3167454545455</text:p>
          </table:table-cell>
          <table:table-cell table:number-columns-repeated="9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ifar10</text:p>
          </table:table-cell>
          <table:table-cell office:value-type="float" office:value="0.00258939265273511" calcext:value-type="float">
            <text:p>0.002589392652735</text:p>
          </table:table-cell>
          <table:table-cell office:value-type="string" calcext:value-type="string">
            <text:p>VGG13</text:p>
          </table:table-cell>
          <table:table-cell office:value-type="float" office:value="0.9095" calcext:value-type="float">
            <text:p>0.9095</text:p>
          </table:table-cell>
          <table:table-cell office:value-type="float" office:value="0.999" calcext:value-type="float">
            <text:p>0.999</text:p>
          </table:table-cell>
          <table:table-cell office:value-type="float" office:value="1779" calcext:value-type="float">
            <text:p>1779</text:p>
          </table:table-cell>
          <table:table-cell office:value-type="float" office:value="3200" calcext:value-type="float">
            <text:p>3200</text:p>
          </table:table-cell>
          <table:table-cell office:value-type="float" office:value="62.3401818181818" calcext:value-type="float">
            <text:p>62.3401818181818</text:p>
          </table:table-cell>
          <table:table-cell table:number-columns-repeated="9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ifar10</text:p>
          </table:table-cell>
          <table:table-cell office:value-type="float" office:value="0.00257445873618126" calcext:value-type="float">
            <text:p>0.002574458736181</text:p>
          </table:table-cell>
          <table:table-cell office:value-type="string" calcext:value-type="string">
            <text:p>VGG13</text:p>
          </table:table-cell>
          <table:table-cell office:value-type="float" office:value="0.907" calcext:value-type="float">
            <text:p>0.907</text:p>
          </table:table-cell>
          <table:table-cell office:value-type="float" office:value="0.998" calcext:value-type="float">
            <text:p>0.998</text:p>
          </table:table-cell>
          <table:table-cell office:value-type="float" office:value="1547" calcext:value-type="float">
            <text:p>1547</text:p>
          </table:table-cell>
          <table:table-cell office:value-type="float" office:value="3200" calcext:value-type="float">
            <text:p>3200</text:p>
          </table:table-cell>
          <table:table-cell office:value-type="float" office:value="54.6342272727273" calcext:value-type="float">
            <text:p>54.6342272727273</text:p>
          </table:table-cell>
          <table:table-cell table:number-columns-repeated="9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ifar10</text:p>
          </table:table-cell>
          <table:table-cell office:value-type="float" office:value="0.00256812520287931" calcext:value-type="float">
            <text:p>0.002568125202879</text:p>
          </table:table-cell>
          <table:table-cell office:value-type="string" calcext:value-type="string">
            <text:p>VGG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5553818181818" calcext:value-type="float">
            <text:p>46.5553818181818</text:p>
          </table:table-cell>
          <table:table-cell table:number-columns-repeated="9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ifar10</text:p>
          </table:table-cell>
          <table:table-cell office:value-type="float" office:value="0.00278625247403979" calcext:value-type="float">
            <text:p>0.00278625247404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1754272727273" calcext:value-type="float">
            <text:p>41.1754272727273</text:p>
          </table:table-cell>
          <table:table-cell table:number-columns-repeated="9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ifar10</text:p>
          </table:table-cell>
          <table:table-cell office:value-type="float" office:value="0.00305602705776691" calcext:value-type="float">
            <text:p>0.003056027057767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2" calcext:value-type="float">
            <text:p>0.992</text:p>
          </table:table-cell>
          <table:table-cell office:value-type="float" office:value="1027" calcext:value-type="float">
            <text:p>1027</text:p>
          </table:table-cell>
          <table:table-cell office:value-type="float" office:value="3200" calcext:value-type="float">
            <text:p>3200</text:p>
          </table:table-cell>
          <table:table-cell office:value-type="float" office:value="37.2869272727273" calcext:value-type="float">
            <text:p>37.2869272727273</text:p>
          </table:table-cell>
          <table:table-cell table:number-columns-repeated="9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ifar10</text:p>
          </table:table-cell>
          <table:table-cell office:value-type="float" office:value="0.00392343910038471" calcext:value-type="float">
            <text:p>0.003923439100385</text:p>
          </table:table-cell>
          <table:table-cell office:value-type="string" calcext:value-type="string">
            <text:p>VGG13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99" calcext:value-type="float">
            <text:p>0.99</text:p>
          </table:table-cell>
          <table:table-cell office:value-type="float" office:value="938" calcext:value-type="float">
            <text:p>938</text:p>
          </table:table-cell>
          <table:table-cell office:value-type="float" office:value="3200" calcext:value-type="float">
            <text:p>3200</text:p>
          </table:table-cell>
          <table:table-cell office:value-type="float" office:value="34.375" calcext:value-type="float">
            <text:p>34.375</text:p>
          </table:table-cell>
          <table:table-cell table:number-columns-repeated="9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ifar10</text:p>
          </table:table-cell>
          <table:table-cell office:value-type="float" office:value="0.00646278832554817" calcext:value-type="float">
            <text:p>0.006462788325548</text:p>
          </table:table-cell>
          <table:table-cell office:value-type="string" calcext:value-type="string">
            <text:p>VGG13</text:p>
          </table:table-cell>
          <table:table-cell office:value-type="float" office:value="0.7345" calcext:value-type="float">
            <text:p>0.7345</text:p>
          </table:table-cell>
          <table:table-cell office:value-type="float" office:value="0.98" calcext:value-type="float">
            <text:p>0.98</text:p>
          </table:table-cell>
          <table:table-cell office:value-type="float" office:value="673" calcext:value-type="float">
            <text:p>673</text:p>
          </table:table-cell>
          <table:table-cell office:value-type="float" office:value="3200" calcext:value-type="float">
            <text:p>3200</text:p>
          </table:table-cell>
          <table:table-cell office:value-type="float" office:value="25.3728727272727" calcext:value-type="float">
            <text:p>25.3728727272727</text:p>
          </table:table-cell>
          <table:table-cell table:number-columns-repeated="9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ifar10</text:p>
          </table:table-cell>
          <table:table-cell office:value-type="float" office:value="0.0102598782658577" calcext:value-type="float">
            <text:p>0.010259878265858</text:p>
          </table:table-cell>
          <table:table-cell office:value-type="string" calcext:value-type="string">
            <text:p>VGG13</text:p>
          </table:table-cell>
          <table:table-cell office:value-type="float" office:value="0.5662" calcext:value-type="float">
            <text:p>0.5662</text:p>
          </table:table-cell>
          <table:table-cell office:value-type="float" office:value="0.97" calcext:value-type="float">
            <text:p>0.97</text:p>
          </table:table-cell>
          <table:table-cell office:value-type="float" office:value="536" calcext:value-type="float">
            <text:p>536</text:p>
          </table:table-cell>
          <table:table-cell office:value-type="float" office:value="3200" calcext:value-type="float">
            <text:p>3200</text:p>
          </table:table-cell>
          <table:table-cell office:value-type="float" office:value="20.4545545454545" calcext:value-type="float">
            <text:p>20.4545545454545</text:p>
          </table:table-cell>
          <table:table-cell table:number-columns-repeated="9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ifar10</text:p>
          </table:table-cell>
          <table:table-cell office:value-type="float" office:value="0.0163746578931808" calcext:value-type="float">
            <text:p>0.016374657893181</text:p>
          </table:table-cell>
          <table:table-cell office:value-type="string" calcext:value-type="string">
            <text:p>VGG13</text:p>
          </table:table-cell>
          <table:table-cell office:value-type="float" office:value="0.2895" calcext:value-type="float">
            <text:p>0.2895</text:p>
          </table:table-cell>
          <table:table-cell office:value-type="float" office:value="0.96" calcext:value-type="float">
            <text:p>0.96</text:p>
          </table:table-cell>
          <table:table-cell office:value-type="float" office:value="450" calcext:value-type="float">
            <text:p>450</text:p>
          </table:table-cell>
          <table:table-cell office:value-type="float" office:value="3200" calcext:value-type="float">
            <text:p>3200</text:p>
          </table:table-cell>
          <table:table-cell office:value-type="float" office:value="17.4360818181818" calcext:value-type="float">
            <text:p>17.4360818181818</text:p>
          </table:table-cell>
          <table:table-cell table:number-columns-repeated="9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ifar10</text:p>
          </table:table-cell>
          <table:table-cell office:value-type="float" office:value="0.0195483017921448" calcext:value-type="float">
            <text:p>0.019548301792145</text:p>
          </table:table-cell>
          <table:table-cell office:value-type="string" calcext:value-type="string">
            <text:p>VGG13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278545454545" calcext:value-type="float">
            <text:p>15.1278545454545</text:p>
          </table:table-cell>
          <table:table-cell table:number-columns-repeated="9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ifar10</text:p>
          </table:table-cell>
          <table:table-cell office:value-type="float" office:value="0.0197511821508408" calcext:value-type="float">
            <text:p>0.019751182150841</text:p>
          </table:table-cell>
          <table:table-cell office:value-type="string" calcext:value-type="string">
            <text:p>VGG13</text:p>
          </table:table-cell>
          <table:table-cell office:value-type="float" office:value="0.1596" calcext:value-type="float">
            <text:p>0.1596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4588090909091" calcext:value-type="float">
            <text:p>13.4588090909091</text:p>
          </table:table-cell>
          <table:table-cell table:number-columns-repeated="9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ifar10</text:p>
          </table:table-cell>
          <table:table-cell office:value-type="float" office:value="0.020843208360672" calcext:value-type="float">
            <text:p>0.020843208360672</text:p>
          </table:table-cell>
          <table:table-cell office:value-type="string" calcext:value-type="string">
            <text:p>VGG13</text:p>
          </table:table-cell>
          <table:table-cell office:value-type="float" office:value="0.1329" calcext:value-type="float">
            <text:p>0.1329</text:p>
          </table:table-cell>
          <table:table-cell office:value-type="float" office:value="0.93" calcext:value-type="float">
            <text:p>0.93</text:p>
          </table:table-cell>
          <table:table-cell office:value-type="float" office:value="305" calcext:value-type="float">
            <text:p>305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9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ifar10</text:p>
          </table:table-cell>
          <table:table-cell office:value-type="float" office:value="0.0217663862466812" calcext:value-type="float">
            <text:p>0.021766386246681</text:p>
          </table:table-cell>
          <table:table-cell office:value-type="string" calcext:value-type="string">
            <text:p>VGG13</text:p>
          </table:table-cell>
          <table:table-cell office:value-type="float" office:value="0.1103" calcext:value-type="float">
            <text:p>0.1103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1505636363636" calcext:value-type="float">
            <text:p>11.1505636363636</text:p>
          </table:table-cell>
          <table:table-cell table:number-columns-repeated="9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ifar10</text:p>
          </table:table-cell>
          <table:table-cell office:value-type="float" office:value="0.0228490257501602" calcext:value-type="float">
            <text:p>0.02284902575016</text:p>
          </table:table-cell>
          <table:table-cell office:value-type="string" calcext:value-type="string">
            <text:p>VGG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1" calcext:value-type="float">
            <text:p>0.91</text:p>
          </table:table-cell>
          <table:table-cell office:value-type="float" office:value="251" calcext:value-type="float">
            <text:p>251</text:p>
          </table:table-cell>
          <table:table-cell office:value-type="float" office:value="3200" calcext:value-type="float">
            <text:p>3200</text:p>
          </table:table-cell>
          <table:table-cell office:value-type="float" office:value="10.0142090909091" calcext:value-type="float">
            <text:p>10.0142090909091</text:p>
          </table:table-cell>
          <table:table-cell table:number-columns-repeated="9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ifar10</text:p>
          </table:table-cell>
          <table:table-cell office:value-type="float" office:value="0.0242563186645508" calcext:value-type="float">
            <text:p>0.024256318664551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0399090909091" calcext:value-type="float">
            <text:p>9.30399090909091</text:p>
          </table:table-cell>
          <table:table-cell table:number-columns-repeated="9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ifar10</text:p>
          </table:table-cell>
          <table:table-cell office:value-type="float" office:value="0.00268206580728292" calcext:value-type="float">
            <text:p>0.002682065807283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ifar10</text:p>
          </table:table-cell>
          <table:table-cell office:value-type="float" office:value="0.00267550007551909" calcext:value-type="float">
            <text:p>0.002675500075519</text:p>
          </table:table-cell>
          <table:table-cell office:value-type="string" calcext:value-type="string">
            <text:p>VGG13</text:p>
          </table:table-cell>
          <table:table-cell office:value-type="float" office:value="0.901" calcext:value-type="float">
            <text:p>0.90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1" calcext:value-type="float">
            <text:p>2431</text:p>
          </table:table-cell>
          <table:table-cell office:value-type="float" office:value="3200" calcext:value-type="float">
            <text:p>3200</text:p>
          </table:table-cell>
          <table:table-cell office:value-type="float" office:value="82.049" calcext:value-type="float">
            <text:p>82.049</text:p>
          </table:table-cell>
          <table:table-cell table:number-columns-repeated="9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ifar10</text:p>
          </table:table-cell>
          <table:table-cell office:value-type="float" office:value="0.00266632486730814" calcext:value-type="float">
            <text:p>0.002666324867308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1" calcext:value-type="float">
            <text:p>2251</text:p>
          </table:table-cell>
          <table:table-cell office:value-type="float" office:value="3200" calcext:value-type="float">
            <text:p>3200</text:p>
          </table:table-cell>
          <table:table-cell office:value-type="float" office:value="77.2017" calcext:value-type="float">
            <text:p>77.2017</text:p>
          </table:table-cell>
          <table:table-cell table:number-columns-repeated="9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ifar10</text:p>
          </table:table-cell>
          <table:table-cell office:value-type="float" office:value="0.00265301335006952" calcext:value-type="float">
            <text:p>0.00265301335007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2" calcext:value-type="float">
            <text:p>2142</text:p>
          </table:table-cell>
          <table:table-cell office:value-type="float" office:value="3200" calcext:value-type="float">
            <text:p>3200</text:p>
          </table:table-cell>
          <table:table-cell office:value-type="float" office:value="73.9701727272727" calcext:value-type="float">
            <text:p>73.9701727272727</text:p>
          </table:table-cell>
          <table:table-cell table:number-columns-repeated="9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ifar10</text:p>
          </table:table-cell>
          <table:table-cell office:value-type="float" office:value="0.00264895120412111" calcext:value-type="float">
            <text:p>0.002648951204121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1" calcext:value-type="float">
            <text:p>2061</text:p>
          </table:table-cell>
          <table:table-cell office:value-type="float" office:value="3200" calcext:value-type="float">
            <text:p>3200</text:p>
          </table:table-cell>
          <table:table-cell office:value-type="float" office:value="71.3423272727273" calcext:value-type="float">
            <text:p>71.3423272727273</text:p>
          </table:table-cell>
          <table:table-cell table:number-columns-repeated="9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ifar10</text:p>
          </table:table-cell>
          <table:table-cell office:value-type="float" office:value="0.00264568326026201" calcext:value-type="float">
            <text:p>0.002645683260262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0" calcext:value-type="float">
            <text:p>2000</text:p>
          </table:table-cell>
          <table:table-cell office:value-type="float" office:value="3200" calcext:value-type="float">
            <text:p>3200</text:p>
          </table:table-cell>
          <table:table-cell office:value-type="float" office:value="69.5312454545454" calcext:value-type="float">
            <text:p>69.5312454545454</text:p>
          </table:table-cell>
          <table:table-cell table:number-columns-repeated="9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ifar10</text:p>
          </table:table-cell>
          <table:table-cell office:value-type="float" office:value="0.00265474898815155" calcext:value-type="float">
            <text:p>0.002654748988152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8" calcext:value-type="float">
            <text:p>1948</text:p>
          </table:table-cell>
          <table:table-cell office:value-type="float" office:value="3200" calcext:value-type="float">
            <text:p>3200</text:p>
          </table:table-cell>
          <table:table-cell office:value-type="float" office:value="67.8089363636364" calcext:value-type="float">
            <text:p>67.8089363636364</text:p>
          </table:table-cell>
          <table:table-cell table:number-columns-repeated="9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ifar10</text:p>
          </table:table-cell>
          <table:table-cell office:value-type="float" office:value="0.00264949766099453" calcext:value-type="float">
            <text:p>0.002649497660995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3529909090909" calcext:value-type="float">
            <text:p>66.3529909090909</text:p>
          </table:table-cell>
          <table:table-cell table:number-columns-repeated="9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ifar10</text:p>
          </table:table-cell>
          <table:table-cell office:value-type="float" office:value="0.00264192929714918" calcext:value-type="float">
            <text:p>0.002641929297149</text:p>
          </table:table-cell>
          <table:table-cell office:value-type="string" calcext:value-type="string">
            <text:p>VGG13</text:p>
          </table:table-cell>
          <table:table-cell office:value-type="float" office:value="0.9006" calcext:value-type="float">
            <text:p>0.9006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4.9325272727273" calcext:value-type="float">
            <text:p>64.9325272727273</text:p>
          </table:table-cell>
          <table:table-cell table:number-columns-repeated="9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ifar10</text:p>
          </table:table-cell>
          <table:table-cell office:value-type="float" office:value="0.00264374934732914" calcext:value-type="float">
            <text:p>0.002643749347329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5" calcext:value-type="float">
            <text:p>1825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727272727" calcext:value-type="float">
            <text:p>63.7428727272727</text:p>
          </table:table-cell>
          <table:table-cell table:number-columns-repeated="9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ifar10</text:p>
          </table:table-cell>
          <table:table-cell office:value-type="float" office:value="0.00261265773326159" calcext:value-type="float">
            <text:p>0.002612657733262</text:p>
          </table:table-cell>
          <table:table-cell office:value-type="string" calcext:value-type="string">
            <text:p>VGG13</text:p>
          </table:table-cell>
          <table:table-cell office:value-type="float" office:value="0.9013" calcext:value-type="float">
            <text:p>0.901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4822454545455" calcext:value-type="float">
            <text:p>62.4822454545455</text:p>
          </table:table-cell>
          <table:table-cell table:number-columns-repeated="9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ifar10</text:p>
          </table:table-cell>
          <table:table-cell office:value-type="float" office:value="0.00255468471497297" calcext:value-type="float">
            <text:p>0.002554684714973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8" calcext:value-type="float">
            <text:p>0.998</text:p>
          </table:table-cell>
          <table:table-cell office:value-type="float" office:value="1560" calcext:value-type="float">
            <text:p>1560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ifar10</text:p>
          </table:table-cell>
          <table:table-cell office:value-type="float" office:value="0.00248830775618553" calcext:value-type="float">
            <text:p>0.002488307756186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454545455" calcext:value-type="float">
            <text:p>46.5376454545455</text:p>
          </table:table-cell>
          <table:table-cell table:number-columns-repeated="9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ifar10</text:p>
          </table:table-cell>
          <table:table-cell office:value-type="float" office:value="0.00246500400900841" calcext:value-type="float">
            <text:p>0.002465004009008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5" calcext:value-type="float">
            <text:p>1155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9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ifar10</text:p>
          </table:table-cell>
          <table:table-cell office:value-type="float" office:value="0.00253886028677225" calcext:value-type="float">
            <text:p>0.002538860286772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2" calcext:value-type="float">
            <text:p>0.992</text:p>
          </table:table-cell>
          <table:table-cell office:value-type="float" office:value="1039" calcext:value-type="float">
            <text:p>1039</text:p>
          </table:table-cell>
          <table:table-cell office:value-type="float" office:value="3200" calcext:value-type="float">
            <text:p>3200</text:p>
          </table:table-cell>
          <table:table-cell office:value-type="float" office:value="37.5532727272727" calcext:value-type="float">
            <text:p>37.5532727272727</text:p>
          </table:table-cell>
          <table:table-cell table:number-columns-repeated="9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ifar10</text:p>
          </table:table-cell>
          <table:table-cell office:value-type="float" office:value="0.00266887165755033" calcext:value-type="float">
            <text:p>0.00266887165755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" calcext:value-type="float">
            <text:p>0.99</text:p>
          </table:table-cell>
          <table:table-cell office:value-type="float" office:value="949" calcext:value-type="float">
            <text:p>949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9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ifar10</text:p>
          </table:table-cell>
          <table:table-cell office:value-type="float" office:value="0.00524959989786148" calcext:value-type="float">
            <text:p>0.005249599897861</text:p>
          </table:table-cell>
          <table:table-cell office:value-type="string" calcext:value-type="string">
            <text:p>VGG13</text:p>
          </table:table-cell>
          <table:table-cell office:value-type="float" office:value="0.7787" calcext:value-type="float">
            <text:p>0.7787</text:p>
          </table:table-cell>
          <table:table-cell office:value-type="float" office:value="0.98" calcext:value-type="float">
            <text:p>0.98</text:p>
          </table:table-cell>
          <table:table-cell office:value-type="float" office:value="686" calcext:value-type="float">
            <text:p>686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9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ifar10</text:p>
          </table:table-cell>
          <table:table-cell office:value-type="float" office:value="0.008001802110672" calcext:value-type="float">
            <text:p>0.008001802110672</text:p>
          </table:table-cell>
          <table:table-cell office:value-type="string" calcext:value-type="string">
            <text:p>VGG13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97" calcext:value-type="float">
            <text:p>0.97</text:p>
          </table:table-cell>
          <table:table-cell office:value-type="float" office:value="547" calcext:value-type="float">
            <text:p>547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9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ifar10</text:p>
          </table:table-cell>
          <table:table-cell office:value-type="float" office:value="0.01307545337677" calcext:value-type="float">
            <text:p>0.01307545337677</text:p>
          </table:table-cell>
          <table:table-cell office:value-type="string" calcext:value-type="string">
            <text:p>VGG13</text:p>
          </table:table-cell>
          <table:table-cell office:value-type="float" office:value="0.4757" calcext:value-type="float">
            <text:p>0.475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9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ifar10</text:p>
          </table:table-cell>
          <table:table-cell office:value-type="float" office:value="0.0173332876682282" calcext:value-type="float">
            <text:p>0.017333287668228</text:p>
          </table:table-cell>
          <table:table-cell office:value-type="string" calcext:value-type="string">
            <text:p>VGG13</text:p>
          </table:table-cell>
          <table:table-cell office:value-type="float" office:value="0.1912" calcext:value-type="float">
            <text:p>0.1912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3586636363636" calcext:value-type="float">
            <text:p>15.3586636363636</text:p>
          </table:table-cell>
          <table:table-cell table:number-columns-repeated="9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ifar10</text:p>
          </table:table-cell>
          <table:table-cell office:value-type="float" office:value="0.019290266752243" calcext:value-type="float">
            <text:p>0.019290266752243</text:p>
          </table:table-cell>
          <table:table-cell office:value-type="string" calcext:value-type="string">
            <text:p>VGG13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606545454545" calcext:value-type="float">
            <text:p>13.7606545454545</text:p>
          </table:table-cell>
          <table:table-cell table:number-columns-repeated="9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ifar10</text:p>
          </table:table-cell>
          <table:table-cell office:value-type="float" office:value="0.0201402143716812" calcext:value-type="float">
            <text:p>0.020140214371681</text:p>
          </table:table-cell>
          <table:table-cell office:value-type="string" calcext:value-type="string">
            <text:p>VGG13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545454545" calcext:value-type="float">
            <text:p>12.3934545454545</text:p>
          </table:table-cell>
          <table:table-cell table:number-columns-repeated="9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ifar10</text:p>
          </table:table-cell>
          <table:table-cell office:value-type="float" office:value="0.0211460647344589" calcext:value-type="float">
            <text:p>0.021146064734459</text:p>
          </table:table-cell>
          <table:table-cell office:value-type="string" calcext:value-type="string">
            <text:p>VGG13</text:p>
          </table:table-cell>
          <table:table-cell office:value-type="float" office:value="0.1222" calcext:value-type="float">
            <text:p>0.1222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281272727273" calcext:value-type="float">
            <text:p>11.3281272727273</text:p>
          </table:table-cell>
          <table:table-cell table:number-columns-repeated="9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ifar10</text:p>
          </table:table-cell>
          <table:table-cell office:value-type="float" office:value="0.0225343896389008" calcext:value-type="float">
            <text:p>0.022534389638901</text:p>
          </table:table-cell>
          <table:table-cell office:value-type="string" calcext:value-type="string">
            <text:p>VGG13</text:p>
          </table:table-cell>
          <table:table-cell office:value-type="float" office:value="0.1214" calcext:value-type="float">
            <text:p>0.1214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727272727" calcext:value-type="float">
            <text:p>10.2272727272727</text:p>
          </table:table-cell>
          <table:table-cell table:number-columns-repeated="9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ifar10</text:p>
          </table:table-cell>
          <table:table-cell office:value-type="float" office:value="0.023235516166687" calcext:value-type="float">
            <text:p>0.023235516166687</text:p>
          </table:table-cell>
          <table:table-cell office:value-type="string" calcext:value-type="string">
            <text:p>VGG13</text:p>
          </table:table-cell>
          <table:table-cell office:value-type="float" office:value="0.1198" calcext:value-type="float">
            <text:p>0.1198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" calcext:value-type="float">
            <text:p>9.4105</text:p>
          </table:table-cell>
          <table:table-cell table:number-columns-repeated="9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ifar10</text:p>
          </table:table-cell>
          <table:table-cell office:value-type="float" office:value="0.00297927375435829" calcext:value-type="float">
            <text:p>0.002979273754358</text:p>
          </table:table-cell>
          <table:table-cell office:value-type="string" calcext:value-type="string">
            <text:p>VGG13</text:p>
          </table:table-cell>
          <table:table-cell office:value-type="float" office:value="0.893" calcext:value-type="float">
            <text:p>0.89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ifar10</text:p>
          </table:table-cell>
          <table:table-cell office:value-type="float" office:value="0.0029667904227972" calcext:value-type="float">
            <text:p>0.002966790422797</text:p>
          </table:table-cell>
          <table:table-cell office:value-type="string" calcext:value-type="string">
            <text:p>VGG13</text:p>
          </table:table-cell>
          <table:table-cell office:value-type="float" office:value="0.8925" calcext:value-type="float">
            <text:p>0.892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9" calcext:value-type="float">
            <text:p>2449</text:p>
          </table:table-cell>
          <table:table-cell office:value-type="float" office:value="3200" calcext:value-type="float">
            <text:p>3200</text:p>
          </table:table-cell>
          <table:table-cell office:value-type="float" office:value="82.4751181818182" calcext:value-type="float">
            <text:p>82.4751181818182</text:p>
          </table:table-cell>
          <table:table-cell table:number-columns-repeated="9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ifar10</text:p>
          </table:table-cell>
          <table:table-cell office:value-type="float" office:value="0.00295914771109819" calcext:value-type="float">
            <text:p>0.002959147711098</text:p>
          </table:table-cell>
          <table:table-cell office:value-type="string" calcext:value-type="string">
            <text:p>VGG13</text:p>
          </table:table-cell>
          <table:table-cell office:value-type="float" office:value="0.8937" calcext:value-type="float">
            <text:p>0.893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2" calcext:value-type="float">
            <text:p>2262</text:p>
          </table:table-cell>
          <table:table-cell office:value-type="float" office:value="3200" calcext:value-type="float">
            <text:p>3200</text:p>
          </table:table-cell>
          <table:table-cell office:value-type="float" office:value="77.2549636363636" calcext:value-type="float">
            <text:p>77.2549636363636</text:p>
          </table:table-cell>
          <table:table-cell table:number-columns-repeated="9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ifar10</text:p>
          </table:table-cell>
          <table:table-cell office:value-type="float" office:value="0.0029630841717124" calcext:value-type="float">
            <text:p>0.002963084171712</text:p>
          </table:table-cell>
          <table:table-cell office:value-type="string" calcext:value-type="string">
            <text:p>VGG13</text:p>
          </table:table-cell>
          <table:table-cell office:value-type="float" office:value="0.8927" calcext:value-type="float">
            <text:p>0.892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4.1299727272727" calcext:value-type="float">
            <text:p>74.1299727272727</text:p>
          </table:table-cell>
          <table:table-cell table:number-columns-repeated="9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ifar10</text:p>
          </table:table-cell>
          <table:table-cell office:value-type="float" office:value="0.00295622963309288" calcext:value-type="float">
            <text:p>0.002956229633093</text:p>
          </table:table-cell>
          <table:table-cell office:value-type="string" calcext:value-type="string">
            <text:p>VGG13</text:p>
          </table:table-cell>
          <table:table-cell office:value-type="float" office:value="0.8933" calcext:value-type="float">
            <text:p>0.8933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2" calcext:value-type="float">
            <text:p>2072</text:p>
          </table:table-cell>
          <table:table-cell office:value-type="float" office:value="3200" calcext:value-type="float">
            <text:p>3200</text:p>
          </table:table-cell>
          <table:table-cell office:value-type="float" office:value="71.7862363636364" calcext:value-type="float">
            <text:p>71.7862363636364</text:p>
          </table:table-cell>
          <table:table-cell table:number-columns-repeated="9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ifar10</text:p>
          </table:table-cell>
          <table:table-cell office:value-type="float" office:value="0.00294744071811438" calcext:value-type="float">
            <text:p>0.002947440718114</text:p>
          </table:table-cell>
          <table:table-cell office:value-type="string" calcext:value-type="string">
            <text:p>VGG13</text:p>
          </table:table-cell>
          <table:table-cell office:value-type="float" office:value="0.893" calcext:value-type="float">
            <text:p>0.893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9" calcext:value-type="float">
            <text:p>2009</text:p>
          </table:table-cell>
          <table:table-cell office:value-type="float" office:value="3200" calcext:value-type="float">
            <text:p>3200</text:p>
          </table:table-cell>
          <table:table-cell office:value-type="float" office:value="69.6733" calcext:value-type="float">
            <text:p>69.6733</text:p>
          </table:table-cell>
          <table:table-cell table:number-columns-repeated="9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ifar10</text:p>
          </table:table-cell>
          <table:table-cell office:value-type="float" office:value="0.00294721453338861" calcext:value-type="float">
            <text:p>0.002947214533389</text:p>
          </table:table-cell>
          <table:table-cell office:value-type="string" calcext:value-type="string">
            <text:p>VGG13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4" calcext:value-type="float">
            <text:p>1954</text:p>
          </table:table-cell>
          <table:table-cell office:value-type="float" office:value="3200" calcext:value-type="float">
            <text:p>3200</text:p>
          </table:table-cell>
          <table:table-cell office:value-type="float" office:value="67.8622181818182" calcext:value-type="float">
            <text:p>67.8622181818182</text:p>
          </table:table-cell>
          <table:table-cell table:number-columns-repeated="9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ifar10</text:p>
          </table:table-cell>
          <table:table-cell office:value-type="float" office:value="0.00293614449799061" calcext:value-type="float">
            <text:p>0.002936144497991</text:p>
          </table:table-cell>
          <table:table-cell office:value-type="string" calcext:value-type="string">
            <text:p>VGG13</text:p>
          </table:table-cell>
          <table:table-cell office:value-type="float" office:value="0.8932" calcext:value-type="float">
            <text:p>0.893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8" calcext:value-type="float">
            <text:p>1908</text:p>
          </table:table-cell>
          <table:table-cell office:value-type="float" office:value="3200" calcext:value-type="float">
            <text:p>3200</text:p>
          </table:table-cell>
          <table:table-cell office:value-type="float" office:value="66.4239909090909" calcext:value-type="float">
            <text:p>66.4239909090909</text:p>
          </table:table-cell>
          <table:table-cell table:number-columns-repeated="9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ifar10</text:p>
          </table:table-cell>
          <table:table-cell office:value-type="float" office:value="0.00293478980958462" calcext:value-type="float">
            <text:p>0.002934789809585</text:p>
          </table:table-cell>
          <table:table-cell office:value-type="string" calcext:value-type="string">
            <text:p>VGG13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3" calcext:value-type="float">
            <text:p>1863</text:p>
          </table:table-cell>
          <table:table-cell office:value-type="float" office:value="3200" calcext:value-type="float">
            <text:p>3200</text:p>
          </table:table-cell>
          <table:table-cell office:value-type="float" office:value="64.9503" calcext:value-type="float">
            <text:p>64.9503</text:p>
          </table:table-cell>
          <table:table-cell table:number-columns-repeated="9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ifar10</text:p>
          </table:table-cell>
          <table:table-cell office:value-type="float" office:value="0.00292171364426613" calcext:value-type="float">
            <text:p>0.002921713644266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6" calcext:value-type="float">
            <text:p>1826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909090909" calcext:value-type="float">
            <text:p>63.7428909090909</text:p>
          </table:table-cell>
          <table:table-cell table:number-columns-repeated="9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ifar10</text:p>
          </table:table-cell>
          <table:table-cell office:value-type="float" office:value="0.00291140342652798" calcext:value-type="float">
            <text:p>0.002911403426528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9" calcext:value-type="float">
            <text:p>0.999</text:p>
          </table:table-cell>
          <table:table-cell office:value-type="float" office:value="1791" calcext:value-type="float">
            <text:p>1791</text:p>
          </table:table-cell>
          <table:table-cell office:value-type="float" office:value="3200" calcext:value-type="float">
            <text:p>3200</text:p>
          </table:table-cell>
          <table:table-cell office:value-type="float" office:value="62.5177454545455" calcext:value-type="float">
            <text:p>62.5177454545455</text:p>
          </table:table-cell>
          <table:table-cell table:number-columns-repeated="9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ifar10</text:p>
          </table:table-cell>
          <table:table-cell office:value-type="float" office:value="0.00289319427609444" calcext:value-type="float">
            <text:p>0.002893194276094</text:p>
          </table:table-cell>
          <table:table-cell office:value-type="string" calcext:value-type="string">
            <text:p>VGG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8" calcext:value-type="float">
            <text:p>0.998</text:p>
          </table:table-cell>
          <table:table-cell office:value-type="float" office:value="1555" calcext:value-type="float">
            <text:p>1555</text:p>
          </table:table-cell>
          <table:table-cell office:value-type="float" office:value="3200" calcext:value-type="float">
            <text:p>3200</text:p>
          </table:table-cell>
          <table:table-cell office:value-type="float" office:value="54.8827909090909" calcext:value-type="float">
            <text:p>54.8827909090909</text:p>
          </table:table-cell>
          <table:table-cell table:number-columns-repeated="9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ifar10</text:p>
          </table:table-cell>
          <table:table-cell office:value-type="float" office:value="0.00287608265578747" calcext:value-type="float">
            <text:p>0.002876082655787</text:p>
          </table:table-cell>
          <table:table-cell office:value-type="string" calcext:value-type="string">
            <text:p>VGG13</text:p>
          </table:table-cell>
          <table:table-cell office:value-type="float" office:value="0.8948" calcext:value-type="float">
            <text:p>0.8948</text:p>
          </table:table-cell>
          <table:table-cell office:value-type="float" office:value="0.996" calcext:value-type="float">
            <text:p>0.996</text:p>
          </table:table-cell>
          <table:table-cell office:value-type="float" office:value="1304" calcext:value-type="float">
            <text:p>1304</text:p>
          </table:table-cell>
          <table:table-cell office:value-type="float" office:value="3200" calcext:value-type="float">
            <text:p>3200</text:p>
          </table:table-cell>
          <table:table-cell office:value-type="float" office:value="46.6264181818182" calcext:value-type="float">
            <text:p>46.6264181818182</text:p>
          </table:table-cell>
          <table:table-cell table:number-columns-repeated="9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ifar10</text:p>
          </table:table-cell>
          <table:table-cell office:value-type="float" office:value="0.00272436018437147" calcext:value-type="float">
            <text:p>0.002724360184371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4" calcext:value-type="float">
            <text:p>0.994</text:p>
          </table:table-cell>
          <table:table-cell office:value-type="float" office:value="1148" calcext:value-type="float">
            <text:p>1148</text:p>
          </table:table-cell>
          <table:table-cell office:value-type="float" office:value="3200" calcext:value-type="float">
            <text:p>3200</text:p>
          </table:table-cell>
          <table:table-cell office:value-type="float" office:value="41.5305363636364" calcext:value-type="float">
            <text:p>41.5305363636364</text:p>
          </table:table-cell>
          <table:table-cell table:number-columns-repeated="9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ifar10</text:p>
          </table:table-cell>
          <table:table-cell office:value-type="float" office:value="0.00274139068126678" calcext:value-type="float">
            <text:p>0.002741390681267</text:p>
          </table:table-cell>
          <table:table-cell office:value-type="string" calcext:value-type="string">
            <text:p>VGG13</text:p>
          </table:table-cell>
          <table:table-cell office:value-type="float" office:value="0.8939" calcext:value-type="float">
            <text:p>0.8939</text:p>
          </table:table-cell>
          <table:table-cell office:value-type="float" office:value="0.992" calcext:value-type="float">
            <text:p>0.992</text:p>
          </table:table-cell>
          <table:table-cell office:value-type="float" office:value="1032" calcext:value-type="float">
            <text:p>1032</text:p>
          </table:table-cell>
          <table:table-cell office:value-type="float" office:value="3200" calcext:value-type="float">
            <text:p>3200</text:p>
          </table:table-cell>
          <table:table-cell office:value-type="float" office:value="37.6420363636364" calcext:value-type="float">
            <text:p>37.6420363636364</text:p>
          </table:table-cell>
          <table:table-cell table:number-columns-repeated="9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ifar10</text:p>
          </table:table-cell>
          <table:table-cell office:value-type="float" office:value="0.00271738294064999" calcext:value-type="float">
            <text:p>0.00271738294065</text:p>
          </table:table-cell>
          <table:table-cell office:value-type="string" calcext:value-type="string">
            <text:p>VGG13</text:p>
          </table:table-cell>
          <table:table-cell office:value-type="float" office:value="0.8916" calcext:value-type="float">
            <text:p>0.8916</text:p>
          </table:table-cell>
          <table:table-cell office:value-type="float" office:value="0.99" calcext:value-type="float">
            <text:p>0.99</text:p>
          </table:table-cell>
          <table:table-cell office:value-type="float" office:value="942" calcext:value-type="float">
            <text:p>942</text:p>
          </table:table-cell>
          <table:table-cell office:value-type="float" office:value="3200" calcext:value-type="float">
            <text:p>3200</text:p>
          </table:table-cell>
          <table:table-cell office:value-type="float" office:value="34.7123545454545" calcext:value-type="float">
            <text:p>34.7123545454545</text:p>
          </table:table-cell>
          <table:table-cell table:number-columns-repeated="9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ifar10</text:p>
          </table:table-cell>
          <table:table-cell office:value-type="float" office:value="0.00397384165525436" calcext:value-type="float">
            <text:p>0.003973841655254</text:p>
          </table:table-cell>
          <table:table-cell office:value-type="string" calcext:value-type="string">
            <text:p>VGG13</text:p>
          </table:table-cell>
          <table:table-cell office:value-type="float" office:value="0.8355" calcext:value-type="float">
            <text:p>0.8355</text:p>
          </table:table-cell>
          <table:table-cell office:value-type="float" office:value="0.98" calcext:value-type="float">
            <text:p>0.98</text:p>
          </table:table-cell>
          <table:table-cell office:value-type="float" office:value="680" calcext:value-type="float">
            <text:p>680</text:p>
          </table:table-cell>
          <table:table-cell office:value-type="float" office:value="3200" calcext:value-type="float">
            <text:p>3200</text:p>
          </table:table-cell>
          <table:table-cell office:value-type="float" office:value="25.6924636363636" calcext:value-type="float">
            <text:p>25.6924636363636</text:p>
          </table:table-cell>
          <table:table-cell table:number-columns-repeated="9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ifar10</text:p>
          </table:table-cell>
          <table:table-cell office:value-type="float" office:value="0.00585948769450188" calcext:value-type="float">
            <text:p>0.005859487694502</text:p>
          </table:table-cell>
          <table:table-cell office:value-type="string" calcext:value-type="string">
            <text:p>VGG13</text:p>
          </table:table-cell>
          <table:table-cell office:value-type="float" office:value="0.7755" calcext:value-type="float">
            <text:p>0.7755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9161909090909" calcext:value-type="float">
            <text:p>20.9161909090909</text:p>
          </table:table-cell>
          <table:table-cell table:number-columns-repeated="9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ifar10</text:p>
          </table:table-cell>
          <table:table-cell office:value-type="float" office:value="0.01107276866436" calcext:value-type="float">
            <text:p>0.01107276866436</text:p>
          </table:table-cell>
          <table:table-cell office:value-type="string" calcext:value-type="string">
            <text:p>VGG13</text:p>
          </table:table-cell>
          <table:table-cell office:value-type="float" office:value="0.5098" calcext:value-type="float">
            <text:p>0.5098</text:p>
          </table:table-cell>
          <table:table-cell office:value-type="float" office:value="0.96" calcext:value-type="float">
            <text:p>0.96</text:p>
          </table:table-cell>
          <table:table-cell office:value-type="float" office:value="457" calcext:value-type="float">
            <text:p>457</text:p>
          </table:table-cell>
          <table:table-cell office:value-type="float" office:value="3200" calcext:value-type="float">
            <text:p>3200</text:p>
          </table:table-cell>
          <table:table-cell office:value-type="float" office:value="17.6669" calcext:value-type="float">
            <text:p>17.6669</text:p>
          </table:table-cell>
          <table:table-cell table:number-columns-repeated="9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ifar10</text:p>
          </table:table-cell>
          <table:table-cell office:value-type="float" office:value="0.0168592341303825" calcext:value-type="float">
            <text:p>0.016859234130383</text:p>
          </table:table-cell>
          <table:table-cell office:value-type="string" calcext:value-type="string">
            <text:p>VGG13</text:p>
          </table:table-cell>
          <table:table-cell office:value-type="float" office:value="0.227" calcext:value-type="float">
            <text:p>0.227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4474454545455" calcext:value-type="float">
            <text:p>15.4474454545455</text:p>
          </table:table-cell>
          <table:table-cell table:number-columns-repeated="9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ifar10</text:p>
          </table:table-cell>
          <table:table-cell office:value-type="float" office:value="0.0231752768516541" calcext:value-type="float">
            <text:p>0.023175276851654</text:p>
          </table:table-cell>
          <table:table-cell office:value-type="string" calcext:value-type="string">
            <text:p>VGG13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94" calcext:value-type="float">
            <text:p>0.94</text:p>
          </table:table-cell>
          <table:table-cell office:value-type="float" office:value="348" calcext:value-type="float">
            <text:p>348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" calcext:value-type="float">
            <text:p>13.7429</text:p>
          </table:table-cell>
          <table:table-cell table:number-columns-repeated="9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ifar10</text:p>
          </table:table-cell>
          <table:table-cell office:value-type="float" office:value="0.0250843525409699" calcext:value-type="float">
            <text:p>0.02508435254097</text:p>
          </table:table-cell>
          <table:table-cell office:value-type="string" calcext:value-type="string">
            <text:p>VGG13</text:p>
          </table:table-cell>
          <table:table-cell office:value-type="float" office:value="0.1025" calcext:value-type="float">
            <text:p>0.1025</text:p>
          </table:table-cell>
          <table:table-cell office:value-type="float" office:value="0.93" calcext:value-type="float">
            <text:p>0.93</text:p>
          </table:table-cell>
          <table:table-cell office:value-type="float" office:value="312" calcext:value-type="float">
            <text:p>312</text:p>
          </table:table-cell>
          <table:table-cell office:value-type="float" office:value="3200" calcext:value-type="float">
            <text:p>3200</text:p>
          </table:table-cell>
          <table:table-cell office:value-type="float" office:value="12.4289727272727" calcext:value-type="float">
            <text:p>12.4289727272727</text:p>
          </table:table-cell>
          <table:table-cell table:number-columns-repeated="9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ifar10</text:p>
          </table:table-cell>
          <table:table-cell office:value-type="float" office:value="0.0244393958806992" calcext:value-type="float">
            <text:p>0.024439395880699</text:p>
          </table:table-cell>
          <table:table-cell office:value-type="string" calcext:value-type="string">
            <text:p>VGG13</text:p>
          </table:table-cell>
          <table:table-cell office:value-type="float" office:value="0.1019" calcext:value-type="float">
            <text:p>0.1019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2393454545455" calcext:value-type="float">
            <text:p>11.2393454545455</text:p>
          </table:table-cell>
          <table:table-cell table:number-columns-repeated="9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ifar10</text:p>
          </table:table-cell>
          <table:table-cell office:value-type="float" office:value="0.0256238002538681" calcext:value-type="float">
            <text:p>0.025623800253868</text:p>
          </table:table-cell>
          <table:table-cell office:value-type="string" calcext:value-type="string">
            <text:p>VGG13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4403363636364" calcext:value-type="float">
            <text:p>10.4403363636364</text:p>
          </table:table-cell>
          <table:table-cell table:number-columns-repeated="9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ifar10</text:p>
          </table:table-cell>
          <table:table-cell office:value-type="float" office:value="0.0259436922550201" calcext:value-type="float">
            <text:p>0.02594369225502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6" calcext:value-type="float">
            <text:p>236</text:p>
          </table:table-cell>
          <table:table-cell office:value-type="float" office:value="3200" calcext:value-type="float">
            <text:p>3200</text:p>
          </table:table-cell>
          <table:table-cell office:value-type="float" office:value="9.48153636363636" calcext:value-type="float">
            <text:p>9.48153636363636</text:p>
          </table:table-cell>
          <table:table-cell table:number-columns-repeated="9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ifar10</text:p>
          </table:table-cell>
          <table:table-cell office:value-type="float" office:value="0.00315038469284773" calcext:value-type="float">
            <text:p>0.003150384692848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ifar10</text:p>
          </table:table-cell>
          <table:table-cell office:value-type="float" office:value="0.003142367259413" calcext:value-type="float">
            <text:p>0.003142367259413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3" calcext:value-type="float">
            <text:p>2443</text:p>
          </table:table-cell>
          <table:table-cell office:value-type="float" office:value="3200" calcext:value-type="float">
            <text:p>3200</text:p>
          </table:table-cell>
          <table:table-cell office:value-type="float" office:value="82.3508363636364" calcext:value-type="float">
            <text:p>82.3508363636364</text:p>
          </table:table-cell>
          <table:table-cell table:number-columns-repeated="9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ifar10</text:p>
          </table:table-cell>
          <table:table-cell office:value-type="float" office:value="0.00312329441606998" calcext:value-type="float">
            <text:p>0.00312329441607</text:p>
          </table:table-cell>
          <table:table-cell office:value-type="string" calcext:value-type="string">
            <text:p>VGG13</text:p>
          </table:table-cell>
          <table:table-cell office:value-type="float" office:value="0.8879" calcext:value-type="float">
            <text:p>0.887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0" calcext:value-type="float">
            <text:p>2260</text:p>
          </table:table-cell>
          <table:table-cell office:value-type="float" office:value="3200" calcext:value-type="float">
            <text:p>3200</text:p>
          </table:table-cell>
          <table:table-cell office:value-type="float" office:value="77.3437454545455" calcext:value-type="float">
            <text:p>77.3437454545455</text:p>
          </table:table-cell>
          <table:table-cell table:number-columns-repeated="9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ifar10</text:p>
          </table:table-cell>
          <table:table-cell office:value-type="float" office:value="0.00311539290994406" calcext:value-type="float">
            <text:p>0.003115392909944</text:p>
          </table:table-cell>
          <table:table-cell office:value-type="string" calcext:value-type="string">
            <text:p>VGG1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4.0056818181818" calcext:value-type="float">
            <text:p>74.0056818181818</text:p>
          </table:table-cell>
          <table:table-cell table:number-columns-repeated="9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ifar10</text:p>
          </table:table-cell>
          <table:table-cell office:value-type="float" office:value="0.00310375119075179" calcext:value-type="float">
            <text:p>0.003103751190752</text:p>
          </table:table-cell>
          <table:table-cell office:value-type="string" calcext:value-type="string">
            <text:p>VGG13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8" calcext:value-type="float">
            <text:p>2068</text:p>
          </table:table-cell>
          <table:table-cell office:value-type="float" office:value="3200" calcext:value-type="float">
            <text:p>3200</text:p>
          </table:table-cell>
          <table:table-cell office:value-type="float" office:value="71.6619363636364" calcext:value-type="float">
            <text:p>71.6619363636364</text:p>
          </table:table-cell>
          <table:table-cell table:number-columns-repeated="9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ifar10</text:p>
          </table:table-cell>
          <table:table-cell office:value-type="float" office:value="0.00310207426473498" calcext:value-type="float">
            <text:p>0.003102074264735</text:p>
          </table:table-cell>
          <table:table-cell office:value-type="string" calcext:value-type="string">
            <text:p>VGG13</text:p>
          </table:table-cell>
          <table:table-cell office:value-type="float" office:value="0.8884" calcext:value-type="float">
            <text:p>0.8884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2" calcext:value-type="float">
            <text:p>2002</text:p>
          </table:table-cell>
          <table:table-cell office:value-type="float" office:value="3200" calcext:value-type="float">
            <text:p>3200</text:p>
          </table:table-cell>
          <table:table-cell office:value-type="float" office:value="69.478" calcext:value-type="float">
            <text:p>69.478</text:p>
          </table:table-cell>
          <table:table-cell table:number-columns-repeated="9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ifar10</text:p>
          </table:table-cell>
          <table:table-cell office:value-type="float" office:value="0.00311670875474811" calcext:value-type="float">
            <text:p>0.003116708754748</text:p>
          </table:table-cell>
          <table:table-cell office:value-type="string" calcext:value-type="string">
            <text:p>VGG13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1" calcext:value-type="float">
            <text:p>1951</text:p>
          </table:table-cell>
          <table:table-cell office:value-type="float" office:value="3200" calcext:value-type="float">
            <text:p>3200</text:p>
          </table:table-cell>
          <table:table-cell office:value-type="float" office:value="67.8799636363636" calcext:value-type="float">
            <text:p>67.8799636363636</text:p>
          </table:table-cell>
          <table:table-cell table:number-columns-repeated="9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ifar10</text:p>
          </table:table-cell>
          <table:table-cell office:value-type="float" office:value="0.00311838902011514" calcext:value-type="float">
            <text:p>0.003118389020115</text:p>
          </table:table-cell>
          <table:table-cell office:value-type="string" calcext:value-type="string">
            <text:p>VGG13</text:p>
          </table:table-cell>
          <table:table-cell office:value-type="float" office:value="0.8872" calcext:value-type="float">
            <text:p>0.887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3885" calcext:value-type="float">
            <text:p>66.3885</text:p>
          </table:table-cell>
          <table:table-cell table:number-columns-repeated="9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ifar10</text:p>
          </table:table-cell>
          <table:table-cell office:value-type="float" office:value="0.0031177544772625" calcext:value-type="float">
            <text:p>0.003117754477263</text:p>
          </table:table-cell>
          <table:table-cell office:value-type="string" calcext:value-type="string">
            <text:p>VGG1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2" calcext:value-type="float">
            <text:p>1862</text:p>
          </table:table-cell>
          <table:table-cell office:value-type="float" office:value="3200" calcext:value-type="float">
            <text:p>3200</text:p>
          </table:table-cell>
          <table:table-cell office:value-type="float" office:value="65.0213181818182" calcext:value-type="float">
            <text:p>65.0213181818182</text:p>
          </table:table-cell>
          <table:table-cell table:number-columns-repeated="9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ifar10</text:p>
          </table:table-cell>
          <table:table-cell office:value-type="float" office:value="0.00312883790805936" calcext:value-type="float">
            <text:p>0.003128837908059</text:p>
          </table:table-cell>
          <table:table-cell office:value-type="string" calcext:value-type="string">
            <text:p>VGG13</text:p>
          </table:table-cell>
          <table:table-cell office:value-type="float" office:value="0.8875" calcext:value-type="float">
            <text:p>0.8875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2" calcext:value-type="float">
            <text:p>1822</text:p>
          </table:table-cell>
          <table:table-cell office:value-type="float" office:value="3200" calcext:value-type="float">
            <text:p>3200</text:p>
          </table:table-cell>
          <table:table-cell office:value-type="float" office:value="63.6896272727273" calcext:value-type="float">
            <text:p>63.6896272727273</text:p>
          </table:table-cell>
          <table:table-cell table:number-columns-repeated="9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ifar10</text:p>
          </table:table-cell>
          <table:table-cell office:value-type="float" office:value="0.00312755553200841" calcext:value-type="float">
            <text:p>0.003127555532008</text:p>
          </table:table-cell>
          <table:table-cell office:value-type="string" calcext:value-type="string">
            <text:p>VGG13</text:p>
          </table:table-cell>
          <table:table-cell office:value-type="float" office:value="0.8873" calcext:value-type="float">
            <text:p>0.8873</text:p>
          </table:table-cell>
          <table:table-cell office:value-type="float" office:value="0.999" calcext:value-type="float">
            <text:p>0.999</text:p>
          </table:table-cell>
          <table:table-cell office:value-type="float" office:value="1788" calcext:value-type="float">
            <text:p>1788</text:p>
          </table:table-cell>
          <table:table-cell office:value-type="float" office:value="3200" calcext:value-type="float">
            <text:p>3200</text:p>
          </table:table-cell>
          <table:table-cell office:value-type="float" office:value="62.6598" calcext:value-type="float">
            <text:p>62.6598</text:p>
          </table:table-cell>
          <table:table-cell table:number-columns-repeated="9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ifar10</text:p>
          </table:table-cell>
          <table:table-cell office:value-type="float" office:value="0.0030660083502531" calcext:value-type="float">
            <text:p>0.003066008350253</text:p>
          </table:table-cell>
          <table:table-cell office:value-type="string" calcext:value-type="string">
            <text:p>VGG13</text:p>
          </table:table-cell>
          <table:table-cell office:value-type="float" office:value="0.8889" calcext:value-type="float">
            <text:p>0.8889</text:p>
          </table:table-cell>
          <table:table-cell office:value-type="float" office:value="0.998" calcext:value-type="float">
            <text:p>0.998</text:p>
          </table:table-cell>
          <table:table-cell office:value-type="float" office:value="1552" calcext:value-type="float">
            <text:p>1552</text:p>
          </table:table-cell>
          <table:table-cell office:value-type="float" office:value="3200" calcext:value-type="float">
            <text:p>3200</text:p>
          </table:table-cell>
          <table:table-cell office:value-type="float" office:value="54.8828" calcext:value-type="float">
            <text:p>54.8828</text:p>
          </table:table-cell>
          <table:table-cell table:number-columns-repeated="9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ifar10</text:p>
          </table:table-cell>
          <table:table-cell office:value-type="float" office:value="0.00287892632484436" calcext:value-type="float">
            <text:p>0.002878926324844</text:p>
          </table:table-cell>
          <table:table-cell office:value-type="string" calcext:value-type="string">
            <text:p>VGG1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6" calcext:value-type="float">
            <text:p>0.996</text:p>
          </table:table-cell>
          <table:table-cell office:value-type="float" office:value="1300" calcext:value-type="float">
            <text:p>1300</text:p>
          </table:table-cell>
          <table:table-cell office:value-type="float" office:value="3200" calcext:value-type="float">
            <text:p>3200</text:p>
          </table:table-cell>
          <table:table-cell office:value-type="float" office:value="46.4488727272727" calcext:value-type="float">
            <text:p>46.4488727272727</text:p>
          </table:table-cell>
          <table:table-cell table:number-columns-repeated="9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ifar10</text:p>
          </table:table-cell>
          <table:table-cell office:value-type="float" office:value="0.00281486851871014" calcext:value-type="float">
            <text:p>0.00281486851871</text:p>
          </table:table-cell>
          <table:table-cell office:value-type="string" calcext:value-type="string">
            <text:p>VGG1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2" calcext:value-type="float">
            <text:p>1142</text:p>
          </table:table-cell>
          <table:table-cell office:value-type="float" office:value="3200" calcext:value-type="float">
            <text:p>3200</text:p>
          </table:table-cell>
          <table:table-cell office:value-type="float" office:value="41.2464454545455" calcext:value-type="float">
            <text:p>41.2464454545455</text:p>
          </table:table-cell>
          <table:table-cell table:number-columns-repeated="9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ifar10</text:p>
          </table:table-cell>
          <table:table-cell office:value-type="float" office:value="0.00284762335419655" calcext:value-type="float">
            <text:p>0.002847623354197</text:p>
          </table:table-cell>
          <table:table-cell office:value-type="string" calcext:value-type="string">
            <text:p>VGG1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992" calcext:value-type="float">
            <text:p>0.992</text:p>
          </table:table-cell>
          <table:table-cell office:value-type="float" office:value="1027" calcext:value-type="float">
            <text:p>1027</text:p>
          </table:table-cell>
          <table:table-cell office:value-type="float" office:value="3200" calcext:value-type="float">
            <text:p>3200</text:p>
          </table:table-cell>
          <table:table-cell office:value-type="float" office:value="37.3934727272727" calcext:value-type="float">
            <text:p>37.3934727272727</text:p>
          </table:table-cell>
          <table:table-cell table:number-columns-repeated="9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ifar10</text:p>
          </table:table-cell>
          <table:table-cell office:value-type="float" office:value="0.00287399014979601" calcext:value-type="float">
            <text:p>0.002873990149796</text:p>
          </table:table-cell>
          <table:table-cell office:value-type="string" calcext:value-type="string">
            <text:p>VGG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" calcext:value-type="float">
            <text:p>0.99</text:p>
          </table:table-cell>
          <table:table-cell office:value-type="float" office:value="936" calcext:value-type="float">
            <text:p>936</text:p>
          </table:table-cell>
          <table:table-cell office:value-type="float" office:value="3200" calcext:value-type="float">
            <text:p>3200</text:p>
          </table:table-cell>
          <table:table-cell office:value-type="float" office:value="34.3572454545454" calcext:value-type="float">
            <text:p>34.3572454545454</text:p>
          </table:table-cell>
          <table:table-cell table:number-columns-repeated="9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ifar10</text:p>
          </table:table-cell>
          <table:table-cell office:value-type="float" office:value="0.00448832477629185" calcext:value-type="float">
            <text:p>0.004488324776292</text:p>
          </table:table-cell>
          <table:table-cell office:value-type="string" calcext:value-type="string">
            <text:p>VGG13</text:p>
          </table:table-cell>
          <table:table-cell office:value-type="float" office:value="0.8054" calcext:value-type="float">
            <text:p>0.8054</text:p>
          </table:table-cell>
          <table:table-cell office:value-type="float" office:value="0.98" calcext:value-type="float">
            <text:p>0.98</text:p>
          </table:table-cell>
          <table:table-cell office:value-type="float" office:value="677" calcext:value-type="float">
            <text:p>677</text:p>
          </table:table-cell>
          <table:table-cell office:value-type="float" office:value="3200" calcext:value-type="float">
            <text:p>3200</text:p>
          </table:table-cell>
          <table:table-cell office:value-type="float" office:value="25.6214545454545" calcext:value-type="float">
            <text:p>25.6214545454545</text:p>
          </table:table-cell>
          <table:table-cell table:number-columns-repeated="9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ifar10</text:p>
          </table:table-cell>
          <table:table-cell office:value-type="float" office:value="0.00658704183101654" calcext:value-type="float">
            <text:p>0.006587041831017</text:p>
          </table:table-cell>
          <table:table-cell office:value-type="string" calcext:value-type="string">
            <text:p>VGG13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97" calcext:value-type="float">
            <text:p>0.97</text:p>
          </table:table-cell>
          <table:table-cell office:value-type="float" office:value="539" calcext:value-type="float">
            <text:p>539</text:p>
          </table:table-cell>
          <table:table-cell office:value-type="float" office:value="3200" calcext:value-type="float">
            <text:p>3200</text:p>
          </table:table-cell>
          <table:table-cell office:value-type="float" office:value="20.7208727272727" calcext:value-type="float">
            <text:p>20.7208727272727</text:p>
          </table:table-cell>
          <table:table-cell table:number-columns-repeated="9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ifar10</text:p>
          </table:table-cell>
          <table:table-cell office:value-type="float" office:value="0.0111407103061676" calcext:value-type="float">
            <text:p>0.011140710306168</text:p>
          </table:table-cell>
          <table:table-cell office:value-type="string" calcext:value-type="string">
            <text:p>VGG13</text:p>
          </table:table-cell>
          <table:table-cell office:value-type="float" office:value="0.471" calcext:value-type="float">
            <text:p>0.471</text:p>
          </table:table-cell>
          <table:table-cell office:value-type="float" office:value="0.96" calcext:value-type="float">
            <text:p>0.96</text:p>
          </table:table-cell>
          <table:table-cell office:value-type="float" office:value="453" calcext:value-type="float">
            <text:p>453</text:p>
          </table:table-cell>
          <table:table-cell office:value-type="float" office:value="3200" calcext:value-type="float">
            <text:p>3200</text:p>
          </table:table-cell>
          <table:table-cell office:value-type="float" office:value="17.5603545454545" calcext:value-type="float">
            <text:p>17.5603545454545</text:p>
          </table:table-cell>
          <table:table-cell table:number-columns-repeated="9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ifar10</text:p>
          </table:table-cell>
          <table:table-cell office:value-type="float" office:value="0.0174295050621033" calcext:value-type="float">
            <text:p>0.017429505062103</text:p>
          </table:table-cell>
          <table:table-cell office:value-type="string" calcext:value-type="string">
            <text:p>VGG13</text:p>
          </table:table-cell>
          <table:table-cell office:value-type="float" office:value="0.2206" calcext:value-type="float">
            <text:p>0.2206</text:p>
          </table:table-cell>
          <table:table-cell office:value-type="float" office:value="0.95" calcext:value-type="float">
            <text:p>0.95</text:p>
          </table:table-cell>
          <table:table-cell office:value-type="float" office:value="390" calcext:value-type="float">
            <text:p>390</text:p>
          </table:table-cell>
          <table:table-cell office:value-type="float" office:value="3200" calcext:value-type="float">
            <text:p>3200</text:p>
          </table:table-cell>
          <table:table-cell office:value-type="float" office:value="15.3409" calcext:value-type="float">
            <text:p>15.3409</text:p>
          </table:table-cell>
          <table:table-cell table:number-columns-repeated="9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ifar10</text:p>
          </table:table-cell>
          <table:table-cell office:value-type="float" office:value="0.0202988371610641" calcext:value-type="float">
            <text:p>0.020298837161064</text:p>
          </table:table-cell>
          <table:table-cell office:value-type="string" calcext:value-type="string">
            <text:p>VGG13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94" calcext:value-type="float">
            <text:p>0.94</text:p>
          </table:table-cell>
          <table:table-cell office:value-type="float" office:value="341" calcext:value-type="float">
            <text:p>341</text:p>
          </table:table-cell>
          <table:table-cell office:value-type="float" office:value="3200" calcext:value-type="float">
            <text:p>3200</text:p>
          </table:table-cell>
          <table:table-cell office:value-type="float" office:value="13.3877727272727" calcext:value-type="float">
            <text:p>13.3877727272727</text:p>
          </table:table-cell>
          <table:table-cell table:number-columns-repeated="9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ifar10</text:p>
          </table:table-cell>
          <table:table-cell office:value-type="float" office:value="0.0212312080144882" calcext:value-type="float">
            <text:p>0.021231208014488</text:p>
          </table:table-cell>
          <table:table-cell office:value-type="string" calcext:value-type="string">
            <text:p>VGG13</text:p>
          </table:table-cell>
          <table:table-cell office:value-type="float" office:value="0.121" calcext:value-type="float">
            <text:p>0.121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2336636363636" calcext:value-type="float">
            <text:p>12.2336636363636</text:p>
          </table:table-cell>
          <table:table-cell table:number-columns-repeated="9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ifar10</text:p>
          </table:table-cell>
          <table:table-cell office:value-type="float" office:value="0.0216867108106613" calcext:value-type="float">
            <text:p>0.021686710810661</text:p>
          </table:table-cell>
          <table:table-cell office:value-type="string" calcext:value-type="string">
            <text:p>VGG13</text:p>
          </table:table-cell>
          <table:table-cell office:value-type="float" office:value="0.1096" calcext:value-type="float">
            <text:p>0.1096</text:p>
          </table:table-cell>
          <table:table-cell office:value-type="float" office:value="0.92" calcext:value-type="float">
            <text:p>0.92</text:p>
          </table:table-cell>
          <table:table-cell office:value-type="float" office:value="278" calcext:value-type="float">
            <text:p>278</text:p>
          </table:table-cell>
          <table:table-cell office:value-type="float" office:value="3200" calcext:value-type="float">
            <text:p>3200</text:p>
          </table:table-cell>
          <table:table-cell office:value-type="float" office:value="11.0972909090909" calcext:value-type="float">
            <text:p>11.0972909090909</text:p>
          </table:table-cell>
          <table:table-cell table:number-columns-repeated="9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ifar10</text:p>
          </table:table-cell>
          <table:table-cell office:value-type="float" office:value="0.0217685186386108" calcext:value-type="float">
            <text:p>0.021768518638611</text:p>
          </table:table-cell>
          <table:table-cell office:value-type="string" calcext:value-type="string">
            <text:p>VGG13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1562545454545" calcext:value-type="float">
            <text:p>10.1562545454545</text:p>
          </table:table-cell>
          <table:table-cell table:number-columns-repeated="9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ifar10</text:p>
          </table:table-cell>
          <table:table-cell office:value-type="float" office:value="0.0222965867042542" calcext:value-type="float">
            <text:p>0.022296586704254</text:p>
          </table:table-cell>
          <table:table-cell office:value-type="string" calcext:value-type="string">
            <text:p>VGG13</text:p>
          </table:table-cell>
          <table:table-cell office:value-type="float" office:value="0.0955" calcext:value-type="float">
            <text:p>0.0955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2152" calcext:value-type="float">
            <text:p>9.2152</text:p>
          </table:table-cell>
          <table:table-cell table:number-columns-repeated="9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ifar10</text:p>
          </table:table-cell>
          <table:table-cell office:value-type="float" office:value="0.00266262052580714" calcext:value-type="float">
            <text:p>0.002662620525807</text:p>
          </table:table-cell>
          <table:table-cell office:value-type="string" calcext:value-type="string">
            <text:p>VGG13</text:p>
          </table:table-cell>
          <table:table-cell office:value-type="float" office:value="0.9043" calcext:value-type="float">
            <text:p>0.904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ifar10</text:p>
          </table:table-cell>
          <table:table-cell office:value-type="float" office:value="0.00266868992373347" calcext:value-type="float">
            <text:p>0.002668689923733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0" calcext:value-type="float">
            <text:p>2430</text:p>
          </table:table-cell>
          <table:table-cell office:value-type="float" office:value="3200" calcext:value-type="float">
            <text:p>3200</text:p>
          </table:table-cell>
          <table:table-cell office:value-type="float" office:value="81.8714363636364" calcext:value-type="float">
            <text:p>81.8714363636364</text:p>
          </table:table-cell>
          <table:table-cell table:number-columns-repeated="9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ifar10</text:p>
          </table:table-cell>
          <table:table-cell office:value-type="float" office:value="0.00265661282837391" calcext:value-type="float">
            <text:p>0.002656612828374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0" calcext:value-type="float">
            <text:p>2250</text:p>
          </table:table-cell>
          <table:table-cell office:value-type="float" office:value="3200" calcext:value-type="float">
            <text:p>3200</text:p>
          </table:table-cell>
          <table:table-cell office:value-type="float" office:value="76.9353636363636" calcext:value-type="float">
            <text:p>76.9353636363636</text:p>
          </table:table-cell>
          <table:table-cell table:number-columns-repeated="9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ifar10</text:p>
          </table:table-cell>
          <table:table-cell office:value-type="float" office:value="0.00265382408648729" calcext:value-type="float">
            <text:p>0.002653824086487</text:p>
          </table:table-cell>
          <table:table-cell office:value-type="string" calcext:value-type="string">
            <text:p>VGG1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0" calcext:value-type="float">
            <text:p>2140</text:p>
          </table:table-cell>
          <table:table-cell office:value-type="float" office:value="3200" calcext:value-type="float">
            <text:p>3200</text:p>
          </table:table-cell>
          <table:table-cell office:value-type="float" office:value="73.8103636363636" calcext:value-type="float">
            <text:p>73.8103636363636</text:p>
          </table:table-cell>
          <table:table-cell table:number-columns-repeated="9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ifar10</text:p>
          </table:table-cell>
          <table:table-cell office:value-type="float" office:value="0.00264282958582044" calcext:value-type="float">
            <text:p>0.00264282958582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9" calcext:value-type="float">
            <text:p>2059</text:p>
          </table:table-cell>
          <table:table-cell office:value-type="float" office:value="3200" calcext:value-type="float">
            <text:p>3200</text:p>
          </table:table-cell>
          <table:table-cell office:value-type="float" office:value="71.1647727272727" calcext:value-type="float">
            <text:p>71.1647727272727</text:p>
          </table:table-cell>
          <table:table-cell table:number-columns-repeated="9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ifar10</text:p>
          </table:table-cell>
          <table:table-cell office:value-type="float" office:value="0.00263007472828031" calcext:value-type="float">
            <text:p>0.00263007472828</text:p>
          </table:table-cell>
          <table:table-cell office:value-type="string" calcext:value-type="string">
            <text:p>VGG13</text:p>
          </table:table-cell>
          <table:table-cell office:value-type="float" office:value="0.9048" calcext:value-type="float">
            <text:p>0.904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5" calcext:value-type="float">
            <text:p>1995</text:p>
          </table:table-cell>
          <table:table-cell office:value-type="float" office:value="3200" calcext:value-type="float">
            <text:p>3200</text:p>
          </table:table-cell>
          <table:table-cell office:value-type="float" office:value="69.2116545454546" calcext:value-type="float">
            <text:p>69.2116545454546</text:p>
          </table:table-cell>
          <table:table-cell table:number-columns-repeated="9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ifar10</text:p>
          </table:table-cell>
          <table:table-cell office:value-type="float" office:value="0.002608698515594" calcext:value-type="float">
            <text:p>0.002608698515594</text:p>
          </table:table-cell>
          <table:table-cell office:value-type="string" calcext:value-type="string">
            <text:p>VGG13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4" calcext:value-type="float">
            <text:p>1944</text:p>
          </table:table-cell>
          <table:table-cell office:value-type="float" office:value="3200" calcext:value-type="float">
            <text:p>3200</text:p>
          </table:table-cell>
          <table:table-cell office:value-type="float" office:value="67.5603727272727" calcext:value-type="float">
            <text:p>67.5603727272727</text:p>
          </table:table-cell>
          <table:table-cell table:number-columns-repeated="9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ifar10</text:p>
          </table:table-cell>
          <table:table-cell office:value-type="float" office:value="0.00261572094857693" calcext:value-type="float">
            <text:p>0.002615720948577</text:p>
          </table:table-cell>
          <table:table-cell office:value-type="string" calcext:value-type="string">
            <text:p>VGG13</text:p>
          </table:table-cell>
          <table:table-cell office:value-type="float" office:value="0.9051" calcext:value-type="float">
            <text:p>0.905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7" calcext:value-type="float">
            <text:p>1897</text:p>
          </table:table-cell>
          <table:table-cell office:value-type="float" office:value="3200" calcext:value-type="float">
            <text:p>3200</text:p>
          </table:table-cell>
          <table:table-cell office:value-type="float" office:value="66.0333818181818" calcext:value-type="float">
            <text:p>66.0333818181818</text:p>
          </table:table-cell>
          <table:table-cell table:number-columns-repeated="9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ifar10</text:p>
          </table:table-cell>
          <table:table-cell office:value-type="float" office:value="0.00263176468014717" calcext:value-type="float">
            <text:p>0.002631764680147</text:p>
          </table:table-cell>
          <table:table-cell office:value-type="string" calcext:value-type="string">
            <text:p>VGG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5" calcext:value-type="float">
            <text:p>1855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454545455" calcext:value-type="float">
            <text:p>64.6484454545455</text:p>
          </table:table-cell>
          <table:table-cell table:number-columns-repeated="9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ifar10</text:p>
          </table:table-cell>
          <table:table-cell office:value-type="float" office:value="0.00261657434999943" calcext:value-type="float">
            <text:p>0.002616574349999</text:p>
          </table:table-cell>
          <table:table-cell office:value-type="string" calcext:value-type="string">
            <text:p>VGG13</text:p>
          </table:table-cell>
          <table:table-cell office:value-type="float" office:value="0.9056" calcext:value-type="float">
            <text:p>0.905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9" calcext:value-type="float">
            <text:p>1819</text:p>
          </table:table-cell>
          <table:table-cell office:value-type="float" office:value="3200" calcext:value-type="float">
            <text:p>3200</text:p>
          </table:table-cell>
          <table:table-cell office:value-type="float" office:value="63.4410545454546" calcext:value-type="float">
            <text:p>63.4410545454546</text:p>
          </table:table-cell>
          <table:table-cell table:number-columns-repeated="9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ifar10</text:p>
          </table:table-cell>
          <table:table-cell office:value-type="float" office:value="0.00262168014124036" calcext:value-type="float">
            <text:p>0.00262168014124</text:p>
          </table:table-cell>
          <table:table-cell office:value-type="string" calcext:value-type="string">
            <text:p>VGG13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99" calcext:value-type="float">
            <text:p>0.999</text:p>
          </table:table-cell>
          <table:table-cell office:value-type="float" office:value="1785" calcext:value-type="float">
            <text:p>1785</text:p>
          </table:table-cell>
          <table:table-cell office:value-type="float" office:value="3200" calcext:value-type="float">
            <text:p>3200</text:p>
          </table:table-cell>
          <table:table-cell office:value-type="float" office:value="62.3046727272727" calcext:value-type="float">
            <text:p>62.3046727272727</text:p>
          </table:table-cell>
          <table:table-cell table:number-columns-repeated="9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ifar10</text:p>
          </table:table-cell>
          <table:table-cell office:value-type="float" office:value="0.00258019279614091" calcext:value-type="float">
            <text:p>0.002580192796141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8" calcext:value-type="float">
            <text:p>0.998</text:p>
          </table:table-cell>
          <table:table-cell office:value-type="float" office:value="1553" calcext:value-type="float">
            <text:p>1553</text:p>
          </table:table-cell>
          <table:table-cell office:value-type="float" office:value="3200" calcext:value-type="float">
            <text:p>3200</text:p>
          </table:table-cell>
          <table:table-cell office:value-type="float" office:value="54.7052545454545" calcext:value-type="float">
            <text:p>54.7052545454545</text:p>
          </table:table-cell>
          <table:table-cell table:number-columns-repeated="9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ifar10</text:p>
          </table:table-cell>
          <table:table-cell office:value-type="float" office:value="0.00256970035582781" calcext:value-type="float">
            <text:p>0.002569700355828</text:p>
          </table:table-cell>
          <table:table-cell office:value-type="string" calcext:value-type="string">
            <text:p>VGG1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96" calcext:value-type="float">
            <text:p>0.996</text:p>
          </table:table-cell>
          <table:table-cell office:value-type="float" office:value="1306" calcext:value-type="float">
            <text:p>1306</text:p>
          </table:table-cell>
          <table:table-cell office:value-type="float" office:value="3200" calcext:value-type="float">
            <text:p>3200</text:p>
          </table:table-cell>
          <table:table-cell office:value-type="float" office:value="46.5731545454546" calcext:value-type="float">
            <text:p>46.5731545454546</text:p>
          </table:table-cell>
          <table:table-cell table:number-columns-repeated="9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ifar10</text:p>
          </table:table-cell>
          <table:table-cell office:value-type="float" office:value="0.00251400222033262" calcext:value-type="float">
            <text:p>0.002514002220333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4" calcext:value-type="float">
            <text:p>0.994</text:p>
          </table:table-cell>
          <table:table-cell office:value-type="float" office:value="1150" calcext:value-type="float">
            <text:p>1150</text:p>
          </table:table-cell>
          <table:table-cell office:value-type="float" office:value="3200" calcext:value-type="float">
            <text:p>3200</text:p>
          </table:table-cell>
          <table:table-cell office:value-type="float" office:value="41.4595363636364" calcext:value-type="float">
            <text:p>41.4595363636364</text:p>
          </table:table-cell>
          <table:table-cell table:number-columns-repeated="9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ifar10</text:p>
          </table:table-cell>
          <table:table-cell office:value-type="float" office:value="0.00258707071691752" calcext:value-type="float">
            <text:p>0.002587070716918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2" calcext:value-type="float">
            <text:p>0.992</text:p>
          </table:table-cell>
          <table:table-cell office:value-type="float" office:value="1032" calcext:value-type="float">
            <text:p>1032</text:p>
          </table:table-cell>
          <table:table-cell office:value-type="float" office:value="3200" calcext:value-type="float">
            <text:p>3200</text:p>
          </table:table-cell>
          <table:table-cell office:value-type="float" office:value="37.4999909090909" calcext:value-type="float">
            <text:p>37.4999909090909</text:p>
          </table:table-cell>
          <table:table-cell table:number-columns-repeated="9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ifar10</text:p>
          </table:table-cell>
          <table:table-cell office:value-type="float" office:value="0.00321924514621496" calcext:value-type="float">
            <text:p>0.003219245146215</text:p>
          </table:table-cell>
          <table:table-cell office:value-type="string" calcext:value-type="string">
            <text:p>VGG13</text:p>
          </table:table-cell>
          <table:table-cell office:value-type="float" office:value="0.8681" calcext:value-type="float">
            <text:p>0.8681</text:p>
          </table:table-cell>
          <table:table-cell office:value-type="float" office:value="0.99" calcext:value-type="float">
            <text:p>0.99</text:p>
          </table:table-cell>
          <table:table-cell office:value-type="float" office:value="945" calcext:value-type="float">
            <text:p>945</text:p>
          </table:table-cell>
          <table:table-cell office:value-type="float" office:value="3200" calcext:value-type="float">
            <text:p>3200</text:p>
          </table:table-cell>
          <table:table-cell office:value-type="float" office:value="34.6413454545455" calcext:value-type="float">
            <text:p>34.6413454545455</text:p>
          </table:table-cell>
          <table:table-cell table:number-columns-repeated="9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ifar10</text:p>
          </table:table-cell>
          <table:table-cell office:value-type="float" office:value="0.00622013130784035" calcext:value-type="float">
            <text:p>0.00622013130784</text:p>
          </table:table-cell>
          <table:table-cell office:value-type="string" calcext:value-type="string">
            <text:p>VGG13</text:p>
          </table:table-cell>
          <table:table-cell office:value-type="float" office:value="0.7417" calcext:value-type="float">
            <text:p>0.7417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272727273" calcext:value-type="float">
            <text:p>25.7457272727273</text:p>
          </table:table-cell>
          <table:table-cell table:number-columns-repeated="9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ifar10</text:p>
          </table:table-cell>
          <table:table-cell office:value-type="float" office:value="0.00841492655277252" calcext:value-type="float">
            <text:p>0.008414926552773</text:p>
          </table:table-cell>
          <table:table-cell office:value-type="string" calcext:value-type="string">
            <text:p>VGG13</text:p>
          </table:table-cell>
          <table:table-cell office:value-type="float" office:value="0.6177" calcext:value-type="float">
            <text:p>0.6177</text:p>
          </table:table-cell>
          <table:table-cell office:value-type="float" office:value="0.97" calcext:value-type="float">
            <text:p>0.97</text:p>
          </table:table-cell>
          <table:table-cell office:value-type="float" office:value="547" calcext:value-type="float">
            <text:p>547</text:p>
          </table:table-cell>
          <table:table-cell office:value-type="float" office:value="3200" calcext:value-type="float">
            <text:p>3200</text:p>
          </table:table-cell>
          <table:table-cell office:value-type="float" office:value="20.9516818181818" calcext:value-type="float">
            <text:p>20.9516818181818</text:p>
          </table:table-cell>
          <table:table-cell table:number-columns-repeated="9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ifar10</text:p>
          </table:table-cell>
          <table:table-cell office:value-type="float" office:value="0.0132105934858322" calcext:value-type="float">
            <text:p>0.013210593485832</text:p>
          </table:table-cell>
          <table:table-cell office:value-type="string" calcext:value-type="string">
            <text:p>VGG13</text:p>
          </table:table-cell>
          <table:table-cell office:value-type="float" office:value="0.3678" calcext:value-type="float">
            <text:p>0.3678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7556818181818" calcext:value-type="float">
            <text:p>17.7556818181818</text:p>
          </table:table-cell>
          <table:table-cell table:number-columns-repeated="9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ifar10</text:p>
          </table:table-cell>
          <table:table-cell office:value-type="float" office:value="0.0176527474403381" calcext:value-type="float">
            <text:p>0.017652747440338</text:p>
          </table:table-cell>
          <table:table-cell office:value-type="string" calcext:value-type="string">
            <text:p>VGG13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95" calcext:value-type="float">
            <text:p>0.95</text:p>
          </table:table-cell>
          <table:table-cell office:value-type="float" office:value="395" calcext:value-type="float">
            <text:p>395</text:p>
          </table:table-cell>
          <table:table-cell office:value-type="float" office:value="3200" calcext:value-type="float">
            <text:p>3200</text:p>
          </table:table-cell>
          <table:table-cell office:value-type="float" office:value="15.4652" calcext:value-type="float">
            <text:p>15.4652</text:p>
          </table:table-cell>
          <table:table-cell table:number-columns-repeated="9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ifar10</text:p>
          </table:table-cell>
          <table:table-cell office:value-type="float" office:value="0.0201481331825256" calcext:value-type="float">
            <text:p>0.020148133182526</text:p>
          </table:table-cell>
          <table:table-cell office:value-type="string" calcext:value-type="string">
            <text:p>VGG13</text:p>
          </table:table-cell>
          <table:table-cell office:value-type="float" office:value="0.1513" calcext:value-type="float">
            <text:p>0.1513</text:p>
          </table:table-cell>
          <table:table-cell office:value-type="float" office:value="0.94" calcext:value-type="float">
            <text:p>0.94</text:p>
          </table:table-cell>
          <table:table-cell office:value-type="float" office:value="348" calcext:value-type="float">
            <text:p>348</text:p>
          </table:table-cell>
          <table:table-cell office:value-type="float" office:value="3200" calcext:value-type="float">
            <text:p>3200</text:p>
          </table:table-cell>
          <table:table-cell office:value-type="float" office:value="13.7251545454545" calcext:value-type="float">
            <text:p>13.7251545454545</text:p>
          </table:table-cell>
          <table:table-cell table:number-columns-repeated="9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ifar10</text:p>
          </table:table-cell>
          <table:table-cell office:value-type="float" office:value="0.0202484421730041" calcext:value-type="float">
            <text:p>0.020248442173004</text:p>
          </table:table-cell>
          <table:table-cell office:value-type="string" calcext:value-type="string">
            <text:p>VGG13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4467272727273" calcext:value-type="float">
            <text:p>12.4467272727273</text:p>
          </table:table-cell>
          <table:table-cell table:number-columns-repeated="9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ifar10</text:p>
          </table:table-cell>
          <table:table-cell office:value-type="float" office:value="0.0236284094810486" calcext:value-type="float">
            <text:p>0.023628409481049</text:p>
          </table:table-cell>
          <table:table-cell office:value-type="string" calcext:value-type="string">
            <text:p>VGG13</text:p>
          </table:table-cell>
          <table:table-cell office:value-type="float" office:value="0.1045" calcext:value-type="float">
            <text:p>0.1045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1505636363636" calcext:value-type="float">
            <text:p>11.1505636363636</text:p>
          </table:table-cell>
          <table:table-cell table:number-columns-repeated="9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ifar10</text:p>
          </table:table-cell>
          <table:table-cell office:value-type="float" office:value="0.02471805768013" calcext:value-type="float">
            <text:p>0.02471805768013</text:p>
          </table:table-cell>
          <table:table-cell office:value-type="string" calcext:value-type="string">
            <text:p>VGG13</text:p>
          </table:table-cell>
          <table:table-cell office:value-type="float" office:value="0.1012" calcext:value-type="float">
            <text:p>0.1012</text:p>
          </table:table-cell>
          <table:table-cell office:value-type="float" office:value="0.91" calcext:value-type="float">
            <text:p>0.91</text:p>
          </table:table-cell>
          <table:table-cell office:value-type="float" office:value="256" calcext:value-type="float">
            <text:p>256</text:p>
          </table:table-cell>
          <table:table-cell office:value-type="float" office:value="3200" calcext:value-type="float">
            <text:p>3200</text:p>
          </table:table-cell>
          <table:table-cell office:value-type="float" office:value="10.1207363636364" calcext:value-type="float">
            <text:p>10.1207363636364</text:p>
          </table:table-cell>
          <table:table-cell table:number-columns-repeated="9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ifar10</text:p>
          </table:table-cell>
          <table:table-cell office:value-type="float" office:value="0.0262306460142136" calcext:value-type="float">
            <text:p>0.026230646014214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" calcext:value-type="float">
            <text:p>0.9</text:p>
          </table:table-cell>
          <table:table-cell office:value-type="float" office:value="234" calcext:value-type="float">
            <text:p>234</text:p>
          </table:table-cell>
          <table:table-cell office:value-type="float" office:value="3200" calcext:value-type="float">
            <text:p>3200</text:p>
          </table:table-cell>
          <table:table-cell office:value-type="float" office:value="9.25070909090909" calcext:value-type="float">
            <text:p>9.25070909090909</text:p>
          </table:table-cell>
          <table:table-cell table:number-columns-repeated="9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ifar10</text:p>
          </table:table-cell>
          <table:table-cell office:value-type="float" office:value="0.00276080272346735" calcext:value-type="float">
            <text:p>0.002760802723467</text:p>
          </table:table-cell>
          <table:table-cell office:value-type="string" calcext:value-type="string">
            <text:p>VGG13</text:p>
          </table:table-cell>
          <table:table-cell office:value-type="float" office:value="0.9018" calcext:value-type="float">
            <text:p>0.901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ifar10</text:p>
          </table:table-cell>
          <table:table-cell office:value-type="float" office:value="0.00275481011420488" calcext:value-type="float">
            <text:p>0.002754810114205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32" calcext:value-type="float">
            <text:p>2432</text:p>
          </table:table-cell>
          <table:table-cell office:value-type="float" office:value="3200" calcext:value-type="float">
            <text:p>3200</text:p>
          </table:table-cell>
          <table:table-cell office:value-type="float" office:value="82.0845090909091" calcext:value-type="float">
            <text:p>82.0845090909091</text:p>
          </table:table-cell>
          <table:table-cell table:number-columns-repeated="9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ifar10</text:p>
          </table:table-cell>
          <table:table-cell office:value-type="float" office:value="0.00275374035388231" calcext:value-type="float">
            <text:p>0.002753740353882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8" calcext:value-type="float">
            <text:p>2248</text:p>
          </table:table-cell>
          <table:table-cell office:value-type="float" office:value="3200" calcext:value-type="float">
            <text:p>3200</text:p>
          </table:table-cell>
          <table:table-cell office:value-type="float" office:value="76.9176" calcext:value-type="float">
            <text:p>76.9176</text:p>
          </table:table-cell>
          <table:table-cell table:number-columns-repeated="9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ifar10</text:p>
          </table:table-cell>
          <table:table-cell office:value-type="float" office:value="0.00274870983809233" calcext:value-type="float">
            <text:p>0.002748709838092</text:p>
          </table:table-cell>
          <table:table-cell office:value-type="string" calcext:value-type="string">
            <text:p>VGG13</text:p>
          </table:table-cell>
          <table:table-cell office:value-type="float" office:value="0.9022" calcext:value-type="float">
            <text:p>0.902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0" calcext:value-type="float">
            <text:p>2140</text:p>
          </table:table-cell>
          <table:table-cell office:value-type="float" office:value="3200" calcext:value-type="float">
            <text:p>3200</text:p>
          </table:table-cell>
          <table:table-cell office:value-type="float" office:value="73.8458818181818" calcext:value-type="float">
            <text:p>73.8458818181818</text:p>
          </table:table-cell>
          <table:table-cell table:number-columns-repeated="9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ifar10</text:p>
          </table:table-cell>
          <table:table-cell office:value-type="float" office:value="0.00273994540721178" calcext:value-type="float">
            <text:p>0.002739945407212</text:p>
          </table:table-cell>
          <table:table-cell office:value-type="string" calcext:value-type="string">
            <text:p>VGG13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0" calcext:value-type="float">
            <text:p>2060</text:p>
          </table:table-cell>
          <table:table-cell office:value-type="float" office:value="3200" calcext:value-type="float">
            <text:p>3200</text:p>
          </table:table-cell>
          <table:table-cell office:value-type="float" office:value="71.4311" calcext:value-type="float">
            <text:p>71.4311</text:p>
          </table:table-cell>
          <table:table-cell table:number-columns-repeated="9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ifar10</text:p>
          </table:table-cell>
          <table:table-cell office:value-type="float" office:value="0.0027496638610959" calcext:value-type="float">
            <text:p>0.002749663861096</text:p>
          </table:table-cell>
          <table:table-cell office:value-type="string" calcext:value-type="string">
            <text:p>VGG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4" calcext:value-type="float">
            <text:p>1994</text:p>
          </table:table-cell>
          <table:table-cell office:value-type="float" office:value="3200" calcext:value-type="float">
            <text:p>3200</text:p>
          </table:table-cell>
          <table:table-cell office:value-type="float" office:value="69.2471545454545" calcext:value-type="float">
            <text:p>69.2471545454545</text:p>
          </table:table-cell>
          <table:table-cell table:number-columns-repeated="9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ifar10</text:p>
          </table:table-cell>
          <table:table-cell office:value-type="float" office:value="0.00274576959013939" calcext:value-type="float">
            <text:p>0.002745769590139</text:p>
          </table:table-cell>
          <table:table-cell office:value-type="string" calcext:value-type="string">
            <text:p>VGG1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2" calcext:value-type="float">
            <text:p>1942</text:p>
          </table:table-cell>
          <table:table-cell office:value-type="float" office:value="3200" calcext:value-type="float">
            <text:p>3200</text:p>
          </table:table-cell>
          <table:table-cell office:value-type="float" office:value="67.6136363636364" calcext:value-type="float">
            <text:p>67.6136363636364</text:p>
          </table:table-cell>
          <table:table-cell table:number-columns-repeated="9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ifar10</text:p>
          </table:table-cell>
          <table:table-cell office:value-type="float" office:value="0.00274923778921366" calcext:value-type="float">
            <text:p>0.002749237789214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5" calcext:value-type="float">
            <text:p>1895</text:p>
          </table:table-cell>
          <table:table-cell office:value-type="float" office:value="3200" calcext:value-type="float">
            <text:p>3200</text:p>
          </table:table-cell>
          <table:table-cell office:value-type="float" office:value="66.0333909090909" calcext:value-type="float">
            <text:p>66.0333909090909</text:p>
          </table:table-cell>
          <table:table-cell table:number-columns-repeated="9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ifar10</text:p>
          </table:table-cell>
          <table:table-cell office:value-type="float" office:value="0.0027546966060996" calcext:value-type="float">
            <text:p>0.0027546966061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3" calcext:value-type="float">
            <text:p>1853</text:p>
          </table:table-cell>
          <table:table-cell office:value-type="float" office:value="3200" calcext:value-type="float">
            <text:p>3200</text:p>
          </table:table-cell>
          <table:table-cell office:value-type="float" office:value="64.6484363636364" calcext:value-type="float">
            <text:p>64.6484363636364</text:p>
          </table:table-cell>
          <table:table-cell table:number-columns-repeated="9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ifar10</text:p>
          </table:table-cell>
          <table:table-cell office:value-type="float" office:value="0.00274196035414934" calcext:value-type="float">
            <text:p>0.002741960354149</text:p>
          </table:table-cell>
          <table:table-cell office:value-type="string" calcext:value-type="string">
            <text:p>VGG13</text:p>
          </table:table-cell>
          <table:table-cell office:value-type="float" office:value="0.9036" calcext:value-type="float">
            <text:p>0.903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4" calcext:value-type="float">
            <text:p>1814</text:p>
          </table:table-cell>
          <table:table-cell office:value-type="float" office:value="3200" calcext:value-type="float">
            <text:p>3200</text:p>
          </table:table-cell>
          <table:table-cell office:value-type="float" office:value="63.3700272727273" calcext:value-type="float">
            <text:p>63.3700272727273</text:p>
          </table:table-cell>
          <table:table-cell table:number-columns-repeated="9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ifar10</text:p>
          </table:table-cell>
          <table:table-cell office:value-type="float" office:value="0.00274615004658699" calcext:value-type="float">
            <text:p>0.002746150046587</text:p>
          </table:table-cell>
          <table:table-cell office:value-type="string" calcext:value-type="string">
            <text:p>VGG13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99" calcext:value-type="float">
            <text:p>0.999</text:p>
          </table:table-cell>
          <table:table-cell office:value-type="float" office:value="1783" calcext:value-type="float">
            <text:p>1783</text:p>
          </table:table-cell>
          <table:table-cell office:value-type="float" office:value="3200" calcext:value-type="float">
            <text:p>3200</text:p>
          </table:table-cell>
          <table:table-cell office:value-type="float" office:value="62.4822363636364" calcext:value-type="float">
            <text:p>62.4822363636364</text:p>
          </table:table-cell>
          <table:table-cell table:number-columns-repeated="9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ifar10</text:p>
          </table:table-cell>
          <table:table-cell office:value-type="float" office:value="0.0027654197871685" calcext:value-type="float">
            <text:p>0.002765419787169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8" calcext:value-type="float">
            <text:p>0.998</text:p>
          </table:table-cell>
          <table:table-cell office:value-type="float" office:value="1545" calcext:value-type="float">
            <text:p>1545</text:p>
          </table:table-cell>
          <table:table-cell office:value-type="float" office:value="3200" calcext:value-type="float">
            <text:p>3200</text:p>
          </table:table-cell>
          <table:table-cell office:value-type="float" office:value="54.5809636363636" calcext:value-type="float">
            <text:p>54.5809636363636</text:p>
          </table:table-cell>
          <table:table-cell table:number-columns-repeated="9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ifar10</text:p>
          </table:table-cell>
          <table:table-cell office:value-type="float" office:value="0.00276388678103685" calcext:value-type="float">
            <text:p>0.002763886781037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6" calcext:value-type="float">
            <text:p>0.996</text:p>
          </table:table-cell>
          <table:table-cell office:value-type="float" office:value="1295" calcext:value-type="float">
            <text:p>1295</text:p>
          </table:table-cell>
          <table:table-cell office:value-type="float" office:value="3200" calcext:value-type="float">
            <text:p>3200</text:p>
          </table:table-cell>
          <table:table-cell office:value-type="float" office:value="46.3245727272727" calcext:value-type="float">
            <text:p>46.3245727272727</text:p>
          </table:table-cell>
          <table:table-cell table:number-columns-repeated="9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ifar10</text:p>
          </table:table-cell>
          <table:table-cell office:value-type="float" office:value="0.00284695528745651" calcext:value-type="float">
            <text:p>0.002846955287457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4" calcext:value-type="float">
            <text:p>0.994</text:p>
          </table:table-cell>
          <table:table-cell office:value-type="float" office:value="1139" calcext:value-type="float">
            <text:p>1139</text:p>
          </table:table-cell>
          <table:table-cell office:value-type="float" office:value="3200" calcext:value-type="float">
            <text:p>3200</text:p>
          </table:table-cell>
          <table:table-cell office:value-type="float" office:value="41.2286909090909" calcext:value-type="float">
            <text:p>41.2286909090909</text:p>
          </table:table-cell>
          <table:table-cell table:number-columns-repeated="9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ifar10</text:p>
          </table:table-cell>
          <table:table-cell office:value-type="float" office:value="0.00290165566653013" calcext:value-type="float">
            <text:p>0.00290165566653</text:p>
          </table:table-cell>
          <table:table-cell office:value-type="string" calcext:value-type="string">
            <text:p>VGG13</text:p>
          </table:table-cell>
          <table:table-cell office:value-type="float" office:value="0.8848" calcext:value-type="float">
            <text:p>0.8848</text:p>
          </table:table-cell>
          <table:table-cell office:value-type="float" office:value="0.992" calcext:value-type="float">
            <text:p>0.992</text:p>
          </table:table-cell>
          <table:table-cell office:value-type="float" office:value="1022" calcext:value-type="float">
            <text:p>1022</text:p>
          </table:table-cell>
          <table:table-cell office:value-type="float" office:value="3200" calcext:value-type="float">
            <text:p>3200</text:p>
          </table:table-cell>
          <table:table-cell office:value-type="float" office:value="37.3934545454545" calcext:value-type="float">
            <text:p>37.3934545454545</text:p>
          </table:table-cell>
          <table:table-cell table:number-columns-repeated="9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ifar10</text:p>
          </table:table-cell>
          <table:table-cell office:value-type="float" office:value="0.00310079073011875" calcext:value-type="float">
            <text:p>0.003100790730119</text:p>
          </table:table-cell>
          <table:table-cell office:value-type="string" calcext:value-type="string">
            <text:p>VGG13</text:p>
          </table:table-cell>
          <table:table-cell office:value-type="float" office:value="0.8745" calcext:value-type="float">
            <text:p>0.8745</text:p>
          </table:table-cell>
          <table:table-cell office:value-type="float" office:value="0.99" calcext:value-type="float">
            <text:p>0.99</text:p>
          </table:table-cell>
          <table:table-cell office:value-type="float" office:value="933" calcext:value-type="float">
            <text:p>933</text:p>
          </table:table-cell>
          <table:table-cell office:value-type="float" office:value="3200" calcext:value-type="float">
            <text:p>3200</text:p>
          </table:table-cell>
          <table:table-cell office:value-type="float" office:value="34.4992909090909" calcext:value-type="float">
            <text:p>34.4992909090909</text:p>
          </table:table-cell>
          <table:table-cell table:number-columns-repeated="9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ifar10</text:p>
          </table:table-cell>
          <table:table-cell office:value-type="float" office:value="0.00536061525344849" calcext:value-type="float">
            <text:p>0.005360615253448</text:p>
          </table:table-cell>
          <table:table-cell office:value-type="string" calcext:value-type="string">
            <text:p>VGG13</text:p>
          </table:table-cell>
          <table:table-cell office:value-type="float" office:value="0.7774" calcext:value-type="float">
            <text:p>0.7774</text:p>
          </table:table-cell>
          <table:table-cell office:value-type="float" office:value="0.98" calcext:value-type="float">
            <text:p>0.98</text:p>
          </table:table-cell>
          <table:table-cell office:value-type="float" office:value="673" calcext:value-type="float">
            <text:p>673</text:p>
          </table:table-cell>
          <table:table-cell office:value-type="float" office:value="3200" calcext:value-type="float">
            <text:p>3200</text:p>
          </table:table-cell>
          <table:table-cell office:value-type="float" office:value="25.5149090909091" calcext:value-type="float">
            <text:p>25.5149090909091</text:p>
          </table:table-cell>
          <table:table-cell table:number-columns-repeated="9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ifar10</text:p>
          </table:table-cell>
          <table:table-cell office:value-type="float" office:value="0.00745195718407631" calcext:value-type="float">
            <text:p>0.007451957184076</text:p>
          </table:table-cell>
          <table:table-cell office:value-type="string" calcext:value-type="string">
            <text:p>VGG13</text:p>
          </table:table-cell>
          <table:table-cell office:value-type="float" office:value="0.701" calcext:value-type="float">
            <text:p>0.701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8629363636364" calcext:value-type="float">
            <text:p>20.8629363636364</text:p>
          </table:table-cell>
          <table:table-cell table:number-columns-repeated="9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ifar10</text:p>
          </table:table-cell>
          <table:table-cell office:value-type="float" office:value="0.01615316375494" calcext:value-type="float">
            <text:p>0.01615316375494</text:p>
          </table:table-cell>
          <table:table-cell office:value-type="string" calcext:value-type="string">
            <text:p>VGG13</text:p>
          </table:table-cell>
          <table:table-cell office:value-type="float" office:value="0.3148" calcext:value-type="float">
            <text:p>0.3148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669090909091" calcext:value-type="float">
            <text:p>17.6669090909091</text:p>
          </table:table-cell>
          <table:table-cell table:number-columns-repeated="9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ifar10</text:p>
          </table:table-cell>
          <table:table-cell office:value-type="float" office:value="0.0226147454023361" calcext:value-type="float">
            <text:p>0.022614745402336</text:p>
          </table:table-cell>
          <table:table-cell office:value-type="string" calcext:value-type="string">
            <text:p>VGG13</text:p>
          </table:table-cell>
          <table:table-cell office:value-type="float" office:value="0.1357" calcext:value-type="float">
            <text:p>0.1357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4474454545455" calcext:value-type="float">
            <text:p>15.4474454545455</text:p>
          </table:table-cell>
          <table:table-cell table:number-columns-repeated="9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ifar10</text:p>
          </table:table-cell>
          <table:table-cell office:value-type="float" office:value="0.0251919368982315" calcext:value-type="float">
            <text:p>0.025191936898232</text:p>
          </table:table-cell>
          <table:table-cell office:value-type="string" calcext:value-type="string">
            <text:p>VGG13</text:p>
          </table:table-cell>
          <table:table-cell office:value-type="float" office:value="0.1057" calcext:value-type="float">
            <text:p>0.1057</text:p>
          </table:table-cell>
          <table:table-cell office:value-type="float" office:value="0.94" calcext:value-type="float">
            <text:p>0.94</text:p>
          </table:table-cell>
          <table:table-cell office:value-type="float" office:value="345" calcext:value-type="float">
            <text:p>345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818181818" calcext:value-type="float">
            <text:p>13.6718818181818</text:p>
          </table:table-cell>
          <table:table-cell table:number-columns-repeated="9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ifar10</text:p>
          </table:table-cell>
          <table:table-cell office:value-type="float" office:value="0.0257403101921082" calcext:value-type="float">
            <text:p>0.025740310192108</text:p>
          </table:table-cell>
          <table:table-cell office:value-type="string" calcext:value-type="string">
            <text:p>VGG13</text:p>
          </table:table-cell>
          <table:table-cell office:value-type="float" office:value="0.1021" calcext:value-type="float">
            <text:p>0.1021</text:p>
          </table:table-cell>
          <table:table-cell office:value-type="float" office:value="0.93" calcext:value-type="float">
            <text:p>0.93</text:p>
          </table:table-cell>
          <table:table-cell office:value-type="float" office:value="309" calcext:value-type="float">
            <text:p>309</text:p>
          </table:table-cell>
          <table:table-cell office:value-type="float" office:value="3200" calcext:value-type="float">
            <text:p>3200</text:p>
          </table:table-cell>
          <table:table-cell office:value-type="float" office:value="12.3757" calcext:value-type="float">
            <text:p>12.3757</text:p>
          </table:table-cell>
          <table:table-cell table:number-columns-repeated="9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ifar10</text:p>
          </table:table-cell>
          <table:table-cell office:value-type="float" office:value="0.0269267707824707" calcext:value-type="float">
            <text:p>0.026926770782471</text:p>
          </table:table-cell>
          <table:table-cell office:value-type="string" calcext:value-type="string">
            <text:p>VGG13</text:p>
          </table:table-cell>
          <table:table-cell office:value-type="float" office:value="0.1006" calcext:value-type="float">
            <text:p>0.1006</text:p>
          </table:table-cell>
          <table:table-cell office:value-type="float" office:value="0.92" calcext:value-type="float">
            <text:p>0.92</text:p>
          </table:table-cell>
          <table:table-cell office:value-type="float" office:value="281" calcext:value-type="float">
            <text:p>281</text:p>
          </table:table-cell>
          <table:table-cell office:value-type="float" office:value="3200" calcext:value-type="float">
            <text:p>3200</text:p>
          </table:table-cell>
          <table:table-cell office:value-type="float" office:value="11.3458727272727" calcext:value-type="float">
            <text:p>11.3458727272727</text:p>
          </table:table-cell>
          <table:table-cell table:number-columns-repeated="9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ifar10</text:p>
          </table:table-cell>
          <table:table-cell office:value-type="float" office:value="0.0295601538658142" calcext:value-type="float">
            <text:p>0.029560153865814</text:p>
          </table:table-cell>
          <table:table-cell office:value-type="string" calcext:value-type="string">
            <text:p>VGG13</text:p>
          </table:table-cell>
          <table:table-cell office:value-type="float" office:value="0.1001" calcext:value-type="float">
            <text:p>0.1001</text:p>
          </table:table-cell>
          <table:table-cell office:value-type="float" office:value="0.91" calcext:value-type="float">
            <text:p>0.91</text:p>
          </table:table-cell>
          <table:table-cell office:value-type="float" office:value="255" calcext:value-type="float">
            <text:p>255</text:p>
          </table:table-cell>
          <table:table-cell office:value-type="float" office:value="3200" calcext:value-type="float">
            <text:p>3200</text:p>
          </table:table-cell>
          <table:table-cell office:value-type="float" office:value="10.2627727272727" calcext:value-type="float">
            <text:p>10.2627727272727</text:p>
          </table:table-cell>
          <table:table-cell table:number-columns-repeated="9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ifar10</text:p>
          </table:table-cell>
          <table:table-cell office:value-type="float" office:value="0.0299998351097107" calcext:value-type="float">
            <text:p>0.029999835109711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4601818181818" calcext:value-type="float">
            <text:p>9.44601818181818</text:p>
          </table:table-cell>
          <table:table-cell table:number-columns-repeated="9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ifar10</text:p>
          </table:table-cell>
          <table:table-cell office:value-type="float" office:value="0.00279454961419105" calcext:value-type="float">
            <text:p>0.002794549614191</text:p>
          </table:table-cell>
          <table:table-cell office:value-type="string" calcext:value-type="string">
            <text:p>VGG13</text:p>
          </table:table-cell>
          <table:table-cell office:value-type="float" office:value="0.9042" calcext:value-type="float">
            <text:p>0.904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ifar10</text:p>
          </table:table-cell>
          <table:table-cell office:value-type="float" office:value="0.0027804169267416" calcext:value-type="float">
            <text:p>0.002780416926742</text:p>
          </table:table-cell>
          <table:table-cell office:value-type="string" calcext:value-type="string">
            <text:p>VGG13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3" calcext:value-type="float">
            <text:p>2443</text:p>
          </table:table-cell>
          <table:table-cell office:value-type="float" office:value="3200" calcext:value-type="float">
            <text:p>3200</text:p>
          </table:table-cell>
          <table:table-cell office:value-type="float" office:value="82.3686181818182" calcext:value-type="float">
            <text:p>82.3686181818182</text:p>
          </table:table-cell>
          <table:table-cell table:number-columns-repeated="9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ifar10</text:p>
          </table:table-cell>
          <table:table-cell office:value-type="float" office:value="0.00276587187796831" calcext:value-type="float">
            <text:p>0.002765871877968</text:p>
          </table:table-cell>
          <table:table-cell office:value-type="string" calcext:value-type="string">
            <text:p>VGG13</text:p>
          </table:table-cell>
          <table:table-cell office:value-type="float" office:value="0.9049" calcext:value-type="float">
            <text:p>0.904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0" calcext:value-type="float">
            <text:p>2260</text:p>
          </table:table-cell>
          <table:table-cell office:value-type="float" office:value="3200" calcext:value-type="float">
            <text:p>3200</text:p>
          </table:table-cell>
          <table:table-cell office:value-type="float" office:value="77.2194636363636" calcext:value-type="float">
            <text:p>77.2194636363636</text:p>
          </table:table-cell>
          <table:table-cell table:number-columns-repeated="9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ifar10</text:p>
          </table:table-cell>
          <table:table-cell office:value-type="float" office:value="0.00274637860804796" calcext:value-type="float">
            <text:p>0.002746378608048</text:p>
          </table:table-cell>
          <table:table-cell office:value-type="string" calcext:value-type="string">
            <text:p>VGG1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3.9524" calcext:value-type="float">
            <text:p>73.9524</text:p>
          </table:table-cell>
          <table:table-cell table:number-columns-repeated="9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ifar10</text:p>
          </table:table-cell>
          <table:table-cell office:value-type="float" office:value="0.00274368038326502" calcext:value-type="float">
            <text:p>0.002743680383265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3" calcext:value-type="float">
            <text:p>2073</text:p>
          </table:table-cell>
          <table:table-cell office:value-type="float" office:value="3200" calcext:value-type="float">
            <text:p>3200</text:p>
          </table:table-cell>
          <table:table-cell office:value-type="float" office:value="71.6086636363636" calcext:value-type="float">
            <text:p>71.6086636363636</text:p>
          </table:table-cell>
          <table:table-cell table:number-columns-repeated="9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ifar10</text:p>
          </table:table-cell>
          <table:table-cell office:value-type="float" office:value="0.00273258247971535" calcext:value-type="float">
            <text:p>0.002732582479715</text:p>
          </table:table-cell>
          <table:table-cell office:value-type="string" calcext:value-type="string">
            <text:p>VGG13</text:p>
          </table:table-cell>
          <table:table-cell office:value-type="float" office:value="0.9062" calcext:value-type="float">
            <text:p>0.9062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10" calcext:value-type="float">
            <text:p>2010</text:p>
          </table:table-cell>
          <table:table-cell office:value-type="float" office:value="3200" calcext:value-type="float">
            <text:p>3200</text:p>
          </table:table-cell>
          <table:table-cell office:value-type="float" office:value="69.4957272727273" calcext:value-type="float">
            <text:p>69.4957272727273</text:p>
          </table:table-cell>
          <table:table-cell table:number-columns-repeated="9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ifar10</text:p>
          </table:table-cell>
          <table:table-cell office:value-type="float" office:value="0.00272947124689817" calcext:value-type="float">
            <text:p>0.002729471246898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9" calcext:value-type="float">
            <text:p>1959</text:p>
          </table:table-cell>
          <table:table-cell office:value-type="float" office:value="3200" calcext:value-type="float">
            <text:p>3200</text:p>
          </table:table-cell>
          <table:table-cell office:value-type="float" office:value="67.9332363636364" calcext:value-type="float">
            <text:p>67.9332363636364</text:p>
          </table:table-cell>
          <table:table-cell table:number-columns-repeated="9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ifar10</text:p>
          </table:table-cell>
          <table:table-cell office:value-type="float" office:value="0.00274517091959715" calcext:value-type="float">
            <text:p>0.002745170919597</text:p>
          </table:table-cell>
          <table:table-cell office:value-type="string" calcext:value-type="string">
            <text:p>VGG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14" calcext:value-type="float">
            <text:p>1914</text:p>
          </table:table-cell>
          <table:table-cell office:value-type="float" office:value="3200" calcext:value-type="float">
            <text:p>3200</text:p>
          </table:table-cell>
          <table:table-cell office:value-type="float" office:value="66.4772636363636" calcext:value-type="float">
            <text:p>66.4772636363636</text:p>
          </table:table-cell>
          <table:table-cell table:number-columns-repeated="9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ifar10</text:p>
          </table:table-cell>
          <table:table-cell office:value-type="float" office:value="0.0027458606749773" calcext:value-type="float">
            <text:p>0.002745860674977</text:p>
          </table:table-cell>
          <table:table-cell office:value-type="string" calcext:value-type="string">
            <text:p>VGG13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73" calcext:value-type="float">
            <text:p>1873</text:p>
          </table:table-cell>
          <table:table-cell office:value-type="float" office:value="3200" calcext:value-type="float">
            <text:p>3200</text:p>
          </table:table-cell>
          <table:table-cell office:value-type="float" office:value="65.0923272727273" calcext:value-type="float">
            <text:p>65.0923272727273</text:p>
          </table:table-cell>
          <table:table-cell table:number-columns-repeated="9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ifar10</text:p>
          </table:table-cell>
          <table:table-cell office:value-type="float" office:value="0.00274522874951363" calcext:value-type="float">
            <text:p>0.002745228749514</text:p>
          </table:table-cell>
          <table:table-cell office:value-type="string" calcext:value-type="string">
            <text:p>VGG13</text:p>
          </table:table-cell>
          <table:table-cell office:value-type="float" office:value="0.9052" calcext:value-type="float">
            <text:p>0.9052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35" calcext:value-type="float">
            <text:p>1835</text:p>
          </table:table-cell>
          <table:table-cell office:value-type="float" office:value="3200" calcext:value-type="float">
            <text:p>3200</text:p>
          </table:table-cell>
          <table:table-cell office:value-type="float" office:value="63.8316727272727" calcext:value-type="float">
            <text:p>63.8316727272727</text:p>
          </table:table-cell>
          <table:table-cell table:number-columns-repeated="9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ifar10</text:p>
          </table:table-cell>
          <table:table-cell office:value-type="float" office:value="0.0027615618661046" calcext:value-type="float">
            <text:p>0.002761561866105</text:p>
          </table:table-cell>
          <table:table-cell office:value-type="string" calcext:value-type="string">
            <text:p>VGG13</text:p>
          </table:table-cell>
          <table:table-cell office:value-type="float" office:value="0.9057" calcext:value-type="float">
            <text:p>0.9057</text:p>
          </table:table-cell>
          <table:table-cell office:value-type="float" office:value="0.999" calcext:value-type="float">
            <text:p>0.999</text:p>
          </table:table-cell>
          <table:table-cell office:value-type="float" office:value="1802" calcext:value-type="float">
            <text:p>1802</text:p>
          </table:table-cell>
          <table:table-cell office:value-type="float" office:value="3200" calcext:value-type="float">
            <text:p>3200</text:p>
          </table:table-cell>
          <table:table-cell office:value-type="float" office:value="62.6953090909091" calcext:value-type="float">
            <text:p>62.6953090909091</text:p>
          </table:table-cell>
          <table:table-cell table:number-columns-repeated="9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ifar10</text:p>
          </table:table-cell>
          <table:table-cell office:value-type="float" office:value="0.00276542638987303" calcext:value-type="float">
            <text:p>0.002765426389873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8" calcext:value-type="float">
            <text:p>0.998</text:p>
          </table:table-cell>
          <table:table-cell office:value-type="float" office:value="1573" calcext:value-type="float">
            <text:p>1573</text:p>
          </table:table-cell>
          <table:table-cell office:value-type="float" office:value="3200" calcext:value-type="float">
            <text:p>3200</text:p>
          </table:table-cell>
          <table:table-cell office:value-type="float" office:value="55.0426090909091" calcext:value-type="float">
            <text:p>55.0426090909091</text:p>
          </table:table-cell>
          <table:table-cell table:number-columns-repeated="9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ifar10</text:p>
          </table:table-cell>
          <table:table-cell office:value-type="float" office:value="0.00273953532427549" calcext:value-type="float">
            <text:p>0.002739535324275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6" calcext:value-type="float">
            <text:p>0.996</text:p>
          </table:table-cell>
          <table:table-cell office:value-type="float" office:value="1328" calcext:value-type="float">
            <text:p>1328</text:p>
          </table:table-cell>
          <table:table-cell office:value-type="float" office:value="3200" calcext:value-type="float">
            <text:p>3200</text:p>
          </table:table-cell>
          <table:table-cell office:value-type="float" office:value="46.8572454545455" calcext:value-type="float">
            <text:p>46.8572454545455</text:p>
          </table:table-cell>
          <table:table-cell table:number-columns-repeated="9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ifar10</text:p>
          </table:table-cell>
          <table:table-cell office:value-type="float" office:value="0.00272784030437469" calcext:value-type="float">
            <text:p>0.002727840304375</text:p>
          </table:table-cell>
          <table:table-cell office:value-type="string" calcext:value-type="string">
            <text:p>VGG1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4" calcext:value-type="float">
            <text:p>0.994</text:p>
          </table:table-cell>
          <table:table-cell office:value-type="float" office:value="1174" calcext:value-type="float">
            <text:p>1174</text:p>
          </table:table-cell>
          <table:table-cell office:value-type="float" office:value="3200" calcext:value-type="float">
            <text:p>3200</text:p>
          </table:table-cell>
          <table:table-cell office:value-type="float" office:value="41.7968727272727" calcext:value-type="float">
            <text:p>41.7968727272727</text:p>
          </table:table-cell>
          <table:table-cell table:number-columns-repeated="9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ifar10</text:p>
          </table:table-cell>
          <table:table-cell office:value-type="float" office:value="0.00280541114211082" calcext:value-type="float">
            <text:p>0.002805411142111</text:p>
          </table:table-cell>
          <table:table-cell office:value-type="string" calcext:value-type="string">
            <text:p>VGG13</text:p>
          </table:table-cell>
          <table:table-cell office:value-type="float" office:value="0.8934" calcext:value-type="float">
            <text:p>0.8934</text:p>
          </table:table-cell>
          <table:table-cell office:value-type="float" office:value="0.992" calcext:value-type="float">
            <text:p>0.992</text:p>
          </table:table-cell>
          <table:table-cell office:value-type="float" office:value="1059" calcext:value-type="float">
            <text:p>1059</text:p>
          </table:table-cell>
          <table:table-cell office:value-type="float" office:value="3200" calcext:value-type="float">
            <text:p>3200</text:p>
          </table:table-cell>
          <table:table-cell office:value-type="float" office:value="38.0149272727273" calcext:value-type="float">
            <text:p>38.0149272727273</text:p>
          </table:table-cell>
          <table:table-cell table:number-columns-repeated="9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ifar10</text:p>
          </table:table-cell>
          <table:table-cell office:value-type="float" office:value="0.00282116865813732" calcext:value-type="float">
            <text:p>0.002821168658137</text:p>
          </table:table-cell>
          <table:table-cell office:value-type="string" calcext:value-type="string">
            <text:p>VGG1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99" calcext:value-type="float">
            <text:p>0.99</text:p>
          </table:table-cell>
          <table:table-cell office:value-type="float" office:value="968" calcext:value-type="float">
            <text:p>968</text:p>
          </table:table-cell>
          <table:table-cell office:value-type="float" office:value="3200" calcext:value-type="float">
            <text:p>3200</text:p>
          </table:table-cell>
          <table:table-cell office:value-type="float" office:value="35.0319636363636" calcext:value-type="float">
            <text:p>35.0319636363636</text:p>
          </table:table-cell>
          <table:table-cell table:number-columns-repeated="9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ifar10</text:p>
          </table:table-cell>
          <table:table-cell office:value-type="float" office:value="0.00409608986377716" calcext:value-type="float">
            <text:p>0.004096089863777</text:p>
          </table:table-cell>
          <table:table-cell office:value-type="string" calcext:value-type="string">
            <text:p>VGG13</text:p>
          </table:table-cell>
          <table:table-cell office:value-type="float" office:value="0.827" calcext:value-type="float">
            <text:p>0.827</text:p>
          </table:table-cell>
          <table:table-cell office:value-type="float" office:value="0.98" calcext:value-type="float">
            <text:p>0.98</text:p>
          </table:table-cell>
          <table:table-cell office:value-type="float" office:value="699" calcext:value-type="float">
            <text:p>699</text:p>
          </table:table-cell>
          <table:table-cell office:value-type="float" office:value="3200" calcext:value-type="float">
            <text:p>3200</text:p>
          </table:table-cell>
          <table:table-cell office:value-type="float" office:value="26.0120727272727" calcext:value-type="float">
            <text:p>26.0120727272727</text:p>
          </table:table-cell>
          <table:table-cell table:number-columns-repeated="9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ifar10</text:p>
          </table:table-cell>
          <table:table-cell office:value-type="float" office:value="0.00549232899546623" calcext:value-type="float">
            <text:p>0.005492328995466</text:p>
          </table:table-cell>
          <table:table-cell office:value-type="string" calcext:value-type="string">
            <text:p>VGG13</text:p>
          </table:table-cell>
          <table:table-cell office:value-type="float" office:value="0.7746" calcext:value-type="float">
            <text:p>0.7746</text:p>
          </table:table-cell>
          <table:table-cell office:value-type="float" office:value="0.97" calcext:value-type="float">
            <text:p>0.97</text:p>
          </table:table-cell>
          <table:table-cell office:value-type="float" office:value="558" calcext:value-type="float">
            <text:p>558</text:p>
          </table:table-cell>
          <table:table-cell office:value-type="float" office:value="3200" calcext:value-type="float">
            <text:p>3200</text:p>
          </table:table-cell>
          <table:table-cell office:value-type="float" office:value="21.0227272727273" calcext:value-type="float">
            <text:p>21.0227272727273</text:p>
          </table:table-cell>
          <table:table-cell table:number-columns-repeated="9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ifar10</text:p>
          </table:table-cell>
          <table:table-cell office:value-type="float" office:value="0.00815604609847069" calcext:value-type="float">
            <text:p>0.008156046098471</text:p>
          </table:table-cell>
          <table:table-cell office:value-type="string" calcext:value-type="string">
            <text:p>VGG13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96" calcext:value-type="float">
            <text:p>0.96</text:p>
          </table:table-cell>
          <table:table-cell office:value-type="float" office:value="468" calcext:value-type="float">
            <text:p>468</text:p>
          </table:table-cell>
          <table:table-cell office:value-type="float" office:value="3200" calcext:value-type="float">
            <text:p>3200</text:p>
          </table:table-cell>
          <table:table-cell office:value-type="float" office:value="17.8444545454545" calcext:value-type="float">
            <text:p>17.8444545454545</text:p>
          </table:table-cell>
          <table:table-cell table:number-columns-repeated="9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ifar10</text:p>
          </table:table-cell>
          <table:table-cell office:value-type="float" office:value="0.016745074570179" calcext:value-type="float">
            <text:p>0.016745074570179</text:p>
          </table:table-cell>
          <table:table-cell office:value-type="string" calcext:value-type="string">
            <text:p>VGG13</text:p>
          </table:table-cell>
          <table:table-cell office:value-type="float" office:value="0.2147" calcext:value-type="float">
            <text:p>0.2147</text:p>
          </table:table-cell>
          <table:table-cell office:value-type="float" office:value="0.95" calcext:value-type="float">
            <text:p>0.95</text:p>
          </table:table-cell>
          <table:table-cell office:value-type="float" office:value="400" calcext:value-type="float">
            <text:p>400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272727273" calcext:value-type="float">
            <text:p>15.4119272727273</text:p>
          </table:table-cell>
          <table:table-cell table:number-columns-repeated="9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ifar10</text:p>
          </table:table-cell>
          <table:table-cell office:value-type="float" office:value="0.0211524458885193" calcext:value-type="float">
            <text:p>0.021152445888519</text:p>
          </table:table-cell>
          <table:table-cell office:value-type="string" calcext:value-type="string">
            <text:p>VGG13</text:p>
          </table:table-cell>
          <table:table-cell office:value-type="float" office:value="0.111" calcext:value-type="float">
            <text:p>0.111</text:p>
          </table:table-cell>
          <table:table-cell office:value-type="float" office:value="0.94" calcext:value-type="float">
            <text:p>0.94</text:p>
          </table:table-cell>
          <table:table-cell office:value-type="float" office:value="352" calcext:value-type="float">
            <text:p>352</text:p>
          </table:table-cell>
          <table:table-cell office:value-type="float" office:value="3200" calcext:value-type="float">
            <text:p>3200</text:p>
          </table:table-cell>
          <table:table-cell office:value-type="float" office:value="13.6541272727273" calcext:value-type="float">
            <text:p>13.6541272727273</text:p>
          </table:table-cell>
          <table:table-cell table:number-columns-repeated="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ifar10</text:p>
          </table:table-cell>
          <table:table-cell office:value-type="float" office:value="0.0224987715005875" calcext:value-type="float">
            <text:p>0.022498771500588</text:p>
          </table:table-cell>
          <table:table-cell office:value-type="string" calcext:value-type="string">
            <text:p>VGG13</text:p>
          </table:table-cell>
          <table:table-cell office:value-type="float" office:value="0.1049" calcext:value-type="float">
            <text:p>0.1049</text:p>
          </table:table-cell>
          <table:table-cell office:value-type="float" office:value="0.93" calcext:value-type="float">
            <text:p>0.93</text:p>
          </table:table-cell>
          <table:table-cell office:value-type="float" office:value="315" calcext:value-type="float">
            <text:p>315</text:p>
          </table:table-cell>
          <table:table-cell office:value-type="float" office:value="3200" calcext:value-type="float">
            <text:p>3200</text:p>
          </table:table-cell>
          <table:table-cell office:value-type="float" office:value="12.2159" calcext:value-type="float">
            <text:p>12.2159</text:p>
          </table:table-cell>
          <table:table-cell table:number-columns-repeated="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ifar10</text:p>
          </table:table-cell>
          <table:table-cell office:value-type="float" office:value="0.0244696662902832" calcext:value-type="float">
            <text:p>0.024469666290283</text:p>
          </table:table-cell>
          <table:table-cell office:value-type="string" calcext:value-type="string">
            <text:p>VGG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0795272727273" calcext:value-type="float">
            <text:p>11.0795272727273</text:p>
          </table:table-cell>
          <table:table-cell table:number-columns-repeated="9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ifar10</text:p>
          </table:table-cell>
          <table:table-cell office:value-type="float" office:value="0.0257359971761704" calcext:value-type="float">
            <text:p>0.02573599717617</text:p>
          </table:table-cell>
          <table:table-cell office:value-type="string" calcext:value-type="string">
            <text:p>VGG13</text:p>
          </table:table-cell>
          <table:table-cell office:value-type="float" office:value="0.0999" calcext:value-type="float">
            <text:p>0.0999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1384909090909" calcext:value-type="float">
            <text:p>10.1384909090909</text:p>
          </table:table-cell>
          <table:table-cell table:number-columns-repeated="9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ifar10</text:p>
          </table:table-cell>
          <table:table-cell office:value-type="float" office:value="0.0277981956005096" calcext:value-type="float">
            <text:p>0.02779819560051</text:p>
          </table:table-cell>
          <table:table-cell office:value-type="string" calcext:value-type="string">
            <text:p>VGG13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3200" calcext:value-type="float">
            <text:p>3200</text:p>
          </table:table-cell>
          <table:table-cell office:value-type="float" office:value="9.35723636363636" calcext:value-type="float">
            <text:p>9.35723636363636</text:p>
          </table:table-cell>
          <table:table-cell table:number-columns-repeated="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ifar10</text:p>
          </table:table-cell>
          <table:table-cell office:value-type="float" office:value="0.00301572450697422" calcext:value-type="float">
            <text:p>0.003015724506974</text:p>
          </table:table-cell>
          <table:table-cell office:value-type="string" calcext:value-type="string">
            <text:p>VGG13</text:p>
          </table:table-cell>
          <table:table-cell office:value-type="float" office:value="0.8935" calcext:value-type="float">
            <text:p>0.893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ifar10</text:p>
          </table:table-cell>
          <table:table-cell office:value-type="float" office:value="0.00299623498171568" calcext:value-type="float">
            <text:p>0.002996234981716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4" calcext:value-type="float">
            <text:p>2444</text:p>
          </table:table-cell>
          <table:table-cell office:value-type="float" office:value="3200" calcext:value-type="float">
            <text:p>3200</text:p>
          </table:table-cell>
          <table:table-cell office:value-type="float" office:value="82.4751272727273" calcext:value-type="float">
            <text:p>82.4751272727273</text:p>
          </table:table-cell>
          <table:table-cell table:number-columns-repeated="9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ifar10</text:p>
          </table:table-cell>
          <table:table-cell office:value-type="float" office:value="0.00298859782665968" calcext:value-type="float">
            <text:p>0.00298859782666</text:p>
          </table:table-cell>
          <table:table-cell office:value-type="string" calcext:value-type="string">
            <text:p>VGG13</text:p>
          </table:table-cell>
          <table:table-cell office:value-type="float" office:value="0.894" calcext:value-type="float">
            <text:p>0.894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8" calcext:value-type="float">
            <text:p>2258</text:p>
          </table:table-cell>
          <table:table-cell office:value-type="float" office:value="3200" calcext:value-type="float">
            <text:p>3200</text:p>
          </table:table-cell>
          <table:table-cell office:value-type="float" office:value="77.326" calcext:value-type="float">
            <text:p>77.326</text:p>
          </table:table-cell>
          <table:table-cell table:number-columns-repeated="9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ifar10</text:p>
          </table:table-cell>
          <table:table-cell office:value-type="float" office:value="0.00298136213719845" calcext:value-type="float">
            <text:p>0.002981362137198</text:p>
          </table:table-cell>
          <table:table-cell office:value-type="string" calcext:value-type="string">
            <text:p>VGG13</text:p>
          </table:table-cell>
          <table:table-cell office:value-type="float" office:value="0.8943" calcext:value-type="float">
            <text:p>0.894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7" calcext:value-type="float">
            <text:p>2147</text:p>
          </table:table-cell>
          <table:table-cell office:value-type="float" office:value="3200" calcext:value-type="float">
            <text:p>3200</text:p>
          </table:table-cell>
          <table:table-cell office:value-type="float" office:value="74.1832363636364" calcext:value-type="float">
            <text:p>74.1832363636364</text:p>
          </table:table-cell>
          <table:table-cell table:number-columns-repeated="9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ifar10</text:p>
          </table:table-cell>
          <table:table-cell office:value-type="float" office:value="0.00296744641363621" calcext:value-type="float">
            <text:p>0.002967446413636</text:p>
          </table:table-cell>
          <table:table-cell office:value-type="string" calcext:value-type="string">
            <text:p>VGG13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7" calcext:value-type="float">
            <text:p>2067</text:p>
          </table:table-cell>
          <table:table-cell office:value-type="float" office:value="3200" calcext:value-type="float">
            <text:p>3200</text:p>
          </table:table-cell>
          <table:table-cell office:value-type="float" office:value="71.7862272727273" calcext:value-type="float">
            <text:p>71.7862272727273</text:p>
          </table:table-cell>
          <table:table-cell table:number-columns-repeated="9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ifar10</text:p>
          </table:table-cell>
          <table:table-cell office:value-type="float" office:value="0.00295063041001558" calcext:value-type="float">
            <text:p>0.002950630410016</text:p>
          </table:table-cell>
          <table:table-cell office:value-type="string" calcext:value-type="string">
            <text:p>VGG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3" calcext:value-type="float">
            <text:p>2003</text:p>
          </table:table-cell>
          <table:table-cell office:value-type="float" office:value="3200" calcext:value-type="float">
            <text:p>3200</text:p>
          </table:table-cell>
          <table:table-cell office:value-type="float" office:value="69.7620727272727" calcext:value-type="float">
            <text:p>69.7620727272727</text:p>
          </table:table-cell>
          <table:table-cell table:number-columns-repeated="9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ifar10</text:p>
          </table:table-cell>
          <table:table-cell office:value-type="float" office:value="0.00294307573139668" calcext:value-type="float">
            <text:p>0.002943075731397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8.0930545454546" calcext:value-type="float">
            <text:p>68.0930545454546</text:p>
          </table:table-cell>
          <table:table-cell table:number-columns-repeated="9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ifar10</text:p>
          </table:table-cell>
          <table:table-cell office:value-type="float" office:value="0.00292516425848007" calcext:value-type="float">
            <text:p>0.00292516425848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3" calcext:value-type="float">
            <text:p>1903</text:p>
          </table:table-cell>
          <table:table-cell office:value-type="float" office:value="3200" calcext:value-type="float">
            <text:p>3200</text:p>
          </table:table-cell>
          <table:table-cell office:value-type="float" office:value="66.6015727272727" calcext:value-type="float">
            <text:p>66.6015727272727</text:p>
          </table:table-cell>
          <table:table-cell table:number-columns-repeated="9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ifar10</text:p>
          </table:table-cell>
          <table:table-cell office:value-type="float" office:value="0.00291572866588831" calcext:value-type="float">
            <text:p>0.002915728665888</text:p>
          </table:table-cell>
          <table:table-cell office:value-type="string" calcext:value-type="string">
            <text:p>VGG13</text:p>
          </table:table-cell>
          <table:table-cell office:value-type="float" office:value="0.8947" calcext:value-type="float">
            <text:p>0.894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5.2521272727273" calcext:value-type="float">
            <text:p>65.2521272727273</text:p>
          </table:table-cell>
          <table:table-cell table:number-columns-repeated="9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ifar10</text:p>
          </table:table-cell>
          <table:table-cell office:value-type="float" office:value="0.00290963885039091" calcext:value-type="float">
            <text:p>0.002909638850391</text:p>
          </table:table-cell>
          <table:table-cell office:value-type="string" calcext:value-type="string">
            <text:p>VGG13</text:p>
          </table:table-cell>
          <table:table-cell office:value-type="float" office:value="0.8963" calcext:value-type="float">
            <text:p>0.8963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4" calcext:value-type="float">
            <text:p>1824</text:p>
          </table:table-cell>
          <table:table-cell office:value-type="float" office:value="3200" calcext:value-type="float">
            <text:p>3200</text:p>
          </table:table-cell>
          <table:table-cell office:value-type="float" office:value="64.0269909090909" calcext:value-type="float">
            <text:p>64.0269909090909</text:p>
          </table:table-cell>
          <table:table-cell table:number-columns-repeated="9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ifar10</text:p>
          </table:table-cell>
          <table:table-cell office:value-type="float" office:value="0.00289285265356302" calcext:value-type="float">
            <text:p>0.002892852653563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" calcext:value-type="float">
            <text:p>0.999</text:p>
          </table:table-cell>
          <table:table-cell office:value-type="float" office:value="1789" calcext:value-type="float">
            <text:p>1789</text:p>
          </table:table-cell>
          <table:table-cell office:value-type="float" office:value="3200" calcext:value-type="float">
            <text:p>3200</text:p>
          </table:table-cell>
          <table:table-cell office:value-type="float" office:value="62.8018454545455" calcext:value-type="float">
            <text:p>62.8018454545455</text:p>
          </table:table-cell>
          <table:table-cell table:number-columns-repeated="9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ifar10</text:p>
          </table:table-cell>
          <table:table-cell office:value-type="float" office:value="0.00288339058309793" calcext:value-type="float">
            <text:p>0.002883390583098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8" calcext:value-type="float">
            <text:p>0.998</text:p>
          </table:table-cell>
          <table:table-cell office:value-type="float" office:value="1554" calcext:value-type="float">
            <text:p>1554</text:p>
          </table:table-cell>
          <table:table-cell office:value-type="float" office:value="3200" calcext:value-type="float">
            <text:p>3200</text:p>
          </table:table-cell>
          <table:table-cell office:value-type="float" office:value="55.0958727272727" calcext:value-type="float">
            <text:p>55.0958727272727</text:p>
          </table:table-cell>
          <table:table-cell table:number-columns-repeated="9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ifar10</text:p>
          </table:table-cell>
          <table:table-cell office:value-type="float" office:value="0.00282159564644098" calcext:value-type="float">
            <text:p>0.002821595646441</text:p>
          </table:table-cell>
          <table:table-cell office:value-type="string" calcext:value-type="string">
            <text:p>VGG13</text:p>
          </table:table-cell>
          <table:table-cell office:value-type="float" office:value="0.8959" calcext:value-type="float">
            <text:p>0.895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7" calcext:value-type="float">
            <text:p>1307</text:p>
          </table:table-cell>
          <table:table-cell office:value-type="float" office:value="3200" calcext:value-type="float">
            <text:p>3200</text:p>
          </table:table-cell>
          <table:table-cell office:value-type="float" office:value="46.9460090909091" calcext:value-type="float">
            <text:p>46.9460090909091</text:p>
          </table:table-cell>
          <table:table-cell table:number-columns-repeated="9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ifar10</text:p>
          </table:table-cell>
          <table:table-cell office:value-type="float" office:value="0.00276547178328037" calcext:value-type="float">
            <text:p>0.00276547178328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8146363636364" calcext:value-type="float">
            <text:p>41.8146363636364</text:p>
          </table:table-cell>
          <table:table-cell table:number-columns-repeated="9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ifar10</text:p>
          </table:table-cell>
          <table:table-cell office:value-type="float" office:value="0.00285317603945732" calcext:value-type="float">
            <text:p>0.002853176039457</text:p>
          </table:table-cell>
          <table:table-cell office:value-type="string" calcext:value-type="string">
            <text:p>VGG13</text:p>
          </table:table-cell>
          <table:table-cell office:value-type="float" office:value="0.887" calcext:value-type="float">
            <text:p>0.88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4" calcext:value-type="float">
            <text:p>1034</text:p>
          </table:table-cell>
          <table:table-cell office:value-type="float" office:value="3200" calcext:value-type="float">
            <text:p>3200</text:p>
          </table:table-cell>
          <table:table-cell office:value-type="float" office:value="37.8728545454545" calcext:value-type="float">
            <text:p>37.8728545454545</text:p>
          </table:table-cell>
          <table:table-cell table:number-columns-repeated="9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ifar10</text:p>
          </table:table-cell>
          <table:table-cell office:value-type="float" office:value="0.00292749761492014" calcext:value-type="float">
            <text:p>0.00292749761492</text:p>
          </table:table-cell>
          <table:table-cell office:value-type="string" calcext:value-type="string">
            <text:p>VGG1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99" calcext:value-type="float">
            <text:p>0.99</text:p>
          </table:table-cell>
          <table:table-cell office:value-type="float" office:value="945" calcext:value-type="float">
            <text:p>945</text:p>
          </table:table-cell>
          <table:table-cell office:value-type="float" office:value="3200" calcext:value-type="float">
            <text:p>3200</text:p>
          </table:table-cell>
          <table:table-cell office:value-type="float" office:value="34.9254272727273" calcext:value-type="float">
            <text:p>34.9254272727273</text:p>
          </table:table-cell>
          <table:table-cell table:number-columns-repeated="9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ifar10</text:p>
          </table:table-cell>
          <table:table-cell office:value-type="float" office:value="0.00494282921552658" calcext:value-type="float">
            <text:p>0.004942829215527</text:p>
          </table:table-cell>
          <table:table-cell office:value-type="string" calcext:value-type="string">
            <text:p>VGG13</text:p>
          </table:table-cell>
          <table:table-cell office:value-type="float" office:value="0.792" calcext:value-type="float">
            <text:p>0.792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9588090909091" calcext:value-type="float">
            <text:p>25.9588090909091</text:p>
          </table:table-cell>
          <table:table-cell table:number-columns-repeated="9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ifar10</text:p>
          </table:table-cell>
          <table:table-cell office:value-type="float" office:value="0.00706788005232811" calcext:value-type="float">
            <text:p>0.007067880052328</text:p>
          </table:table-cell>
          <table:table-cell office:value-type="string" calcext:value-type="string">
            <text:p>VGG13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97" calcext:value-type="float">
            <text:p>0.97</text:p>
          </table:table-cell>
          <table:table-cell office:value-type="float" office:value="548" calcext:value-type="float">
            <text:p>548</text:p>
          </table:table-cell>
          <table:table-cell office:value-type="float" office:value="3200" calcext:value-type="float">
            <text:p>3200</text:p>
          </table:table-cell>
          <table:table-cell office:value-type="float" office:value="21.2002727272727" calcext:value-type="float">
            <text:p>21.2002727272727</text:p>
          </table:table-cell>
          <table:table-cell table:number-columns-repeated="9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ifar10</text:p>
          </table:table-cell>
          <table:table-cell office:value-type="float" office:value="0.0109152515053749" calcext:value-type="float">
            <text:p>0.010915251505375</text:p>
          </table:table-cell>
          <table:table-cell office:value-type="string" calcext:value-type="string">
            <text:p>VGG13</text:p>
          </table:table-cell>
          <table:table-cell office:value-type="float" office:value="0.4654" calcext:value-type="float">
            <text:p>0.4654</text:p>
          </table:table-cell>
          <table:table-cell office:value-type="float" office:value="0.96" calcext:value-type="float">
            <text:p>0.96</text:p>
          </table:table-cell>
          <table:table-cell office:value-type="float" office:value="458" calcext:value-type="float">
            <text:p>458</text:p>
          </table:table-cell>
          <table:table-cell office:value-type="float" office:value="3200" calcext:value-type="float">
            <text:p>3200</text:p>
          </table:table-cell>
          <table:table-cell office:value-type="float" office:value="17.8977272727273" calcext:value-type="float">
            <text:p>17.8977272727273</text:p>
          </table:table-cell>
          <table:table-cell table:number-columns-repeated="9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ifar10</text:p>
          </table:table-cell>
          <table:table-cell office:value-type="float" office:value="0.0174984752058983" calcext:value-type="float">
            <text:p>0.017498475205898</text:p>
          </table:table-cell>
          <table:table-cell office:value-type="string" calcext:value-type="string">
            <text:p>VGG13</text:p>
          </table:table-cell>
          <table:table-cell office:value-type="float" office:value="0.2284" calcext:value-type="float">
            <text:p>0.2284</text:p>
          </table:table-cell>
          <table:table-cell office:value-type="float" office:value="0.95" calcext:value-type="float">
            <text:p>0.95</text:p>
          </table:table-cell>
          <table:table-cell office:value-type="float" office:value="397" calcext:value-type="float">
            <text:p>397</text:p>
          </table:table-cell>
          <table:table-cell office:value-type="float" office:value="3200" calcext:value-type="float">
            <text:p>3200</text:p>
          </table:table-cell>
          <table:table-cell office:value-type="float" office:value="15.7492909090909" calcext:value-type="float">
            <text:p>15.7492909090909</text:p>
          </table:table-cell>
          <table:table-cell table:number-columns-repeated="9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ifar10</text:p>
          </table:table-cell>
          <table:table-cell office:value-type="float" office:value="0.0184720079183578" calcext:value-type="float">
            <text:p>0.018472007918358</text:p>
          </table:table-cell>
          <table:table-cell office:value-type="string" calcext:value-type="string">
            <text:p>VGG13</text:p>
          </table:table-cell>
          <table:table-cell office:value-type="float" office:value="0.1533" calcext:value-type="float">
            <text:p>0.1533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7784090909091" calcext:value-type="float">
            <text:p>13.7784090909091</text:p>
          </table:table-cell>
          <table:table-cell table:number-columns-repeated="9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ifar10</text:p>
          </table:table-cell>
          <table:table-cell office:value-type="float" office:value="0.0190971588134766" calcext:value-type="float">
            <text:p>0.019097158813477</text:p>
          </table:table-cell>
          <table:table-cell office:value-type="string" calcext:value-type="string">
            <text:p>VGG13</text:p>
          </table:table-cell>
          <table:table-cell office:value-type="float" office:value="0.1423" calcext:value-type="float">
            <text:p>0.1423</text:p>
          </table:table-cell>
          <table:table-cell office:value-type="float" office:value="0.93" calcext:value-type="float">
            <text:p>0.93</text:p>
          </table:table-cell>
          <table:table-cell office:value-type="float" office:value="312" calcext:value-type="float">
            <text:p>312</text:p>
          </table:table-cell>
          <table:table-cell office:value-type="float" office:value="3200" calcext:value-type="float">
            <text:p>3200</text:p>
          </table:table-cell>
          <table:table-cell office:value-type="float" office:value="12.5355" calcext:value-type="float">
            <text:p>12.5355</text:p>
          </table:table-cell>
          <table:table-cell table:number-columns-repeated="9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ifar10</text:p>
          </table:table-cell>
          <table:table-cell office:value-type="float" office:value="0.019694518327713" calcext:value-type="float">
            <text:p>0.019694518327713</text:p>
          </table:table-cell>
          <table:table-cell office:value-type="string" calcext:value-type="string">
            <text:p>VGG13</text:p>
          </table:table-cell>
          <table:table-cell office:value-type="float" office:value="0.1269" calcext:value-type="float">
            <text:p>0.1269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3813818181818" calcext:value-type="float">
            <text:p>11.3813818181818</text:p>
          </table:table-cell>
          <table:table-cell table:number-columns-repeated="9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ifar10</text:p>
          </table:table-cell>
          <table:table-cell office:value-type="float" office:value="0.0200444730997086" calcext:value-type="float">
            <text:p>0.020044473099709</text:p>
          </table:table-cell>
          <table:table-cell office:value-type="string" calcext:value-type="string">
            <text:p>VGG13</text:p>
          </table:table-cell>
          <table:table-cell office:value-type="float" office:value="0.1201" calcext:value-type="float">
            <text:p>0.1201</text:p>
          </table:table-cell>
          <table:table-cell office:value-type="float" office:value="0.91" calcext:value-type="float">
            <text:p>0.91</text:p>
          </table:table-cell>
          <table:table-cell office:value-type="float" office:value="257" calcext:value-type="float">
            <text:p>257</text:p>
          </table:table-cell>
          <table:table-cell office:value-type="float" office:value="3200" calcext:value-type="float">
            <text:p>3200</text:p>
          </table:table-cell>
          <table:table-cell office:value-type="float" office:value="10.4403454545455" calcext:value-type="float">
            <text:p>10.4403454545455</text:p>
          </table:table-cell>
          <table:table-cell table:number-columns-repeated="9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ifar10</text:p>
          </table:table-cell>
          <table:table-cell office:value-type="float" office:value="0.020279318857193" calcext:value-type="float">
            <text:p>0.020279318857193</text:p>
          </table:table-cell>
          <table:table-cell office:value-type="string" calcext:value-type="string">
            <text:p>VGG13</text:p>
          </table:table-cell>
          <table:table-cell office:value-type="float" office:value="0.1257" calcext:value-type="float">
            <text:p>0.1257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993" calcext:value-type="float">
            <text:p>9.4993</text:p>
          </table:table-cell>
          <table:table-cell table:number-columns-repeated="9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ifar10</text:p>
          </table:table-cell>
          <table:table-cell office:value-type="float" office:value="0.00287524530366063" calcext:value-type="float">
            <text:p>0.002875245303661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ifar10</text:p>
          </table:table-cell>
          <table:table-cell office:value-type="float" office:value="0.00287407057806849" calcext:value-type="float">
            <text:p>0.002874070578069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52" calcext:value-type="float">
            <text:p>2452</text:p>
          </table:table-cell>
          <table:table-cell office:value-type="float" office:value="3200" calcext:value-type="float">
            <text:p>3200</text:p>
          </table:table-cell>
          <table:table-cell office:value-type="float" office:value="82.5106454545455" calcext:value-type="float">
            <text:p>82.5106454545455</text:p>
          </table:table-cell>
          <table:table-cell table:number-columns-repeated="9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ifar10</text:p>
          </table:table-cell>
          <table:table-cell office:value-type="float" office:value="0.00286018075868487" calcext:value-type="float">
            <text:p>0.002860180758685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9" calcext:value-type="float">
            <text:p>2269</text:p>
          </table:table-cell>
          <table:table-cell office:value-type="float" office:value="3200" calcext:value-type="float">
            <text:p>3200</text:p>
          </table:table-cell>
          <table:table-cell office:value-type="float" office:value="77.6455818181818" calcext:value-type="float">
            <text:p>77.6455818181818</text:p>
          </table:table-cell>
          <table:table-cell table:number-columns-repeated="9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ifar10</text:p>
          </table:table-cell>
          <table:table-cell office:value-type="float" office:value="0.00284816932827234" calcext:value-type="float">
            <text:p>0.002848169328272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5" calcext:value-type="float">
            <text:p>2155</text:p>
          </table:table-cell>
          <table:table-cell office:value-type="float" office:value="3200" calcext:value-type="float">
            <text:p>3200</text:p>
          </table:table-cell>
          <table:table-cell office:value-type="float" office:value="74.2720090909091" calcext:value-type="float">
            <text:p>74.2720090909091</text:p>
          </table:table-cell>
          <table:table-cell table:number-columns-repeated="9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ifar10</text:p>
          </table:table-cell>
          <table:table-cell office:value-type="float" office:value="0.00283975108414888" calcext:value-type="float">
            <text:p>0.002839751084149</text:p>
          </table:table-cell>
          <table:table-cell office:value-type="string" calcext:value-type="string">
            <text:p>VGG13</text:p>
          </table:table-cell>
          <table:table-cell office:value-type="float" office:value="0.8988" calcext:value-type="float">
            <text:p>0.8988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5" calcext:value-type="float">
            <text:p>2075</text:p>
          </table:table-cell>
          <table:table-cell office:value-type="float" office:value="3200" calcext:value-type="float">
            <text:p>3200</text:p>
          </table:table-cell>
          <table:table-cell office:value-type="float" office:value="71.8927545454545" calcext:value-type="float">
            <text:p>71.8927545454545</text:p>
          </table:table-cell>
          <table:table-cell table:number-columns-repeated="9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ifar10</text:p>
          </table:table-cell>
          <table:table-cell office:value-type="float" office:value="0.00284115682318807" calcext:value-type="float">
            <text:p>0.002841156823188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11" calcext:value-type="float">
            <text:p>2011</text:p>
          </table:table-cell>
          <table:table-cell office:value-type="float" office:value="3200" calcext:value-type="float">
            <text:p>3200</text:p>
          </table:table-cell>
          <table:table-cell office:value-type="float" office:value="69.8863727272727" calcext:value-type="float">
            <text:p>69.8863727272727</text:p>
          </table:table-cell>
          <table:table-cell table:number-columns-repeated="9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ifar10</text:p>
          </table:table-cell>
          <table:table-cell office:value-type="float" office:value="0.0028404821485281" calcext:value-type="float">
            <text:p>0.002840482148528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7" calcext:value-type="float">
            <text:p>1957</text:p>
          </table:table-cell>
          <table:table-cell office:value-type="float" office:value="3200" calcext:value-type="float">
            <text:p>3200</text:p>
          </table:table-cell>
          <table:table-cell office:value-type="float" office:value="68.2350909090909" calcext:value-type="float">
            <text:p>68.2350909090909</text:p>
          </table:table-cell>
          <table:table-cell table:number-columns-repeated="9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ifar10</text:p>
          </table:table-cell>
          <table:table-cell office:value-type="float" office:value="0.00283685404583812" calcext:value-type="float">
            <text:p>0.002836854045838</text:p>
          </table:table-cell>
          <table:table-cell office:value-type="string" calcext:value-type="string">
            <text:p>VGG13</text:p>
          </table:table-cell>
          <table:table-cell office:value-type="float" office:value="0.8992" calcext:value-type="float">
            <text:p>0.899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12" calcext:value-type="float">
            <text:p>1912</text:p>
          </table:table-cell>
          <table:table-cell office:value-type="float" office:value="3200" calcext:value-type="float">
            <text:p>3200</text:p>
          </table:table-cell>
          <table:table-cell office:value-type="float" office:value="66.8146272727273" calcext:value-type="float">
            <text:p>66.8146272727273</text:p>
          </table:table-cell>
          <table:table-cell table:number-columns-repeated="9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ifar10</text:p>
          </table:table-cell>
          <table:table-cell office:value-type="float" office:value="0.00283650794103742" calcext:value-type="float">
            <text:p>0.002836507941037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8" calcext:value-type="float">
            <text:p>1868</text:p>
          </table:table-cell>
          <table:table-cell office:value-type="float" office:value="3200" calcext:value-type="float">
            <text:p>3200</text:p>
          </table:table-cell>
          <table:table-cell office:value-type="float" office:value="65.3941818181818" calcext:value-type="float">
            <text:p>65.3941818181818</text:p>
          </table:table-cell>
          <table:table-cell table:number-columns-repeated="9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ifar10</text:p>
          </table:table-cell>
          <table:table-cell office:value-type="float" office:value="0.00283613509237766" calcext:value-type="float">
            <text:p>0.002836135092378</text:p>
          </table:table-cell>
          <table:table-cell office:value-type="string" calcext:value-type="string">
            <text:p>VGG13</text:p>
          </table:table-cell>
          <table:table-cell office:value-type="float" office:value="0.9014" calcext:value-type="float">
            <text:p>0.9014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30" calcext:value-type="float">
            <text:p>1830</text:p>
          </table:table-cell>
          <table:table-cell office:value-type="float" office:value="3200" calcext:value-type="float">
            <text:p>3200</text:p>
          </table:table-cell>
          <table:table-cell office:value-type="float" office:value="64.1335272727273" calcext:value-type="float">
            <text:p>64.1335272727273</text:p>
          </table:table-cell>
          <table:table-cell table:number-columns-repeated="9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ifar10</text:p>
          </table:table-cell>
          <table:table-cell office:value-type="float" office:value="0.00281586723476648" calcext:value-type="float">
            <text:p>0.002815867234766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" calcext:value-type="float">
            <text:p>0.999</text:p>
          </table:table-cell>
          <table:table-cell office:value-type="float" office:value="1794" calcext:value-type="float">
            <text:p>1794</text:p>
          </table:table-cell>
          <table:table-cell office:value-type="float" office:value="3200" calcext:value-type="float">
            <text:p>3200</text:p>
          </table:table-cell>
          <table:table-cell office:value-type="float" office:value="62.9083818181818" calcext:value-type="float">
            <text:p>62.9083818181818</text:p>
          </table:table-cell>
          <table:table-cell table:number-columns-repeated="9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ifar10</text:p>
          </table:table-cell>
          <table:table-cell office:value-type="float" office:value="0.00282350452616811" calcext:value-type="float">
            <text:p>0.002823504526168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8" calcext:value-type="float">
            <text:p>0.998</text:p>
          </table:table-cell>
          <table:table-cell office:value-type="float" office:value="1557" calcext:value-type="float">
            <text:p>1557</text:p>
          </table:table-cell>
          <table:table-cell office:value-type="float" office:value="3200" calcext:value-type="float">
            <text:p>3200</text:p>
          </table:table-cell>
          <table:table-cell office:value-type="float" office:value="55.0603636363636" calcext:value-type="float">
            <text:p>55.0603636363636</text:p>
          </table:table-cell>
          <table:table-cell table:number-columns-repeated="9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ifar10</text:p>
          </table:table-cell>
          <table:table-cell office:value-type="float" office:value="0.00277516532242298" calcext:value-type="float">
            <text:p>0.002775165322423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8" calcext:value-type="float">
            <text:p>1308</text:p>
          </table:table-cell>
          <table:table-cell office:value-type="float" office:value="3200" calcext:value-type="float">
            <text:p>3200</text:p>
          </table:table-cell>
          <table:table-cell office:value-type="float" office:value="46.7507272727273" calcext:value-type="float">
            <text:p>46.7507272727273</text:p>
          </table:table-cell>
          <table:table-cell table:number-columns-repeated="9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ifar10</text:p>
          </table:table-cell>
          <table:table-cell office:value-type="float" office:value="0.00288354775756598" calcext:value-type="float">
            <text:p>0.002883547757566</text:p>
          </table:table-cell>
          <table:table-cell office:value-type="string" calcext:value-type="string">
            <text:p>VGG1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3529727272727" calcext:value-type="float">
            <text:p>41.3529727272727</text:p>
          </table:table-cell>
          <table:table-cell table:number-columns-repeated="9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ifar10</text:p>
          </table:table-cell>
          <table:table-cell office:value-type="float" office:value="0.00295154972672463" calcext:value-type="float">
            <text:p>0.002951549726725</text:p>
          </table:table-cell>
          <table:table-cell office:value-type="string" calcext:value-type="string">
            <text:p>VGG13</text:p>
          </table:table-cell>
          <table:table-cell office:value-type="float" office:value="0.8877" calcext:value-type="float">
            <text:p>0.8877</text:p>
          </table:table-cell>
          <table:table-cell office:value-type="float" office:value="0.992" calcext:value-type="float">
            <text:p>0.992</text:p>
          </table:table-cell>
          <table:table-cell office:value-type="float" office:value="1036" calcext:value-type="float">
            <text:p>1036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363636364" calcext:value-type="float">
            <text:p>37.6065363636364</text:p>
          </table:table-cell>
          <table:table-cell table:number-columns-repeated="9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ifar10</text:p>
          </table:table-cell>
          <table:table-cell office:value-type="float" office:value="0.00299599377810955" calcext:value-type="float">
            <text:p>0.00299599377811</text:p>
          </table:table-cell>
          <table:table-cell office:value-type="string" calcext:value-type="string">
            <text:p>VGG13</text:p>
          </table:table-cell>
          <table:table-cell office:value-type="float" office:value="0.8834" calcext:value-type="float">
            <text:p>0.8834</text:p>
          </table:table-cell>
          <table:table-cell office:value-type="float" office:value="0.99" calcext:value-type="float">
            <text:p>0.99</text:p>
          </table:table-cell>
          <table:table-cell office:value-type="float" office:value="947" calcext:value-type="float">
            <text:p>947</text:p>
          </table:table-cell>
          <table:table-cell office:value-type="float" office:value="3200" calcext:value-type="float">
            <text:p>3200</text:p>
          </table:table-cell>
          <table:table-cell office:value-type="float" office:value="34.6590818181818" calcext:value-type="float">
            <text:p>34.6590818181818</text:p>
          </table:table-cell>
          <table:table-cell table:number-columns-repeated="9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ifar10</text:p>
          </table:table-cell>
          <table:table-cell office:value-type="float" office:value="0.00598250418305397" calcext:value-type="float">
            <text:p>0.005982504183054</text:p>
          </table:table-cell>
          <table:table-cell office:value-type="string" calcext:value-type="string">
            <text:p>VGG13</text:p>
          </table:table-cell>
          <table:table-cell office:value-type="float" office:value="0.7558" calcext:value-type="float">
            <text:p>0.7558</text:p>
          </table:table-cell>
          <table:table-cell office:value-type="float" office:value="0.98" calcext:value-type="float">
            <text:p>0.98</text:p>
          </table:table-cell>
          <table:table-cell office:value-type="float" office:value="683" calcext:value-type="float">
            <text:p>683</text:p>
          </table:table-cell>
          <table:table-cell office:value-type="float" office:value="3200" calcext:value-type="float">
            <text:p>3200</text:p>
          </table:table-cell>
          <table:table-cell office:value-type="float" office:value="25.6392090909091" calcext:value-type="float">
            <text:p>25.6392090909091</text:p>
          </table:table-cell>
          <table:table-cell table:number-columns-repeated="9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ifar10</text:p>
          </table:table-cell>
          <table:table-cell office:value-type="float" office:value="0.00908769545555115" calcext:value-type="float">
            <text:p>0.009087695455551</text:p>
          </table:table-cell>
          <table:table-cell office:value-type="string" calcext:value-type="string">
            <text:p>VGG13</text:p>
          </table:table-cell>
          <table:table-cell office:value-type="float" office:value="0.6097" calcext:value-type="float">
            <text:p>0.6097</text:p>
          </table:table-cell>
          <table:table-cell office:value-type="float" office:value="0.97" calcext:value-type="float">
            <text:p>0.97</text:p>
          </table:table-cell>
          <table:table-cell office:value-type="float" office:value="548" calcext:value-type="float">
            <text:p>548</text:p>
          </table:table-cell>
          <table:table-cell office:value-type="float" office:value="3200" calcext:value-type="float">
            <text:p>3200</text:p>
          </table:table-cell>
          <table:table-cell office:value-type="float" office:value="20.8806909090909" calcext:value-type="float">
            <text:p>20.8806909090909</text:p>
          </table:table-cell>
          <table:table-cell table:number-columns-repeated="9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ifar10</text:p>
          </table:table-cell>
          <table:table-cell office:value-type="float" office:value="0.0115481393814087" calcext:value-type="float">
            <text:p>0.011548139381409</text:p>
          </table:table-cell>
          <table:table-cell office:value-type="string" calcext:value-type="string">
            <text:p>VGG13</text:p>
          </table:table-cell>
          <table:table-cell office:value-type="float" office:value="0.4994" calcext:value-type="float">
            <text:p>0.4994</text:p>
          </table:table-cell>
          <table:table-cell office:value-type="float" office:value="0.96" calcext:value-type="float">
            <text:p>0.96</text:p>
          </table:table-cell>
          <table:table-cell office:value-type="float" office:value="458" calcext:value-type="float">
            <text:p>458</text:p>
          </table:table-cell>
          <table:table-cell office:value-type="float" office:value="3200" calcext:value-type="float">
            <text:p>3200</text:p>
          </table:table-cell>
          <table:table-cell office:value-type="float" office:value="17.6846454545455" calcext:value-type="float">
            <text:p>17.6846454545455</text:p>
          </table:table-cell>
          <table:table-cell table:number-columns-repeated="9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ifar10</text:p>
          </table:table-cell>
          <table:table-cell office:value-type="float" office:value="0.0162876550078392" calcext:value-type="float">
            <text:p>0.016287655007839</text:p>
          </table:table-cell>
          <table:table-cell office:value-type="string" calcext:value-type="string">
            <text:p>VGG13</text:p>
          </table:table-cell>
          <table:table-cell office:value-type="float" office:value="0.2653" calcext:value-type="float">
            <text:p>0.2653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454545455" calcext:value-type="float">
            <text:p>15.3231454545455</text:p>
          </table:table-cell>
          <table:table-cell table:number-columns-repeated="9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ifar10</text:p>
          </table:table-cell>
          <table:table-cell office:value-type="float" office:value="0.020608275270462" calcext:value-type="float">
            <text:p>0.020608275270462</text:p>
          </table:table-cell>
          <table:table-cell office:value-type="string" calcext:value-type="string">
            <text:p>VGG13</text:p>
          </table:table-cell>
          <table:table-cell office:value-type="float" office:value="0.169" calcext:value-type="float">
            <text:p>0.169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6186090909091" calcext:value-type="float">
            <text:p>13.6186090909091</text:p>
          </table:table-cell>
          <table:table-cell table:number-columns-repeated="9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ifar10</text:p>
          </table:table-cell>
          <table:table-cell office:value-type="float" office:value="0.0220594337940216" calcext:value-type="float">
            <text:p>0.022059433794022</text:p>
          </table:table-cell>
          <table:table-cell office:value-type="string" calcext:value-type="string">
            <text:p>VGG13</text:p>
          </table:table-cell>
          <table:table-cell office:value-type="float" office:value="0.1534" calcext:value-type="float">
            <text:p>0.1534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934636363636" calcext:value-type="float">
            <text:p>12.3934636363636</text:p>
          </table:table-cell>
          <table:table-cell table:number-columns-repeated="9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ifar10</text:p>
          </table:table-cell>
          <table:table-cell office:value-type="float" office:value="0.0234639095544815" calcext:value-type="float">
            <text:p>0.023463909554482</text:p>
          </table:table-cell>
          <table:table-cell office:value-type="string" calcext:value-type="string">
            <text:p>VGG13</text:p>
          </table:table-cell>
          <table:table-cell office:value-type="float" office:value="0.1333" calcext:value-type="float">
            <text:p>0.1333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545454545" calcext:value-type="float">
            <text:p>11.3103545454545</text:p>
          </table:table-cell>
          <table:table-cell table:number-columns-repeated="9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ifar10</text:p>
          </table:table-cell>
          <table:table-cell office:value-type="float" office:value="0.0254621719837189" calcext:value-type="float">
            <text:p>0.025462171983719</text:p>
          </table:table-cell>
          <table:table-cell office:value-type="string" calcext:value-type="string">
            <text:p>VGG13</text:p>
          </table:table-cell>
          <table:table-cell office:value-type="float" office:value="0.1137" calcext:value-type="float">
            <text:p>0.1137</text:p>
          </table:table-cell>
          <table:table-cell office:value-type="float" office:value="0.91" calcext:value-type="float">
            <text:p>0.91</text:p>
          </table:table-cell>
          <table:table-cell office:value-type="float" office:value="259" calcext:value-type="float">
            <text:p>259</text:p>
          </table:table-cell>
          <table:table-cell office:value-type="float" office:value="3200" calcext:value-type="float">
            <text:p>3200</text:p>
          </table:table-cell>
          <table:table-cell office:value-type="float" office:value="10.3693181818182" calcext:value-type="float">
            <text:p>10.3693181818182</text:p>
          </table:table-cell>
          <table:table-cell table:number-columns-repeated="9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ifar10</text:p>
          </table:table-cell>
          <table:table-cell office:value-type="float" office:value="0.0282812035083771" calcext:value-type="float">
            <text:p>0.028281203508377</text:p>
          </table:table-cell>
          <table:table-cell office:value-type="string" calcext:value-type="string">
            <text:p>VGG13</text:p>
          </table:table-cell>
          <table:table-cell office:value-type="float" office:value="0.1062" calcext:value-type="float">
            <text:p>0.1062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3200" calcext:value-type="float">
            <text:p>3200</text:p>
          </table:table-cell>
          <table:table-cell office:value-type="float" office:value="9.51703636363636" calcext:value-type="float">
            <text:p>9.51703636363636</text:p>
          </table:table-cell>
          <table:table-cell table:number-columns-repeated="9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ifar10</text:p>
          </table:table-cell>
          <table:table-cell office:value-type="float" office:value="0.00278489341512322" calcext:value-type="float">
            <text:p>0.002784893415123</text:p>
          </table:table-cell>
          <table:table-cell office:value-type="string" calcext:value-type="string">
            <text:p>VGG13</text:p>
          </table:table-cell>
          <table:table-cell office:value-type="float" office:value="0.9011" calcext:value-type="float">
            <text:p>0.90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ifar10</text:p>
          </table:table-cell>
          <table:table-cell office:value-type="float" office:value="0.00277733288854361" calcext:value-type="float">
            <text:p>0.002777332888544</text:p>
          </table:table-cell>
          <table:table-cell office:value-type="string" calcext:value-type="string">
            <text:p>VGG13</text:p>
          </table:table-cell>
          <table:table-cell office:value-type="float" office:value="0.9017" calcext:value-type="float">
            <text:p>0.901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9" calcext:value-type="float">
            <text:p>2419</text:p>
          </table:table-cell>
          <table:table-cell office:value-type="float" office:value="3200" calcext:value-type="float">
            <text:p>3200</text:p>
          </table:table-cell>
          <table:table-cell office:value-type="float" office:value="81.8004181818182" calcext:value-type="float">
            <text:p>81.8004181818182</text:p>
          </table:table-cell>
          <table:table-cell table:number-columns-repeated="9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ifar10</text:p>
          </table:table-cell>
          <table:table-cell office:value-type="float" office:value="0.00277164213582873" calcext:value-type="float">
            <text:p>0.002771642135829</text:p>
          </table:table-cell>
          <table:table-cell office:value-type="string" calcext:value-type="string">
            <text:p>VGG13</text:p>
          </table:table-cell>
          <table:table-cell office:value-type="float" office:value="0.9008" calcext:value-type="float">
            <text:p>0.900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40" calcext:value-type="float">
            <text:p>2240</text:p>
          </table:table-cell>
          <table:table-cell office:value-type="float" office:value="3200" calcext:value-type="float">
            <text:p>3200</text:p>
          </table:table-cell>
          <table:table-cell office:value-type="float" office:value="76.9176181818182" calcext:value-type="float">
            <text:p>76.9176181818182</text:p>
          </table:table-cell>
          <table:table-cell table:number-columns-repeated="9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ifar10</text:p>
          </table:table-cell>
          <table:table-cell office:value-type="float" office:value="0.00278208659812808" calcext:value-type="float">
            <text:p>0.002782086598128</text:p>
          </table:table-cell>
          <table:table-cell office:value-type="string" calcext:value-type="string">
            <text:p>VGG13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35" calcext:value-type="float">
            <text:p>2135</text:p>
          </table:table-cell>
          <table:table-cell office:value-type="float" office:value="3200" calcext:value-type="float">
            <text:p>3200</text:p>
          </table:table-cell>
          <table:table-cell office:value-type="float" office:value="73.8991363636364" calcext:value-type="float">
            <text:p>73.8991363636364</text:p>
          </table:table-cell>
          <table:table-cell table:number-columns-repeated="9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ifar10</text:p>
          </table:table-cell>
          <table:table-cell office:value-type="float" office:value="0.00277245853319764" calcext:value-type="float">
            <text:p>0.002772458533198</text:p>
          </table:table-cell>
          <table:table-cell office:value-type="string" calcext:value-type="string">
            <text:p>VGG13</text:p>
          </table:table-cell>
          <table:table-cell office:value-type="float" office:value="0.9012" calcext:value-type="float">
            <text:p>0.9012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6" calcext:value-type="float">
            <text:p>2056</text:p>
          </table:table-cell>
          <table:table-cell office:value-type="float" office:value="3200" calcext:value-type="float">
            <text:p>3200</text:p>
          </table:table-cell>
          <table:table-cell office:value-type="float" office:value="71.3068181818182" calcext:value-type="float">
            <text:p>71.3068181818182</text:p>
          </table:table-cell>
          <table:table-cell table:number-columns-repeated="9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ifar10</text:p>
          </table:table-cell>
          <table:table-cell office:value-type="float" office:value="0.00276322063729167" calcext:value-type="float">
            <text:p>0.002763220637292</text:p>
          </table:table-cell>
          <table:table-cell office:value-type="string" calcext:value-type="string">
            <text:p>VGG13</text:p>
          </table:table-cell>
          <table:table-cell office:value-type="float" office:value="0.9019" calcext:value-type="float">
            <text:p>0.9019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4" calcext:value-type="float">
            <text:p>1994</text:p>
          </table:table-cell>
          <table:table-cell office:value-type="float" office:value="3200" calcext:value-type="float">
            <text:p>3200</text:p>
          </table:table-cell>
          <table:table-cell office:value-type="float" office:value="69.3714545454545" calcext:value-type="float">
            <text:p>69.3714545454545</text:p>
          </table:table-cell>
          <table:table-cell table:number-columns-repeated="9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ifar10</text:p>
          </table:table-cell>
          <table:table-cell office:value-type="float" office:value="0.00275010807216167" calcext:value-type="float">
            <text:p>0.002750108072162</text:p>
          </table:table-cell>
          <table:table-cell office:value-type="string" calcext:value-type="string">
            <text:p>VGG13</text:p>
          </table:table-cell>
          <table:table-cell office:value-type="float" office:value="0.9028" calcext:value-type="float">
            <text:p>0.902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1" calcext:value-type="float">
            <text:p>1941</text:p>
          </table:table-cell>
          <table:table-cell office:value-type="float" office:value="3200" calcext:value-type="float">
            <text:p>3200</text:p>
          </table:table-cell>
          <table:table-cell office:value-type="float" office:value="67.7201727272727" calcext:value-type="float">
            <text:p>67.7201727272727</text:p>
          </table:table-cell>
          <table:table-cell table:number-columns-repeated="9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ifar10</text:p>
          </table:table-cell>
          <table:table-cell office:value-type="float" office:value="0.00275071874633431" calcext:value-type="float">
            <text:p>0.002750718746334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7" calcext:value-type="float">
            <text:p>1897</text:p>
          </table:table-cell>
          <table:table-cell office:value-type="float" office:value="3200" calcext:value-type="float">
            <text:p>3200</text:p>
          </table:table-cell>
          <table:table-cell office:value-type="float" office:value="66.2819636363636" calcext:value-type="float">
            <text:p>66.2819636363636</text:p>
          </table:table-cell>
          <table:table-cell table:number-columns-repeated="9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ifar10</text:p>
          </table:table-cell>
          <table:table-cell office:value-type="float" office:value="0.0027541196487844" calcext:value-type="float">
            <text:p>0.002754119648784</text:p>
          </table:table-cell>
          <table:table-cell office:value-type="string" calcext:value-type="string">
            <text:p>VGG13</text:p>
          </table:table-cell>
          <table:table-cell office:value-type="float" office:value="0.9039" calcext:value-type="float">
            <text:p>0.903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6" calcext:value-type="float">
            <text:p>1856</text:p>
          </table:table-cell>
          <table:table-cell office:value-type="float" office:value="3200" calcext:value-type="float">
            <text:p>3200</text:p>
          </table:table-cell>
          <table:table-cell office:value-type="float" office:value="64.9502818181818" calcext:value-type="float">
            <text:p>64.9502818181818</text:p>
          </table:table-cell>
          <table:table-cell table:number-columns-repeated="9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far10</text:p>
          </table:table-cell>
          <table:table-cell office:value-type="float" office:value="0.00275094945132732" calcext:value-type="float">
            <text:p>0.002750949451327</text:p>
          </table:table-cell>
          <table:table-cell office:value-type="string" calcext:value-type="string">
            <text:p>VGG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0" calcext:value-type="float">
            <text:p>1820</text:p>
          </table:table-cell>
          <table:table-cell office:value-type="float" office:value="3200" calcext:value-type="float">
            <text:p>3200</text:p>
          </table:table-cell>
          <table:table-cell office:value-type="float" office:value="63.7428818181818" calcext:value-type="float">
            <text:p>63.7428818181818</text:p>
          </table:table-cell>
          <table:table-cell table:number-columns-repeated="9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ifar10</text:p>
          </table:table-cell>
          <table:table-cell office:value-type="float" office:value="0.00274783864319324" calcext:value-type="float">
            <text:p>0.002747838643193</text:p>
          </table:table-cell>
          <table:table-cell office:value-type="string" calcext:value-type="string">
            <text:p>VGG13</text:p>
          </table:table-cell>
          <table:table-cell office:value-type="float" office:value="0.9024" calcext:value-type="float">
            <text:p>0.9024</text:p>
          </table:table-cell>
          <table:table-cell office:value-type="float" office:value="0.999" calcext:value-type="float">
            <text:p>0.999</text:p>
          </table:table-cell>
          <table:table-cell office:value-type="float" office:value="1785" calcext:value-type="float">
            <text:p>1785</text:p>
          </table:table-cell>
          <table:table-cell office:value-type="float" office:value="3200" calcext:value-type="float">
            <text:p>3200</text:p>
          </table:table-cell>
          <table:table-cell office:value-type="float" office:value="62.5177454545455" calcext:value-type="float">
            <text:p>62.5177454545455</text:p>
          </table:table-cell>
          <table:table-cell table:number-columns-repeated="9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ifar10</text:p>
          </table:table-cell>
          <table:table-cell office:value-type="float" office:value="0.00273099865317345" calcext:value-type="float">
            <text:p>0.002730998653173</text:p>
          </table:table-cell>
          <table:table-cell office:value-type="string" calcext:value-type="string">
            <text:p>VGG13</text:p>
          </table:table-cell>
          <table:table-cell office:value-type="float" office:value="0.9047" calcext:value-type="float">
            <text:p>0.9047</text:p>
          </table:table-cell>
          <table:table-cell office:value-type="float" office:value="0.998" calcext:value-type="float">
            <text:p>0.998</text:p>
          </table:table-cell>
          <table:table-cell office:value-type="float" office:value="1557" calcext:value-type="float">
            <text:p>1557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454545455" calcext:value-type="float">
            <text:p>54.8295454545455</text:p>
          </table:table-cell>
          <table:table-cell table:number-columns-repeated="9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ifar10</text:p>
          </table:table-cell>
          <table:table-cell office:value-type="float" office:value="0.00265939298272133" calcext:value-type="float">
            <text:p>0.002659392982721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6" calcext:value-type="float">
            <text:p>0.996</text:p>
          </table:table-cell>
          <table:table-cell office:value-type="float" office:value="1312" calcext:value-type="float">
            <text:p>1312</text:p>
          </table:table-cell>
          <table:table-cell office:value-type="float" office:value="3200" calcext:value-type="float">
            <text:p>3200</text:p>
          </table:table-cell>
          <table:table-cell office:value-type="float" office:value="46.7329454545455" calcext:value-type="float">
            <text:p>46.7329454545455</text:p>
          </table:table-cell>
          <table:table-cell table:number-columns-repeated="9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ifar10</text:p>
          </table:table-cell>
          <table:table-cell office:value-type="float" office:value="0.00267136010527611" calcext:value-type="float">
            <text:p>0.002671360105276</text:p>
          </table:table-cell>
          <table:table-cell office:value-type="string" calcext:value-type="string">
            <text:p>VGG13</text:p>
          </table:table-cell>
          <table:table-cell office:value-type="float" office:value="0.897" calcext:value-type="float">
            <text:p>0.897</text:p>
          </table:table-cell>
          <table:table-cell office:value-type="float" office:value="0.994" calcext:value-type="float">
            <text:p>0.994</text:p>
          </table:table-cell>
          <table:table-cell office:value-type="float" office:value="1156" calcext:value-type="float">
            <text:p>1156</text:p>
          </table:table-cell>
          <table:table-cell office:value-type="float" office:value="3200" calcext:value-type="float">
            <text:p>3200</text:p>
          </table:table-cell>
          <table:table-cell office:value-type="float" office:value="41.6193181818182" calcext:value-type="float">
            <text:p>41.6193181818182</text:p>
          </table:table-cell>
          <table:table-cell table:number-columns-repeated="9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ifar10</text:p>
          </table:table-cell>
          <table:table-cell office:value-type="float" office:value="0.00269845276772976" calcext:value-type="float">
            <text:p>0.00269845276773</text:p>
          </table:table-cell>
          <table:table-cell office:value-type="string" calcext:value-type="string">
            <text:p>VGG13</text:p>
          </table:table-cell>
          <table:table-cell office:value-type="float" office:value="0.8924" calcext:value-type="float">
            <text:p>0.8924</text:p>
          </table:table-cell>
          <table:table-cell office:value-type="float" office:value="0.992" calcext:value-type="float">
            <text:p>0.992</text:p>
          </table:table-cell>
          <table:table-cell office:value-type="float" office:value="1042" calcext:value-type="float">
            <text:p>1042</text:p>
          </table:table-cell>
          <table:table-cell office:value-type="float" office:value="3200" calcext:value-type="float">
            <text:p>3200</text:p>
          </table:table-cell>
          <table:table-cell office:value-type="float" office:value="37.7840909090909" calcext:value-type="float">
            <text:p>37.7840909090909</text:p>
          </table:table-cell>
          <table:table-cell table:number-columns-repeated="9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ifar10</text:p>
          </table:table-cell>
          <table:table-cell office:value-type="float" office:value="0.00273819622844458" calcext:value-type="float">
            <text:p>0.002738196228445</text:p>
          </table:table-cell>
          <table:table-cell office:value-type="string" calcext:value-type="string">
            <text:p>VGG13</text:p>
          </table:table-cell>
          <table:table-cell office:value-type="float" office:value="0.8881" calcext:value-type="float">
            <text:p>0.8881</text:p>
          </table:table-cell>
          <table:table-cell office:value-type="float" office:value="0.99" calcext:value-type="float">
            <text:p>0.99</text:p>
          </table:table-cell>
          <table:table-cell office:value-type="float" office:value="953" calcext:value-type="float">
            <text:p>953</text:p>
          </table:table-cell>
          <table:table-cell office:value-type="float" office:value="3200" calcext:value-type="float">
            <text:p>3200</text:p>
          </table:table-cell>
          <table:table-cell office:value-type="float" office:value="34.8899181818182" calcext:value-type="float">
            <text:p>34.8899181818182</text:p>
          </table:table-cell>
          <table:table-cell table:number-columns-repeated="9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ifar10</text:p>
          </table:table-cell>
          <table:table-cell office:value-type="float" office:value="0.00423123592436314" calcext:value-type="float">
            <text:p>0.004231235924363</text:p>
          </table:table-cell>
          <table:table-cell office:value-type="string" calcext:value-type="string">
            <text:p>VGG13</text:p>
          </table:table-cell>
          <table:table-cell office:value-type="float" office:value="0.8166" calcext:value-type="float">
            <text:p>0.8166</text:p>
          </table:table-cell>
          <table:table-cell office:value-type="float" office:value="0.98" calcext:value-type="float">
            <text:p>0.98</text:p>
          </table:table-cell>
          <table:table-cell office:value-type="float" office:value="690" calcext:value-type="float">
            <text:p>690</text:p>
          </table:table-cell>
          <table:table-cell office:value-type="float" office:value="3200" calcext:value-type="float">
            <text:p>3200</text:p>
          </table:table-cell>
          <table:table-cell office:value-type="float" office:value="25.9943090909091" calcext:value-type="float">
            <text:p>25.9943090909091</text:p>
          </table:table-cell>
          <table:table-cell table:number-columns-repeated="9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ifar10</text:p>
          </table:table-cell>
          <table:table-cell office:value-type="float" office:value="0.00687093498110771" calcext:value-type="float">
            <text:p>0.006870934981108</text:p>
          </table:table-cell>
          <table:table-cell office:value-type="string" calcext:value-type="string">
            <text:p>VGG13</text:p>
          </table:table-cell>
          <table:table-cell office:value-type="float" office:value="0.685" calcext:value-type="float">
            <text:p>0.685</text:p>
          </table:table-cell>
          <table:table-cell office:value-type="float" office:value="0.97" calcext:value-type="float">
            <text:p>0.97</text:p>
          </table:table-cell>
          <table:table-cell office:value-type="float" office:value="551" calcext:value-type="float">
            <text:p>551</text:p>
          </table:table-cell>
          <table:table-cell office:value-type="float" office:value="3200" calcext:value-type="float">
            <text:p>3200</text:p>
          </table:table-cell>
          <table:table-cell office:value-type="float" office:value="21.2535454545455" calcext:value-type="float">
            <text:p>21.2535454545455</text:p>
          </table:table-cell>
          <table:table-cell table:number-columns-repeated="9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ifar10</text:p>
          </table:table-cell>
          <table:table-cell office:value-type="float" office:value="0.0121668570399284" calcext:value-type="float">
            <text:p>0.012166857039928</text:p>
          </table:table-cell>
          <table:table-cell office:value-type="string" calcext:value-type="string">
            <text:p>VGG13</text:p>
          </table:table-cell>
          <table:table-cell office:value-type="float" office:value="0.449" calcext:value-type="float">
            <text:p>0.449</text:p>
          </table:table-cell>
          <table:table-cell office:value-type="float" office:value="0.96" calcext:value-type="float">
            <text:p>0.96</text:p>
          </table:table-cell>
          <table:table-cell office:value-type="float" office:value="463" calcext:value-type="float">
            <text:p>463</text:p>
          </table:table-cell>
          <table:table-cell office:value-type="float" office:value="3200" calcext:value-type="float">
            <text:p>3200</text:p>
          </table:table-cell>
          <table:table-cell office:value-type="float" office:value="18.0042545454545" calcext:value-type="float">
            <text:p>18.0042545454545</text:p>
          </table:table-cell>
          <table:table-cell table:number-columns-repeated="9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ifar10</text:p>
          </table:table-cell>
          <table:table-cell office:value-type="float" office:value="0.0169264482617378" calcext:value-type="float">
            <text:p>0.016926448261738</text:p>
          </table:table-cell>
          <table:table-cell office:value-type="string" calcext:value-type="string">
            <text:p>VGG13</text:p>
          </table:table-cell>
          <table:table-cell office:value-type="float" office:value="0.1993" calcext:value-type="float">
            <text:p>0.1993</text:p>
          </table:table-cell>
          <table:table-cell office:value-type="float" office:value="0.95" calcext:value-type="float">
            <text:p>0.95</text:p>
          </table:table-cell>
          <table:table-cell office:value-type="float" office:value="399" calcext:value-type="float">
            <text:p>399</text:p>
          </table:table-cell>
          <table:table-cell office:value-type="float" office:value="3200" calcext:value-type="float">
            <text:p>3200</text:p>
          </table:table-cell>
          <table:table-cell office:value-type="float" office:value="15.7137909090909" calcext:value-type="float">
            <text:p>15.7137909090909</text:p>
          </table:table-cell>
          <table:table-cell table:number-columns-repeated="9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ifar10</text:p>
          </table:table-cell>
          <table:table-cell office:value-type="float" office:value="0.020189680480957" calcext:value-type="float">
            <text:p>0.020189680480957</text:p>
          </table:table-cell>
          <table:table-cell office:value-type="string" calcext:value-type="string">
            <text:p>VGG13</text:p>
          </table:table-cell>
          <table:table-cell office:value-type="float" office:value="0.1672" calcext:value-type="float">
            <text:p>0.1672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" calcext:value-type="float">
            <text:p>13.7429</text:p>
          </table:table-cell>
          <table:table-cell table:number-columns-repeated="9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ifar10</text:p>
          </table:table-cell>
          <table:table-cell office:value-type="float" office:value="0.0207636112213135" calcext:value-type="float">
            <text:p>0.020763611221314</text:p>
          </table:table-cell>
          <table:table-cell office:value-type="string" calcext:value-type="string">
            <text:p>VGG13</text:p>
          </table:table-cell>
          <table:table-cell office:value-type="float" office:value="0.1562" calcext:value-type="float">
            <text:p>0.1562</text:p>
          </table:table-cell>
          <table:table-cell office:value-type="float" office:value="0.93" calcext:value-type="float">
            <text:p>0.93</text:p>
          </table:table-cell>
          <table:table-cell office:value-type="float" office:value="314" calcext:value-type="float">
            <text:p>314</text:p>
          </table:table-cell>
          <table:table-cell office:value-type="float" office:value="3200" calcext:value-type="float">
            <text:p>3200</text:p>
          </table:table-cell>
          <table:table-cell office:value-type="float" office:value="12.4822454545455" calcext:value-type="float">
            <text:p>12.4822454545455</text:p>
          </table:table-cell>
          <table:table-cell table:number-columns-repeated="9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ifar10</text:p>
          </table:table-cell>
          <table:table-cell office:value-type="float" office:value="0.0209290085315704" calcext:value-type="float">
            <text:p>0.02092900853157</text:p>
          </table:table-cell>
          <table:table-cell office:value-type="string" calcext:value-type="string">
            <text:p>VGG13</text:p>
          </table:table-cell>
          <table:table-cell office:value-type="float" office:value="0.1503" calcext:value-type="float">
            <text:p>0.1503</text:p>
          </table:table-cell>
          <table:table-cell office:value-type="float" office:value="0.92" calcext:value-type="float">
            <text:p>0.92</text:p>
          </table:table-cell>
          <table:table-cell office:value-type="float" office:value="283" calcext:value-type="float">
            <text:p>283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636363636" calcext:value-type="float">
            <text:p>11.3103636363636</text:p>
          </table:table-cell>
          <table:table-cell table:number-columns-repeated="9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ifar10</text:p>
          </table:table-cell>
          <table:table-cell office:value-type="float" office:value="0.0216906526327133" calcext:value-type="float">
            <text:p>0.021690652632713</text:p>
          </table:table-cell>
          <table:table-cell office:value-type="string" calcext:value-type="string">
            <text:p>VGG13</text:p>
          </table:table-cell>
          <table:table-cell office:value-type="float" office:value="0.1428" calcext:value-type="float">
            <text:p>0.1428</text:p>
          </table:table-cell>
          <table:table-cell office:value-type="float" office:value="0.91" calcext:value-type="float">
            <text:p>0.91</text:p>
          </table:table-cell>
          <table:table-cell office:value-type="float" office:value="260" calcext:value-type="float">
            <text:p>260</text:p>
          </table:table-cell>
          <table:table-cell office:value-type="float" office:value="3200" calcext:value-type="float">
            <text:p>3200</text:p>
          </table:table-cell>
          <table:table-cell office:value-type="float" office:value="10.4581" calcext:value-type="float">
            <text:p>10.4581</text:p>
          </table:table-cell>
          <table:table-cell table:number-columns-repeated="9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ifar10</text:p>
          </table:table-cell>
          <table:table-cell office:value-type="float" office:value="0.0232390973329544" calcext:value-type="float">
            <text:p>0.023239097332954</text:p>
          </table:table-cell>
          <table:table-cell office:value-type="string" calcext:value-type="string">
            <text:p>VGG13</text:p>
          </table:table-cell>
          <table:table-cell office:value-type="float" office:value="0.1165" calcext:value-type="float">
            <text:p>0.1165</text:p>
          </table:table-cell>
          <table:table-cell office:value-type="float" office:value="0.9" calcext:value-type="float">
            <text:p>0.9</text:p>
          </table:table-cell>
          <table:table-cell office:value-type="float" office:value="238" calcext:value-type="float">
            <text:p>238</text:p>
          </table:table-cell>
          <table:table-cell office:value-type="float" office:value="3200" calcext:value-type="float">
            <text:p>3200</text:p>
          </table:table-cell>
          <table:table-cell office:value-type="float" office:value="9.48152727272727" calcext:value-type="float">
            <text:p>9.48152727272727</text:p>
          </table:table-cell>
          <table:table-cell table:number-columns-repeated="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ifar10</text:p>
          </table:table-cell>
          <table:table-cell office:value-type="float" office:value="0.0030678832679987" calcext:value-type="float">
            <text:p>0.003067883267999</text:p>
          </table:table-cell>
          <table:table-cell office:value-type="string" calcext:value-type="string">
            <text:p>VGG13</text:p>
          </table:table-cell>
          <table:table-cell office:value-type="float" office:value="0.8877" calcext:value-type="float">
            <text:p>0.887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ifar10</text:p>
          </table:table-cell>
          <table:table-cell office:value-type="float" office:value="0.0030400707885623" calcext:value-type="float">
            <text:p>0.003040070788562</text:p>
          </table:table-cell>
          <table:table-cell office:value-type="string" calcext:value-type="string">
            <text:p>VGG13</text:p>
          </table:table-cell>
          <table:table-cell office:value-type="float" office:value="0.8887" calcext:value-type="float">
            <text:p>0.888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0" calcext:value-type="float">
            <text:p>2440</text:p>
          </table:table-cell>
          <table:table-cell office:value-type="float" office:value="3200" calcext:value-type="float">
            <text:p>3200</text:p>
          </table:table-cell>
          <table:table-cell office:value-type="float" office:value="81.9069636363636" calcext:value-type="float">
            <text:p>81.9069636363636</text:p>
          </table:table-cell>
          <table:table-cell table:number-columns-repeated="9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ifar10</text:p>
          </table:table-cell>
          <table:table-cell office:value-type="float" office:value="0.00301796527802944" calcext:value-type="float">
            <text:p>0.003017965278029</text:p>
          </table:table-cell>
          <table:table-cell office:value-type="string" calcext:value-type="string">
            <text:p>VGG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58" calcext:value-type="float">
            <text:p>2258</text:p>
          </table:table-cell>
          <table:table-cell office:value-type="float" office:value="3200" calcext:value-type="float">
            <text:p>3200</text:p>
          </table:table-cell>
          <table:table-cell office:value-type="float" office:value="76.9708727272727" calcext:value-type="float">
            <text:p>76.9708727272727</text:p>
          </table:table-cell>
          <table:table-cell table:number-columns-repeated="9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ifar10</text:p>
          </table:table-cell>
          <table:table-cell office:value-type="float" office:value="0.00301114515960216" calcext:value-type="float">
            <text:p>0.003011145159602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45" calcext:value-type="float">
            <text:p>2145</text:p>
          </table:table-cell>
          <table:table-cell office:value-type="float" office:value="3200" calcext:value-type="float">
            <text:p>3200</text:p>
          </table:table-cell>
          <table:table-cell office:value-type="float" office:value="73.6150636363636" calcext:value-type="float">
            <text:p>73.6150636363636</text:p>
          </table:table-cell>
          <table:table-cell table:number-columns-repeated="9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far10</text:p>
          </table:table-cell>
          <table:table-cell office:value-type="float" office:value="0.00300387704521418" calcext:value-type="float">
            <text:p>0.003003877045214</text:p>
          </table:table-cell>
          <table:table-cell office:value-type="string" calcext:value-type="string">
            <text:p>VGG13</text:p>
          </table:table-cell>
          <table:table-cell office:value-type="float" office:value="0.8896" calcext:value-type="float">
            <text:p>0.8896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4" calcext:value-type="float">
            <text:p>2064</text:p>
          </table:table-cell>
          <table:table-cell office:value-type="float" office:value="3200" calcext:value-type="float">
            <text:p>3200</text:p>
          </table:table-cell>
          <table:table-cell office:value-type="float" office:value="71.0582363636364" calcext:value-type="float">
            <text:p>71.0582363636364</text:p>
          </table:table-cell>
          <table:table-cell table:number-columns-repeated="9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ifar10</text:p>
          </table:table-cell>
          <table:table-cell office:value-type="float" office:value="0.00300382112711668" calcext:value-type="float">
            <text:p>0.003003821127117</text:p>
          </table:table-cell>
          <table:table-cell office:value-type="string" calcext:value-type="string">
            <text:p>VGG13</text:p>
          </table:table-cell>
          <table:table-cell office:value-type="float" office:value="0.8894" calcext:value-type="float">
            <text:p>0.8894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1" calcext:value-type="float">
            <text:p>2001</text:p>
          </table:table-cell>
          <table:table-cell office:value-type="float" office:value="3200" calcext:value-type="float">
            <text:p>3200</text:p>
          </table:table-cell>
          <table:table-cell office:value-type="float" office:value="69.0696090909091" calcext:value-type="float">
            <text:p>69.0696090909091</text:p>
          </table:table-cell>
          <table:table-cell table:number-columns-repeated="9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ifar10</text:p>
          </table:table-cell>
          <table:table-cell office:value-type="float" office:value="0.00299004211872816" calcext:value-type="float">
            <text:p>0.002990042118728</text:p>
          </table:table-cell>
          <table:table-cell office:value-type="string" calcext:value-type="string">
            <text:p>VGG13</text:p>
          </table:table-cell>
          <table:table-cell office:value-type="float" office:value="0.8908" calcext:value-type="float">
            <text:p>0.8908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49" calcext:value-type="float">
            <text:p>1949</text:p>
          </table:table-cell>
          <table:table-cell office:value-type="float" office:value="3200" calcext:value-type="float">
            <text:p>3200</text:p>
          </table:table-cell>
          <table:table-cell office:value-type="float" office:value="67.4893545454546" calcext:value-type="float">
            <text:p>67.4893545454546</text:p>
          </table:table-cell>
          <table:table-cell table:number-columns-repeated="9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ifar10</text:p>
          </table:table-cell>
          <table:table-cell office:value-type="float" office:value="0.00298076879829168" calcext:value-type="float">
            <text:p>0.002980768798292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0" calcext:value-type="float">
            <text:p>1900</text:p>
          </table:table-cell>
          <table:table-cell office:value-type="float" office:value="3200" calcext:value-type="float">
            <text:p>3200</text:p>
          </table:table-cell>
          <table:table-cell office:value-type="float" office:value="65.9446181818182" calcext:value-type="float">
            <text:p>65.9446181818182</text:p>
          </table:table-cell>
          <table:table-cell table:number-columns-repeated="9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ifar10</text:p>
          </table:table-cell>
          <table:table-cell office:value-type="float" office:value="0.00297175874859095" calcext:value-type="float">
            <text:p>0.002971758748591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9" calcext:value-type="float">
            <text:p>1859</text:p>
          </table:table-cell>
          <table:table-cell office:value-type="float" office:value="3200" calcext:value-type="float">
            <text:p>3200</text:p>
          </table:table-cell>
          <table:table-cell office:value-type="float" office:value="64.5774090909091" calcext:value-type="float">
            <text:p>64.5774090909091</text:p>
          </table:table-cell>
          <table:table-cell table:number-columns-repeated="9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ifar10</text:p>
          </table:table-cell>
          <table:table-cell office:value-type="float" office:value="0.00297800622135401" calcext:value-type="float">
            <text:p>0.002978006221354</text:p>
          </table:table-cell>
          <table:table-cell office:value-type="string" calcext:value-type="string">
            <text:p>VGG13</text:p>
          </table:table-cell>
          <table:table-cell office:value-type="float" office:value="0.891" calcext:value-type="float">
            <text:p>0.89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3" calcext:value-type="float">
            <text:p>1823</text:p>
          </table:table-cell>
          <table:table-cell office:value-type="float" office:value="3200" calcext:value-type="float">
            <text:p>3200</text:p>
          </table:table-cell>
          <table:table-cell office:value-type="float" office:value="63.4943" calcext:value-type="float">
            <text:p>63.4943</text:p>
          </table:table-cell>
          <table:table-cell table:number-columns-repeated="9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ifar10</text:p>
          </table:table-cell>
          <table:table-cell office:value-type="float" office:value="0.00297232397347689" calcext:value-type="float">
            <text:p>0.002972323973477</text:p>
          </table:table-cell>
          <table:table-cell office:value-type="string" calcext:value-type="string">
            <text:p>VGG13</text:p>
          </table:table-cell>
          <table:table-cell office:value-type="float" office:value="0.8922" calcext:value-type="float">
            <text:p>0.8922</text:p>
          </table:table-cell>
          <table:table-cell office:value-type="float" office:value="0.999" calcext:value-type="float">
            <text:p>0.999</text:p>
          </table:table-cell>
          <table:table-cell office:value-type="float" office:value="1788" calcext:value-type="float">
            <text:p>1788</text:p>
          </table:table-cell>
          <table:table-cell office:value-type="float" office:value="3200" calcext:value-type="float">
            <text:p>3200</text:p>
          </table:table-cell>
          <table:table-cell office:value-type="float" office:value="62.2691909090909" calcext:value-type="float">
            <text:p>62.2691909090909</text:p>
          </table:table-cell>
          <table:table-cell table:number-columns-repeated="9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ifar10</text:p>
          </table:table-cell>
          <table:table-cell office:value-type="float" office:value="0.00295916873514652" calcext:value-type="float">
            <text:p>0.002959168735147</text:p>
          </table:table-cell>
          <table:table-cell office:value-type="string" calcext:value-type="string">
            <text:p>VGG13</text:p>
          </table:table-cell>
          <table:table-cell office:value-type="float" office:value="0.8942" calcext:value-type="float">
            <text:p>0.8942</text:p>
          </table:table-cell>
          <table:table-cell office:value-type="float" office:value="0.998" calcext:value-type="float">
            <text:p>0.998</text:p>
          </table:table-cell>
          <table:table-cell office:value-type="float" office:value="1550" calcext:value-type="float">
            <text:p>1550</text:p>
          </table:table-cell>
          <table:table-cell office:value-type="float" office:value="3200" calcext:value-type="float">
            <text:p>3200</text:p>
          </table:table-cell>
          <table:table-cell office:value-type="float" office:value="54.4389090909091" calcext:value-type="float">
            <text:p>54.4389090909091</text:p>
          </table:table-cell>
          <table:table-cell table:number-columns-repeated="9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ifar10</text:p>
          </table:table-cell>
          <table:table-cell office:value-type="float" office:value="0.00276999545842409" calcext:value-type="float">
            <text:p>0.002769995458424</text:p>
          </table:table-cell>
          <table:table-cell office:value-type="string" calcext:value-type="string">
            <text:p>VGG13</text:p>
          </table:table-cell>
          <table:table-cell office:value-type="float" office:value="0.8978" calcext:value-type="float">
            <text:p>0.8978</text:p>
          </table:table-cell>
          <table:table-cell office:value-type="float" office:value="0.996" calcext:value-type="float">
            <text:p>0.996</text:p>
          </table:table-cell>
          <table:table-cell office:value-type="float" office:value="1302" calcext:value-type="float">
            <text:p>1302</text:p>
          </table:table-cell>
          <table:table-cell office:value-type="float" office:value="3200" calcext:value-type="float">
            <text:p>3200</text:p>
          </table:table-cell>
          <table:table-cell office:value-type="float" office:value="46.3423272727273" calcext:value-type="float">
            <text:p>46.3423272727273</text:p>
          </table:table-cell>
          <table:table-cell table:number-columns-repeated="9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ifar10</text:p>
          </table:table-cell>
          <table:table-cell office:value-type="float" office:value="0.00278301519155502" calcext:value-type="float">
            <text:p>0.002783015191555</text:p>
          </table:table-cell>
          <table:table-cell office:value-type="string" calcext:value-type="string">
            <text:p>VGG1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5" calcext:value-type="float">
            <text:p>1145</text:p>
          </table:table-cell>
          <table:table-cell office:value-type="float" office:value="3200" calcext:value-type="float">
            <text:p>3200</text:p>
          </table:table-cell>
          <table:table-cell office:value-type="float" office:value="41.2642" calcext:value-type="float">
            <text:p>41.2642</text:p>
          </table:table-cell>
          <table:table-cell table:number-columns-repeated="9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ifar10</text:p>
          </table:table-cell>
          <table:table-cell office:value-type="float" office:value="0.00274505597800016" calcext:value-type="float">
            <text:p>0.002745055978</text:p>
          </table:table-cell>
          <table:table-cell office:value-type="string" calcext:value-type="string">
            <text:p>VGG13</text:p>
          </table:table-cell>
          <table:table-cell office:value-type="float" office:value="0.8901" calcext:value-type="float">
            <text:p>0.8901</text:p>
          </table:table-cell>
          <table:table-cell office:value-type="float" office:value="0.992" calcext:value-type="float">
            <text:p>0.992</text:p>
          </table:table-cell>
          <table:table-cell office:value-type="float" office:value="1031" calcext:value-type="float">
            <text:p>1031</text:p>
          </table:table-cell>
          <table:table-cell office:value-type="float" office:value="3200" calcext:value-type="float">
            <text:p>3200</text:p>
          </table:table-cell>
          <table:table-cell office:value-type="float" office:value="37.5177636363636" calcext:value-type="float">
            <text:p>37.5177636363636</text:p>
          </table:table-cell>
          <table:table-cell table:number-columns-repeated="9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ifar10</text:p>
          </table:table-cell>
          <table:table-cell office:value-type="float" office:value="0.00279173687398434" calcext:value-type="float">
            <text:p>0.002791736873984</text:p>
          </table:table-cell>
          <table:table-cell office:value-type="string" calcext:value-type="string">
            <text:p>VGG13</text:p>
          </table:table-cell>
          <table:table-cell office:value-type="float" office:value="0.8874" calcext:value-type="float">
            <text:p>0.8874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5880636363636" calcext:value-type="float">
            <text:p>34.5880636363636</text:p>
          </table:table-cell>
          <table:table-cell table:number-columns-repeated="9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ifar10</text:p>
          </table:table-cell>
          <table:table-cell office:value-type="float" office:value="0.00444895565211773" calcext:value-type="float">
            <text:p>0.004448955652118</text:p>
          </table:table-cell>
          <table:table-cell office:value-type="string" calcext:value-type="string">
            <text:p>VGG13</text:p>
          </table:table-cell>
          <table:table-cell office:value-type="float" office:value="0.808" calcext:value-type="float">
            <text:p>0.808</text:p>
          </table:table-cell>
          <table:table-cell office:value-type="float" office:value="0.98" calcext:value-type="float">
            <text:p>0.98</text:p>
          </table:table-cell>
          <table:table-cell office:value-type="float" office:value="682" calcext:value-type="float">
            <text:p>682</text:p>
          </table:table-cell>
          <table:table-cell office:value-type="float" office:value="3200" calcext:value-type="float">
            <text:p>3200</text:p>
          </table:table-cell>
          <table:table-cell office:value-type="float" office:value="25.7812454545455" calcext:value-type="float">
            <text:p>25.7812454545455</text:p>
          </table:table-cell>
          <table:table-cell table:number-columns-repeated="9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ifar10</text:p>
          </table:table-cell>
          <table:table-cell office:value-type="float" office:value="0.00721454622149468" calcext:value-type="float">
            <text:p>0.007214546221495</text:p>
          </table:table-cell>
          <table:table-cell office:value-type="string" calcext:value-type="string">
            <text:p>VGG13</text:p>
          </table:table-cell>
          <table:table-cell office:value-type="float" office:value="0.68" calcext:value-type="float">
            <text:p>0.68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8274090909091" calcext:value-type="float">
            <text:p>20.8274090909091</text:p>
          </table:table-cell>
          <table:table-cell table:number-columns-repeated="9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ifar10</text:p>
          </table:table-cell>
          <table:table-cell office:value-type="float" office:value="0.0161762034773827" calcext:value-type="float">
            <text:p>0.016176203477383</text:p>
          </table:table-cell>
          <table:table-cell office:value-type="string" calcext:value-type="string">
            <text:p>VGG13</text:p>
          </table:table-cell>
          <table:table-cell office:value-type="float" office:value="0.3403" calcext:value-type="float">
            <text:p>0.3403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8089363636364" calcext:value-type="float">
            <text:p>17.8089363636364</text:p>
          </table:table-cell>
          <table:table-cell table:number-columns-repeated="9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ifar10</text:p>
          </table:table-cell>
          <table:table-cell office:value-type="float" office:value="0.0195752147912979" calcext:value-type="float">
            <text:p>0.019575214791298</text:p>
          </table:table-cell>
          <table:table-cell office:value-type="string" calcext:value-type="string">
            <text:p>VGG13</text:p>
          </table:table-cell>
          <table:table-cell office:value-type="float" office:value="0.2005" calcext:value-type="float">
            <text:p>0.2005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4651818181818" calcext:value-type="float">
            <text:p>15.4651818181818</text:p>
          </table:table-cell>
          <table:table-cell table:number-columns-repeated="9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ifar10</text:p>
          </table:table-cell>
          <table:table-cell office:value-type="float" office:value="0.0232338666439056" calcext:value-type="float">
            <text:p>0.023233866643906</text:p>
          </table:table-cell>
          <table:table-cell office:value-type="string" calcext:value-type="string">
            <text:p>VGG13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94" calcext:value-type="float">
            <text:p>0.94</text:p>
          </table:table-cell>
          <table:table-cell office:value-type="float" office:value="347" calcext:value-type="float">
            <text:p>347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636363636" calcext:value-type="float">
            <text:p>13.6718636363636</text:p>
          </table:table-cell>
          <table:table-cell table:number-columns-repeated="9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ifar10</text:p>
          </table:table-cell>
          <table:table-cell office:value-type="float" office:value="0.0236983789920807" calcext:value-type="float">
            <text:p>0.023698378992081</text:p>
          </table:table-cell>
          <table:table-cell office:value-type="string" calcext:value-type="string">
            <text:p>VGG13</text:p>
          </table:table-cell>
          <table:table-cell office:value-type="float" office:value="0.1027" calcext:value-type="float">
            <text:p>0.1027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3046727272727" calcext:value-type="float">
            <text:p>12.3046727272727</text:p>
          </table:table-cell>
          <table:table-cell table:number-columns-repeated="9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ifar10</text:p>
          </table:table-cell>
          <table:table-cell office:value-type="float" office:value="0.0251025375843048" calcext:value-type="float">
            <text:p>0.025102537584305</text:p>
          </table:table-cell>
          <table:table-cell office:value-type="string" calcext:value-type="string">
            <text:p>VGG13</text:p>
          </table:table-cell>
          <table:table-cell office:value-type="float" office:value="0.1003" calcext:value-type="float">
            <text:p>0.1003</text:p>
          </table:table-cell>
          <table:table-cell office:value-type="float" office:value="0.92" calcext:value-type="float">
            <text:p>0.92</text:p>
          </table:table-cell>
          <table:table-cell office:value-type="float" office:value="281" calcext:value-type="float">
            <text:p>281</text:p>
          </table:table-cell>
          <table:table-cell office:value-type="float" office:value="3200" calcext:value-type="float">
            <text:p>3200</text:p>
          </table:table-cell>
          <table:table-cell office:value-type="float" office:value="11.1328090909091" calcext:value-type="float">
            <text:p>11.132809090909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ifar10</text:p>
          </table:table-cell>
          <table:table-cell office:value-type="float" office:value="0.0257888139724731" calcext:value-type="float">
            <text:p>0.025788813972473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1" calcext:value-type="float">
            <text:p>0.91</text:p>
          </table:table-cell>
          <table:table-cell office:value-type="float" office:value="255" calcext:value-type="float">
            <text:p>255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" calcext:value-type="float">
            <text:p>10.174</text:p>
          </table:table-cell>
          <table:table-cell table:number-columns-repeated="9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ifar10</text:p>
          </table:table-cell>
          <table:table-cell office:value-type="float" office:value="0.0267234059095383" calcext:value-type="float">
            <text:p>0.026723405909538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5" calcext:value-type="float">
            <text:p>235</text:p>
          </table:table-cell>
          <table:table-cell office:value-type="float" office:value="3200" calcext:value-type="float">
            <text:p>3200</text:p>
          </table:table-cell>
          <table:table-cell office:value-type="float" office:value="9.41050909090909" calcext:value-type="float">
            <text:p>9.41050909090909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ifar10</text:p>
          </table:table-cell>
          <table:table-cell office:value-type="float" office:value="0.00294475900121033" calcext:value-type="float">
            <text:p>0.00294475900121</text:p>
          </table:table-cell>
          <table:table-cell office:value-type="string" calcext:value-type="string">
            <text:p>VGG13</text:p>
          </table:table-cell>
          <table:table-cell office:value-type="float" office:value="0.9014" calcext:value-type="float">
            <text:p>0.90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ifar10</text:p>
          </table:table-cell>
          <table:table-cell office:value-type="float" office:value="0.00296636309660971" calcext:value-type="float">
            <text:p>0.00296636309661</text:p>
          </table:table-cell>
          <table:table-cell office:value-type="string" calcext:value-type="string">
            <text:p>VGG13</text:p>
          </table:table-cell>
          <table:table-cell office:value-type="float" office:value="0.9007" calcext:value-type="float">
            <text:p>0.9007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7" calcext:value-type="float">
            <text:p>2447</text:p>
          </table:table-cell>
          <table:table-cell office:value-type="float" office:value="3200" calcext:value-type="float">
            <text:p>3200</text:p>
          </table:table-cell>
          <table:table-cell office:value-type="float" office:value="82.4041181818182" calcext:value-type="float">
            <text:p>82.4041181818182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ifar10</text:p>
          </table:table-cell>
          <table:table-cell office:value-type="float" office:value="0.00298764744699001" calcext:value-type="float">
            <text:p>0.00298764744699</text:p>
          </table:table-cell>
          <table:table-cell office:value-type="string" calcext:value-type="string">
            <text:p>VGG13</text:p>
          </table:table-cell>
          <table:table-cell office:value-type="float" office:value="0.8997" calcext:value-type="float">
            <text:p>0.8997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2" calcext:value-type="float">
            <text:p>2262</text:p>
          </table:table-cell>
          <table:table-cell office:value-type="float" office:value="3200" calcext:value-type="float">
            <text:p>3200</text:p>
          </table:table-cell>
          <table:table-cell office:value-type="float" office:value="77.3614909090909" calcext:value-type="float">
            <text:p>77.3614909090909</text:p>
          </table:table-cell>
          <table:table-cell table:number-columns-repeated="9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ifar10</text:p>
          </table:table-cell>
          <table:table-cell office:value-type="float" office:value="0.00297259420529008" calcext:value-type="float">
            <text:p>0.00297259420529</text:p>
          </table:table-cell>
          <table:table-cell office:value-type="string" calcext:value-type="string">
            <text:p>VGG13</text:p>
          </table:table-cell>
          <table:table-cell office:value-type="float" office:value="0.9004" calcext:value-type="float">
            <text:p>0.900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4.2187454545455" calcext:value-type="float">
            <text:p>74.2187454545455</text:p>
          </table:table-cell>
          <table:table-cell table:number-columns-repeated="9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ifar10</text:p>
          </table:table-cell>
          <table:table-cell office:value-type="float" office:value="0.00297178265936673" calcext:value-type="float">
            <text:p>0.002971782659367</text:p>
          </table:table-cell>
          <table:table-cell office:value-type="string" calcext:value-type="string">
            <text:p>VGG1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68" calcext:value-type="float">
            <text:p>2068</text:p>
          </table:table-cell>
          <table:table-cell office:value-type="float" office:value="3200" calcext:value-type="float">
            <text:p>3200</text:p>
          </table:table-cell>
          <table:table-cell office:value-type="float" office:value="71.5376454545455" calcext:value-type="float">
            <text:p>71.5376454545455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ifar10</text:p>
          </table:table-cell>
          <table:table-cell office:value-type="float" office:value="0.00297645419873297" calcext:value-type="float">
            <text:p>0.002976454198733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5" calcext:value-type="float">
            <text:p>2005</text:p>
          </table:table-cell>
          <table:table-cell office:value-type="float" office:value="3200" calcext:value-type="float">
            <text:p>3200</text:p>
          </table:table-cell>
          <table:table-cell office:value-type="float" office:value="69.6732909090909" calcext:value-type="float">
            <text:p>69.6732909090909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ifar10</text:p>
          </table:table-cell>
          <table:table-cell office:value-type="float" office:value="0.00297508754581213" calcext:value-type="float">
            <text:p>0.002975087545812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0" calcext:value-type="float">
            <text:p>1950</text:p>
          </table:table-cell>
          <table:table-cell office:value-type="float" office:value="3200" calcext:value-type="float">
            <text:p>3200</text:p>
          </table:table-cell>
          <table:table-cell office:value-type="float" office:value="67.8622181818182" calcext:value-type="float">
            <text:p>67.8622181818182</text:p>
          </table:table-cell>
          <table:table-cell table:number-columns-repeated="9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ifar10</text:p>
          </table:table-cell>
          <table:table-cell office:value-type="float" office:value="0.00296132133938372" calcext:value-type="float">
            <text:p>0.002961321339384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2" calcext:value-type="float">
            <text:p>1902</text:p>
          </table:table-cell>
          <table:table-cell office:value-type="float" office:value="3200" calcext:value-type="float">
            <text:p>3200</text:p>
          </table:table-cell>
          <table:table-cell office:value-type="float" office:value="66.3352272727273" calcext:value-type="float">
            <text:p>66.3352272727273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ifar10</text:p>
          </table:table-cell>
          <table:table-cell office:value-type="float" office:value="0.0029558996155858" calcext:value-type="float">
            <text:p>0.002955899615586</text:p>
          </table:table-cell>
          <table:table-cell office:value-type="string" calcext:value-type="string">
            <text:p>VGG1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1" calcext:value-type="float">
            <text:p>1861</text:p>
          </table:table-cell>
          <table:table-cell office:value-type="float" office:value="3200" calcext:value-type="float">
            <text:p>3200</text:p>
          </table:table-cell>
          <table:table-cell office:value-type="float" office:value="65.0213090909091" calcext:value-type="float">
            <text:p>65.021309090909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ifar10</text:p>
          </table:table-cell>
          <table:table-cell office:value-type="float" office:value="0.00296744449995458" calcext:value-type="float">
            <text:p>0.002967444499955</text:p>
          </table:table-cell>
          <table:table-cell office:value-type="string" calcext:value-type="string">
            <text:p>VGG13</text:p>
          </table:table-cell>
          <table:table-cell office:value-type="float" office:value="0.8976" calcext:value-type="float">
            <text:p>0.897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3" calcext:value-type="float">
            <text:p>1823</text:p>
          </table:table-cell>
          <table:table-cell office:value-type="float" office:value="3200" calcext:value-type="float">
            <text:p>3200</text:p>
          </table:table-cell>
          <table:table-cell office:value-type="float" office:value="63.7251272727273" calcext:value-type="float">
            <text:p>63.7251272727273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ifar10</text:p>
          </table:table-cell>
          <table:table-cell office:value-type="float" office:value="0.00296319385692477" calcext:value-type="float">
            <text:p>0.002963193856925</text:p>
          </table:table-cell>
          <table:table-cell office:value-type="string" calcext:value-type="string">
            <text:p>VGG13</text:p>
          </table:table-cell>
          <table:table-cell office:value-type="float" office:value="0.8977" calcext:value-type="float">
            <text:p>0.8977</text:p>
          </table:table-cell>
          <table:table-cell office:value-type="float" office:value="0.999" calcext:value-type="float">
            <text:p>0.999</text:p>
          </table:table-cell>
          <table:table-cell office:value-type="float" office:value="1790" calcext:value-type="float">
            <text:p>1790</text:p>
          </table:table-cell>
          <table:table-cell office:value-type="float" office:value="3200" calcext:value-type="float">
            <text:p>3200</text:p>
          </table:table-cell>
          <table:table-cell office:value-type="float" office:value="62.7663272727273" calcext:value-type="float">
            <text:p>62.7663272727273</text:p>
          </table:table-cell>
          <table:table-cell table:number-columns-repeated="9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ifar10</text:p>
          </table:table-cell>
          <table:table-cell office:value-type="float" office:value="0.00288600029051304" calcext:value-type="float">
            <text:p>0.002886000290513</text:p>
          </table:table-cell>
          <table:table-cell office:value-type="string" calcext:value-type="string">
            <text:p>VGG13</text:p>
          </table:table-cell>
          <table:table-cell office:value-type="float" office:value="0.8986" calcext:value-type="float">
            <text:p>0.8986</text:p>
          </table:table-cell>
          <table:table-cell office:value-type="float" office:value="0.998" calcext:value-type="float">
            <text:p>0.998</text:p>
          </table:table-cell>
          <table:table-cell office:value-type="float" office:value="1552" calcext:value-type="float">
            <text:p>1552</text:p>
          </table:table-cell>
          <table:table-cell office:value-type="float" office:value="3200" calcext:value-type="float">
            <text:p>3200</text:p>
          </table:table-cell>
          <table:table-cell office:value-type="float" office:value="54.8295363636364" calcext:value-type="float">
            <text:p>54.8295363636364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ifar10</text:p>
          </table:table-cell>
          <table:table-cell office:value-type="float" office:value="0.00279891343675554" calcext:value-type="float">
            <text:p>0.002798913436756</text:p>
          </table:table-cell>
          <table:table-cell office:value-type="string" calcext:value-type="string">
            <text:p>VGG13</text:p>
          </table:table-cell>
          <table:table-cell office:value-type="float" office:value="0.8984" calcext:value-type="float">
            <text:p>0.8984</text:p>
          </table:table-cell>
          <table:table-cell office:value-type="float" office:value="0.996" calcext:value-type="float">
            <text:p>0.996</text:p>
          </table:table-cell>
          <table:table-cell office:value-type="float" office:value="1305" calcext:value-type="float">
            <text:p>1305</text:p>
          </table:table-cell>
          <table:table-cell office:value-type="float" office:value="3200" calcext:value-type="float">
            <text:p>3200</text:p>
          </table:table-cell>
          <table:table-cell office:value-type="float" office:value="46.7507090909091" calcext:value-type="float">
            <text:p>46.7507090909091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ifar10</text:p>
          </table:table-cell>
          <table:table-cell office:value-type="float" office:value="0.00280959904789925" calcext:value-type="float">
            <text:p>0.002809599047899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149" calcext:value-type="float">
            <text:p>1149</text:p>
          </table:table-cell>
          <table:table-cell office:value-type="float" office:value="3200" calcext:value-type="float">
            <text:p>3200</text:p>
          </table:table-cell>
          <table:table-cell office:value-type="float" office:value="41.7613727272727" calcext:value-type="float">
            <text:p>41.76137272727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ifar10</text:p>
          </table:table-cell>
          <table:table-cell office:value-type="float" office:value="0.00297042817622423" calcext:value-type="float">
            <text:p>0.002970428176224</text:p>
          </table:table-cell>
          <table:table-cell office:value-type="string" calcext:value-type="string">
            <text:p>VGG13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992" calcext:value-type="float">
            <text:p>0.992</text:p>
          </table:table-cell>
          <table:table-cell office:value-type="float" office:value="1033" calcext:value-type="float">
            <text:p>1033</text:p>
          </table:table-cell>
          <table:table-cell office:value-type="float" office:value="3200" calcext:value-type="float">
            <text:p>3200</text:p>
          </table:table-cell>
          <table:table-cell office:value-type="float" office:value="37.8373545454546" calcext:value-type="float">
            <text:p>37.8373545454546</text:p>
          </table:table-cell>
          <table:table-cell table:number-columns-repeated="9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ifar10</text:p>
          </table:table-cell>
          <table:table-cell office:value-type="float" office:value="0.003126500184834" calcext:value-type="float">
            <text:p>0.003126500184834</text:p>
          </table:table-cell>
          <table:table-cell office:value-type="string" calcext:value-type="string">
            <text:p>VGG13</text:p>
          </table:table-cell>
          <table:table-cell office:value-type="float" office:value="0.8788" calcext:value-type="float">
            <text:p>0.8788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8721818181818" calcext:value-type="float">
            <text:p>34.87218181818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ifar10</text:p>
          </table:table-cell>
          <table:table-cell office:value-type="float" office:value="0.00490074805319309" calcext:value-type="float">
            <text:p>0.004900748053193</text:p>
          </table:table-cell>
          <table:table-cell office:value-type="string" calcext:value-type="string">
            <text:p>VGG13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98" calcext:value-type="float">
            <text:p>0.98</text:p>
          </table:table-cell>
          <table:table-cell office:value-type="float" office:value="682" calcext:value-type="float">
            <text:p>682</text:p>
          </table:table-cell>
          <table:table-cell office:value-type="float" office:value="3200" calcext:value-type="float">
            <text:p>3200</text:p>
          </table:table-cell>
          <table:table-cell office:value-type="float" office:value="25.8345090909091" calcext:value-type="float">
            <text:p>25.8345090909091</text:p>
          </table:table-cell>
          <table:table-cell table:number-columns-repeated="9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ifar10</text:p>
          </table:table-cell>
          <table:table-cell office:value-type="float" office:value="0.00819809264540672" calcext:value-type="float">
            <text:p>0.008198092645407</text:p>
          </table:table-cell>
          <table:table-cell office:value-type="string" calcext:value-type="string">
            <text:p>VGG13</text:p>
          </table:table-cell>
          <table:table-cell office:value-type="float" office:value="0.6689" calcext:value-type="float">
            <text:p>0.6689</text:p>
          </table:table-cell>
          <table:table-cell office:value-type="float" office:value="0.97" calcext:value-type="float">
            <text:p>0.97</text:p>
          </table:table-cell>
          <table:table-cell office:value-type="float" office:value="545" calcext:value-type="float">
            <text:p>545</text:p>
          </table:table-cell>
          <table:table-cell office:value-type="float" office:value="3200" calcext:value-type="float">
            <text:p>3200</text:p>
          </table:table-cell>
          <table:table-cell office:value-type="float" office:value="20.8984363636364" calcext:value-type="float">
            <text:p>20.8984363636364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ifar10</text:p>
          </table:table-cell>
          <table:table-cell office:value-type="float" office:value="0.0103922333836556" calcext:value-type="float">
            <text:p>0.010392233383656</text:p>
          </table:table-cell>
          <table:table-cell office:value-type="string" calcext:value-type="string">
            <text:p>VGG13</text:p>
          </table:table-cell>
          <table:table-cell office:value-type="float" office:value="0.5788" calcext:value-type="float">
            <text:p>0.5788</text:p>
          </table:table-cell>
          <table:table-cell office:value-type="float" office:value="0.96" calcext:value-type="float">
            <text:p>0.96</text:p>
          </table:table-cell>
          <table:table-cell office:value-type="float" office:value="459" calcext:value-type="float">
            <text:p>459</text:p>
          </table:table-cell>
          <table:table-cell office:value-type="float" office:value="3200" calcext:value-type="float">
            <text:p>3200</text:p>
          </table:table-cell>
          <table:table-cell office:value-type="float" office:value="17.8444636363636" calcext:value-type="float">
            <text:p>17.8444636363636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ifar10</text:p>
          </table:table-cell>
          <table:table-cell office:value-type="float" office:value="0.0178232227802277" calcext:value-type="float">
            <text:p>0.017823222780228</text:p>
          </table:table-cell>
          <table:table-cell office:value-type="string" calcext:value-type="string">
            <text:p>VGG13</text:p>
          </table:table-cell>
          <table:table-cell office:value-type="float" office:value="0.2477" calcext:value-type="float">
            <text:p>0.2477</text:p>
          </table:table-cell>
          <table:table-cell office:value-type="float" office:value="0.95" calcext:value-type="float">
            <text:p>0.95</text:p>
          </table:table-cell>
          <table:table-cell office:value-type="float" office:value="394" calcext:value-type="float">
            <text:p>394</text:p>
          </table:table-cell>
          <table:table-cell office:value-type="float" office:value="3200" calcext:value-type="float">
            <text:p>3200</text:p>
          </table:table-cell>
          <table:table-cell office:value-type="float" office:value="15.4119181818182" calcext:value-type="float">
            <text:p>15.4119181818182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ifar10</text:p>
          </table:table-cell>
          <table:table-cell office:value-type="float" office:value="0.0206502210378647" calcext:value-type="float">
            <text:p>0.020650221037865</text:p>
          </table:table-cell>
          <table:table-cell office:value-type="string" calcext:value-type="string">
            <text:p>VGG13</text:p>
          </table:table-cell>
          <table:table-cell office:value-type="float" office:value="0.1511" calcext:value-type="float">
            <text:p>0.1511</text:p>
          </table:table-cell>
          <table:table-cell office:value-type="float" office:value="0.94" calcext:value-type="float">
            <text:p>0.94</text:p>
          </table:table-cell>
          <table:table-cell office:value-type="float" office:value="349" calcext:value-type="float">
            <text:p>349</text:p>
          </table:table-cell>
          <table:table-cell office:value-type="float" office:value="3200" calcext:value-type="float">
            <text:p>3200</text:p>
          </table:table-cell>
          <table:table-cell office:value-type="float" office:value="13.7251363636364" calcext:value-type="float">
            <text:p>13.7251363636364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ifar10</text:p>
          </table:table-cell>
          <table:table-cell office:value-type="float" office:value="0.0219599473237991" calcext:value-type="float">
            <text:p>0.021959947323799</text:p>
          </table:table-cell>
          <table:table-cell office:value-type="string" calcext:value-type="string">
            <text:p>VGG13</text:p>
          </table:table-cell>
          <table:table-cell office:value-type="float" office:value="0.1336" calcext:value-type="float">
            <text:p>0.1336</text:p>
          </table:table-cell>
          <table:table-cell office:value-type="float" office:value="0.93" calcext:value-type="float">
            <text:p>0.93</text:p>
          </table:table-cell>
          <table:table-cell office:value-type="float" office:value="314" calcext:value-type="float">
            <text:p>314</text:p>
          </table:table-cell>
          <table:table-cell office:value-type="float" office:value="3200" calcext:value-type="float">
            <text:p>3200</text:p>
          </table:table-cell>
          <table:table-cell office:value-type="float" office:value="12.3757090909091" calcext:value-type="float">
            <text:p>12.3757090909091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ifar10</text:p>
          </table:table-cell>
          <table:table-cell office:value-type="float" office:value="0.0242129542589188" calcext:value-type="float">
            <text:p>0.024212954258919</text:p>
          </table:table-cell>
          <table:table-cell office:value-type="string" calcext:value-type="string">
            <text:p>VGG13</text:p>
          </table:table-cell>
          <table:table-cell office:value-type="float" office:value="0.1143" calcext:value-type="float">
            <text:p>0.1143</text:p>
          </table:table-cell>
          <table:table-cell office:value-type="float" office:value="0.92" calcext:value-type="float">
            <text:p>0.92</text:p>
          </table:table-cell>
          <table:table-cell office:value-type="float" office:value="284" calcext:value-type="float">
            <text:p>284</text:p>
          </table:table-cell>
          <table:table-cell office:value-type="float" office:value="3200" calcext:value-type="float">
            <text:p>3200</text:p>
          </table:table-cell>
          <table:table-cell office:value-type="float" office:value="11.2571" calcext:value-type="float">
            <text:p>11.2571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ifar10</text:p>
          </table:table-cell>
          <table:table-cell office:value-type="float" office:value="0.0253090552091599" calcext:value-type="float">
            <text:p>0.02530905520916</text:p>
          </table:table-cell>
          <table:table-cell office:value-type="string" calcext:value-type="string">
            <text:p>VGG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91" calcext:value-type="float">
            <text:p>0.91</text:p>
          </table:table-cell>
          <table:table-cell office:value-type="float" office:value="260" calcext:value-type="float">
            <text:p>260</text:p>
          </table:table-cell>
          <table:table-cell office:value-type="float" office:value="3200" calcext:value-type="float">
            <text:p>3200</text:p>
          </table:table-cell>
          <table:table-cell office:value-type="float" office:value="10.3338090909091" calcext:value-type="float">
            <text:p>10.3338090909091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ifar10</text:p>
          </table:table-cell>
          <table:table-cell office:value-type="float" office:value="0.0264219828605652" calcext:value-type="float">
            <text:p>0.026421982860565</text:p>
          </table:table-cell>
          <table:table-cell office:value-type="string" calcext:value-type="string">
            <text:p>VGG13</text:p>
          </table:table-cell>
          <table:table-cell office:value-type="float" office:value="0.1022" calcext:value-type="float">
            <text:p>0.1022</text:p>
          </table:table-cell>
          <table:table-cell office:value-type="float" office:value="0.9" calcext:value-type="float">
            <text:p>0.9</text:p>
          </table:table-cell>
          <table:table-cell office:value-type="float" office:value="237" calcext:value-type="float">
            <text:p>237</text:p>
          </table:table-cell>
          <table:table-cell office:value-type="float" office:value="3200" calcext:value-type="float">
            <text:p>3200</text:p>
          </table:table-cell>
          <table:table-cell office:value-type="float" office:value="9.49929090909091" calcext:value-type="float">
            <text:p>9.49929090909091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ifar10</text:p>
          </table:table-cell>
          <table:table-cell office:value-type="float" office:value="0.00272705266326666" calcext:value-type="float">
            <text:p>0.002727052663267</text:p>
          </table:table-cell>
          <table:table-cell office:value-type="string" calcext:value-type="string">
            <text:p>VGG13</text:p>
          </table:table-cell>
          <table:table-cell office:value-type="float" office:value="0.9057" calcext:value-type="float">
            <text:p>0.905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ifar10</text:p>
          </table:table-cell>
          <table:table-cell office:value-type="float" office:value="0.0027180595330894" calcext:value-type="float">
            <text:p>0.002718059533089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4" calcext:value-type="float">
            <text:p>2414</text:p>
          </table:table-cell>
          <table:table-cell office:value-type="float" office:value="3200" calcext:value-type="float">
            <text:p>3200</text:p>
          </table:table-cell>
          <table:table-cell office:value-type="float" office:value="81.7116363636364" calcext:value-type="float">
            <text:p>81.7116363636364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ifar10</text:p>
          </table:table-cell>
          <table:table-cell office:value-type="float" office:value="0.00272074953392148" calcext:value-type="float">
            <text:p>0.002720749533921</text:p>
          </table:table-cell>
          <table:table-cell office:value-type="string" calcext:value-type="string">
            <text:p>VGG13</text:p>
          </table:table-cell>
          <table:table-cell office:value-type="float" office:value="0.9053" calcext:value-type="float">
            <text:p>0.905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3" calcext:value-type="float">
            <text:p>2233</text:p>
          </table:table-cell>
          <table:table-cell office:value-type="float" office:value="3200" calcext:value-type="float">
            <text:p>3200</text:p>
          </table:table-cell>
          <table:table-cell office:value-type="float" office:value="76.6157636363636" calcext:value-type="float">
            <text:p>76.6157636363636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ifar10</text:p>
          </table:table-cell>
          <table:table-cell office:value-type="float" office:value="0.00271951503008604" calcext:value-type="float">
            <text:p>0.002719515030086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6" calcext:value-type="float">
            <text:p>2126</text:p>
          </table:table-cell>
          <table:table-cell office:value-type="float" office:value="3200" calcext:value-type="float">
            <text:p>3200</text:p>
          </table:table-cell>
          <table:table-cell office:value-type="float" office:value="73.5262818181818" calcext:value-type="float">
            <text:p>73.5262818181818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ifar10</text:p>
          </table:table-cell>
          <table:table-cell office:value-type="float" office:value="0.002710750849545" calcext:value-type="float">
            <text:p>0.002710750849545</text:p>
          </table:table-cell>
          <table:table-cell office:value-type="string" calcext:value-type="string">
            <text:p>VGG13</text:p>
          </table:table-cell>
          <table:table-cell office:value-type="float" office:value="0.9064" calcext:value-type="float">
            <text:p>0.9064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51" calcext:value-type="float">
            <text:p>2051</text:p>
          </table:table-cell>
          <table:table-cell office:value-type="float" office:value="3200" calcext:value-type="float">
            <text:p>3200</text:p>
          </table:table-cell>
          <table:table-cell office:value-type="float" office:value="71.0937454545455" calcext:value-type="float">
            <text:p>71.093745454545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ifar10</text:p>
          </table:table-cell>
          <table:table-cell office:value-type="float" office:value="0.00271504424959421" calcext:value-type="float">
            <text:p>0.002715044249594</text:p>
          </table:table-cell>
          <table:table-cell office:value-type="string" calcext:value-type="string">
            <text:p>VGG13</text:p>
          </table:table-cell>
          <table:table-cell office:value-type="float" office:value="0.9067" calcext:value-type="float">
            <text:p>0.9067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90" calcext:value-type="float">
            <text:p>1990</text:p>
          </table:table-cell>
          <table:table-cell office:value-type="float" office:value="3200" calcext:value-type="float">
            <text:p>3200</text:p>
          </table:table-cell>
          <table:table-cell office:value-type="float" office:value="69.1228727272727" calcext:value-type="float">
            <text:p>69.1228727272727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ifar10</text:p>
          </table:table-cell>
          <table:table-cell office:value-type="float" office:value="0.00270220818072557" calcext:value-type="float">
            <text:p>0.002702208180726</text:p>
          </table:table-cell>
          <table:table-cell office:value-type="string" calcext:value-type="string">
            <text:p>VGG13</text:p>
          </table:table-cell>
          <table:table-cell office:value-type="float" office:value="0.9065" calcext:value-type="float">
            <text:p>0.906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7" calcext:value-type="float">
            <text:p>1937</text:p>
          </table:table-cell>
          <table:table-cell office:value-type="float" office:value="3200" calcext:value-type="float">
            <text:p>3200</text:p>
          </table:table-cell>
          <table:table-cell office:value-type="float" office:value="67.5071181818182" calcext:value-type="float">
            <text:p>67.5071181818182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ifar10</text:p>
          </table:table-cell>
          <table:table-cell office:value-type="float" office:value="0.00270905267745256" calcext:value-type="float">
            <text:p>0.002709052677453</text:p>
          </table:table-cell>
          <table:table-cell office:value-type="string" calcext:value-type="string">
            <text:p>VGG13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91" calcext:value-type="float">
            <text:p>1891</text:p>
          </table:table-cell>
          <table:table-cell office:value-type="float" office:value="3200" calcext:value-type="float">
            <text:p>3200</text:p>
          </table:table-cell>
          <table:table-cell office:value-type="float" office:value="65.9090909090909" calcext:value-type="float">
            <text:p>65.9090909090909</text:p>
          </table:table-cell>
          <table:table-cell table:number-columns-repeated="9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ifar10</text:p>
          </table:table-cell>
          <table:table-cell office:value-type="float" office:value="0.00270962525606155" calcext:value-type="float">
            <text:p>0.002709625256062</text:p>
          </table:table-cell>
          <table:table-cell office:value-type="string" calcext:value-type="string">
            <text:p>VGG13</text:p>
          </table:table-cell>
          <table:table-cell office:value-type="float" office:value="0.9055" calcext:value-type="float">
            <text:p>0.905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51" calcext:value-type="float">
            <text:p>1851</text:p>
          </table:table-cell>
          <table:table-cell office:value-type="float" office:value="3200" calcext:value-type="float">
            <text:p>3200</text:p>
          </table:table-cell>
          <table:table-cell office:value-type="float" office:value="64.5951727272727" calcext:value-type="float">
            <text:p>64.5951727272727</text:p>
          </table:table-cell>
          <table:table-cell table:number-columns-repeated="9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ifar10</text:p>
          </table:table-cell>
          <table:table-cell office:value-type="float" office:value="0.00271046223714948" calcext:value-type="float">
            <text:p>0.002710462237149</text:p>
          </table:table-cell>
          <table:table-cell office:value-type="string" calcext:value-type="string">
            <text:p>VGG13</text:p>
          </table:table-cell>
          <table:table-cell office:value-type="float" office:value="0.906" calcext:value-type="float">
            <text:p>0.90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5" calcext:value-type="float">
            <text:p>1815</text:p>
          </table:table-cell>
          <table:table-cell office:value-type="float" office:value="3200" calcext:value-type="float">
            <text:p>3200</text:p>
          </table:table-cell>
          <table:table-cell office:value-type="float" office:value="63.4588" calcext:value-type="float">
            <text:p>63.4588</text:p>
          </table:table-cell>
          <table:table-cell table:number-columns-repeated="9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ifar10</text:p>
          </table:table-cell>
          <table:table-cell office:value-type="float" office:value="0.00272903587445617" calcext:value-type="float">
            <text:p>0.002729035874456</text:p>
          </table:table-cell>
          <table:table-cell office:value-type="string" calcext:value-type="string">
            <text:p>VGG13</text:p>
          </table:table-cell>
          <table:table-cell office:value-type="float" office:value="0.9058" calcext:value-type="float">
            <text:p>0.9058</text:p>
          </table:table-cell>
          <table:table-cell office:value-type="float" office:value="0.999" calcext:value-type="float">
            <text:p>0.999</text:p>
          </table:table-cell>
          <table:table-cell office:value-type="float" office:value="1780" calcext:value-type="float">
            <text:p>1780</text:p>
          </table:table-cell>
          <table:table-cell office:value-type="float" office:value="3200" calcext:value-type="float">
            <text:p>3200</text:p>
          </table:table-cell>
          <table:table-cell office:value-type="float" office:value="62.2691636363637" calcext:value-type="float">
            <text:p>62.2691636363637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ifar10</text:p>
          </table:table-cell>
          <table:table-cell office:value-type="float" office:value="0.00268351578339934" calcext:value-type="float">
            <text:p>0.002683515783399</text:p>
          </table:table-cell>
          <table:table-cell office:value-type="string" calcext:value-type="string">
            <text:p>VGG13</text:p>
          </table:table-cell>
          <table:table-cell office:value-type="float" office:value="0.9061" calcext:value-type="float">
            <text:p>0.9061</text:p>
          </table:table-cell>
          <table:table-cell office:value-type="float" office:value="0.998" calcext:value-type="float">
            <text:p>0.998</text:p>
          </table:table-cell>
          <table:table-cell office:value-type="float" office:value="1551" calcext:value-type="float">
            <text:p>1551</text:p>
          </table:table-cell>
          <table:table-cell office:value-type="float" office:value="3200" calcext:value-type="float">
            <text:p>3200</text:p>
          </table:table-cell>
          <table:table-cell office:value-type="float" office:value="54.6164909090909" calcext:value-type="float">
            <text:p>54.6164909090909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ifar10</text:p>
          </table:table-cell>
          <table:table-cell office:value-type="float" office:value="0.00262275525331497" calcext:value-type="float">
            <text:p>0.002622755253315</text:p>
          </table:table-cell>
          <table:table-cell office:value-type="string" calcext:value-type="string">
            <text:p>VGG13</text:p>
          </table:table-cell>
          <table:table-cell office:value-type="float" office:value="0.9" calcext:value-type="float">
            <text:p>0.9</text:p>
          </table:table-cell>
          <table:table-cell office:value-type="float" office:value="0.996" calcext:value-type="float">
            <text:p>0.996</text:p>
          </table:table-cell>
          <table:table-cell office:value-type="float" office:value="1307" calcext:value-type="float">
            <text:p>1307</text:p>
          </table:table-cell>
          <table:table-cell office:value-type="float" office:value="3200" calcext:value-type="float">
            <text:p>3200</text:p>
          </table:table-cell>
          <table:table-cell office:value-type="float" office:value="46.5376272727273" calcext:value-type="float">
            <text:p>46.537627272727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ifar10</text:p>
          </table:table-cell>
          <table:table-cell office:value-type="float" office:value="0.00264462401717901" calcext:value-type="float">
            <text:p>0.002644624017179</text:p>
          </table:table-cell>
          <table:table-cell office:value-type="string" calcext:value-type="string">
            <text:p>VGG13</text:p>
          </table:table-cell>
          <table:table-cell office:value-type="float" office:value="0.8972" calcext:value-type="float">
            <text:p>0.8972</text:p>
          </table:table-cell>
          <table:table-cell office:value-type="float" office:value="0.994" calcext:value-type="float">
            <text:p>0.994</text:p>
          </table:table-cell>
          <table:table-cell office:value-type="float" office:value="1151" calcext:value-type="float">
            <text:p>1151</text:p>
          </table:table-cell>
          <table:table-cell office:value-type="float" office:value="3200" calcext:value-type="float">
            <text:p>3200</text:p>
          </table:table-cell>
          <table:table-cell office:value-type="float" office:value="41.4240181818182" calcext:value-type="float">
            <text:p>41.424018181818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ifar10</text:p>
          </table:table-cell>
          <table:table-cell office:value-type="float" office:value="0.002706973297894" calcext:value-type="float">
            <text:p>0.002706973297894</text:p>
          </table:table-cell>
          <table:table-cell office:value-type="string" calcext:value-type="string">
            <text:p>VGG13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992" calcext:value-type="float">
            <text:p>0.992</text:p>
          </table:table-cell>
          <table:table-cell office:value-type="float" office:value="1035" calcext:value-type="float">
            <text:p>1035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181818182" calcext:value-type="float">
            <text:p>37.6065181818182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ifar10</text:p>
          </table:table-cell>
          <table:table-cell office:value-type="float" office:value="0.00301501928269863" calcext:value-type="float">
            <text:p>0.003015019282699</text:p>
          </table:table-cell>
          <table:table-cell office:value-type="string" calcext:value-type="string">
            <text:p>VGG13</text:p>
          </table:table-cell>
          <table:table-cell office:value-type="float" office:value="0.8802" calcext:value-type="float">
            <text:p>0.8802</text:p>
          </table:table-cell>
          <table:table-cell office:value-type="float" office:value="0.99" calcext:value-type="float">
            <text:p>0.99</text:p>
          </table:table-cell>
          <table:table-cell office:value-type="float" office:value="943" calcext:value-type="float">
            <text:p>943</text:p>
          </table:table-cell>
          <table:table-cell office:value-type="float" office:value="3200" calcext:value-type="float">
            <text:p>3200</text:p>
          </table:table-cell>
          <table:table-cell office:value-type="float" office:value="34.4637818181818" calcext:value-type="float">
            <text:p>34.4637818181818</text:p>
          </table:table-cell>
          <table:table-cell table:number-columns-repeated="9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ifar10</text:p>
          </table:table-cell>
          <table:table-cell office:value-type="float" office:value="0.00431701389551163" calcext:value-type="float">
            <text:p>0.004317013895512</text:p>
          </table:table-cell>
          <table:table-cell office:value-type="string" calcext:value-type="string">
            <text:p>VGG13</text:p>
          </table:table-cell>
          <table:table-cell office:value-type="float" office:value="0.8196" calcext:value-type="float">
            <text:p>0.8196</text:p>
          </table:table-cell>
          <table:table-cell office:value-type="float" office:value="0.98" calcext:value-type="float">
            <text:p>0.98</text:p>
          </table:table-cell>
          <table:table-cell office:value-type="float" office:value="678" calcext:value-type="float">
            <text:p>678</text:p>
          </table:table-cell>
          <table:table-cell office:value-type="float" office:value="3200" calcext:value-type="float">
            <text:p>3200</text:p>
          </table:table-cell>
          <table:table-cell office:value-type="float" office:value="25.6392090909091" calcext:value-type="float">
            <text:p>25.6392090909091</text:p>
          </table:table-cell>
          <table:table-cell table:number-columns-repeated="9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ifar10</text:p>
          </table:table-cell>
          <table:table-cell office:value-type="float" office:value="0.00610693771839142" calcext:value-type="float">
            <text:p>0.006106937718391</text:p>
          </table:table-cell>
          <table:table-cell office:value-type="string" calcext:value-type="string">
            <text:p>VGG13</text:p>
          </table:table-cell>
          <table:table-cell office:value-type="float" office:value="0.7468" calcext:value-type="float">
            <text:p>0.7468</text:p>
          </table:table-cell>
          <table:table-cell office:value-type="float" office:value="0.97" calcext:value-type="float">
            <text:p>0.97</text:p>
          </table:table-cell>
          <table:table-cell office:value-type="float" office:value="543" calcext:value-type="float">
            <text:p>543</text:p>
          </table:table-cell>
          <table:table-cell office:value-type="float" office:value="3200" calcext:value-type="float">
            <text:p>3200</text:p>
          </table:table-cell>
          <table:table-cell office:value-type="float" office:value="20.9162" calcext:value-type="float">
            <text:p>20.9162</text:p>
          </table:table-cell>
          <table:table-cell table:number-columns-repeated="9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ifar10</text:p>
          </table:table-cell>
          <table:table-cell office:value-type="float" office:value="0.0117374976754189" calcext:value-type="float">
            <text:p>0.011737497675419</text:p>
          </table:table-cell>
          <table:table-cell office:value-type="string" calcext:value-type="string">
            <text:p>VGG13</text:p>
          </table:table-cell>
          <table:table-cell office:value-type="float" office:value="0.4628" calcext:value-type="float">
            <text:p>0.4628</text:p>
          </table:table-cell>
          <table:table-cell office:value-type="float" office:value="0.96" calcext:value-type="float">
            <text:p>0.96</text:p>
          </table:table-cell>
          <table:table-cell office:value-type="float" office:value="452" calcext:value-type="float">
            <text:p>452</text:p>
          </table:table-cell>
          <table:table-cell office:value-type="float" office:value="3200" calcext:value-type="float">
            <text:p>3200</text:p>
          </table:table-cell>
          <table:table-cell office:value-type="float" office:value="17.4183181818182" calcext:value-type="float">
            <text:p>17.4183181818182</text:p>
          </table:table-cell>
          <table:table-cell table:number-columns-repeated="9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ifar10</text:p>
          </table:table-cell>
          <table:table-cell office:value-type="float" office:value="0.0183575667142868" calcext:value-type="float">
            <text:p>0.018357566714287</text:p>
          </table:table-cell>
          <table:table-cell office:value-type="string" calcext:value-type="string">
            <text:p>VGG13</text:p>
          </table:table-cell>
          <table:table-cell office:value-type="float" office:value="0.156" calcext:value-type="float">
            <text:p>0.156</text:p>
          </table:table-cell>
          <table:table-cell office:value-type="float" office:value="0.95" calcext:value-type="float">
            <text:p>0.95</text:p>
          </table:table-cell>
          <table:table-cell office:value-type="float" office:value="390" calcext:value-type="float">
            <text:p>390</text:p>
          </table:table-cell>
          <table:table-cell office:value-type="float" office:value="3200" calcext:value-type="float">
            <text:p>3200</text:p>
          </table:table-cell>
          <table:table-cell office:value-type="float" office:value="15.1100909090909" calcext:value-type="float">
            <text:p>15.1100909090909</text:p>
          </table:table-cell>
          <table:table-cell table:number-columns-repeated="9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ifar10</text:p>
          </table:table-cell>
          <table:table-cell office:value-type="float" office:value="0.0202472687244415" calcext:value-type="float">
            <text:p>0.020247268724442</text:p>
          </table:table-cell>
          <table:table-cell office:value-type="string" calcext:value-type="string">
            <text:p>VGG13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94" calcext:value-type="float">
            <text:p>0.94</text:p>
          </table:table-cell>
          <table:table-cell office:value-type="float" office:value="344" calcext:value-type="float">
            <text:p>344</text:p>
          </table:table-cell>
          <table:table-cell office:value-type="float" office:value="3200" calcext:value-type="float">
            <text:p>3200</text:p>
          </table:table-cell>
          <table:table-cell office:value-type="float" office:value="13.5120545454545" calcext:value-type="float">
            <text:p>13.5120545454545</text:p>
          </table:table-cell>
          <table:table-cell table:number-columns-repeated="9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ifar10</text:p>
          </table:table-cell>
          <table:table-cell office:value-type="float" office:value="0.0213009564876556" calcext:value-type="float">
            <text:p>0.021300956487656</text:p>
          </table:table-cell>
          <table:table-cell office:value-type="string" calcext:value-type="string">
            <text:p>VGG13</text:p>
          </table:table-cell>
          <table:table-cell office:value-type="float" office:value="0.114" calcext:value-type="float">
            <text:p>0.114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3046818181818" calcext:value-type="float">
            <text:p>12.3046818181818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ifar10</text:p>
          </table:table-cell>
          <table:table-cell office:value-type="float" office:value="0.0210372703552246" calcext:value-type="float">
            <text:p>0.021037270355225</text:p>
          </table:table-cell>
          <table:table-cell office:value-type="string" calcext:value-type="string">
            <text:p>VGG13</text:p>
          </table:table-cell>
          <table:table-cell office:value-type="float" office:value="0.1129" calcext:value-type="float">
            <text:p>0.1129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2926181818182" calcext:value-type="float">
            <text:p>11.2926181818182</text:p>
          </table:table-cell>
          <table:table-cell table:number-columns-repeated="9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ifar10</text:p>
          </table:table-cell>
          <table:table-cell office:value-type="float" office:value="0.0211266149520874" calcext:value-type="float">
            <text:p>0.021126614952087</text:p>
          </table:table-cell>
          <table:table-cell office:value-type="string" calcext:value-type="string">
            <text:p>VGG13</text:p>
          </table:table-cell>
          <table:table-cell office:value-type="float" office:value="0.1111" calcext:value-type="float">
            <text:p>0.1111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9.97869090909091" calcext:value-type="float">
            <text:p>9.97869090909091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ifar10</text:p>
          </table:table-cell>
          <table:table-cell office:value-type="float" office:value="0.0392159899711609" calcext:value-type="float">
            <text:p>0.039215989971161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3" calcext:value-type="float">
            <text:p>233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2727272727" calcext:value-type="float">
            <text:p>9.32172727272727</text:p>
          </table:table-cell>
          <table:table-cell table:number-columns-repeated="9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ifar10</text:p>
          </table:table-cell>
          <table:table-cell office:value-type="float" office:value="0.00290413821339607" calcext:value-type="float">
            <text:p>0.002904138213396</text:p>
          </table:table-cell>
          <table:table-cell office:value-type="string" calcext:value-type="string">
            <text:p>VGG13</text:p>
          </table:table-cell>
          <table:table-cell office:value-type="float" office:value="0.8966" calcext:value-type="float">
            <text:p>0.896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ifar10</text:p>
          </table:table-cell>
          <table:table-cell office:value-type="float" office:value="0.00288370791226625" calcext:value-type="float">
            <text:p>0.002883707912266</text:p>
          </table:table-cell>
          <table:table-cell office:value-type="string" calcext:value-type="string">
            <text:p>VGG13</text:p>
          </table:table-cell>
          <table:table-cell office:value-type="float" office:value="0.8971" calcext:value-type="float">
            <text:p>0.8971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49" calcext:value-type="float">
            <text:p>2449</text:p>
          </table:table-cell>
          <table:table-cell office:value-type="float" office:value="3200" calcext:value-type="float">
            <text:p>3200</text:p>
          </table:table-cell>
          <table:table-cell office:value-type="float" office:value="82.2975818181818" calcext:value-type="float">
            <text:p>82.2975818181818</text:p>
          </table:table-cell>
          <table:table-cell table:number-columns-repeated="9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ifar10</text:p>
          </table:table-cell>
          <table:table-cell office:value-type="float" office:value="0.00287405885159969" calcext:value-type="float">
            <text:p>0.0028740588516</text:p>
          </table:table-cell>
          <table:table-cell office:value-type="string" calcext:value-type="string">
            <text:p>VGG1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65" calcext:value-type="float">
            <text:p>2265</text:p>
          </table:table-cell>
          <table:table-cell office:value-type="float" office:value="3200" calcext:value-type="float">
            <text:p>3200</text:p>
          </table:table-cell>
          <table:table-cell office:value-type="float" office:value="77.2017" calcext:value-type="float">
            <text:p>77.2017</text:p>
          </table:table-cell>
          <table:table-cell table:number-columns-repeated="9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ifar10</text:p>
          </table:table-cell>
          <table:table-cell office:value-type="float" office:value="0.00288442633748055" calcext:value-type="float">
            <text:p>0.002884426337481</text:p>
          </table:table-cell>
          <table:table-cell office:value-type="string" calcext:value-type="string">
            <text:p>VGG13</text:p>
          </table:table-cell>
          <table:table-cell office:value-type="float" office:value="0.8957" calcext:value-type="float">
            <text:p>0.8957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51" calcext:value-type="float">
            <text:p>2151</text:p>
          </table:table-cell>
          <table:table-cell office:value-type="float" office:value="3200" calcext:value-type="float">
            <text:p>3200</text:p>
          </table:table-cell>
          <table:table-cell office:value-type="float" office:value="73.8281181818182" calcext:value-type="float">
            <text:p>73.8281181818182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ifar10</text:p>
          </table:table-cell>
          <table:table-cell office:value-type="float" office:value="0.00288543952703476" calcext:value-type="float">
            <text:p>0.002885439527035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71" calcext:value-type="float">
            <text:p>2071</text:p>
          </table:table-cell>
          <table:table-cell office:value-type="float" office:value="3200" calcext:value-type="float">
            <text:p>3200</text:p>
          </table:table-cell>
          <table:table-cell office:value-type="float" office:value="71.3423272727273" calcext:value-type="float">
            <text:p>71.3423272727273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ifar10</text:p>
          </table:table-cell>
          <table:table-cell office:value-type="float" office:value="0.00288605987280607" calcext:value-type="float">
            <text:p>0.002886059872806</text:p>
          </table:table-cell>
          <table:table-cell office:value-type="string" calcext:value-type="string">
            <text:p>VGG13</text:p>
          </table:table-cell>
          <table:table-cell office:value-type="float" office:value="0.8968" calcext:value-type="float">
            <text:p>0.8968</text:p>
          </table:table-cell>
          <table:table-cell office:value-type="float" office:value="0.9995" calcext:value-type="float">
            <text:p>0.9995</text:p>
          </table:table-cell>
          <table:table-cell office:value-type="float" office:value="2008" calcext:value-type="float">
            <text:p>2008</text:p>
          </table:table-cell>
          <table:table-cell office:value-type="float" office:value="3200" calcext:value-type="float">
            <text:p>3200</text:p>
          </table:table-cell>
          <table:table-cell office:value-type="float" office:value="69.3004363636364" calcext:value-type="float">
            <text:p>69.3004363636364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ifar10</text:p>
          </table:table-cell>
          <table:table-cell office:value-type="float" office:value="0.00288229813724756" calcext:value-type="float">
            <text:p>0.002882298137248</text:p>
          </table:table-cell>
          <table:table-cell office:value-type="string" calcext:value-type="string">
            <text:p>VGG13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53" calcext:value-type="float">
            <text:p>1953</text:p>
          </table:table-cell>
          <table:table-cell office:value-type="float" office:value="3200" calcext:value-type="float">
            <text:p>3200</text:p>
          </table:table-cell>
          <table:table-cell office:value-type="float" office:value="67.6136272727273" calcext:value-type="float">
            <text:p>67.6136272727273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ifar10</text:p>
          </table:table-cell>
          <table:table-cell office:value-type="float" office:value="0.00287413050234318" calcext:value-type="float">
            <text:p>0.002874130502343</text:p>
          </table:table-cell>
          <table:table-cell office:value-type="string" calcext:value-type="string">
            <text:p>VGG1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93" calcext:value-type="float">
            <text:p>0.9993</text:p>
          </table:table-cell>
          <table:table-cell office:value-type="float" office:value="1906" calcext:value-type="float">
            <text:p>1906</text:p>
          </table:table-cell>
          <table:table-cell office:value-type="float" office:value="3200" calcext:value-type="float">
            <text:p>3200</text:p>
          </table:table-cell>
          <table:table-cell office:value-type="float" office:value="66.1044090909091" calcext:value-type="float">
            <text:p>66.1044090909091</text:p>
          </table:table-cell>
          <table:table-cell table:number-columns-repeated="9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far10</text:p>
          </table:table-cell>
          <table:table-cell office:value-type="float" office:value="0.00285793759375811" calcext:value-type="float">
            <text:p>0.002857937593758</text:p>
          </table:table-cell>
          <table:table-cell office:value-type="string" calcext:value-type="string">
            <text:p>VGG13</text:p>
          </table:table-cell>
          <table:table-cell office:value-type="float" office:value="0.8979" calcext:value-type="float">
            <text:p>0.89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66" calcext:value-type="float">
            <text:p>1866</text:p>
          </table:table-cell>
          <table:table-cell office:value-type="float" office:value="3200" calcext:value-type="float">
            <text:p>3200</text:p>
          </table:table-cell>
          <table:table-cell office:value-type="float" office:value="64.8082454545455" calcext:value-type="float">
            <text:p>64.8082454545455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ifar10</text:p>
          </table:table-cell>
          <table:table-cell office:value-type="float" office:value="0.00285625616312027" calcext:value-type="float">
            <text:p>0.00285625616312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26" calcext:value-type="float">
            <text:p>1826</text:p>
          </table:table-cell>
          <table:table-cell office:value-type="float" office:value="3200" calcext:value-type="float">
            <text:p>3200</text:p>
          </table:table-cell>
          <table:table-cell office:value-type="float" office:value="63.4588090909091" calcext:value-type="float">
            <text:p>63.4588090909091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ifar10</text:p>
          </table:table-cell>
          <table:table-cell office:value-type="float" office:value="0.00284923182725906" calcext:value-type="float">
            <text:p>0.002849231827259</text:p>
          </table:table-cell>
          <table:table-cell office:value-type="string" calcext:value-type="string">
            <text:p>VGG13</text:p>
          </table:table-cell>
          <table:table-cell office:value-type="float" office:value="0.8991" calcext:value-type="float">
            <text:p>0.8991</text:p>
          </table:table-cell>
          <table:table-cell office:value-type="float" office:value="0.999" calcext:value-type="float">
            <text:p>0.999</text:p>
          </table:table-cell>
          <table:table-cell office:value-type="float" office:value="1792" calcext:value-type="float">
            <text:p>1792</text:p>
          </table:table-cell>
          <table:table-cell office:value-type="float" office:value="3200" calcext:value-type="float">
            <text:p>3200</text:p>
          </table:table-cell>
          <table:table-cell office:value-type="float" office:value="62.4289818181818" calcext:value-type="float">
            <text:p>62.4289818181818</text:p>
          </table:table-cell>
          <table:table-cell table:number-columns-repeated="9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ifar10</text:p>
          </table:table-cell>
          <table:table-cell office:value-type="float" office:value="0.00278783463835716" calcext:value-type="float">
            <text:p>0.002787834638357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0.998" calcext:value-type="float">
            <text:p>0.998</text:p>
          </table:table-cell>
          <table:table-cell office:value-type="float" office:value="1558" calcext:value-type="float">
            <text:p>1558</text:p>
          </table:table-cell>
          <table:table-cell office:value-type="float" office:value="3200" calcext:value-type="float">
            <text:p>3200</text:p>
          </table:table-cell>
          <table:table-cell office:value-type="float" office:value="54.5277" calcext:value-type="float">
            <text:p>54.5277</text:p>
          </table:table-cell>
          <table:table-cell table:number-columns-repeated="9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ifar10</text:p>
          </table:table-cell>
          <table:table-cell office:value-type="float" office:value="0.00269786913245916" calcext:value-type="float">
            <text:p>0.002697869132459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6" calcext:value-type="float">
            <text:p>0.996</text:p>
          </table:table-cell>
          <table:table-cell office:value-type="float" office:value="1311" calcext:value-type="float">
            <text:p>1311</text:p>
          </table:table-cell>
          <table:table-cell office:value-type="float" office:value="3200" calcext:value-type="float">
            <text:p>3200</text:p>
          </table:table-cell>
          <table:table-cell office:value-type="float" office:value="46.3778363636364" calcext:value-type="float">
            <text:p>46.3778363636364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ifar10</text:p>
          </table:table-cell>
          <table:table-cell office:value-type="float" office:value="0.00265523197948933" calcext:value-type="float">
            <text:p>0.002655231979489</text:p>
          </table:table-cell>
          <table:table-cell office:value-type="string" calcext:value-type="string">
            <text:p>VGG1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4" calcext:value-type="float">
            <text:p>0.994</text:p>
          </table:table-cell>
          <table:table-cell office:value-type="float" office:value="1156" calcext:value-type="float">
            <text:p>1156</text:p>
          </table:table-cell>
          <table:table-cell office:value-type="float" office:value="3200" calcext:value-type="float">
            <text:p>3200</text:p>
          </table:table-cell>
          <table:table-cell office:value-type="float" office:value="41.3174727272727" calcext:value-type="float">
            <text:p>41.3174727272727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ifar10</text:p>
          </table:table-cell>
          <table:table-cell office:value-type="float" office:value="0.00267910843342543" calcext:value-type="float">
            <text:p>0.002679108433425</text:p>
          </table:table-cell>
          <table:table-cell office:value-type="string" calcext:value-type="string">
            <text:p>VGG13</text:p>
          </table:table-cell>
          <table:table-cell office:value-type="float" office:value="0.8917" calcext:value-type="float">
            <text:p>0.8917</text:p>
          </table:table-cell>
          <table:table-cell office:value-type="float" office:value="0.992" calcext:value-type="float">
            <text:p>0.992</text:p>
          </table:table-cell>
          <table:table-cell office:value-type="float" office:value="1042" calcext:value-type="float">
            <text:p>1042</text:p>
          </table:table-cell>
          <table:table-cell office:value-type="float" office:value="3200" calcext:value-type="float">
            <text:p>3200</text:p>
          </table:table-cell>
          <table:table-cell office:value-type="float" office:value="37.6065272727273" calcext:value-type="float">
            <text:p>37.6065272727273</text:p>
          </table:table-cell>
          <table:table-cell table:number-columns-repeated="9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ifar10</text:p>
          </table:table-cell>
          <table:table-cell office:value-type="float" office:value="0.00298888945281506" calcext:value-type="float">
            <text:p>0.002988889452815</text:p>
          </table:table-cell>
          <table:table-cell office:value-type="string" calcext:value-type="string">
            <text:p>VGG1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99" calcext:value-type="float">
            <text:p>0.99</text:p>
          </table:table-cell>
          <table:table-cell office:value-type="float" office:value="951" calcext:value-type="float">
            <text:p>951</text:p>
          </table:table-cell>
          <table:table-cell office:value-type="float" office:value="3200" calcext:value-type="float">
            <text:p>3200</text:p>
          </table:table-cell>
          <table:table-cell office:value-type="float" office:value="34.6058181818182" calcext:value-type="float">
            <text:p>34.6058181818182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ifar10</text:p>
          </table:table-cell>
          <table:table-cell office:value-type="float" office:value="0.00438153049349785" calcext:value-type="float">
            <text:p>0.004381530493498</text:p>
          </table:table-cell>
          <table:table-cell office:value-type="string" calcext:value-type="string">
            <text:p>VGG13</text:p>
          </table:table-cell>
          <table:table-cell office:value-type="float" office:value="0.8136" calcext:value-type="float">
            <text:p>0.8136</text:p>
          </table:table-cell>
          <table:table-cell office:value-type="float" office:value="0.98" calcext:value-type="float">
            <text:p>0.98</text:p>
          </table:table-cell>
          <table:table-cell office:value-type="float" office:value="688" calcext:value-type="float">
            <text:p>688</text:p>
          </table:table-cell>
          <table:table-cell office:value-type="float" office:value="3200" calcext:value-type="float">
            <text:p>3200</text:p>
          </table:table-cell>
          <table:table-cell office:value-type="float" office:value="25.7457363636364" calcext:value-type="float">
            <text:p>25.7457363636364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ifar10</text:p>
          </table:table-cell>
          <table:table-cell office:value-type="float" office:value="0.00735226076245308" calcext:value-type="float">
            <text:p>0.007352260762453</text:p>
          </table:table-cell>
          <table:table-cell office:value-type="string" calcext:value-type="string">
            <text:p>VGG13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97" calcext:value-type="float">
            <text:p>0.97</text:p>
          </table:table-cell>
          <table:table-cell office:value-type="float" office:value="549" calcext:value-type="float">
            <text:p>549</text:p>
          </table:table-cell>
          <table:table-cell office:value-type="float" office:value="3200" calcext:value-type="float">
            <text:p>3200</text:p>
          </table:table-cell>
          <table:table-cell office:value-type="float" office:value="20.7741363636364" calcext:value-type="float">
            <text:p>20.7741363636364</text:p>
          </table:table-cell>
          <table:table-cell table:number-columns-repeated="9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ifar10</text:p>
          </table:table-cell>
          <table:table-cell office:value-type="float" office:value="0.0126926847577095" calcext:value-type="float">
            <text:p>0.01269268475771</text:p>
          </table:table-cell>
          <table:table-cell office:value-type="string" calcext:value-type="string">
            <text:p>VGG13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96" calcext:value-type="float">
            <text:p>0.96</text:p>
          </table:table-cell>
          <table:table-cell office:value-type="float" office:value="460" calcext:value-type="float">
            <text:p>460</text:p>
          </table:table-cell>
          <table:table-cell office:value-type="float" office:value="3200" calcext:value-type="float">
            <text:p>3200</text:p>
          </table:table-cell>
          <table:table-cell office:value-type="float" office:value="17.6136363636364" calcext:value-type="float">
            <text:p>17.6136363636364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ifar10</text:p>
          </table:table-cell>
          <table:table-cell office:value-type="float" office:value="0.0201186362743378" calcext:value-type="float">
            <text:p>0.020118636274338</text:p>
          </table:table-cell>
          <table:table-cell office:value-type="string" calcext:value-type="string">
            <text:p>VGG13</text:p>
          </table:table-cell>
          <table:table-cell office:value-type="float" office:value="0.1398" calcext:value-type="float">
            <text:p>0.1398</text:p>
          </table:table-cell>
          <table:table-cell office:value-type="float" office:value="0.95" calcext:value-type="float">
            <text:p>0.95</text:p>
          </table:table-cell>
          <table:table-cell office:value-type="float" office:value="396" calcext:value-type="float">
            <text:p>396</text:p>
          </table:table-cell>
          <table:table-cell office:value-type="float" office:value="3200" calcext:value-type="float">
            <text:p>3200</text:p>
          </table:table-cell>
          <table:table-cell office:value-type="float" office:value="15.2166272727273" calcext:value-type="float">
            <text:p>15.2166272727273</text:p>
          </table:table-cell>
          <table:table-cell table:number-columns-repeated="9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ifar10</text:p>
          </table:table-cell>
          <table:table-cell office:value-type="float" office:value="0.0216969781160355" calcext:value-type="float">
            <text:p>0.021696978116036</text:p>
          </table:table-cell>
          <table:table-cell office:value-type="string" calcext:value-type="string">
            <text:p>VGG13</text:p>
          </table:table-cell>
          <table:table-cell office:value-type="float" office:value="0.1227" calcext:value-type="float">
            <text:p>0.1227</text:p>
          </table:table-cell>
          <table:table-cell office:value-type="float" office:value="0.94" calcext:value-type="float">
            <text:p>0.94</text:p>
          </table:table-cell>
          <table:table-cell office:value-type="float" office:value="350" calcext:value-type="float">
            <text:p>350</text:p>
          </table:table-cell>
          <table:table-cell office:value-type="float" office:value="3200" calcext:value-type="float">
            <text:p>3200</text:p>
          </table:table-cell>
          <table:table-cell office:value-type="float" office:value="13.6718727272727" calcext:value-type="float">
            <text:p>13.6718727272727</text:p>
          </table:table-cell>
          <table:table-cell table:number-columns-repeated="9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ifar10</text:p>
          </table:table-cell>
          <table:table-cell office:value-type="float" office:value="0.0227806871652603" calcext:value-type="float">
            <text:p>0.02278068716526</text:p>
          </table:table-cell>
          <table:table-cell office:value-type="string" calcext:value-type="string">
            <text:p>VGG13</text:p>
          </table:table-cell>
          <table:table-cell office:value-type="float" office:value="0.1168" calcext:value-type="float">
            <text:p>0.1168</text:p>
          </table:table-cell>
          <table:table-cell office:value-type="float" office:value="0.93" calcext:value-type="float">
            <text:p>0.93</text:p>
          </table:table-cell>
          <table:table-cell office:value-type="float" office:value="313" calcext:value-type="float">
            <text:p>313</text:p>
          </table:table-cell>
          <table:table-cell office:value-type="float" office:value="3200" calcext:value-type="float">
            <text:p>3200</text:p>
          </table:table-cell>
          <table:table-cell office:value-type="float" office:value="12.3401909090909" calcext:value-type="float">
            <text:p>12.3401909090909</text:p>
          </table:table-cell>
          <table:table-cell table:number-columns-repeated="9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ifar10</text:p>
          </table:table-cell>
          <table:table-cell office:value-type="float" office:value="0.0231658528089523" calcext:value-type="float">
            <text:p>0.023165852808952</text:p>
          </table:table-cell>
          <table:table-cell office:value-type="string" calcext:value-type="string">
            <text:p>VGG13</text:p>
          </table:table-cell>
          <table:table-cell office:value-type="float" office:value="0.116" calcext:value-type="float">
            <text:p>0.116</text:p>
          </table:table-cell>
          <table:table-cell office:value-type="float" office:value="0.92" calcext:value-type="float">
            <text:p>0.92</text:p>
          </table:table-cell>
          <table:table-cell office:value-type="float" office:value="282" calcext:value-type="float">
            <text:p>282</text:p>
          </table:table-cell>
          <table:table-cell office:value-type="float" office:value="3200" calcext:value-type="float">
            <text:p>3200</text:p>
          </table:table-cell>
          <table:table-cell office:value-type="float" office:value="11.0262636363636" calcext:value-type="float">
            <text:p>11.026263636363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ifar10</text:p>
          </table:table-cell>
          <table:table-cell office:value-type="float" office:value="0.0242061412096024" calcext:value-type="float">
            <text:p>0.024206141209602</text:p>
          </table:table-cell>
          <table:table-cell office:value-type="string" calcext:value-type="string">
            <text:p>VGG13</text:p>
          </table:table-cell>
          <table:table-cell office:value-type="float" office:value="0.1119" calcext:value-type="float">
            <text:p>0.1119</text:p>
          </table:table-cell>
          <table:table-cell office:value-type="float" office:value="0.91" calcext:value-type="float">
            <text:p>0.91</text:p>
          </table:table-cell>
          <table:table-cell office:value-type="float" office:value="258" calcext:value-type="float">
            <text:p>258</text:p>
          </table:table-cell>
          <table:table-cell office:value-type="float" office:value="3200" calcext:value-type="float">
            <text:p>3200</text:p>
          </table:table-cell>
          <table:table-cell office:value-type="float" office:value="10.1740090909091" calcext:value-type="float">
            <text:p>10.1740090909091</text:p>
          </table:table-cell>
          <table:table-cell table:number-columns-repeated="9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ifar10</text:p>
          </table:table-cell>
          <table:table-cell office:value-type="float" office:value="0.0248340280532837" calcext:value-type="float">
            <text:p>0.024834028053284</text:p>
          </table:table-cell>
          <table:table-cell office:value-type="string" calcext:value-type="string">
            <text:p>VGG13</text:p>
          </table:table-cell>
          <table:table-cell office:value-type="float" office:value="0.0951" calcext:value-type="float">
            <text:p>0.0951</text:p>
          </table:table-cell>
          <table:table-cell office:value-type="float" office:value="0.9" calcext:value-type="float">
            <text:p>0.9</text:p>
          </table:table-cell>
          <table:table-cell office:value-type="float" office:value="236" calcext:value-type="float">
            <text:p>236</text:p>
          </table:table-cell>
          <table:table-cell office:value-type="float" office:value="3200" calcext:value-type="float">
            <text:p>3200</text:p>
          </table:table-cell>
          <table:table-cell office:value-type="float" office:value="9.35723636363636" calcext:value-type="float">
            <text:p>9.35723636363636</text:p>
          </table:table-cell>
          <table:table-cell table:number-columns-repeated="9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ifar10</text:p>
          </table:table-cell>
          <table:table-cell office:value-type="float" office:value="0.00288541286513209" calcext:value-type="float">
            <text:p>0.002885412865132</text:p>
          </table:table-cell>
          <table:table-cell office:value-type="string" calcext:value-type="string">
            <text:p>VGG13</text:p>
          </table:table-cell>
          <table:table-cell office:value-type="float" office:value="0.8974" calcext:value-type="float">
            <text:p>0.89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ifar10</text:p>
          </table:table-cell>
          <table:table-cell office:value-type="float" office:value="0.00288096405267715" calcext:value-type="float">
            <text:p>0.002880964052677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1" calcext:value-type="float">
            <text:p>2411</text:p>
          </table:table-cell>
          <table:table-cell office:value-type="float" office:value="3200" calcext:value-type="float">
            <text:p>3200</text:p>
          </table:table-cell>
          <table:table-cell office:value-type="float" office:value="81.5696" calcext:value-type="float">
            <text:p>81.5696</text:p>
          </table:table-cell>
          <table:table-cell table:number-columns-repeated="9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ifar10</text:p>
          </table:table-cell>
          <table:table-cell office:value-type="float" office:value="0.00288032728359103" calcext:value-type="float">
            <text:p>0.002880327283591</text:p>
          </table:table-cell>
          <table:table-cell office:value-type="string" calcext:value-type="string">
            <text:p>VGG13</text:p>
          </table:table-cell>
          <table:table-cell office:value-type="float" office:value="0.8981" calcext:value-type="float">
            <text:p>0.8981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2" calcext:value-type="float">
            <text:p>2232</text:p>
          </table:table-cell>
          <table:table-cell office:value-type="float" office:value="3200" calcext:value-type="float">
            <text:p>3200</text:p>
          </table:table-cell>
          <table:table-cell office:value-type="float" office:value="76.6335090909091" calcext:value-type="float">
            <text:p>76.6335090909091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ifar10</text:p>
          </table:table-cell>
          <table:table-cell office:value-type="float" office:value="0.0028730560772121" calcext:value-type="float">
            <text:p>0.002873056077212</text:p>
          </table:table-cell>
          <table:table-cell office:value-type="string" calcext:value-type="string">
            <text:p>VGG13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6" calcext:value-type="float">
            <text:p>2126</text:p>
          </table:table-cell>
          <table:table-cell office:value-type="float" office:value="3200" calcext:value-type="float">
            <text:p>3200</text:p>
          </table:table-cell>
          <table:table-cell office:value-type="float" office:value="73.5795545454545" calcext:value-type="float">
            <text:p>73.5795545454545</text:p>
          </table:table-cell>
          <table:table-cell table:number-columns-repeated="9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ifar10</text:p>
          </table:table-cell>
          <table:table-cell office:value-type="float" office:value="0.00286916751563549" calcext:value-type="float">
            <text:p>0.002869167515635</text:p>
          </table:table-cell>
          <table:table-cell office:value-type="string" calcext:value-type="string">
            <text:p>VGG13</text:p>
          </table:table-cell>
          <table:table-cell office:value-type="float" office:value="0.8975" calcext:value-type="float">
            <text:p>0.897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46" calcext:value-type="float">
            <text:p>2046</text:p>
          </table:table-cell>
          <table:table-cell office:value-type="float" office:value="3200" calcext:value-type="float">
            <text:p>3200</text:p>
          </table:table-cell>
          <table:table-cell office:value-type="float" office:value="70.8984454545455" calcext:value-type="float">
            <text:p>70.8984454545455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ifar10</text:p>
          </table:table-cell>
          <table:table-cell office:value-type="float" office:value="0.00287065805867314" calcext:value-type="float">
            <text:p>0.002870658058673</text:p>
          </table:table-cell>
          <table:table-cell office:value-type="string" calcext:value-type="string">
            <text:p>VGG13</text:p>
          </table:table-cell>
          <table:table-cell office:value-type="float" office:value="0.898" calcext:value-type="float">
            <text:p>0.898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3" calcext:value-type="float">
            <text:p>1983</text:p>
          </table:table-cell>
          <table:table-cell office:value-type="float" office:value="3200" calcext:value-type="float">
            <text:p>3200</text:p>
          </table:table-cell>
          <table:table-cell office:value-type="float" office:value="68.9098090909091" calcext:value-type="float">
            <text:p>68.9098090909091</text:p>
          </table:table-cell>
          <table:table-cell table:number-columns-repeated="9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ifar10</text:p>
          </table:table-cell>
          <table:table-cell office:value-type="float" office:value="0.00286481457203627" calcext:value-type="float">
            <text:p>0.002864814572036</text:p>
          </table:table-cell>
          <table:table-cell office:value-type="string" calcext:value-type="string">
            <text:p>VGG13</text:p>
          </table:table-cell>
          <table:table-cell office:value-type="float" office:value="0.8987" calcext:value-type="float">
            <text:p>0.8987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4" calcext:value-type="float">
            <text:p>1934</text:p>
          </table:table-cell>
          <table:table-cell office:value-type="float" office:value="3200" calcext:value-type="float">
            <text:p>3200</text:p>
          </table:table-cell>
          <table:table-cell office:value-type="float" office:value="67.3828181818182" calcext:value-type="float">
            <text:p>67.3828181818182</text:p>
          </table:table-cell>
          <table:table-cell table:number-columns-repeated="9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ifar10</text:p>
          </table:table-cell>
          <table:table-cell office:value-type="float" office:value="0.00288253474757075" calcext:value-type="float">
            <text:p>0.002882534747571</text:p>
          </table:table-cell>
          <table:table-cell office:value-type="string" calcext:value-type="string">
            <text:p>VGG13</text:p>
          </table:table-cell>
          <table:table-cell office:value-type="float" office:value="0.8969" calcext:value-type="float">
            <text:p>0.8969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8913363636364" calcext:value-type="float">
            <text:p>65.8913363636364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ifar10</text:p>
          </table:table-cell>
          <table:table-cell office:value-type="float" office:value="0.00285578496977687" calcext:value-type="float">
            <text:p>0.002855784969777</text:p>
          </table:table-cell>
          <table:table-cell office:value-type="string" calcext:value-type="string">
            <text:p>VGG13</text:p>
          </table:table-cell>
          <table:table-cell office:value-type="float" office:value="0.8985" calcext:value-type="float">
            <text:p>0.898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8" calcext:value-type="float">
            <text:p>1848</text:p>
          </table:table-cell>
          <table:table-cell office:value-type="float" office:value="3200" calcext:value-type="float">
            <text:p>3200</text:p>
          </table:table-cell>
          <table:table-cell office:value-type="float" office:value="64.5951727272727" calcext:value-type="float">
            <text:p>64.5951727272727</text:p>
          </table:table-cell>
          <table:table-cell table:number-columns-repeated="9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ifar10</text:p>
          </table:table-cell>
          <table:table-cell office:value-type="float" office:value="0.00285751157402992" calcext:value-type="float">
            <text:p>0.00285751157403</text:p>
          </table:table-cell>
          <table:table-cell office:value-type="string" calcext:value-type="string">
            <text:p>VGG13</text:p>
          </table:table-cell>
          <table:table-cell office:value-type="float" office:value="0.899" calcext:value-type="float">
            <text:p>0.899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10" calcext:value-type="float">
            <text:p>1810</text:p>
          </table:table-cell>
          <table:table-cell office:value-type="float" office:value="3200" calcext:value-type="float">
            <text:p>3200</text:p>
          </table:table-cell>
          <table:table-cell office:value-type="float" office:value="63.299" calcext:value-type="float">
            <text:p>63.299</text:p>
          </table:table-cell>
          <table:table-cell table:number-columns-repeated="9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ifar10</text:p>
          </table:table-cell>
          <table:table-cell office:value-type="float" office:value="0.00284100889898837" calcext:value-type="float">
            <text:p>0.002841008898988</text:p>
          </table:table-cell>
          <table:table-cell office:value-type="string" calcext:value-type="string">
            <text:p>VGG13</text:p>
          </table:table-cell>
          <table:table-cell office:value-type="float" office:value="0.8989" calcext:value-type="float">
            <text:p>0.8989</text:p>
          </table:table-cell>
          <table:table-cell office:value-type="float" office:value="0.999" calcext:value-type="float">
            <text:p>0.999</text:p>
          </table:table-cell>
          <table:table-cell office:value-type="float" office:value="1777" calcext:value-type="float">
            <text:p>1777</text:p>
          </table:table-cell>
          <table:table-cell office:value-type="float" office:value="3200" calcext:value-type="float">
            <text:p>3200</text:p>
          </table:table-cell>
          <table:table-cell office:value-type="float" office:value="62.1626363636364" calcext:value-type="float">
            <text:p>62.1626363636364</text:p>
          </table:table-cell>
          <table:table-cell table:number-columns-repeated="9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ifar10</text:p>
          </table:table-cell>
          <table:table-cell office:value-type="float" office:value="0.00280836969576776" calcext:value-type="float">
            <text:p>0.002808369695768</text:p>
          </table:table-cell>
          <table:table-cell office:value-type="string" calcext:value-type="string">
            <text:p>VGG13</text:p>
          </table:table-cell>
          <table:table-cell office:value-type="float" office:value="0.8995" calcext:value-type="float">
            <text:p>0.8995</text:p>
          </table:table-cell>
          <table:table-cell office:value-type="float" office:value="0.998" calcext:value-type="float">
            <text:p>0.998</text:p>
          </table:table-cell>
          <table:table-cell office:value-type="float" office:value="1546" calcext:value-type="float">
            <text:p>1546</text:p>
          </table:table-cell>
          <table:table-cell office:value-type="float" office:value="3200" calcext:value-type="float">
            <text:p>3200</text:p>
          </table:table-cell>
          <table:table-cell office:value-type="float" office:value="54.5809727272727" calcext:value-type="float">
            <text:p>54.5809727272727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ifar10</text:p>
          </table:table-cell>
          <table:table-cell office:value-type="float" office:value="0.0027124780844897" calcext:value-type="float">
            <text:p>0.00271247808449</text:p>
          </table:table-cell>
          <table:table-cell office:value-type="string" calcext:value-type="string">
            <text:p>VGG13</text:p>
          </table:table-cell>
          <table:table-cell office:value-type="float" office:value="0.8965" calcext:value-type="float">
            <text:p>0.8965</text:p>
          </table:table-cell>
          <table:table-cell office:value-type="float" office:value="0.996" calcext:value-type="float">
            <text:p>0.996</text:p>
          </table:table-cell>
          <table:table-cell office:value-type="float" office:value="1301" calcext:value-type="float">
            <text:p>1301</text:p>
          </table:table-cell>
          <table:table-cell office:value-type="float" office:value="3200" calcext:value-type="float">
            <text:p>3200</text:p>
          </table:table-cell>
          <table:table-cell office:value-type="float" office:value="46.4843727272727" calcext:value-type="float">
            <text:p>46.4843727272727</text:p>
          </table:table-cell>
          <table:table-cell table:number-columns-repeated="9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ifar10</text:p>
          </table:table-cell>
          <table:table-cell office:value-type="float" office:value="0.00273882964253426" calcext:value-type="float">
            <text:p>0.002738829642534</text:p>
          </table:table-cell>
          <table:table-cell office:value-type="string" calcext:value-type="string">
            <text:p>VGG13</text:p>
          </table:table-cell>
          <table:table-cell office:value-type="float" office:value="0.8938" calcext:value-type="float">
            <text:p>0.8938</text:p>
          </table:table-cell>
          <table:table-cell office:value-type="float" office:value="0.994" calcext:value-type="float">
            <text:p>0.994</text:p>
          </table:table-cell>
          <table:table-cell office:value-type="float" office:value="1144" calcext:value-type="float">
            <text:p>1144</text:p>
          </table:table-cell>
          <table:table-cell office:value-type="float" office:value="3200" calcext:value-type="float">
            <text:p>3200</text:p>
          </table:table-cell>
          <table:table-cell office:value-type="float" office:value="41.353" calcext:value-type="float">
            <text:p>41.353</text:p>
          </table:table-cell>
          <table:table-cell table:number-columns-repeated="9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ifar10</text:p>
          </table:table-cell>
          <table:table-cell office:value-type="float" office:value="0.00281948711872101" calcext:value-type="float">
            <text:p>0.002819487118721</text:p>
          </table:table-cell>
          <table:table-cell office:value-type="string" calcext:value-type="string">
            <text:p>VGG13</text:p>
          </table:table-cell>
          <table:table-cell office:value-type="float" office:value="0.8867" calcext:value-type="float">
            <text:p>0.8867</text:p>
          </table:table-cell>
          <table:table-cell office:value-type="float" office:value="0.992" calcext:value-type="float">
            <text:p>0.992</text:p>
          </table:table-cell>
          <table:table-cell office:value-type="float" office:value="1028" calcext:value-type="float">
            <text:p>1028</text:p>
          </table:table-cell>
          <table:table-cell office:value-type="float" office:value="3200" calcext:value-type="float">
            <text:p>3200</text:p>
          </table:table-cell>
          <table:table-cell office:value-type="float" office:value="37.4289727272727" calcext:value-type="float">
            <text:p>37.4289727272727</text:p>
          </table:table-cell>
          <table:table-cell table:number-columns-repeated="9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ifar10</text:p>
          </table:table-cell>
          <table:table-cell office:value-type="float" office:value="0.00280807194709778" calcext:value-type="float">
            <text:p>0.002808071947098</text:p>
          </table:table-cell>
          <table:table-cell office:value-type="string" calcext:value-type="string">
            <text:p>VGG13</text:p>
          </table:table-cell>
          <table:table-cell office:value-type="float" office:value="0.885" calcext:value-type="float">
            <text:p>0.885</text:p>
          </table:table-cell>
          <table:table-cell office:value-type="float" office:value="0.99" calcext:value-type="float">
            <text:p>0.99</text:p>
          </table:table-cell>
          <table:table-cell office:value-type="float" office:value="939" calcext:value-type="float">
            <text:p>939</text:p>
          </table:table-cell>
          <table:table-cell office:value-type="float" office:value="3200" calcext:value-type="float">
            <text:p>3200</text:p>
          </table:table-cell>
          <table:table-cell office:value-type="float" office:value="34.4815454545455" calcext:value-type="float">
            <text:p>34.4815454545455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ifar10</text:p>
          </table:table-cell>
          <table:table-cell office:value-type="float" office:value="0.00489607910513878" calcext:value-type="float">
            <text:p>0.004896079105139</text:p>
          </table:table-cell>
          <table:table-cell office:value-type="string" calcext:value-type="string">
            <text:p>VGG13</text:p>
          </table:table-cell>
          <table:table-cell office:value-type="float" office:value="0.7888" calcext:value-type="float">
            <text:p>0.7888</text:p>
          </table:table-cell>
          <table:table-cell office:value-type="float" office:value="0.98" calcext:value-type="float">
            <text:p>0.98</text:p>
          </table:table-cell>
          <table:table-cell office:value-type="float" office:value="674" calcext:value-type="float">
            <text:p>674</text:p>
          </table:table-cell>
          <table:table-cell office:value-type="float" office:value="3200" calcext:value-type="float">
            <text:p>3200</text:p>
          </table:table-cell>
          <table:table-cell office:value-type="float" office:value="25.3906181818182" calcext:value-type="float">
            <text:p>25.3906181818182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ifar10</text:p>
          </table:table-cell>
          <table:table-cell office:value-type="float" office:value="0.00789393229484558" calcext:value-type="float">
            <text:p>0.007893932294846</text:p>
          </table:table-cell>
          <table:table-cell office:value-type="string" calcext:value-type="string">
            <text:p>VGG13</text:p>
          </table:table-cell>
          <table:table-cell office:value-type="float" office:value="0.661" calcext:value-type="float">
            <text:p>0.661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7208727272727" calcext:value-type="float">
            <text:p>20.7208727272727</text:p>
          </table:table-cell>
          <table:table-cell table:number-columns-repeated="9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ifar10</text:p>
          </table:table-cell>
          <table:table-cell office:value-type="float" office:value="0.0132390899181366" calcext:value-type="float">
            <text:p>0.013239089918137</text:p>
          </table:table-cell>
          <table:table-cell office:value-type="string" calcext:value-type="string">
            <text:p>VGG13</text:p>
          </table:table-cell>
          <table:table-cell office:value-type="float" office:value="0.3878" calcext:value-type="float">
            <text:p>0.3878</text:p>
          </table:table-cell>
          <table:table-cell office:value-type="float" office:value="0.96" calcext:value-type="float">
            <text:p>0.96</text:p>
          </table:table-cell>
          <table:table-cell office:value-type="float" office:value="454" calcext:value-type="float">
            <text:p>454</text:p>
          </table:table-cell>
          <table:table-cell office:value-type="float" office:value="3200" calcext:value-type="float">
            <text:p>3200</text:p>
          </table:table-cell>
          <table:table-cell office:value-type="float" office:value="17.6491454545455" calcext:value-type="float">
            <text:p>17.6491454545455</text:p>
          </table:table-cell>
          <table:table-cell table:number-columns-repeated="9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ifar10</text:p>
          </table:table-cell>
          <table:table-cell office:value-type="float" office:value="0.0189207044124603" calcext:value-type="float">
            <text:p>0.01892070441246</text:p>
          </table:table-cell>
          <table:table-cell office:value-type="string" calcext:value-type="string">
            <text:p>VGG13</text:p>
          </table:table-cell>
          <table:table-cell office:value-type="float" office:value="0.2078" calcext:value-type="float">
            <text:p>0.2078</text:p>
          </table:table-cell>
          <table:table-cell office:value-type="float" office:value="0.95" calcext:value-type="float">
            <text:p>0.95</text:p>
          </table:table-cell>
          <table:table-cell office:value-type="float" office:value="388" calcext:value-type="float">
            <text:p>388</text:p>
          </table:table-cell>
          <table:table-cell office:value-type="float" office:value="3200" calcext:value-type="float">
            <text:p>3200</text:p>
          </table:table-cell>
          <table:table-cell office:value-type="float" office:value="15.1988636363636" calcext:value-type="float">
            <text:p>15.1988636363636</text:p>
          </table:table-cell>
          <table:table-cell table:number-columns-repeated="9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ifar10</text:p>
          </table:table-cell>
          <table:table-cell office:value-type="float" office:value="0.020729885673523" calcext:value-type="float">
            <text:p>0.020729885673523</text:p>
          </table:table-cell>
          <table:table-cell office:value-type="string" calcext:value-type="string">
            <text:p>VGG13</text:p>
          </table:table-cell>
          <table:table-cell office:value-type="float" office:value="0.1352" calcext:value-type="float">
            <text:p>0.1352</text:p>
          </table:table-cell>
          <table:table-cell office:value-type="float" office:value="0.94" calcext:value-type="float">
            <text:p>0.94</text:p>
          </table:table-cell>
          <table:table-cell office:value-type="float" office:value="342" calcext:value-type="float">
            <text:p>342</text:p>
          </table:table-cell>
          <table:table-cell office:value-type="float" office:value="3200" calcext:value-type="float">
            <text:p>3200</text:p>
          </table:table-cell>
          <table:table-cell office:value-type="float" office:value="13.4765545454545" calcext:value-type="float">
            <text:p>13.4765545454545</text:p>
          </table:table-cell>
          <table:table-cell table:number-columns-repeated="9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ifar10</text:p>
          </table:table-cell>
          <table:table-cell office:value-type="float" office:value="0.0208260232448578" calcext:value-type="float">
            <text:p>0.020826023244858</text:p>
          </table:table-cell>
          <table:table-cell office:value-type="string" calcext:value-type="string">
            <text:p>VGG13</text:p>
          </table:table-cell>
          <table:table-cell office:value-type="float" office:value="0.1281" calcext:value-type="float">
            <text:p>0.1281</text:p>
          </table:table-cell>
          <table:table-cell office:value-type="float" office:value="0.93" calcext:value-type="float">
            <text:p>0.93</text:p>
          </table:table-cell>
          <table:table-cell office:value-type="float" office:value="307" calcext:value-type="float">
            <text:p>307</text:p>
          </table:table-cell>
          <table:table-cell office:value-type="float" office:value="3200" calcext:value-type="float">
            <text:p>3200</text:p>
          </table:table-cell>
          <table:table-cell office:value-type="float" office:value="12.1981454545455" calcext:value-type="float">
            <text:p>12.1981454545455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ifar10</text:p>
          </table:table-cell>
          <table:table-cell office:value-type="float" office:value="0.02187546646595" calcext:value-type="float">
            <text:p>0.02187546646595</text:p>
          </table:table-cell>
          <table:table-cell office:value-type="string" calcext:value-type="string">
            <text:p>VGG13</text:p>
          </table:table-cell>
          <table:table-cell office:value-type="float" office:value="0.1089" calcext:value-type="float">
            <text:p>0.1089</text:p>
          </table:table-cell>
          <table:table-cell office:value-type="float" office:value="0.92" calcext:value-type="float">
            <text:p>0.92</text:p>
          </table:table-cell>
          <table:table-cell office:value-type="float" office:value="277" calcext:value-type="float">
            <text:p>277</text:p>
          </table:table-cell>
          <table:table-cell office:value-type="float" office:value="3200" calcext:value-type="float">
            <text:p>3200</text:p>
          </table:table-cell>
          <table:table-cell office:value-type="float" office:value="11.0085181818182" calcext:value-type="float">
            <text:p>11.0085181818182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ifar10</text:p>
          </table:table-cell>
          <table:table-cell office:value-type="float" office:value="0.0230038571357727" calcext:value-type="float">
            <text:p>0.023003857135773</text:p>
          </table:table-cell>
          <table:table-cell office:value-type="string" calcext:value-type="string">
            <text:p>VGG13</text:p>
          </table:table-cell>
          <table:table-cell office:value-type="float" office:value="0.1013" calcext:value-type="float">
            <text:p>0.1013</text:p>
          </table:table-cell>
          <table:table-cell office:value-type="float" office:value="0.91" calcext:value-type="float">
            <text:p>0.91</text:p>
          </table:table-cell>
          <table:table-cell office:value-type="float" office:value="253" calcext:value-type="float">
            <text:p>253</text:p>
          </table:table-cell>
          <table:table-cell office:value-type="float" office:value="3200" calcext:value-type="float">
            <text:p>3200</text:p>
          </table:table-cell>
          <table:table-cell office:value-type="float" office:value="10.0497090909091" calcext:value-type="float">
            <text:p>10.0497090909091</text:p>
          </table:table-cell>
          <table:table-cell table:number-columns-repeated="9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ifar10</text:p>
          </table:table-cell>
          <table:table-cell office:value-type="float" office:value="0.0236552253723144" calcext:value-type="float">
            <text:p>0.023655225372314</text:p>
          </table:table-cell>
          <table:table-cell office:value-type="string" calcext:value-type="string">
            <text:p>VGG13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9" calcext:value-type="float">
            <text:p>0.9</text:p>
          </table:table-cell>
          <table:table-cell office:value-type="float" office:value="230" calcext:value-type="float">
            <text:p>230</text:p>
          </table:table-cell>
          <table:table-cell office:value-type="float" office:value="3200" calcext:value-type="float">
            <text:p>3200</text:p>
          </table:table-cell>
          <table:table-cell office:value-type="float" office:value="9.16193636363636" calcext:value-type="float">
            <text:p>9.16193636363636</text:p>
          </table:table-cell>
          <table:table-cell table:number-columns-repeated="9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ifar10</text:p>
          </table:table-cell>
          <table:table-cell office:value-type="float" office:value="0.00294257448688149" calcext:value-type="float">
            <text:p>0.002942574486882</text:p>
          </table:table-cell>
          <table:table-cell office:value-type="string" calcext:value-type="string">
            <text:p>VGG13</text:p>
          </table:table-cell>
          <table:table-cell office:value-type="float" office:value="0.8944" calcext:value-type="float">
            <text:p>0.894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ifar10</text:p>
          </table:table-cell>
          <table:table-cell office:value-type="float" office:value="0.00293618450015783" calcext:value-type="float">
            <text:p>0.002936184500158</text:p>
          </table:table-cell>
          <table:table-cell office:value-type="string" calcext:value-type="string">
            <text:p>VGG13</text:p>
          </table:table-cell>
          <table:table-cell office:value-type="float" office:value="0.8953" calcext:value-type="float">
            <text:p>0.8953</text:p>
          </table:table-cell>
          <table:table-cell office:value-type="float" office:value="0.9999" calcext:value-type="float">
            <text:p>0.9999</text:p>
          </table:table-cell>
          <table:table-cell office:value-type="float" office:value="2397" calcext:value-type="float">
            <text:p>2397</text:p>
          </table:table-cell>
          <table:table-cell office:value-type="float" office:value="3200" calcext:value-type="float">
            <text:p>3200</text:p>
          </table:table-cell>
          <table:table-cell office:value-type="float" office:value="81.1789727272727" calcext:value-type="float">
            <text:p>81.1789727272727</text:p>
          </table:table-cell>
          <table:table-cell table:number-columns-repeated="9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ifar10</text:p>
          </table:table-cell>
          <table:table-cell office:value-type="float" office:value="0.00292342780902982" calcext:value-type="float">
            <text:p>0.00292342780903</text:p>
          </table:table-cell>
          <table:table-cell office:value-type="string" calcext:value-type="string">
            <text:p>VGG13</text:p>
          </table:table-cell>
          <table:table-cell office:value-type="float" office:value="0.8949" calcext:value-type="float">
            <text:p>0.8949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21" calcext:value-type="float">
            <text:p>2221</text:p>
          </table:table-cell>
          <table:table-cell office:value-type="float" office:value="3200" calcext:value-type="float">
            <text:p>3200</text:p>
          </table:table-cell>
          <table:table-cell office:value-type="float" office:value="76.4559636363636" calcext:value-type="float">
            <text:p>76.4559636363636</text:p>
          </table:table-cell>
          <table:table-cell table:number-columns-repeated="9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ifar10</text:p>
          </table:table-cell>
          <table:table-cell office:value-type="float" office:value="0.00292570357844234" calcext:value-type="float">
            <text:p>0.002925703578442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14" calcext:value-type="float">
            <text:p>2114</text:p>
          </table:table-cell>
          <table:table-cell office:value-type="float" office:value="3200" calcext:value-type="float">
            <text:p>3200</text:p>
          </table:table-cell>
          <table:table-cell office:value-type="float" office:value="73.2066727272727" calcext:value-type="float">
            <text:p>73.2066727272727</text:p>
          </table:table-cell>
          <table:table-cell table:number-columns-repeated="9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ifar10</text:p>
          </table:table-cell>
          <table:table-cell office:value-type="float" office:value="0.00291918158531189" calcext:value-type="float">
            <text:p>0.002919181585312</text:p>
          </table:table-cell>
          <table:table-cell office:value-type="string" calcext:value-type="string">
            <text:p>VGG13</text:p>
          </table:table-cell>
          <table:table-cell office:value-type="float" office:value="0.8955" calcext:value-type="float">
            <text:p>0.8955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35" calcext:value-type="float">
            <text:p>2035</text:p>
          </table:table-cell>
          <table:table-cell office:value-type="float" office:value="3200" calcext:value-type="float">
            <text:p>3200</text:p>
          </table:table-cell>
          <table:table-cell office:value-type="float" office:value="70.6853636363636" calcext:value-type="float">
            <text:p>70.6853636363636</text:p>
          </table:table-cell>
          <table:table-cell table:number-columns-repeated="9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ifar10</text:p>
          </table:table-cell>
          <table:table-cell office:value-type="float" office:value="0.0029215442687273" calcext:value-type="float">
            <text:p>0.002921544268727</text:p>
          </table:table-cell>
          <table:table-cell office:value-type="string" calcext:value-type="string">
            <text:p>VGG13</text:p>
          </table:table-cell>
          <table:table-cell office:value-type="float" office:value="0.8954" calcext:value-type="float">
            <text:p>0.8954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72" calcext:value-type="float">
            <text:p>1972</text:p>
          </table:table-cell>
          <table:table-cell office:value-type="float" office:value="3200" calcext:value-type="float">
            <text:p>3200</text:p>
          </table:table-cell>
          <table:table-cell office:value-type="float" office:value="68.6789818181818" calcext:value-type="float">
            <text:p>68.678981818181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ifar10</text:p>
          </table:table-cell>
          <table:table-cell office:value-type="float" office:value="0.00292264244258404" calcext:value-type="float">
            <text:p>0.002922642442584</text:p>
          </table:table-cell>
          <table:table-cell office:value-type="string" calcext:value-type="string">
            <text:p>VGG13</text:p>
          </table:table-cell>
          <table:table-cell office:value-type="float" office:value="0.8962" calcext:value-type="float">
            <text:p>0.8962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19" calcext:value-type="float">
            <text:p>1919</text:p>
          </table:table-cell>
          <table:table-cell office:value-type="float" office:value="3200" calcext:value-type="float">
            <text:p>3200</text:p>
          </table:table-cell>
          <table:table-cell office:value-type="float" office:value="67.0277" calcext:value-type="float">
            <text:p>67.0277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ifar10</text:p>
          </table:table-cell>
          <table:table-cell office:value-type="float" office:value="0.00292619965299964" calcext:value-type="float">
            <text:p>0.002926199653</text:p>
          </table:table-cell>
          <table:table-cell office:value-type="string" calcext:value-type="string">
            <text:p>VGG13</text:p>
          </table:table-cell>
          <table:table-cell office:value-type="float" office:value="0.8951" calcext:value-type="float">
            <text:p>0.8951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73" calcext:value-type="float">
            <text:p>1873</text:p>
          </table:table-cell>
          <table:table-cell office:value-type="float" office:value="3200" calcext:value-type="float">
            <text:p>3200</text:p>
          </table:table-cell>
          <table:table-cell office:value-type="float" office:value="65.5894727272727" calcext:value-type="float">
            <text:p>65.5894727272727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ifar10</text:p>
          </table:table-cell>
          <table:table-cell office:value-type="float" office:value="0.00293193526417017" calcext:value-type="float">
            <text:p>0.00293193526417</text:p>
          </table:table-cell>
          <table:table-cell office:value-type="string" calcext:value-type="string">
            <text:p>VGG13</text:p>
          </table:table-cell>
          <table:table-cell office:value-type="float" office:value="0.895" calcext:value-type="float">
            <text:p>0.895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32" calcext:value-type="float">
            <text:p>1832</text:p>
          </table:table-cell>
          <table:table-cell office:value-type="float" office:value="3200" calcext:value-type="float">
            <text:p>3200</text:p>
          </table:table-cell>
          <table:table-cell office:value-type="float" office:value="64.2223" calcext:value-type="float">
            <text:p>64.2223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ifar10</text:p>
          </table:table-cell>
          <table:table-cell office:value-type="float" office:value="0.00292387630566955" calcext:value-type="float">
            <text:p>0.00292387630567</text:p>
          </table:table-cell>
          <table:table-cell office:value-type="string" calcext:value-type="string">
            <text:p>VGG13</text:p>
          </table:table-cell>
          <table:table-cell office:value-type="float" office:value="0.8946" calcext:value-type="float">
            <text:p>0.8946</text:p>
          </table:table-cell>
          <table:table-cell office:value-type="float" office:value="0.9991" calcext:value-type="float">
            <text:p>0.9991</text:p>
          </table:table-cell>
          <table:table-cell office:value-type="float" office:value="1792" calcext:value-type="float">
            <text:p>1792</text:p>
          </table:table-cell>
          <table:table-cell office:value-type="float" office:value="3200" calcext:value-type="float">
            <text:p>3200</text:p>
          </table:table-cell>
          <table:table-cell office:value-type="float" office:value="62.8728636363636" calcext:value-type="float">
            <text:p>62.8728636363636</text:p>
          </table:table-cell>
          <table:table-cell table:number-columns-repeated="9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ifar10</text:p>
          </table:table-cell>
          <table:table-cell office:value-type="float" office:value="0.00291787888258696" calcext:value-type="float">
            <text:p>0.002917878882587</text:p>
          </table:table-cell>
          <table:table-cell office:value-type="string" calcext:value-type="string">
            <text:p>VGG13</text:p>
          </table:table-cell>
          <table:table-cell office:value-type="float" office:value="0.8945" calcext:value-type="float">
            <text:p>0.8945</text:p>
          </table:table-cell>
          <table:table-cell office:value-type="float" office:value="0.999" calcext:value-type="float">
            <text:p>0.999</text:p>
          </table:table-cell>
          <table:table-cell office:value-type="float" office:value="1759" calcext:value-type="float">
            <text:p>1759</text:p>
          </table:table-cell>
          <table:table-cell office:value-type="float" office:value="3200" calcext:value-type="float">
            <text:p>3200</text:p>
          </table:table-cell>
          <table:table-cell office:value-type="float" office:value="61.7542727272727" calcext:value-type="float">
            <text:p>61.7542727272727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ifar10</text:p>
          </table:table-cell>
          <table:table-cell office:value-type="float" office:value="0.00284698439389467" calcext:value-type="float">
            <text:p>0.002846984393895</text:p>
          </table:table-cell>
          <table:table-cell office:value-type="string" calcext:value-type="string">
            <text:p>VGG13</text:p>
          </table:table-cell>
          <table:table-cell office:value-type="float" office:value="0.8956" calcext:value-type="float">
            <text:p>0.8956</text:p>
          </table:table-cell>
          <table:table-cell office:value-type="float" office:value="0.998" calcext:value-type="float">
            <text:p>0.998</text:p>
          </table:table-cell>
          <table:table-cell office:value-type="float" office:value="1526" calcext:value-type="float">
            <text:p>1526</text:p>
          </table:table-cell>
          <table:table-cell office:value-type="float" office:value="3200" calcext:value-type="float">
            <text:p>3200</text:p>
          </table:table-cell>
          <table:table-cell office:value-type="float" office:value="54.0305454545455" calcext:value-type="float">
            <text:p>54.0305454545455</text:p>
          </table:table-cell>
          <table:table-cell table:number-columns-repeated="9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ifar10</text:p>
          </table:table-cell>
          <table:table-cell office:value-type="float" office:value="0.00274667027443647" calcext:value-type="float">
            <text:p>0.002746670274436</text:p>
          </table:table-cell>
          <table:table-cell office:value-type="string" calcext:value-type="string">
            <text:p>VGG13</text:p>
          </table:table-cell>
          <table:table-cell office:value-type="float" office:value="0.8967" calcext:value-type="float">
            <text:p>0.8967</text:p>
          </table:table-cell>
          <table:table-cell office:value-type="float" office:value="0.996" calcext:value-type="float">
            <text:p>0.996</text:p>
          </table:table-cell>
          <table:table-cell office:value-type="float" office:value="1278" calcext:value-type="float">
            <text:p>1278</text:p>
          </table:table-cell>
          <table:table-cell office:value-type="float" office:value="3200" calcext:value-type="float">
            <text:p>3200</text:p>
          </table:table-cell>
          <table:table-cell office:value-type="float" office:value="45.8096545454545" calcext:value-type="float">
            <text:p>45.8096545454545</text:p>
          </table:table-cell>
          <table:table-cell table:number-columns-repeated="9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ifar10</text:p>
          </table:table-cell>
          <table:table-cell office:value-type="float" office:value="0.00280431189164519" calcext:value-type="float">
            <text:p>0.002804311891645</text:p>
          </table:table-cell>
          <table:table-cell office:value-type="string" calcext:value-type="string">
            <text:p>VGG13</text:p>
          </table:table-cell>
          <table:table-cell office:value-type="float" office:value="0.892" calcext:value-type="float">
            <text:p>0.892</text:p>
          </table:table-cell>
          <table:table-cell office:value-type="float" office:value="0.994" calcext:value-type="float">
            <text:p>0.994</text:p>
          </table:table-cell>
          <table:table-cell office:value-type="float" office:value="1120" calcext:value-type="float">
            <text:p>1120</text:p>
          </table:table-cell>
          <table:table-cell office:value-type="float" office:value="3200" calcext:value-type="float">
            <text:p>3200</text:p>
          </table:table-cell>
          <table:table-cell office:value-type="float" office:value="40.4829454545455" calcext:value-type="float">
            <text:p>40.4829454545455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ifar10</text:p>
          </table:table-cell>
          <table:table-cell office:value-type="float" office:value="0.00283297726213932" calcext:value-type="float">
            <text:p>0.002832977262139</text:p>
          </table:table-cell>
          <table:table-cell office:value-type="string" calcext:value-type="string">
            <text:p>VGG13</text:p>
          </table:table-cell>
          <table:table-cell office:value-type="float" office:value="0.8878" calcext:value-type="float">
            <text:p>0.8878</text:p>
          </table:table-cell>
          <table:table-cell office:value-type="float" office:value="0.992" calcext:value-type="float">
            <text:p>0.992</text:p>
          </table:table-cell>
          <table:table-cell office:value-type="float" office:value="1005" calcext:value-type="float">
            <text:p>1005</text:p>
          </table:table-cell>
          <table:table-cell office:value-type="float" office:value="3200" calcext:value-type="float">
            <text:p>3200</text:p>
          </table:table-cell>
          <table:table-cell office:value-type="float" office:value="36.6832363636364" calcext:value-type="float">
            <text:p>36.6832363636364</text:p>
          </table:table-cell>
          <table:table-cell table:number-columns-repeated="9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ifar10</text:p>
          </table:table-cell>
          <table:table-cell office:value-type="float" office:value="0.00290491361767054" calcext:value-type="float">
            <text:p>0.002904913617671</text:p>
          </table:table-cell>
          <table:table-cell office:value-type="string" calcext:value-type="string">
            <text:p>VGG13</text:p>
          </table:table-cell>
          <table:table-cell office:value-type="float" office:value="0.8843" calcext:value-type="float">
            <text:p>0.8843</text:p>
          </table:table-cell>
          <table:table-cell office:value-type="float" office:value="0.99" calcext:value-type="float">
            <text:p>0.99</text:p>
          </table:table-cell>
          <table:table-cell office:value-type="float" office:value="919" calcext:value-type="float">
            <text:p>919</text:p>
          </table:table-cell>
          <table:table-cell office:value-type="float" office:value="3200" calcext:value-type="float">
            <text:p>3200</text:p>
          </table:table-cell>
          <table:table-cell office:value-type="float" office:value="33.8600818181818" calcext:value-type="float">
            <text:p>33.8600818181818</text:p>
          </table:table-cell>
          <table:table-cell table:number-columns-repeated="9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ifar10</text:p>
          </table:table-cell>
          <table:table-cell office:value-type="float" office:value="0.00549408192038536" calcext:value-type="float">
            <text:p>0.005494081920385</text:p>
          </table:table-cell>
          <table:table-cell office:value-type="string" calcext:value-type="string">
            <text:p>VGG13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98" calcext:value-type="float">
            <text:p>0.98</text:p>
          </table:table-cell>
          <table:table-cell office:value-type="float" office:value="663" calcext:value-type="float">
            <text:p>663</text:p>
          </table:table-cell>
          <table:table-cell office:value-type="float" office:value="3200" calcext:value-type="float">
            <text:p>3200</text:p>
          </table:table-cell>
          <table:table-cell office:value-type="float" office:value="25.1242909090909" calcext:value-type="float">
            <text:p>25.1242909090909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ifar10</text:p>
          </table:table-cell>
          <table:table-cell office:value-type="float" office:value="0.00908059815168381" calcext:value-type="float">
            <text:p>0.009080598151684</text:p>
          </table:table-cell>
          <table:table-cell office:value-type="string" calcext:value-type="string">
            <text:p>VGG13</text:p>
          </table:table-cell>
          <table:table-cell office:value-type="float" office:value="0.5966" calcext:value-type="float">
            <text:p>0.5966</text:p>
          </table:table-cell>
          <table:table-cell office:value-type="float" office:value="0.97" calcext:value-type="float">
            <text:p>0.97</text:p>
          </table:table-cell>
          <table:table-cell office:value-type="float" office:value="528" calcext:value-type="float">
            <text:p>528</text:p>
          </table:table-cell>
          <table:table-cell office:value-type="float" office:value="3200" calcext:value-type="float">
            <text:p>3200</text:p>
          </table:table-cell>
          <table:table-cell office:value-type="float" office:value="20.3480090909091" calcext:value-type="float">
            <text:p>20.3480090909091</text:p>
          </table:table-cell>
          <table:table-cell table:number-columns-repeated="9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ifar10</text:p>
          </table:table-cell>
          <table:table-cell office:value-type="float" office:value="0.016340624833107" calcext:value-type="float">
            <text:p>0.016340624833107</text:p>
          </table:table-cell>
          <table:table-cell office:value-type="string" calcext:value-type="string">
            <text:p>VGG13</text:p>
          </table:table-cell>
          <table:table-cell office:value-type="float" office:value="0.2569" calcext:value-type="float">
            <text:p>0.2569</text:p>
          </table:table-cell>
          <table:table-cell office:value-type="float" office:value="0.96" calcext:value-type="float">
            <text:p>0.96</text:p>
          </table:table-cell>
          <table:table-cell office:value-type="float" office:value="442" calcext:value-type="float">
            <text:p>442</text:p>
          </table:table-cell>
          <table:table-cell office:value-type="float" office:value="3200" calcext:value-type="float">
            <text:p>3200</text:p>
          </table:table-cell>
          <table:table-cell office:value-type="float" office:value="17.1874909090909" calcext:value-type="float">
            <text:p>17.187490909090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ifar10</text:p>
          </table:table-cell>
          <table:table-cell office:value-type="float" office:value="0.0191899796009064" calcext:value-type="float">
            <text:p>0.019189979600906</text:p>
          </table:table-cell>
          <table:table-cell office:value-type="string" calcext:value-type="string">
            <text:p>VGG13</text:p>
          </table:table-cell>
          <table:table-cell office:value-type="float" office:value="0.1648" calcext:value-type="float">
            <text:p>0.1648</text:p>
          </table:table-cell>
          <table:table-cell office:value-type="float" office:value="0.95" calcext:value-type="float">
            <text:p>0.95</text:p>
          </table:table-cell>
          <table:table-cell office:value-type="float" office:value="381" calcext:value-type="float">
            <text:p>381</text:p>
          </table:table-cell>
          <table:table-cell office:value-type="float" office:value="3200" calcext:value-type="float">
            <text:p>3200</text:p>
          </table:table-cell>
          <table:table-cell office:value-type="float" office:value="14.8970181818182" calcext:value-type="float">
            <text:p>14.8970181818182</text:p>
          </table:table-cell>
          <table:table-cell table:number-columns-repeated="9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ifar10</text:p>
          </table:table-cell>
          <table:table-cell office:value-type="float" office:value="0.0206216547489166" calcext:value-type="float">
            <text:p>0.020621654748917</text:p>
          </table:table-cell>
          <table:table-cell office:value-type="string" calcext:value-type="string">
            <text:p>VGG13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94" calcext:value-type="float">
            <text:p>0.94</text:p>
          </table:table-cell>
          <table:table-cell office:value-type="float" office:value="338" calcext:value-type="float">
            <text:p>338</text:p>
          </table:table-cell>
          <table:table-cell office:value-type="float" office:value="3200" calcext:value-type="float">
            <text:p>3200</text:p>
          </table:table-cell>
          <table:table-cell office:value-type="float" office:value="13.3522636363636" calcext:value-type="float">
            <text:p>13.3522636363636</text:p>
          </table:table-cell>
          <table:table-cell table:number-columns-repeated="9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ifar10</text:p>
          </table:table-cell>
          <table:table-cell office:value-type="float" office:value="0.021236341547966" calcext:value-type="float">
            <text:p>0.021236341547966</text:p>
          </table:table-cell>
          <table:table-cell office:value-type="string" calcext:value-type="string">
            <text:p>VGG13</text:p>
          </table:table-cell>
          <table:table-cell office:value-type="float" office:value="0.1369" calcext:value-type="float">
            <text:p>0.1369</text:p>
          </table:table-cell>
          <table:table-cell office:value-type="float" office:value="0.93" calcext:value-type="float">
            <text:p>0.93</text:p>
          </table:table-cell>
          <table:table-cell office:value-type="float" office:value="302" calcext:value-type="float">
            <text:p>302</text:p>
          </table:table-cell>
          <table:table-cell office:value-type="float" office:value="3200" calcext:value-type="float">
            <text:p>3200</text:p>
          </table:table-cell>
          <table:table-cell office:value-type="float" office:value="12.0561" calcext:value-type="float">
            <text:p>12.0561</text:p>
          </table:table-cell>
          <table:table-cell table:number-columns-repeated="9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ifar10</text:p>
          </table:table-cell>
          <table:table-cell office:value-type="float" office:value="0.0215992490291595" calcext:value-type="float">
            <text:p>0.02159924902916</text:p>
          </table:table-cell>
          <table:table-cell office:value-type="string" calcext:value-type="string">
            <text:p>VGG13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92" calcext:value-type="float">
            <text:p>0.92</text:p>
          </table:table-cell>
          <table:table-cell office:value-type="float" office:value="274" calcext:value-type="float">
            <text:p>274</text:p>
          </table:table-cell>
          <table:table-cell office:value-type="float" office:value="3200" calcext:value-type="float">
            <text:p>3200</text:p>
          </table:table-cell>
          <table:table-cell office:value-type="float" office:value="10.7954545454545" calcext:value-type="float">
            <text:p>10.7954545454545</text:p>
          </table:table-cell>
          <table:table-cell table:number-columns-repeated="9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ifar10</text:p>
          </table:table-cell>
          <table:table-cell office:value-type="float" office:value="0.0214748784780502" calcext:value-type="float">
            <text:p>0.02147487847805</text:p>
          </table:table-cell>
          <table:table-cell office:value-type="string" calcext:value-type="string">
            <text:p>VGG13</text:p>
          </table:table-cell>
          <table:table-cell office:value-type="float" office:value="0.1191" calcext:value-type="float">
            <text:p>0.1191</text:p>
          </table:table-cell>
          <table:table-cell office:value-type="float" office:value="0.91" calcext:value-type="float">
            <text:p>0.91</text:p>
          </table:table-cell>
          <table:table-cell office:value-type="float" office:value="249" calcext:value-type="float">
            <text:p>249</text:p>
          </table:table-cell>
          <table:table-cell office:value-type="float" office:value="3200" calcext:value-type="float">
            <text:p>3200</text:p>
          </table:table-cell>
          <table:table-cell office:value-type="float" office:value="9.8544" calcext:value-type="float">
            <text:p>9.8544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ifar10</text:p>
          </table:table-cell>
          <table:table-cell office:value-type="float" office:value="0.0466042153358459" calcext:value-type="float">
            <text:p>0.046604215335846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28" calcext:value-type="float">
            <text:p>228</text:p>
          </table:table-cell>
          <table:table-cell office:value-type="float" office:value="3200" calcext:value-type="float">
            <text:p>3200</text:p>
          </table:table-cell>
          <table:table-cell office:value-type="float" office:value="9.1797" calcext:value-type="float">
            <text:p>9.1797</text:p>
          </table:table-cell>
          <table:table-cell table:number-columns-repeated="9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ifar10</text:p>
          </table:table-cell>
          <table:table-cell office:value-type="float" office:value="0.00274962655007839" calcext:value-type="float">
            <text:p>0.002749626550078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200" calcext:value-type="float">
            <text:p>3200</text:p>
          </table:table-cell>
          <table:table-cell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ifar10</text:p>
          </table:table-cell>
          <table:table-cell office:value-type="float" office:value="0.0027372939683497" calcext:value-type="float">
            <text:p>0.00273729396835</text:p>
          </table:table-cell>
          <table:table-cell office:value-type="string" calcext:value-type="string">
            <text:p>VGG13</text:p>
          </table:table-cell>
          <table:table-cell office:value-type="float" office:value="0.9029" calcext:value-type="float">
            <text:p>0.9029</text:p>
          </table:table-cell>
          <table:table-cell office:value-type="float" office:value="0.9999" calcext:value-type="float">
            <text:p>0.9999</text:p>
          </table:table-cell>
          <table:table-cell office:value-type="float" office:value="2414" calcext:value-type="float">
            <text:p>2414</text:p>
          </table:table-cell>
          <table:table-cell office:value-type="float" office:value="3200" calcext:value-type="float">
            <text:p>3200</text:p>
          </table:table-cell>
          <table:table-cell office:value-type="float" office:value="81.7293909090909" calcext:value-type="float">
            <text:p>81.7293909090909</text:p>
          </table:table-cell>
          <table:table-cell table:number-columns-repeated="9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ifar10</text:p>
          </table:table-cell>
          <table:table-cell office:value-type="float" office:value="0.00272954049929976" calcext:value-type="float">
            <text:p>0.0027295404993</text:p>
          </table:table-cell>
          <table:table-cell office:value-type="string" calcext:value-type="string">
            <text:p>VGG13</text:p>
          </table:table-cell>
          <table:table-cell office:value-type="float" office:value="0.9023" calcext:value-type="float">
            <text:p>0.9023</text:p>
          </table:table-cell>
          <table:table-cell office:value-type="float" office:value="0.9998" calcext:value-type="float">
            <text:p>0.9998</text:p>
          </table:table-cell>
          <table:table-cell office:value-type="float" office:value="2235" calcext:value-type="float">
            <text:p>2235</text:p>
          </table:table-cell>
          <table:table-cell office:value-type="float" office:value="3200" calcext:value-type="float">
            <text:p>3200</text:p>
          </table:table-cell>
          <table:table-cell office:value-type="float" office:value="76.6867818181818" calcext:value-type="float">
            <text:p>76.686781818181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ifar10</text:p>
          </table:table-cell>
          <table:table-cell office:value-type="float" office:value="0.00273593216091394" calcext:value-type="float">
            <text:p>0.002735932160914</text:p>
          </table:table-cell>
          <table:table-cell office:value-type="string" calcext:value-type="string">
            <text:p>VGG13</text:p>
          </table:table-cell>
          <table:table-cell office:value-type="float" office:value="0.9031" calcext:value-type="float">
            <text:p>0.9031</text:p>
          </table:table-cell>
          <table:table-cell office:value-type="float" office:value="0.9997" calcext:value-type="float">
            <text:p>0.9997</text:p>
          </table:table-cell>
          <table:table-cell office:value-type="float" office:value="2125" calcext:value-type="float">
            <text:p>2125</text:p>
          </table:table-cell>
          <table:table-cell office:value-type="float" office:value="3200" calcext:value-type="float">
            <text:p>3200</text:p>
          </table:table-cell>
          <table:table-cell office:value-type="float" office:value="73.2954454545455" calcext:value-type="float">
            <text:p>73.295445454545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ifar10</text:p>
          </table:table-cell>
          <table:table-cell office:value-type="float" office:value="0.00272842753827572" calcext:value-type="float">
            <text:p>0.002728427538276</text:p>
          </table:table-cell>
          <table:table-cell office:value-type="string" calcext:value-type="string">
            <text:p>VGG13</text:p>
          </table:table-cell>
          <table:table-cell office:value-type="float" office:value="0.9027" calcext:value-type="float">
            <text:p>0.9027</text:p>
          </table:table-cell>
          <table:table-cell office:value-type="float" office:value="0.9996" calcext:value-type="float">
            <text:p>0.9996</text:p>
          </table:table-cell>
          <table:table-cell office:value-type="float" office:value="2048" calcext:value-type="float">
            <text:p>2048</text:p>
          </table:table-cell>
          <table:table-cell office:value-type="float" office:value="3200" calcext:value-type="float">
            <text:p>3200</text:p>
          </table:table-cell>
          <table:table-cell office:value-type="float" office:value="70.9339636363636" calcext:value-type="float">
            <text:p>70.9339636363636</text:p>
          </table:table-cell>
          <table:table-cell table:number-columns-repeated="9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ifar10</text:p>
          </table:table-cell>
          <table:table-cell office:value-type="float" office:value="0.00272289902865887" calcext:value-type="float">
            <text:p>0.002722899028659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95" calcext:value-type="float">
            <text:p>0.9995</text:p>
          </table:table-cell>
          <table:table-cell office:value-type="float" office:value="1984" calcext:value-type="float">
            <text:p>1984</text:p>
          </table:table-cell>
          <table:table-cell office:value-type="float" office:value="3200" calcext:value-type="float">
            <text:p>3200</text:p>
          </table:table-cell>
          <table:table-cell office:value-type="float" office:value="68.9098181818182" calcext:value-type="float">
            <text:p>68.9098181818182</text:p>
          </table:table-cell>
          <table:table-cell table:number-columns-repeated="9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ifar10</text:p>
          </table:table-cell>
          <table:table-cell office:value-type="float" office:value="0.00272221993729472" calcext:value-type="float">
            <text:p>0.002722219937295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933" calcext:value-type="float">
            <text:p>1933</text:p>
          </table:table-cell>
          <table:table-cell office:value-type="float" office:value="3200" calcext:value-type="float">
            <text:p>3200</text:p>
          </table:table-cell>
          <table:table-cell office:value-type="float" office:value="67.3650545454546" calcext:value-type="float">
            <text:p>67.3650545454546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ifar10</text:p>
          </table:table-cell>
          <table:table-cell office:value-type="float" office:value="0.00272179918661714" calcext:value-type="float">
            <text:p>0.002721799186617</text:p>
          </table:table-cell>
          <table:table-cell office:value-type="string" calcext:value-type="string">
            <text:p>VGG13</text:p>
          </table:table-cell>
          <table:table-cell office:value-type="float" office:value="0.9037" calcext:value-type="float">
            <text:p>0.9037</text:p>
          </table:table-cell>
          <table:table-cell office:value-type="float" office:value="0.9993" calcext:value-type="float">
            <text:p>0.9993</text:p>
          </table:table-cell>
          <table:table-cell office:value-type="float" office:value="1888" calcext:value-type="float">
            <text:p>1888</text:p>
          </table:table-cell>
          <table:table-cell office:value-type="float" office:value="3200" calcext:value-type="float">
            <text:p>3200</text:p>
          </table:table-cell>
          <table:table-cell office:value-type="float" office:value="65.8913454545455" calcext:value-type="float">
            <text:p>65.8913454545455</text:p>
          </table:table-cell>
          <table:table-cell table:number-columns-repeated="9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ifar10</text:p>
          </table:table-cell>
          <table:table-cell office:value-type="float" office:value="0.00272194429412484" calcext:value-type="float">
            <text:p>0.002721944294125</text:p>
          </table:table-cell>
          <table:table-cell office:value-type="string" calcext:value-type="string">
            <text:p>VGG13</text:p>
          </table:table-cell>
          <table:table-cell office:value-type="float" office:value="0.9034" calcext:value-type="float">
            <text:p>0.9034</text:p>
          </table:table-cell>
          <table:table-cell office:value-type="float" office:value="0.9992" calcext:value-type="float">
            <text:p>0.9992</text:p>
          </table:table-cell>
          <table:table-cell office:value-type="float" office:value="1846" calcext:value-type="float">
            <text:p>1846</text:p>
          </table:table-cell>
          <table:table-cell office:value-type="float" office:value="3200" calcext:value-type="float">
            <text:p>3200</text:p>
          </table:table-cell>
          <table:table-cell office:value-type="float" office:value="64.5241545454546" calcext:value-type="float">
            <text:p>64.5241545454546</text:p>
          </table:table-cell>
          <table:table-cell table:number-columns-repeated="9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ifar10</text:p>
          </table:table-cell>
          <table:table-cell office:value-type="float" office:value="0.00273160797208548" calcext:value-type="float">
            <text:p>0.002731607972085</text:p>
          </table:table-cell>
          <table:table-cell office:value-type="string" calcext:value-type="string">
            <text:p>VGG13</text:p>
          </table:table-cell>
          <table:table-cell office:value-type="float" office:value="0.9033" calcext:value-type="float">
            <text:p>0.9033</text:p>
          </table:table-cell>
          <table:table-cell office:value-type="float" office:value="0.9991" calcext:value-type="float">
            <text:p>0.9991</text:p>
          </table:table-cell>
          <table:table-cell office:value-type="float" office:value="1807" calcext:value-type="float">
            <text:p>1807</text:p>
          </table:table-cell>
          <table:table-cell office:value-type="float" office:value="3200" calcext:value-type="float">
            <text:p>3200</text:p>
          </table:table-cell>
          <table:table-cell office:value-type="float" office:value="63.2279818181818" calcext:value-type="float">
            <text:p>63.2279818181818</text:p>
          </table:table-cell>
          <table:table-cell table:number-columns-repeated="9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ifar10</text:p>
          </table:table-cell>
          <table:table-cell office:value-type="float" office:value="0.00270598543584347" calcext:value-type="float">
            <text:p>0.002705985435843</text:p>
          </table:table-cell>
          <table:table-cell office:value-type="string" calcext:value-type="string">
            <text:p>VGG13</text:p>
          </table:table-cell>
          <table:table-cell office:value-type="float" office:value="0.9044" calcext:value-type="float">
            <text:p>0.9044</text:p>
          </table:table-cell>
          <table:table-cell office:value-type="float" office:value="0.999" calcext:value-type="float">
            <text:p>0.999</text:p>
          </table:table-cell>
          <table:table-cell office:value-type="float" office:value="1775" calcext:value-type="float">
            <text:p>1775</text:p>
          </table:table-cell>
          <table:table-cell office:value-type="float" office:value="3200" calcext:value-type="float">
            <text:p>3200</text:p>
          </table:table-cell>
          <table:table-cell office:value-type="float" office:value="62.2159" calcext:value-type="float">
            <text:p>62.2159</text:p>
          </table:table-cell>
          <table:table-cell table:number-columns-repeated="9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ifar10</text:p>
          </table:table-cell>
          <table:table-cell office:value-type="float" office:value="0.00271143373847008" calcext:value-type="float">
            <text:p>0.00271143373847</text:p>
          </table:table-cell>
          <table:table-cell office:value-type="string" calcext:value-type="string">
            <text:p>VGG13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998" calcext:value-type="float">
            <text:p>0.998</text:p>
          </table:table-cell>
          <table:table-cell office:value-type="float" office:value="1542" calcext:value-type="float">
            <text:p>1542</text:p>
          </table:table-cell>
          <table:table-cell office:value-type="float" office:value="3200" calcext:value-type="float">
            <text:p>3200</text:p>
          </table:table-cell>
          <table:table-cell office:value-type="float" office:value="54.5099454545455" calcext:value-type="float">
            <text:p>54.5099454545455</text:p>
          </table:table-cell>
          <table:table-cell table:number-columns-repeated="9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ifar10</text:p>
          </table:table-cell>
          <table:table-cell office:value-type="float" office:value="0.00266227148994803" calcext:value-type="float">
            <text:p>0.002662271489948</text:p>
          </table:table-cell>
          <table:table-cell office:value-type="string" calcext:value-type="string">
            <text:p>VGG13</text:p>
          </table:table-cell>
          <table:table-cell office:value-type="float" office:value="0.9005" calcext:value-type="float">
            <text:p>0.9005</text:p>
          </table:table-cell>
          <table:table-cell office:value-type="float" office:value="0.996" calcext:value-type="float">
            <text:p>0.996</text:p>
          </table:table-cell>
          <table:table-cell office:value-type="float" office:value="1295" calcext:value-type="float">
            <text:p>1295</text:p>
          </table:table-cell>
          <table:table-cell office:value-type="float" office:value="3200" calcext:value-type="float">
            <text:p>3200</text:p>
          </table:table-cell>
          <table:table-cell office:value-type="float" office:value="46.4133454545455" calcext:value-type="float">
            <text:p>46.4133454545455</text:p>
          </table:table-cell>
          <table:table-cell table:number-columns-repeated="9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ifar10</text:p>
          </table:table-cell>
          <table:table-cell office:value-type="float" office:value="0.00273527807444334" calcext:value-type="float">
            <text:p>0.002735278074443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4" calcext:value-type="float">
            <text:p>0.994</text:p>
          </table:table-cell>
          <table:table-cell office:value-type="float" office:value="1139" calcext:value-type="float">
            <text:p>1139</text:p>
          </table:table-cell>
          <table:table-cell office:value-type="float" office:value="3200" calcext:value-type="float">
            <text:p>3200</text:p>
          </table:table-cell>
          <table:table-cell office:value-type="float" office:value="41.2997181818182" calcext:value-type="float">
            <text:p>41.2997181818182</text:p>
          </table:table-cell>
          <table:table-cell table:number-columns-repeated="9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ifar10</text:p>
          </table:table-cell>
          <table:table-cell office:value-type="float" office:value="0.00274145118743181" calcext:value-type="float">
            <text:p>0.002741451187432</text:p>
          </table:table-cell>
          <table:table-cell office:value-type="string" calcext:value-type="string">
            <text:p>VGG13</text:p>
          </table:table-cell>
          <table:table-cell office:value-type="float" office:value="0.8952" calcext:value-type="float">
            <text:p>0.8952</text:p>
          </table:table-cell>
          <table:table-cell office:value-type="float" office:value="0.992" calcext:value-type="float">
            <text:p>0.992</text:p>
          </table:table-cell>
          <table:table-cell office:value-type="float" office:value="1026" calcext:value-type="float">
            <text:p>1026</text:p>
          </table:table-cell>
          <table:table-cell office:value-type="float" office:value="3200" calcext:value-type="float">
            <text:p>3200</text:p>
          </table:table-cell>
          <table:table-cell office:value-type="float" office:value="37.5710090909091" calcext:value-type="float">
            <text:p>37.5710090909091</text:p>
          </table:table-cell>
          <table:table-cell table:number-columns-repeated="9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ifar10</text:p>
          </table:table-cell>
          <table:table-cell office:value-type="float" office:value="0.00285612856000662" calcext:value-type="float">
            <text:p>0.002856128560007</text:p>
          </table:table-cell>
          <table:table-cell office:value-type="string" calcext:value-type="string">
            <text:p>VGG13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99" calcext:value-type="float">
            <text:p>0.99</text:p>
          </table:table-cell>
          <table:table-cell office:value-type="float" office:value="937" calcext:value-type="float">
            <text:p>937</text:p>
          </table:table-cell>
          <table:table-cell office:value-type="float" office:value="3200" calcext:value-type="float">
            <text:p>3200</text:p>
          </table:table-cell>
          <table:table-cell office:value-type="float" office:value="34.6235818181818" calcext:value-type="float">
            <text:p>34.6235818181818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ifar10</text:p>
          </table:table-cell>
          <table:table-cell office:value-type="float" office:value="0.00682233221530914" calcext:value-type="float">
            <text:p>0.006822332215309</text:p>
          </table:table-cell>
          <table:table-cell office:value-type="string" calcext:value-type="string">
            <text:p>VGG13</text:p>
          </table:table-cell>
          <table:table-cell office:value-type="float" office:value="0.7239" calcext:value-type="float">
            <text:p>0.7239</text:p>
          </table:table-cell>
          <table:table-cell office:value-type="float" office:value="0.98" calcext:value-type="float">
            <text:p>0.98</text:p>
          </table:table-cell>
          <table:table-cell office:value-type="float" office:value="678" calcext:value-type="float">
            <text:p>678</text:p>
          </table:table-cell>
          <table:table-cell office:value-type="float" office:value="3200" calcext:value-type="float">
            <text:p>3200</text:p>
          </table:table-cell>
          <table:table-cell office:value-type="float" office:value="25.799" calcext:value-type="float">
            <text:p>25.799</text:p>
          </table:table-cell>
          <table:table-cell table:number-columns-repeated="9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ifar10</text:p>
          </table:table-cell>
          <table:table-cell office:value-type="float" office:value="0.00852152637243271" calcext:value-type="float">
            <text:p>0.008521526372433</text:p>
          </table:table-cell>
          <table:table-cell office:value-type="string" calcext:value-type="string">
            <text:p>VGG13</text:p>
          </table:table-cell>
          <table:table-cell office:value-type="float" office:value="0.6334" calcext:value-type="float">
            <text:p>0.6334</text:p>
          </table:table-cell>
          <table:table-cell office:value-type="float" office:value="0.97" calcext:value-type="float">
            <text:p>0.97</text:p>
          </table:table-cell>
          <table:table-cell office:value-type="float" office:value="541" calcext:value-type="float">
            <text:p>541</text:p>
          </table:table-cell>
          <table:table-cell office:value-type="float" office:value="3200" calcext:value-type="float">
            <text:p>3200</text:p>
          </table:table-cell>
          <table:table-cell office:value-type="float" office:value="20.8806636363636" calcext:value-type="float">
            <text:p>20.8806636363636</text:p>
          </table:table-cell>
          <table:table-cell table:number-columns-repeated="9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ifar10</text:p>
          </table:table-cell>
          <table:table-cell office:value-type="float" office:value="0.0158464792609215" calcext:value-type="float">
            <text:p>0.015846479260922</text:p>
          </table:table-cell>
          <table:table-cell office:value-type="string" calcext:value-type="string">
            <text:p>VGG13</text:p>
          </table:table-cell>
          <table:table-cell office:value-type="float" office:value="0.2858" calcext:value-type="float">
            <text:p>0.2858</text:p>
          </table:table-cell>
          <table:table-cell office:value-type="float" office:value="0.96" calcext:value-type="float">
            <text:p>0.96</text:p>
          </table:table-cell>
          <table:table-cell office:value-type="float" office:value="455" calcext:value-type="float">
            <text:p>455</text:p>
          </table:table-cell>
          <table:table-cell office:value-type="float" office:value="3200" calcext:value-type="float">
            <text:p>3200</text:p>
          </table:table-cell>
          <table:table-cell office:value-type="float" office:value="17.7201727272727" calcext:value-type="float">
            <text:p>17.7201727272727</text:p>
          </table:table-cell>
          <table:table-cell table:number-columns-repeated="9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ifar10</text:p>
          </table:table-cell>
          <table:table-cell office:value-type="float" office:value="0.0226970331668854" calcext:value-type="float">
            <text:p>0.022697033166885</text:p>
          </table:table-cell>
          <table:table-cell office:value-type="string" calcext:value-type="string">
            <text:p>VGG13</text:p>
          </table:table-cell>
          <table:table-cell office:value-type="float" office:value="0.1166" calcext:value-type="float">
            <text:p>0.1166</text:p>
          </table:table-cell>
          <table:table-cell office:value-type="float" office:value="0.95" calcext:value-type="float">
            <text:p>0.95</text:p>
          </table:table-cell>
          <table:table-cell office:value-type="float" office:value="391" calcext:value-type="float">
            <text:p>391</text:p>
          </table:table-cell>
          <table:table-cell office:value-type="float" office:value="3200" calcext:value-type="float">
            <text:p>3200</text:p>
          </table:table-cell>
          <table:table-cell office:value-type="float" office:value="15.3231545454545" calcext:value-type="float">
            <text:p>15.3231545454545</text:p>
          </table:table-cell>
          <table:table-cell table:number-columns-repeated="9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ifar10</text:p>
          </table:table-cell>
          <table:table-cell office:value-type="float" office:value="0.0252745456695557" calcext:value-type="float">
            <text:p>0.025274545669556</text:p>
          </table:table-cell>
          <table:table-cell office:value-type="string" calcext:value-type="string">
            <text:p>VGG13</text:p>
          </table:table-cell>
          <table:table-cell office:value-type="float" office:value="0.1076" calcext:value-type="float">
            <text:p>0.1076</text:p>
          </table:table-cell>
          <table:table-cell office:value-type="float" office:value="0.94" calcext:value-type="float">
            <text:p>0.94</text:p>
          </table:table-cell>
          <table:table-cell office:value-type="float" office:value="346" calcext:value-type="float">
            <text:p>346</text:p>
          </table:table-cell>
          <table:table-cell office:value-type="float" office:value="3200" calcext:value-type="float">
            <text:p>3200</text:p>
          </table:table-cell>
          <table:table-cell office:value-type="float" office:value="13.7429090909091" calcext:value-type="float">
            <text:p>13.7429090909091</text:p>
          </table:table-cell>
          <table:table-cell table:number-columns-repeated="9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ifar10</text:p>
          </table:table-cell>
          <table:table-cell office:value-type="float" office:value="0.0265525053024292" calcext:value-type="float">
            <text:p>0.026552505302429</text:p>
          </table:table-cell>
          <table:table-cell office:value-type="string" calcext:value-type="string">
            <text:p>VGG13</text:p>
          </table:table-cell>
          <table:table-cell office:value-type="float" office:value="0.104" calcext:value-type="float">
            <text:p>0.104</text:p>
          </table:table-cell>
          <table:table-cell office:value-type="float" office:value="0.93" calcext:value-type="float">
            <text:p>0.93</text:p>
          </table:table-cell>
          <table:table-cell office:value-type="float" office:value="310" calcext:value-type="float">
            <text:p>310</text:p>
          </table:table-cell>
          <table:table-cell office:value-type="float" office:value="3200" calcext:value-type="float">
            <text:p>3200</text:p>
          </table:table-cell>
          <table:table-cell office:value-type="float" office:value="12.4289727272727" calcext:value-type="float">
            <text:p>12.4289727272727</text:p>
          </table:table-cell>
          <table:table-cell table:number-columns-repeated="9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ifar10</text:p>
          </table:table-cell>
          <table:table-cell office:value-type="float" office:value="0.0271838989973068" calcext:value-type="float">
            <text:p>0.027183898997307</text:p>
          </table:table-cell>
          <table:table-cell office:value-type="string" calcext:value-type="string">
            <text:p>VGG13</text:p>
          </table:table-cell>
          <table:table-cell office:value-type="float" office:value="0.1029" calcext:value-type="float">
            <text:p>0.1029</text:p>
          </table:table-cell>
          <table:table-cell office:value-type="float" office:value="0.92" calcext:value-type="float">
            <text:p>0.92</text:p>
          </table:table-cell>
          <table:table-cell office:value-type="float" office:value="280" calcext:value-type="float">
            <text:p>280</text:p>
          </table:table-cell>
          <table:table-cell office:value-type="float" office:value="3200" calcext:value-type="float">
            <text:p>3200</text:p>
          </table:table-cell>
          <table:table-cell office:value-type="float" office:value="11.3103727272727" calcext:value-type="float">
            <text:p>11.3103727272727</text:p>
          </table:table-cell>
          <table:table-cell table:number-columns-repeated="9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ifar10</text:p>
          </table:table-cell>
          <table:table-cell office:value-type="float" office:value="0.0267072588443756" calcext:value-type="float">
            <text:p>0.026707258844376</text:p>
          </table:table-cell>
          <table:table-cell office:value-type="string" calcext:value-type="string">
            <text:p>VGG13</text:p>
          </table:table-cell>
          <table:table-cell office:value-type="float" office:value="0.1033" calcext:value-type="float">
            <text:p>0.1033</text:p>
          </table:table-cell>
          <table:table-cell office:value-type="float" office:value="0.91" calcext:value-type="float">
            <text:p>0.91</text:p>
          </table:table-cell>
          <table:table-cell office:value-type="float" office:value="254" calcext:value-type="float">
            <text:p>254</text:p>
          </table:table-cell>
          <table:table-cell office:value-type="float" office:value="3200" calcext:value-type="float">
            <text:p>3200</text:p>
          </table:table-cell>
          <table:table-cell office:value-type="float" office:value="10.2272636363636" calcext:value-type="float">
            <text:p>10.2272636363636</text:p>
          </table:table-cell>
          <table:table-cell table:number-columns-repeated="9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ifar10</text:p>
          </table:table-cell>
          <table:table-cell office:value-type="float" office:value="0.0265058422327042" calcext:value-type="float">
            <text:p>0.026505842232704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4545454545" calcext:value-type="float">
            <text:p>9.32174545454545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ifar10</text:p>
          </table:table-cell>
          <table:table-cell office:value-type="float" office:value="0.0265058422327042" calcext:value-type="float">
            <text:p>0.026505842232704</text:p>
          </table:table-cell>
          <table:table-cell office:value-type="string" calcext:value-type="string">
            <text:p>VGG13</text:p>
          </table:table-cell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231" calcext:value-type="float">
            <text:p>231</text:p>
          </table:table-cell>
          <table:table-cell office:value-type="float" office:value="3200" calcext:value-type="float">
            <text:p>3200</text:p>
          </table:table-cell>
          <table:table-cell office:value-type="float" office:value="9.32174545454545" calcext:value-type="float">
            <text:p>9.3217454545454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4" loext:min-decimal-places="4" number:min-integer-digits="1"/>
    </number:number-style>
    <number:number-style style:name="N112" number:title="User-defined">
      <number:number number:decimal-places="7" loext:min-decimal-places="7" number:min-integer-digits="1"/>
    </number:number-style>
    <number:number-style style:name="N113" number:title="User-defined">
      <number:number number:decimal-places="6" loext:min-decimal-places="6" number:min-integer-digits="1"/>
    </number:number-style>
    <number:number-style style:name="N114" number:title="User-defined">
      <number:number number:decimal-places="5" loext:min-decimal-places="5" number:min-integer-digits="1"/>
    </number:number-style>
    <number:number-style style:name="N115">
      <number:number number:decimal-places="8" loext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 style:data-style-name="N2" text:time-value="21:20:30.876717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3.2.0$Linux_X86_64 LibreOffice_project/30$Build-2</meta:generator>
    <dc:date>2020-02-03T01:02:35.821000648</dc:date>
    <meta:editing-duration>PT2H51M19S</meta:editing-duration>
    <meta:editing-cycles>10</meta:editing-cycles>
    <meta:document-statistic meta:table-count="1" meta:cell-count="6096" meta:object-count="0"/>
  </office:meta>
</office:document-meta>
</file>